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GH012943-00.00.00.000-00.00.14.058.MP4</text:p>
          </table:table-cell>
          <table:table-cell office:value-type="string" calcext:value-type="string">
            <text:p>2016-01-01T02:50:21.000000Z</text:p>
          </table:table-cell>
          <table:table-cell table:formula="of:=RIGHT(LEFT([.B1];10);2)*1" office:value-type="float" office:value="1" calcext:value-type="float">
            <text:p>1</text:p>
          </table:table-cell>
          <table:table-cell table:formula="of:=[.C1]" office:value-type="float" office:value="1" calcext:value-type="float">
            <text:p>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];[.A1];[.F1];[.D1];[.G1];[.A1];[.H1])" office:value-type="string" office:string-value="ffmpeg -stats -loglevel error -i GH012943-00.00.00.000-00.00.14.058.MP4 -vf drawtext=&quot;text='Day 1': fontcolor=white: fontsize=20: box=1: boxcolor=Black@0.5:boxborderw=5: x=w*0.95-text_w:y=h*0.05:enable='between(t,0,200)'&quot; -c:a copy GH012943-00.00.00.000-00.00.14.058.MP4new.mp4" calcext:value-type="string">
            <text:p>ffmpeg -stats -loglevel error -i GH012943-00.00.00.000-00.00.14.058.MP4 -vf drawtext="text='Day 1': fontcolor=white: fontsize=20: box=1: boxcolor=Black@0.5:boxborderw=5: x=w*0.95-text_w:y=h*0.05:enable='between(t,0,200)'" -c:a copy GH012943-00.00.00.000-00.00.14.058.MP4new.mp4</text:p>
          </table:table-cell>
        </table:table-row>
        <table:table-row table:style-name="ro1">
          <table:table-cell office:value-type="string" calcext:value-type="string">
            <text:p>GH012945-00.00.00.000-00.00.10.885.MP4</text:p>
          </table:table-cell>
          <table:table-cell office:value-type="string" calcext:value-type="string">
            <text:p>2016-01-01T16:37:29.000000Z</text:p>
          </table:table-cell>
          <table:table-cell table:formula="of:=RIGHT(LEFT([.B2];10);2)*1" office:value-type="float" office:value="1" calcext:value-type="float">
            <text:p>1</text:p>
          </table:table-cell>
          <table:table-cell table:formula="of:=IF([.C2]&lt;[.D1];IF([.C2]=[.C1];[.D1];[.D1]+1);[.C2])" office:value-type="float" office:value="1" calcext:value-type="float">
            <text:p>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];[.A2];[.F2];[.D2];[.G2];[.A2];[.H2])" office:value-type="string" office:string-value="ffmpeg -stats -loglevel error -i GH012945-00.00.00.000-00.00.10.885.MP4 -vf drawtext=&quot;text='Day 1': fontcolor=white: fontsize=20: box=1: boxcolor=Black@0.5:boxborderw=5: x=w*0.95-text_w:y=h*0.05:enable='between(t,0,200)'&quot; -c:a copy GH012945-00.00.00.000-00.00.10.885.MP4new.mp4" calcext:value-type="string">
            <text:p>ffmpeg -stats -loglevel error -i GH012945-00.00.00.000-00.00.10.885.MP4 -vf drawtext="text='Day 1': fontcolor=white: fontsize=20: box=1: boxcolor=Black@0.5:boxborderw=5: x=w*0.95-text_w:y=h*0.05:enable='between(t,0,200)'" -c:a copy GH012945-00.00.00.000-00.00.10.885.MP4new.mp4</text:p>
          </table:table-cell>
        </table:table-row>
        <table:table-row table:style-name="ro1">
          <table:table-cell office:value-type="string" calcext:value-type="string">
            <text:p>GH012946-00.00.00.000-00.00.20.520.MP4</text:p>
          </table:table-cell>
          <table:table-cell office:value-type="string" calcext:value-type="string">
            <text:p>2016-01-01T21:09:16.000000Z</text:p>
          </table:table-cell>
          <table:table-cell table:formula="of:=RIGHT(LEFT([.B3];10);2)*1" office:value-type="float" office:value="1" calcext:value-type="float">
            <text:p>1</text:p>
          </table:table-cell>
          <table:table-cell table:formula="of:=IF([.C3]&lt;[.D2];IF([.C3]=[.C2];[.D2];[.D2]+1);[.C3])" office:value-type="float" office:value="1" calcext:value-type="float">
            <text:p>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];[.A3];[.F3];[.D3];[.G3];[.A3];[.H3])" office:value-type="string" office:string-value="ffmpeg -stats -loglevel error -i GH012946-00.00.00.000-00.00.20.520.MP4 -vf drawtext=&quot;text='Day 1': fontcolor=white: fontsize=20: box=1: boxcolor=Black@0.5:boxborderw=5: x=w*0.95-text_w:y=h*0.05:enable='between(t,0,200)'&quot; -c:a copy GH012946-00.00.00.000-00.00.20.520.MP4new.mp4" calcext:value-type="string">
            <text:p>ffmpeg -stats -loglevel error -i GH012946-00.00.00.000-00.00.20.520.MP4 -vf drawtext="text='Day 1': fontcolor=white: fontsize=20: box=1: boxcolor=Black@0.5:boxborderw=5: x=w*0.95-text_w:y=h*0.05:enable='between(t,0,200)'" -c:a copy GH012946-00.00.00.000-00.00.20.520.MP4new.mp4</text:p>
          </table:table-cell>
        </table:table-row>
        <table:table-row table:style-name="ro1">
          <table:table-cell office:value-type="string" calcext:value-type="string">
            <text:p>GH012947-00.00.00.000-00.00.06.677.MP4</text:p>
          </table:table-cell>
          <table:table-cell office:value-type="string" calcext:value-type="string">
            <text:p>2016-01-01T22:24:46.000000Z</text:p>
          </table:table-cell>
          <table:table-cell table:formula="of:=RIGHT(LEFT([.B4];10);2)*1" office:value-type="float" office:value="1" calcext:value-type="float">
            <text:p>1</text:p>
          </table:table-cell>
          <table:table-cell table:formula="of:=IF([.C4]&lt;[.D3];IF([.C4]=[.C3];[.D3];[.D3]+1);[.C4])" office:value-type="float" office:value="1" calcext:value-type="float">
            <text:p>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];[.A4];[.F4];[.D4];[.G4];[.A4];[.H4])" office:value-type="string" office:string-value="ffmpeg -stats -loglevel error -i GH012947-00.00.00.000-00.00.06.677.MP4 -vf drawtext=&quot;text='Day 1': fontcolor=white: fontsize=20: box=1: boxcolor=Black@0.5:boxborderw=5: x=w*0.95-text_w:y=h*0.05:enable='between(t,0,200)'&quot; -c:a copy GH012947-00.00.00.000-00.00.06.677.MP4new.mp4" calcext:value-type="string">
            <text:p>ffmpeg -stats -loglevel error -i GH012947-00.00.00.000-00.00.06.677.MP4 -vf drawtext="text='Day 1': fontcolor=white: fontsize=20: box=1: boxcolor=Black@0.5:boxborderw=5: x=w*0.95-text_w:y=h*0.05:enable='between(t,0,200)'" -c:a copy GH012947-00.00.00.000-00.00.06.677.MP4new.mp4</text:p>
          </table:table-cell>
        </table:table-row>
        <table:table-row table:style-name="ro1">
          <table:table-cell office:value-type="string" calcext:value-type="string">
            <text:p>GH012948-00.00.02.001-00.00.10.009.MP4</text:p>
          </table:table-cell>
          <table:table-cell office:value-type="string" calcext:value-type="string">
            <text:p>2016-01-02T00:32:22.000000Z</text:p>
          </table:table-cell>
          <table:table-cell table:formula="of:=RIGHT(LEFT([.B5];10);2)*1" office:value-type="float" office:value="2" calcext:value-type="float">
            <text:p>2</text:p>
          </table:table-cell>
          <table:table-cell table:formula="of:=IF([.C5]&lt;[.D4];IF([.C5]=[.C4];[.D4];[.D4]+1);[.C5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];[.A5];[.F5];[.D5];[.G5];[.A5];[.H5])" office:value-type="string" office:string-value="ffmpeg -stats -loglevel error -i GH012948-00.00.02.001-00.00.10.009.MP4 -vf drawtext=&quot;text='Day 2': fontcolor=white: fontsize=20: box=1: boxcolor=Black@0.5:boxborderw=5: x=w*0.95-text_w:y=h*0.05:enable='between(t,0,200)'&quot; -c:a copy GH012948-00.00.02.001-00.00.10.009.MP4new.mp4" calcext:value-type="string">
            <text:p>ffmpeg -stats -loglevel error -i GH012948-00.00.02.001-00.00.10.009.MP4 -vf drawtext="text='Day 2': fontcolor=white: fontsize=20: box=1: boxcolor=Black@0.5:boxborderw=5: x=w*0.95-text_w:y=h*0.05:enable='between(t,0,200)'" -c:a copy GH012948-00.00.02.001-00.00.10.009.MP4new.mp4</text:p>
          </table:table-cell>
        </table:table-row>
        <table:table-row table:style-name="ro1">
          <table:table-cell office:value-type="string" calcext:value-type="string">
            <text:p>GH012949-00.00.15.014-00.00.20.019.MP4</text:p>
          </table:table-cell>
          <table:table-cell office:value-type="string" calcext:value-type="string">
            <text:p>2016-01-02T00:34:52.000000Z</text:p>
          </table:table-cell>
          <table:table-cell table:formula="of:=RIGHT(LEFT([.B6];10);2)*1" office:value-type="float" office:value="2" calcext:value-type="float">
            <text:p>2</text:p>
          </table:table-cell>
          <table:table-cell table:formula="of:=IF([.C6]&lt;[.D5];IF([.C6]=[.C5];[.D5];[.D5]+1);[.C6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];[.A6];[.F6];[.D6];[.G6];[.A6];[.H6])" office:value-type="string" office:string-value="ffmpeg -stats -loglevel error -i GH012949-00.00.15.014-00.00.20.019.MP4 -vf drawtext=&quot;text='Day 2': fontcolor=white: fontsize=20: box=1: boxcolor=Black@0.5:boxborderw=5: x=w*0.95-text_w:y=h*0.05:enable='between(t,0,200)'&quot; -c:a copy GH012949-00.00.15.014-00.00.20.019.MP4new.mp4" calcext:value-type="string">
            <text:p>ffmpeg -stats -loglevel error -i GH012949-00.00.15.014-00.00.20.019.MP4 -vf drawtext="text='Day 2': fontcolor=white: fontsize=20: box=1: boxcolor=Black@0.5:boxborderw=5: x=w*0.95-text_w:y=h*0.05:enable='between(t,0,200)'" -c:a copy GH012949-00.00.15.014-00.00.20.019.MP4new.mp4</text:p>
          </table:table-cell>
        </table:table-row>
        <table:table-row table:style-name="ro1">
          <table:table-cell office:value-type="string" calcext:value-type="string">
            <text:p>GH012950-00.00.03.002-00.00.10.009-seg1.MP4</text:p>
          </table:table-cell>
          <table:table-cell office:value-type="string" calcext:value-type="string">
            <text:p>2016-01-02T00:44:23.000000Z</text:p>
          </table:table-cell>
          <table:table-cell table:formula="of:=RIGHT(LEFT([.B7];10);2)*1" office:value-type="float" office:value="2" calcext:value-type="float">
            <text:p>2</text:p>
          </table:table-cell>
          <table:table-cell table:formula="of:=IF([.C7]&lt;[.D6];IF([.C7]=[.C6];[.D6];[.D6]+1);[.C7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];[.A7];[.F7];[.D7];[.G7];[.A7];[.H7])" office:value-type="string" office:string-value="ffmpeg -stats -loglevel error -i GH012950-00.00.03.002-00.00.10.009-seg1.MP4 -vf drawtext=&quot;text='Day 2': fontcolor=white: fontsize=20: box=1: boxcolor=Black@0.5:boxborderw=5: x=w*0.95-text_w:y=h*0.05:enable='between(t,0,200)'&quot; -c:a copy GH012950-00.00.03.002-00.00.10.009-seg1.MP4new.mp4" calcext:value-type="string">
            <text:p>ffmpeg -stats -loglevel error -i GH012950-00.00.03.002-00.00.10.009-seg1.MP4 -vf drawtext="text='Day 2': fontcolor=white: fontsize=20: box=1: boxcolor=Black@0.5:boxborderw=5: x=w*0.95-text_w:y=h*0.05:enable='between(t,0,200)'" -c:a copy GH012950-00.00.03.002-00.00.10.009-seg1.MP4new.mp4</text:p>
          </table:table-cell>
        </table:table-row>
        <table:table-row table:style-name="ro1">
          <table:table-cell office:value-type="string" calcext:value-type="string">
            <text:p>GH012950-00.00.17.016-00.00.23.022-seg2.MP4</text:p>
          </table:table-cell>
          <table:table-cell office:value-type="string" calcext:value-type="string">
            <text:p>2016-01-02T00:44:23.000000Z</text:p>
          </table:table-cell>
          <table:table-cell table:formula="of:=RIGHT(LEFT([.B8];10);2)*1" office:value-type="float" office:value="2" calcext:value-type="float">
            <text:p>2</text:p>
          </table:table-cell>
          <table:table-cell table:formula="of:=IF([.C8]&lt;[.D7];IF([.C8]=[.C7];[.D7];[.D7]+1);[.C8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];[.A8];[.F8];[.D8];[.G8];[.A8];[.H8])" office:value-type="string" office:string-value="ffmpeg -stats -loglevel error -i GH012950-00.00.17.016-00.00.23.022-seg2.MP4 -vf drawtext=&quot;text='Day 2': fontcolor=white: fontsize=20: box=1: boxcolor=Black@0.5:boxborderw=5: x=w*0.95-text_w:y=h*0.05:enable='between(t,0,200)'&quot; -c:a copy GH012950-00.00.17.016-00.00.23.022-seg2.MP4new.mp4" calcext:value-type="string">
            <text:p>ffmpeg -stats -loglevel error -i GH012950-00.00.17.016-00.00.23.022-seg2.MP4 -vf drawtext="text='Day 2': fontcolor=white: fontsize=20: box=1: boxcolor=Black@0.5:boxborderw=5: x=w*0.95-text_w:y=h*0.05:enable='between(t,0,200)'" -c:a copy GH012950-00.00.17.016-00.00.23.022-seg2.MP4new.mp4</text:p>
          </table:table-cell>
        </table:table-row>
        <table:table-row table:style-name="ro1">
          <table:table-cell office:value-type="string" calcext:value-type="string">
            <text:p>GH012951-00.00.06.005-00.00.19.352.MP4</text:p>
          </table:table-cell>
          <table:table-cell office:value-type="string" calcext:value-type="string">
            <text:p>2016-01-02T01:12:37.000000Z</text:p>
          </table:table-cell>
          <table:table-cell table:formula="of:=RIGHT(LEFT([.B9];10);2)*1" office:value-type="float" office:value="2" calcext:value-type="float">
            <text:p>2</text:p>
          </table:table-cell>
          <table:table-cell table:formula="of:=IF([.C9]&lt;[.D8];IF([.C9]=[.C8];[.D8];[.D8]+1);[.C9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];[.A9];[.F9];[.D9];[.G9];[.A9];[.H9])" office:value-type="string" office:string-value="ffmpeg -stats -loglevel error -i GH012951-00.00.06.005-00.00.19.352.MP4 -vf drawtext=&quot;text='Day 2': fontcolor=white: fontsize=20: box=1: boxcolor=Black@0.5:boxborderw=5: x=w*0.95-text_w:y=h*0.05:enable='between(t,0,200)'&quot; -c:a copy GH012951-00.00.06.005-00.00.19.352.MP4new.mp4" calcext:value-type="string">
            <text:p>ffmpeg -stats -loglevel error -i GH012951-00.00.06.005-00.00.19.352.MP4 -vf drawtext="text='Day 2': fontcolor=white: fontsize=20: box=1: boxcolor=Black@0.5:boxborderw=5: x=w*0.95-text_w:y=h*0.05:enable='between(t,0,200)'" -c:a copy GH012951-00.00.06.005-00.00.19.352.MP4new.mp4</text:p>
          </table:table-cell>
        </table:table-row>
        <table:table-row table:style-name="ro1">
          <table:table-cell office:value-type="string" calcext:value-type="string">
            <text:p>GH012952-00.00.02.001-00.00.20.019.MP4</text:p>
          </table:table-cell>
          <table:table-cell office:value-type="string" calcext:value-type="string">
            <text:p>2016-01-02T16:40:24.000000Z</text:p>
          </table:table-cell>
          <table:table-cell table:formula="of:=RIGHT(LEFT([.B10];10);2)*1" office:value-type="float" office:value="2" calcext:value-type="float">
            <text:p>2</text:p>
          </table:table-cell>
          <table:table-cell table:formula="of:=IF([.C10]&lt;[.D9];IF([.C10]=[.C9];[.D9];[.D9]+1);[.C10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];[.A10];[.F10];[.D10];[.G10];[.A10];[.H10])" office:value-type="string" office:string-value="ffmpeg -stats -loglevel error -i GH012952-00.00.02.001-00.00.20.019.MP4 -vf drawtext=&quot;text='Day 2': fontcolor=white: fontsize=20: box=1: boxcolor=Black@0.5:boxborderw=5: x=w*0.95-text_w:y=h*0.05:enable='between(t,0,200)'&quot; -c:a copy GH012952-00.00.02.001-00.00.20.019.MP4new.mp4" calcext:value-type="string">
            <text:p>ffmpeg -stats -loglevel error -i GH012952-00.00.02.001-00.00.20.019.MP4 -vf drawtext="text='Day 2': fontcolor=white: fontsize=20: box=1: boxcolor=Black@0.5:boxborderw=5: x=w*0.95-text_w:y=h*0.05:enable='between(t,0,200)'" -c:a copy GH012952-00.00.02.001-00.00.20.019.MP4new.mp4</text:p>
          </table:table-cell>
        </table:table-row>
        <table:table-row table:style-name="ro1">
          <table:table-cell office:value-type="string" calcext:value-type="string">
            <text:p>GH012953-00.00.16.015-00.00.22.021.MP4</text:p>
          </table:table-cell>
          <table:table-cell office:value-type="string" calcext:value-type="string">
            <text:p>2016-01-02T18:51:08.000000Z</text:p>
          </table:table-cell>
          <table:table-cell table:formula="of:=RIGHT(LEFT([.B11];10);2)*1" office:value-type="float" office:value="2" calcext:value-type="float">
            <text:p>2</text:p>
          </table:table-cell>
          <table:table-cell table:formula="of:=IF([.C11]&lt;[.D10];IF([.C11]=[.C10];[.D10];[.D10]+1);[.C11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];[.A11];[.F11];[.D11];[.G11];[.A11];[.H11])" office:value-type="string" office:string-value="ffmpeg -stats -loglevel error -i GH012953-00.00.16.015-00.00.22.021.MP4 -vf drawtext=&quot;text='Day 2': fontcolor=white: fontsize=20: box=1: boxcolor=Black@0.5:boxborderw=5: x=w*0.95-text_w:y=h*0.05:enable='between(t,0,200)'&quot; -c:a copy GH012953-00.00.16.015-00.00.22.021.MP4new.mp4" calcext:value-type="string">
            <text:p>ffmpeg -stats -loglevel error -i GH012953-00.00.16.015-00.00.22.021.MP4 -vf drawtext="text='Day 2': fontcolor=white: fontsize=20: box=1: boxcolor=Black@0.5:boxborderw=5: x=w*0.95-text_w:y=h*0.05:enable='between(t,0,200)'" -c:a copy GH012953-00.00.16.015-00.00.22.021.MP4new.mp4</text:p>
          </table:table-cell>
        </table:table-row>
        <table:table-row table:style-name="ro1">
          <table:table-cell office:value-type="string" calcext:value-type="string">
            <text:p>GH012954-00.00.05.004-00.00.09.008.MP4</text:p>
          </table:table-cell>
          <table:table-cell office:value-type="string" calcext:value-type="string">
            <text:p>2016-01-02T19:21:14.000000Z</text:p>
          </table:table-cell>
          <table:table-cell table:formula="of:=RIGHT(LEFT([.B12];10);2)*1" office:value-type="float" office:value="2" calcext:value-type="float">
            <text:p>2</text:p>
          </table:table-cell>
          <table:table-cell table:formula="of:=IF([.C12]&lt;[.D11];IF([.C12]=[.C11];[.D11];[.D11]+1);[.C12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];[.A12];[.F12];[.D12];[.G12];[.A12];[.H12])" office:value-type="string" office:string-value="ffmpeg -stats -loglevel error -i GH012954-00.00.05.004-00.00.09.008.MP4 -vf drawtext=&quot;text='Day 2': fontcolor=white: fontsize=20: box=1: boxcolor=Black@0.5:boxborderw=5: x=w*0.95-text_w:y=h*0.05:enable='between(t,0,200)'&quot; -c:a copy GH012954-00.00.05.004-00.00.09.008.MP4new.mp4" calcext:value-type="string">
            <text:p>ffmpeg -stats -loglevel error -i GH012954-00.00.05.004-00.00.09.008.MP4 -vf drawtext="text='Day 2': fontcolor=white: fontsize=20: box=1: boxcolor=Black@0.5:boxborderw=5: x=w*0.95-text_w:y=h*0.05:enable='between(t,0,200)'" -c:a copy GH012954-00.00.05.004-00.00.09.008.MP4new.mp4</text:p>
          </table:table-cell>
        </table:table-row>
        <table:table-row table:style-name="ro1">
          <table:table-cell office:value-type="string" calcext:value-type="string">
            <text:p>GH012955-00.00.02.001-00.00.05.004.MP4</text:p>
          </table:table-cell>
          <table:table-cell office:value-type="string" calcext:value-type="string">
            <text:p>2016-01-02T20:07:28.000000Z</text:p>
          </table:table-cell>
          <table:table-cell table:formula="of:=RIGHT(LEFT([.B13];10);2)*1" office:value-type="float" office:value="2" calcext:value-type="float">
            <text:p>2</text:p>
          </table:table-cell>
          <table:table-cell table:formula="of:=IF([.C13]&lt;[.D12];IF([.C13]=[.C12];[.D12];[.D12]+1);[.C13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];[.A13];[.F13];[.D13];[.G13];[.A13];[.H13])" office:value-type="string" office:string-value="ffmpeg -stats -loglevel error -i GH012955-00.00.02.001-00.00.05.004.MP4 -vf drawtext=&quot;text='Day 2': fontcolor=white: fontsize=20: box=1: boxcolor=Black@0.5:boxborderw=5: x=w*0.95-text_w:y=h*0.05:enable='between(t,0,200)'&quot; -c:a copy GH012955-00.00.02.001-00.00.05.004.MP4new.mp4" calcext:value-type="string">
            <text:p>ffmpeg -stats -loglevel error -i GH012955-00.00.02.001-00.00.05.004.MP4 -vf drawtext="text='Day 2': fontcolor=white: fontsize=20: box=1: boxcolor=Black@0.5:boxborderw=5: x=w*0.95-text_w:y=h*0.05:enable='between(t,0,200)'" -c:a copy GH012955-00.00.02.001-00.00.05.004.MP4new.mp4</text:p>
          </table:table-cell>
        </table:table-row>
        <table:table-row table:style-name="ro1">
          <table:table-cell office:value-type="string" calcext:value-type="string">
            <text:p>GH012956-00.00.01.000-00.00.11.010.MP4</text:p>
          </table:table-cell>
          <table:table-cell office:value-type="string" calcext:value-type="string">
            <text:p>2016-01-02T23:22:41.000000Z</text:p>
          </table:table-cell>
          <table:table-cell table:formula="of:=RIGHT(LEFT([.B14];10);2)*1" office:value-type="float" office:value="2" calcext:value-type="float">
            <text:p>2</text:p>
          </table:table-cell>
          <table:table-cell table:formula="of:=IF([.C14]&lt;[.D13];IF([.C14]=[.C13];[.D13];[.D13]+1);[.C14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];[.A14];[.F14];[.D14];[.G14];[.A14];[.H14])" office:value-type="string" office:string-value="ffmpeg -stats -loglevel error -i GH012956-00.00.01.000-00.00.11.010.MP4 -vf drawtext=&quot;text='Day 2': fontcolor=white: fontsize=20: box=1: boxcolor=Black@0.5:boxborderw=5: x=w*0.95-text_w:y=h*0.05:enable='between(t,0,200)'&quot; -c:a copy GH012956-00.00.01.000-00.00.11.010.MP4new.mp4" calcext:value-type="string">
            <text:p>ffmpeg -stats -loglevel error -i GH012956-00.00.01.000-00.00.11.010.MP4 -vf drawtext="text='Day 2': fontcolor=white: fontsize=20: box=1: boxcolor=Black@0.5:boxborderw=5: x=w*0.95-text_w:y=h*0.05:enable='between(t,0,200)'" -c:a copy GH012956-00.00.01.000-00.00.11.010.MP4new.mp4</text:p>
          </table:table-cell>
        </table:table-row>
        <table:table-row table:style-name="ro1">
          <table:table-cell office:value-type="string" calcext:value-type="string">
            <text:p>GH012957-00.00.02.001-00.00.06.005.MP4</text:p>
          </table:table-cell>
          <table:table-cell office:value-type="string" calcext:value-type="string">
            <text:p>2016-01-02T23:28:52.000000Z</text:p>
          </table:table-cell>
          <table:table-cell table:formula="of:=RIGHT(LEFT([.B15];10);2)*1" office:value-type="float" office:value="2" calcext:value-type="float">
            <text:p>2</text:p>
          </table:table-cell>
          <table:table-cell table:formula="of:=IF([.C15]&lt;[.D14];IF([.C15]=[.C14];[.D14];[.D14]+1);[.C15])" office:value-type="float" office:value="2" calcext:value-type="float">
            <text:p>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];[.A15];[.F15];[.D15];[.G15];[.A15];[.H15])" office:value-type="string" office:string-value="ffmpeg -stats -loglevel error -i GH012957-00.00.02.001-00.00.06.005.MP4 -vf drawtext=&quot;text='Day 2': fontcolor=white: fontsize=20: box=1: boxcolor=Black@0.5:boxborderw=5: x=w*0.95-text_w:y=h*0.05:enable='between(t,0,200)'&quot; -c:a copy GH012957-00.00.02.001-00.00.06.005.MP4new.mp4" calcext:value-type="string">
            <text:p>ffmpeg -stats -loglevel error -i GH012957-00.00.02.001-00.00.06.005.MP4 -vf drawtext="text='Day 2': fontcolor=white: fontsize=20: box=1: boxcolor=Black@0.5:boxborderw=5: x=w*0.95-text_w:y=h*0.05:enable='between(t,0,200)'" -c:a copy GH012957-00.00.02.001-00.00.06.005.MP4new.mp4</text:p>
          </table:table-cell>
        </table:table-row>
        <table:table-row table:style-name="ro1">
          <table:table-cell office:value-type="string" calcext:value-type="string">
            <text:p>GH012958-00.00.00.000-00.00.03.002.MP4</text:p>
          </table:table-cell>
          <table:table-cell office:value-type="string" calcext:value-type="string">
            <text:p>2016-01-03T00:10:42.000000Z</text:p>
          </table:table-cell>
          <table:table-cell table:formula="of:=RIGHT(LEFT([.B16];10);2)*1" office:value-type="float" office:value="3" calcext:value-type="float">
            <text:p>3</text:p>
          </table:table-cell>
          <table:table-cell table:formula="of:=IF([.C16]&lt;[.D15];IF([.C16]=[.C15];[.D15];[.D15]+1);[.C16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];[.A16];[.F16];[.D16];[.G16];[.A16];[.H16])" office:value-type="string" office:string-value="ffmpeg -stats -loglevel error -i GH012958-00.00.00.000-00.00.03.002.MP4 -vf drawtext=&quot;text='Day 3': fontcolor=white: fontsize=20: box=1: boxcolor=Black@0.5:boxborderw=5: x=w*0.95-text_w:y=h*0.05:enable='between(t,0,200)'&quot; -c:a copy GH012958-00.00.00.000-00.00.03.002.MP4new.mp4" calcext:value-type="string">
            <text:p>ffmpeg -stats -loglevel error -i GH012958-00.00.00.000-00.00.03.002.MP4 -vf drawtext="text='Day 3': fontcolor=white: fontsize=20: box=1: boxcolor=Black@0.5:boxborderw=5: x=w*0.95-text_w:y=h*0.05:enable='between(t,0,200)'" -c:a copy GH012958-00.00.00.000-00.00.03.002.MP4new.mp4</text:p>
          </table:table-cell>
        </table:table-row>
        <table:table-row table:style-name="ro1">
          <table:table-cell office:value-type="string" calcext:value-type="string">
            <text:p>GH012959-00.00.00.000-00.00.02.986.MP4</text:p>
          </table:table-cell>
          <table:table-cell office:value-type="string" calcext:value-type="string">
            <text:p>2016-01-03T00:22:16.000000Z</text:p>
          </table:table-cell>
          <table:table-cell table:formula="of:=RIGHT(LEFT([.B17];10);2)*1" office:value-type="float" office:value="3" calcext:value-type="float">
            <text:p>3</text:p>
          </table:table-cell>
          <table:table-cell table:formula="of:=IF([.C17]&lt;[.D16];IF([.C17]=[.C16];[.D16];[.D16]+1);[.C17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];[.A17];[.F17];[.D17];[.G17];[.A17];[.H17])" office:value-type="string" office:string-value="ffmpeg -stats -loglevel error -i GH012959-00.00.00.000-00.00.02.986.MP4 -vf drawtext=&quot;text='Day 3': fontcolor=white: fontsize=20: box=1: boxcolor=Black@0.5:boxborderw=5: x=w*0.95-text_w:y=h*0.05:enable='between(t,0,200)'&quot; -c:a copy GH012959-00.00.00.000-00.00.02.986.MP4new.mp4" calcext:value-type="string">
            <text:p>ffmpeg -stats -loglevel error -i GH012959-00.00.00.000-00.00.02.986.MP4 -vf drawtext="text='Day 3': fontcolor=white: fontsize=20: box=1: boxcolor=Black@0.5:boxborderw=5: x=w*0.95-text_w:y=h*0.05:enable='between(t,0,200)'" -c:a copy GH012959-00.00.00.000-00.00.02.986.MP4new.mp4</text:p>
          </table:table-cell>
        </table:table-row>
        <table:table-row table:style-name="ro1">
          <table:table-cell office:value-type="string" calcext:value-type="string">
            <text:p>GH012960-00.00.04.003-00.00.08.007.MP4</text:p>
          </table:table-cell>
          <table:table-cell office:value-type="string" calcext:value-type="string">
            <text:p>2016-01-03T00:30:47.000000Z</text:p>
          </table:table-cell>
          <table:table-cell table:formula="of:=RIGHT(LEFT([.B18];10);2)*1" office:value-type="float" office:value="3" calcext:value-type="float">
            <text:p>3</text:p>
          </table:table-cell>
          <table:table-cell table:formula="of:=IF([.C18]&lt;[.D17];IF([.C18]=[.C17];[.D17];[.D17]+1);[.C18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];[.A18];[.F18];[.D18];[.G18];[.A18];[.H18])" office:value-type="string" office:string-value="ffmpeg -stats -loglevel error -i GH012960-00.00.04.003-00.00.08.007.MP4 -vf drawtext=&quot;text='Day 3': fontcolor=white: fontsize=20: box=1: boxcolor=Black@0.5:boxborderw=5: x=w*0.95-text_w:y=h*0.05:enable='between(t,0,200)'&quot; -c:a copy GH012960-00.00.04.003-00.00.08.007.MP4new.mp4" calcext:value-type="string">
            <text:p>ffmpeg -stats -loglevel error -i GH012960-00.00.04.003-00.00.08.007.MP4 -vf drawtext="text='Day 3': fontcolor=white: fontsize=20: box=1: boxcolor=Black@0.5:boxborderw=5: x=w*0.95-text_w:y=h*0.05:enable='between(t,0,200)'" -c:a copy GH012960-00.00.04.003-00.00.08.007.MP4new.mp4</text:p>
          </table:table-cell>
        </table:table-row>
        <table:table-row table:style-name="ro1">
          <table:table-cell office:value-type="string" calcext:value-type="string">
            <text:p>GH012961-00.00.04.003-00.00.07.006-seg1.MP4</text:p>
          </table:table-cell>
          <table:table-cell office:value-type="string" calcext:value-type="string">
            <text:p>2016-01-03T00:46:40.000000Z</text:p>
          </table:table-cell>
          <table:table-cell table:formula="of:=RIGHT(LEFT([.B19];10);2)*1" office:value-type="float" office:value="3" calcext:value-type="float">
            <text:p>3</text:p>
          </table:table-cell>
          <table:table-cell table:formula="of:=IF([.C19]&lt;[.D18];IF([.C19]=[.C18];[.D18];[.D18]+1);[.C19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];[.A19];[.F19];[.D19];[.G19];[.A19];[.H19])" office:value-type="string" office:string-value="ffmpeg -stats -loglevel error -i GH012961-00.00.04.003-00.00.07.006-seg1.MP4 -vf drawtext=&quot;text='Day 3': fontcolor=white: fontsize=20: box=1: boxcolor=Black@0.5:boxborderw=5: x=w*0.95-text_w:y=h*0.05:enable='between(t,0,200)'&quot; -c:a copy GH012961-00.00.04.003-00.00.07.006-seg1.MP4new.mp4" calcext:value-type="string">
            <text:p>ffmpeg -stats -loglevel error -i GH012961-00.00.04.003-00.00.07.006-seg1.MP4 -vf drawtext="text='Day 3': fontcolor=white: fontsize=20: box=1: boxcolor=Black@0.5:boxborderw=5: x=w*0.95-text_w:y=h*0.05:enable='between(t,0,200)'" -c:a copy GH012961-00.00.04.003-00.00.07.006-seg1.MP4new.mp4</text:p>
          </table:table-cell>
        </table:table-row>
        <table:table-row table:style-name="ro1">
          <table:table-cell office:value-type="string" calcext:value-type="string">
            <text:p>GH012961-00.00.10.009-00.00.16.015-seg2.MP4</text:p>
          </table:table-cell>
          <table:table-cell office:value-type="string" calcext:value-type="string">
            <text:p>2016-01-03T00:46:40.000000Z</text:p>
          </table:table-cell>
          <table:table-cell table:formula="of:=RIGHT(LEFT([.B20];10);2)*1" office:value-type="float" office:value="3" calcext:value-type="float">
            <text:p>3</text:p>
          </table:table-cell>
          <table:table-cell table:formula="of:=IF([.C20]&lt;[.D19];IF([.C20]=[.C19];[.D19];[.D19]+1);[.C20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];[.A20];[.F20];[.D20];[.G20];[.A20];[.H20])" office:value-type="string" office:string-value="ffmpeg -stats -loglevel error -i GH012961-00.00.10.009-00.00.16.015-seg2.MP4 -vf drawtext=&quot;text='Day 3': fontcolor=white: fontsize=20: box=1: boxcolor=Black@0.5:boxborderw=5: x=w*0.95-text_w:y=h*0.05:enable='between(t,0,200)'&quot; -c:a copy GH012961-00.00.10.009-00.00.16.015-seg2.MP4new.mp4" calcext:value-type="string">
            <text:p>ffmpeg -stats -loglevel error -i GH012961-00.00.10.009-00.00.16.015-seg2.MP4 -vf drawtext="text='Day 3': fontcolor=white: fontsize=20: box=1: boxcolor=Black@0.5:boxborderw=5: x=w*0.95-text_w:y=h*0.05:enable='between(t,0,200)'" -c:a copy GH012961-00.00.10.009-00.00.16.015-seg2.MP4new.mp4</text:p>
          </table:table-cell>
        </table:table-row>
        <table:table-row table:style-name="ro1">
          <table:table-cell office:value-type="string" calcext:value-type="string">
            <text:p>GH012964-00.00.07.006-00.00.23.871.MP4</text:p>
          </table:table-cell>
          <table:table-cell office:value-type="string" calcext:value-type="string">
            <text:p>2016-01-03T01:13:52.000000Z</text:p>
          </table:table-cell>
          <table:table-cell table:formula="of:=RIGHT(LEFT([.B21];10);2)*1" office:value-type="float" office:value="3" calcext:value-type="float">
            <text:p>3</text:p>
          </table:table-cell>
          <table:table-cell table:formula="of:=IF([.C21]&lt;[.D20];IF([.C21]=[.C20];[.D20];[.D20]+1);[.C21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];[.A21];[.F21];[.D21];[.G21];[.A21];[.H21])" office:value-type="string" office:string-value="ffmpeg -stats -loglevel error -i GH012964-00.00.07.006-00.00.23.871.MP4 -vf drawtext=&quot;text='Day 3': fontcolor=white: fontsize=20: box=1: boxcolor=Black@0.5:boxborderw=5: x=w*0.95-text_w:y=h*0.05:enable='between(t,0,200)'&quot; -c:a copy GH012964-00.00.07.006-00.00.23.871.MP4new.mp4" calcext:value-type="string">
            <text:p>ffmpeg -stats -loglevel error -i GH012964-00.00.07.006-00.00.23.871.MP4 -vf drawtext="text='Day 3': fontcolor=white: fontsize=20: box=1: boxcolor=Black@0.5:boxborderw=5: x=w*0.95-text_w:y=h*0.05:enable='between(t,0,200)'" -c:a copy GH012964-00.00.07.006-00.00.23.871.MP4new.mp4</text:p>
          </table:table-cell>
        </table:table-row>
        <table:table-row table:style-name="ro1">
          <table:table-cell office:value-type="string" calcext:value-type="string">
            <text:p>GH012965-00.00.11.010-00.00.17.016.MP4</text:p>
          </table:table-cell>
          <table:table-cell office:value-type="string" calcext:value-type="string">
            <text:p>2016-01-03T01:45:49.000000Z</text:p>
          </table:table-cell>
          <table:table-cell table:formula="of:=RIGHT(LEFT([.B22];10);2)*1" office:value-type="float" office:value="3" calcext:value-type="float">
            <text:p>3</text:p>
          </table:table-cell>
          <table:table-cell table:formula="of:=IF([.C22]&lt;[.D21];IF([.C22]=[.C21];[.D21];[.D21]+1);[.C22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];[.A22];[.F22];[.D22];[.G22];[.A22];[.H22])" office:value-type="string" office:string-value="ffmpeg -stats -loglevel error -i GH012965-00.00.11.010-00.00.17.016.MP4 -vf drawtext=&quot;text='Day 3': fontcolor=white: fontsize=20: box=1: boxcolor=Black@0.5:boxborderw=5: x=w*0.95-text_w:y=h*0.05:enable='between(t,0,200)'&quot; -c:a copy GH012965-00.00.11.010-00.00.17.016.MP4new.mp4" calcext:value-type="string">
            <text:p>ffmpeg -stats -loglevel error -i GH012965-00.00.11.010-00.00.17.016.MP4 -vf drawtext="text='Day 3': fontcolor=white: fontsize=20: box=1: boxcolor=Black@0.5:boxborderw=5: x=w*0.95-text_w:y=h*0.05:enable='between(t,0,200)'" -c:a copy GH012965-00.00.11.010-00.00.17.016.MP4new.mp4</text:p>
          </table:table-cell>
        </table:table-row>
        <table:table-row table:style-name="ro1">
          <table:table-cell office:value-type="string" calcext:value-type="string">
            <text:p>GH012966-00.00.03.002-00.00.10.343.MP4</text:p>
          </table:table-cell>
          <table:table-cell office:value-type="string" calcext:value-type="string">
            <text:p>2016-01-03T02:03:05.000000Z</text:p>
          </table:table-cell>
          <table:table-cell table:formula="of:=RIGHT(LEFT([.B23];10);2)*1" office:value-type="float" office:value="3" calcext:value-type="float">
            <text:p>3</text:p>
          </table:table-cell>
          <table:table-cell table:formula="of:=IF([.C23]&lt;[.D22];IF([.C23]=[.C22];[.D22];[.D22]+1);[.C23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];[.A23];[.F23];[.D23];[.G23];[.A23];[.H23])" office:value-type="string" office:string-value="ffmpeg -stats -loglevel error -i GH012966-00.00.03.002-00.00.10.343.MP4 -vf drawtext=&quot;text='Day 3': fontcolor=white: fontsize=20: box=1: boxcolor=Black@0.5:boxborderw=5: x=w*0.95-text_w:y=h*0.05:enable='between(t,0,200)'&quot; -c:a copy GH012966-00.00.03.002-00.00.10.343.MP4new.mp4" calcext:value-type="string">
            <text:p>ffmpeg -stats -loglevel error -i GH012966-00.00.03.002-00.00.10.343.MP4 -vf drawtext="text='Day 3': fontcolor=white: fontsize=20: box=1: boxcolor=Black@0.5:boxborderw=5: x=w*0.95-text_w:y=h*0.05:enable='between(t,0,200)'" -c:a copy GH012966-00.00.03.002-00.00.10.343.MP4new.mp4</text:p>
          </table:table-cell>
        </table:table-row>
        <table:table-row table:style-name="ro1">
          <table:table-cell office:value-type="string" calcext:value-type="string">
            <text:p>GH012967-00.00.00.000-00.00.03.002-seg1.MP4</text:p>
          </table:table-cell>
          <table:table-cell office:value-type="string" calcext:value-type="string">
            <text:p>2016-01-03T15:57:33.000000Z</text:p>
          </table:table-cell>
          <table:table-cell table:formula="of:=RIGHT(LEFT([.B24];10);2)*1" office:value-type="float" office:value="3" calcext:value-type="float">
            <text:p>3</text:p>
          </table:table-cell>
          <table:table-cell table:formula="of:=IF([.C24]&lt;[.D23];IF([.C24]=[.C23];[.D23];[.D23]+1);[.C24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];[.A24];[.F24];[.D24];[.G24];[.A24];[.H24])" office:value-type="string" office:string-value="ffmpeg -stats -loglevel error -i GH012967-00.00.00.000-00.00.03.002-seg1.MP4 -vf drawtext=&quot;text='Day 3': fontcolor=white: fontsize=20: box=1: boxcolor=Black@0.5:boxborderw=5: x=w*0.95-text_w:y=h*0.05:enable='between(t,0,200)'&quot; -c:a copy GH012967-00.00.00.000-00.00.03.002-seg1.MP4new.mp4" calcext:value-type="string">
            <text:p>ffmpeg -stats -loglevel error -i GH012967-00.00.00.000-00.00.03.002-seg1.MP4 -vf drawtext="text='Day 3': fontcolor=white: fontsize=20: box=1: boxcolor=Black@0.5:boxborderw=5: x=w*0.95-text_w:y=h*0.05:enable='between(t,0,200)'" -c:a copy GH012967-00.00.00.000-00.00.03.002-seg1.MP4new.mp4</text:p>
          </table:table-cell>
        </table:table-row>
        <table:table-row table:style-name="ro1">
          <table:table-cell office:value-type="string" calcext:value-type="string">
            <text:p>GH012967-00.00.03.002-00.00.10.009-seg2_f6.MP4</text:p>
          </table:table-cell>
          <table:table-cell office:value-type="string" calcext:value-type="string">
            <text:p>2016-01-03T15:57:33.000000Z</text:p>
          </table:table-cell>
          <table:table-cell table:formula="of:=RIGHT(LEFT([.B25];10);2)*1" office:value-type="float" office:value="3" calcext:value-type="float">
            <text:p>3</text:p>
          </table:table-cell>
          <table:table-cell table:formula="of:=IF([.C25]&lt;[.D24];IF([.C25]=[.C24];[.D24];[.D24]+1);[.C25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];[.A25];[.F25];[.D25];[.G25];[.A25];[.H25])" office:value-type="string" office:string-value="ffmpeg -stats -loglevel error -i GH012967-00.00.03.002-00.00.10.009-seg2_f6.MP4 -vf drawtext=&quot;text='Day 3': fontcolor=white: fontsize=20: box=1: boxcolor=Black@0.5:boxborderw=5: x=w*0.95-text_w:y=h*0.05:enable='between(t,0,200)'&quot; -c:a copy GH012967-00.00.03.002-00.00.10.009-seg2_f6.MP4new.mp4" calcext:value-type="string">
            <text:p>ffmpeg -stats -loglevel error -i GH012967-00.00.03.002-00.00.10.009-seg2_f6.MP4 -vf drawtext="text='Day 3': fontcolor=white: fontsize=20: box=1: boxcolor=Black@0.5:boxborderw=5: x=w*0.95-text_w:y=h*0.05:enable='between(t,0,200)'" -c:a copy GH012967-00.00.03.002-00.00.10.009-seg2_f6.MP4new.mp4</text:p>
          </table:table-cell>
        </table:table-row>
        <table:table-row table:style-name="ro1">
          <table:table-cell office:value-type="string" calcext:value-type="string">
            <text:p>GH012967-00.00.10.009-00.00.13.012-seg3.MP4</text:p>
          </table:table-cell>
          <table:table-cell office:value-type="string" calcext:value-type="string">
            <text:p>2016-01-03T18:15:05.000000Z</text:p>
          </table:table-cell>
          <table:table-cell table:formula="of:=RIGHT(LEFT([.B26];10);2)*1" office:value-type="float" office:value="3" calcext:value-type="float">
            <text:p>3</text:p>
          </table:table-cell>
          <table:table-cell table:formula="of:=IF([.C26]&lt;[.D25];IF([.C26]=[.C25];[.D25];[.D25]+1);[.C26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];[.A26];[.F26];[.D26];[.G26];[.A26];[.H26])" office:value-type="string" office:string-value="ffmpeg -stats -loglevel error -i GH012967-00.00.10.009-00.00.13.012-seg3.MP4 -vf drawtext=&quot;text='Day 3': fontcolor=white: fontsize=20: box=1: boxcolor=Black@0.5:boxborderw=5: x=w*0.95-text_w:y=h*0.05:enable='between(t,0,200)'&quot; -c:a copy GH012967-00.00.10.009-00.00.13.012-seg3.MP4new.mp4" calcext:value-type="string">
            <text:p>ffmpeg -stats -loglevel error -i GH012967-00.00.10.009-00.00.13.012-seg3.MP4 -vf drawtext="text='Day 3': fontcolor=white: fontsize=20: box=1: boxcolor=Black@0.5:boxborderw=5: x=w*0.95-text_w:y=h*0.05:enable='between(t,0,200)'" -c:a copy GH012967-00.00.10.009-00.00.13.012-seg3.MP4new.mp4</text:p>
          </table:table-cell>
        </table:table-row>
        <table:table-row table:style-name="ro1">
          <table:table-cell office:value-type="string" calcext:value-type="string">
            <text:p>GH012968-00.00.01.000-00.00.10.009-seg1.MP4</text:p>
          </table:table-cell>
          <table:table-cell office:value-type="string" calcext:value-type="string">
            <text:p>2016-01-03T18:15:05.000000Z</text:p>
          </table:table-cell>
          <table:table-cell table:formula="of:=RIGHT(LEFT([.B27];10);2)*1" office:value-type="float" office:value="3" calcext:value-type="float">
            <text:p>3</text:p>
          </table:table-cell>
          <table:table-cell table:formula="of:=IF([.C27]&lt;[.D26];IF([.C27]=[.C26];[.D26];[.D26]+1);[.C27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];[.A27];[.F27];[.D27];[.G27];[.A27];[.H27])" office:value-type="string" office:string-value="ffmpeg -stats -loglevel error -i GH012968-00.00.01.000-00.00.10.009-seg1.MP4 -vf drawtext=&quot;text='Day 3': fontcolor=white: fontsize=20: box=1: boxcolor=Black@0.5:boxborderw=5: x=w*0.95-text_w:y=h*0.05:enable='between(t,0,200)'&quot; -c:a copy GH012968-00.00.01.000-00.00.10.009-seg1.MP4new.mp4" calcext:value-type="string">
            <text:p>ffmpeg -stats -loglevel error -i GH012968-00.00.01.000-00.00.10.009-seg1.MP4 -vf drawtext="text='Day 3': fontcolor=white: fontsize=20: box=1: boxcolor=Black@0.5:boxborderw=5: x=w*0.95-text_w:y=h*0.05:enable='between(t,0,200)'" -c:a copy GH012968-00.00.01.000-00.00.10.009-seg1.MP4new.mp4</text:p>
          </table:table-cell>
        </table:table-row>
        <table:table-row table:style-name="ro1">
          <table:table-cell office:value-type="string" calcext:value-type="string">
            <text:p>GH012968-00.00.26.025-00.00.29.028-seg2.MP4</text:p>
          </table:table-cell>
          <table:table-cell office:value-type="string" calcext:value-type="string">
            <text:p>2016-01-03T18:56:41.000000Z</text:p>
          </table:table-cell>
          <table:table-cell table:formula="of:=RIGHT(LEFT([.B28];10);2)*1" office:value-type="float" office:value="3" calcext:value-type="float">
            <text:p>3</text:p>
          </table:table-cell>
          <table:table-cell table:formula="of:=IF([.C28]&lt;[.D27];IF([.C28]=[.C27];[.D27];[.D27]+1);[.C28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];[.A28];[.F28];[.D28];[.G28];[.A28];[.H28])" office:value-type="string" office:string-value="ffmpeg -stats -loglevel error -i GH012968-00.00.26.025-00.00.29.028-seg2.MP4 -vf drawtext=&quot;text='Day 3': fontcolor=white: fontsize=20: box=1: boxcolor=Black@0.5:boxborderw=5: x=w*0.95-text_w:y=h*0.05:enable='between(t,0,200)'&quot; -c:a copy GH012968-00.00.26.025-00.00.29.028-seg2.MP4new.mp4" calcext:value-type="string">
            <text:p>ffmpeg -stats -loglevel error -i GH012968-00.00.26.025-00.00.29.028-seg2.MP4 -vf drawtext="text='Day 3': fontcolor=white: fontsize=20: box=1: boxcolor=Black@0.5:boxborderw=5: x=w*0.95-text_w:y=h*0.05:enable='between(t,0,200)'" -c:a copy GH012968-00.00.26.025-00.00.29.028-seg2.MP4new.mp4</text:p>
          </table:table-cell>
        </table:table-row>
        <table:table-row table:style-name="ro1">
          <table:table-cell office:value-type="string" calcext:value-type="string">
            <text:p>GH012970-00.00.04.003-00.00.12.011.MP4</text:p>
          </table:table-cell>
          <table:table-cell office:value-type="string" calcext:value-type="string">
            <text:p>2016-01-03T19:02:06.000000Z</text:p>
          </table:table-cell>
          <table:table-cell table:formula="of:=RIGHT(LEFT([.B29];10);2)*1" office:value-type="float" office:value="3" calcext:value-type="float">
            <text:p>3</text:p>
          </table:table-cell>
          <table:table-cell table:formula="of:=IF([.C29]&lt;[.D28];IF([.C29]=[.C28];[.D28];[.D28]+1);[.C29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];[.A29];[.F29];[.D29];[.G29];[.A29];[.H29])" office:value-type="string" office:string-value="ffmpeg -stats -loglevel error -i GH012970-00.00.04.003-00.00.12.011.MP4 -vf drawtext=&quot;text='Day 3': fontcolor=white: fontsize=20: box=1: boxcolor=Black@0.5:boxborderw=5: x=w*0.95-text_w:y=h*0.05:enable='between(t,0,200)'&quot; -c:a copy GH012970-00.00.04.003-00.00.12.011.MP4new.mp4" calcext:value-type="string">
            <text:p>ffmpeg -stats -loglevel error -i GH012970-00.00.04.003-00.00.12.011.MP4 -vf drawtext="text='Day 3': fontcolor=white: fontsize=20: box=1: boxcolor=Black@0.5:boxborderw=5: x=w*0.95-text_w:y=h*0.05:enable='between(t,0,200)'" -c:a copy GH012970-00.00.04.003-00.00.12.011.MP4new.mp4</text:p>
          </table:table-cell>
        </table:table-row>
        <table:table-row table:style-name="ro1">
          <table:table-cell office:value-type="string" calcext:value-type="string">
            <text:p>GH012971-00.00.01.000-00.00.06.005-seg1.MP4</text:p>
          </table:table-cell>
          <table:table-cell office:value-type="string" calcext:value-type="string">
            <text:p>2016-01-03T19:02:06.000000Z</text:p>
          </table:table-cell>
          <table:table-cell table:formula="of:=RIGHT(LEFT([.B30];10);2)*1" office:value-type="float" office:value="3" calcext:value-type="float">
            <text:p>3</text:p>
          </table:table-cell>
          <table:table-cell table:formula="of:=IF([.C30]&lt;[.D29];IF([.C30]=[.C29];[.D29];[.D29]+1);[.C30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];[.A30];[.F30];[.D30];[.G30];[.A30];[.H30])" office:value-type="string" office:string-value="ffmpeg -stats -loglevel error -i GH012971-00.00.01.000-00.00.06.005-seg1.MP4 -vf drawtext=&quot;text='Day 3': fontcolor=white: fontsize=20: box=1: boxcolor=Black@0.5:boxborderw=5: x=w*0.95-text_w:y=h*0.05:enable='between(t,0,200)'&quot; -c:a copy GH012971-00.00.01.000-00.00.06.005-seg1.MP4new.mp4" calcext:value-type="string">
            <text:p>ffmpeg -stats -loglevel error -i GH012971-00.00.01.000-00.00.06.005-seg1.MP4 -vf drawtext="text='Day 3': fontcolor=white: fontsize=20: box=1: boxcolor=Black@0.5:boxborderw=5: x=w*0.95-text_w:y=h*0.05:enable='between(t,0,200)'" -c:a copy GH012971-00.00.01.000-00.00.06.005-seg1.MP4new.mp4</text:p>
          </table:table-cell>
        </table:table-row>
        <table:table-row table:style-name="ro1">
          <table:table-cell office:value-type="string" calcext:value-type="string">
            <text:p>GH012971-00.00.32.031-00.00.37.036-seg2.MP4</text:p>
          </table:table-cell>
          <table:table-cell office:value-type="string" calcext:value-type="string">
            <text:p>2016-01-03T19:56:31.000000Z</text:p>
          </table:table-cell>
          <table:table-cell table:formula="of:=RIGHT(LEFT([.B31];10);2)*1" office:value-type="float" office:value="3" calcext:value-type="float">
            <text:p>3</text:p>
          </table:table-cell>
          <table:table-cell table:formula="of:=IF([.C31]&lt;[.D30];IF([.C31]=[.C30];[.D30];[.D30]+1);[.C31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];[.A31];[.F31];[.D31];[.G31];[.A31];[.H31])" office:value-type="string" office:string-value="ffmpeg -stats -loglevel error -i GH012971-00.00.32.031-00.00.37.036-seg2.MP4 -vf drawtext=&quot;text='Day 3': fontcolor=white: fontsize=20: box=1: boxcolor=Black@0.5:boxborderw=5: x=w*0.95-text_w:y=h*0.05:enable='between(t,0,200)'&quot; -c:a copy GH012971-00.00.32.031-00.00.37.036-seg2.MP4new.mp4" calcext:value-type="string">
            <text:p>ffmpeg -stats -loglevel error -i GH012971-00.00.32.031-00.00.37.036-seg2.MP4 -vf drawtext="text='Day 3': fontcolor=white: fontsize=20: box=1: boxcolor=Black@0.5:boxborderw=5: x=w*0.95-text_w:y=h*0.05:enable='between(t,0,200)'" -c:a copy GH012971-00.00.32.031-00.00.37.036-seg2.MP4new.mp4</text:p>
          </table:table-cell>
        </table:table-row>
        <table:table-row table:style-name="ro1">
          <table:table-cell office:value-type="string" calcext:value-type="string">
            <text:p>GH012972-00.00.03.002-00.00.14.180.MP4</text:p>
          </table:table-cell>
          <table:table-cell office:value-type="string" calcext:value-type="string">
            <text:p>2016-01-03T23:19:50.000000Z</text:p>
          </table:table-cell>
          <table:table-cell table:formula="of:=RIGHT(LEFT([.B32];10);2)*1" office:value-type="float" office:value="3" calcext:value-type="float">
            <text:p>3</text:p>
          </table:table-cell>
          <table:table-cell table:formula="of:=IF([.C32]&lt;[.D31];IF([.C32]=[.C31];[.D31];[.D31]+1);[.C32])" office:value-type="float" office:value="3" calcext:value-type="float">
            <text:p>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];[.A32];[.F32];[.D32];[.G32];[.A32];[.H32])" office:value-type="string" office:string-value="ffmpeg -stats -loglevel error -i GH012972-00.00.03.002-00.00.14.180.MP4 -vf drawtext=&quot;text='Day 3': fontcolor=white: fontsize=20: box=1: boxcolor=Black@0.5:boxborderw=5: x=w*0.95-text_w:y=h*0.05:enable='between(t,0,200)'&quot; -c:a copy GH012972-00.00.03.002-00.00.14.180.MP4new.mp4" calcext:value-type="string">
            <text:p>ffmpeg -stats -loglevel error -i GH012972-00.00.03.002-00.00.14.180.MP4 -vf drawtext="text='Day 3': fontcolor=white: fontsize=20: box=1: boxcolor=Black@0.5:boxborderw=5: x=w*0.95-text_w:y=h*0.05:enable='between(t,0,200)'" -c:a copy GH012972-00.00.03.002-00.00.14.180.MP4new.mp4</text:p>
          </table:table-cell>
        </table:table-row>
        <table:table-row table:style-name="ro1">
          <table:table-cell office:value-type="string" calcext:value-type="string">
            <text:p>GH012974-00.00.04.003-00.00.18.858.MP4</text:p>
          </table:table-cell>
          <table:table-cell office:value-type="string" calcext:value-type="string">
            <text:p>2016-01-04T01:59:22.000000Z</text:p>
          </table:table-cell>
          <table:table-cell table:formula="of:=RIGHT(LEFT([.B33];10);2)*1" office:value-type="float" office:value="4" calcext:value-type="float">
            <text:p>4</text:p>
          </table:table-cell>
          <table:table-cell table:formula="of:=IF([.C33]&lt;[.D32];IF([.C33]=[.C32];[.D32];[.D32]+1);[.C33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];[.A33];[.F33];[.D33];[.G33];[.A33];[.H33])" office:value-type="string" office:string-value="ffmpeg -stats -loglevel error -i GH012974-00.00.04.003-00.00.18.858.MP4 -vf drawtext=&quot;text='Day 4': fontcolor=white: fontsize=20: box=1: boxcolor=Black@0.5:boxborderw=5: x=w*0.95-text_w:y=h*0.05:enable='between(t,0,200)'&quot; -c:a copy GH012974-00.00.04.003-00.00.18.858.MP4new.mp4" calcext:value-type="string">
            <text:p>ffmpeg -stats -loglevel error -i GH012974-00.00.04.003-00.00.18.858.MP4 -vf drawtext="text='Day 4': fontcolor=white: fontsize=20: box=1: boxcolor=Black@0.5:boxborderw=5: x=w*0.95-text_w:y=h*0.05:enable='between(t,0,200)'" -c:a copy GH012974-00.00.04.003-00.00.18.858.MP4new.mp4</text:p>
          </table:table-cell>
        </table:table-row>
        <table:table-row table:style-name="ro1">
          <table:table-cell office:value-type="string" calcext:value-type="string">
            <text:p>GH012976-00.00.00.000-00.00.09.008.MP4</text:p>
          </table:table-cell>
          <table:table-cell office:value-type="string" calcext:value-type="string">
            <text:p>2016-01-04T01:59:47.000000Z</text:p>
          </table:table-cell>
          <table:table-cell table:formula="of:=RIGHT(LEFT([.B34];10);2)*1" office:value-type="float" office:value="4" calcext:value-type="float">
            <text:p>4</text:p>
          </table:table-cell>
          <table:table-cell table:formula="of:=IF([.C34]&lt;[.D33];IF([.C34]=[.C33];[.D33];[.D33]+1);[.C34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4];[.A34];[.F34];[.D34];[.G34];[.A34];[.H34])" office:value-type="string" office:string-value="ffmpeg -stats -loglevel error -i GH012976-00.00.00.000-00.00.09.008.MP4 -vf drawtext=&quot;text='Day 4': fontcolor=white: fontsize=20: box=1: boxcolor=Black@0.5:boxborderw=5: x=w*0.95-text_w:y=h*0.05:enable='between(t,0,200)'&quot; -c:a copy GH012976-00.00.00.000-00.00.09.008.MP4new.mp4" calcext:value-type="string">
            <text:p>ffmpeg -stats -loglevel error -i GH012976-00.00.00.000-00.00.09.008.MP4 -vf drawtext="text='Day 4': fontcolor=white: fontsize=20: box=1: boxcolor=Black@0.5:boxborderw=5: x=w*0.95-text_w:y=h*0.05:enable='between(t,0,200)'" -c:a copy GH012976-00.00.00.000-00.00.09.008.MP4new.mp4</text:p>
          </table:table-cell>
        </table:table-row>
        <table:table-row table:style-name="ro1">
          <table:table-cell office:value-type="string" calcext:value-type="string">
            <text:p>GH012977-00.00.00.000-00.00.09.008.MP4</text:p>
          </table:table-cell>
          <table:table-cell office:value-type="string" calcext:value-type="string">
            <text:p>2016-01-04T17:48:32.000000Z</text:p>
          </table:table-cell>
          <table:table-cell table:formula="of:=RIGHT(LEFT([.B35];10);2)*1" office:value-type="float" office:value="4" calcext:value-type="float">
            <text:p>4</text:p>
          </table:table-cell>
          <table:table-cell table:formula="of:=IF([.C35]&lt;[.D34];IF([.C35]=[.C34];[.D34];[.D34]+1);[.C35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5];[.A35];[.F35];[.D35];[.G35];[.A35];[.H35])" office:value-type="string" office:string-value="ffmpeg -stats -loglevel error -i GH012977-00.00.00.000-00.00.09.008.MP4 -vf drawtext=&quot;text='Day 4': fontcolor=white: fontsize=20: box=1: boxcolor=Black@0.5:boxborderw=5: x=w*0.95-text_w:y=h*0.05:enable='between(t,0,200)'&quot; -c:a copy GH012977-00.00.00.000-00.00.09.008.MP4new.mp4" calcext:value-type="string">
            <text:p>ffmpeg -stats -loglevel error -i GH012977-00.00.00.000-00.00.09.008.MP4 -vf drawtext="text='Day 4': fontcolor=white: fontsize=20: box=1: boxcolor=Black@0.5:boxborderw=5: x=w*0.95-text_w:y=h*0.05:enable='between(t,0,200)'" -c:a copy GH012977-00.00.00.000-00.00.09.008.MP4new.mp4</text:p>
          </table:table-cell>
        </table:table-row>
        <table:table-row table:style-name="ro1">
          <table:table-cell office:value-type="string" calcext:value-type="string">
            <text:p>GH012978-00.00.00.000-00.00.03.002.MP4</text:p>
          </table:table-cell>
          <table:table-cell office:value-type="string" calcext:value-type="string">
            <text:p>2016-01-04T18:10:15.000000Z</text:p>
          </table:table-cell>
          <table:table-cell table:formula="of:=RIGHT(LEFT([.B36];10);2)*1" office:value-type="float" office:value="4" calcext:value-type="float">
            <text:p>4</text:p>
          </table:table-cell>
          <table:table-cell table:formula="of:=IF([.C36]&lt;[.D35];IF([.C36]=[.C35];[.D35];[.D35]+1);[.C36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6];[.A36];[.F36];[.D36];[.G36];[.A36];[.H36])" office:value-type="string" office:string-value="ffmpeg -stats -loglevel error -i GH012978-00.00.00.000-00.00.03.002.MP4 -vf drawtext=&quot;text='Day 4': fontcolor=white: fontsize=20: box=1: boxcolor=Black@0.5:boxborderw=5: x=w*0.95-text_w:y=h*0.05:enable='between(t,0,200)'&quot; -c:a copy GH012978-00.00.00.000-00.00.03.002.MP4new.mp4" calcext:value-type="string">
            <text:p>ffmpeg -stats -loglevel error -i GH012978-00.00.00.000-00.00.03.002.MP4 -vf drawtext="text='Day 4': fontcolor=white: fontsize=20: box=1: boxcolor=Black@0.5:boxborderw=5: x=w*0.95-text_w:y=h*0.05:enable='between(t,0,200)'" -c:a copy GH012978-00.00.00.000-00.00.03.002.MP4new.mp4</text:p>
          </table:table-cell>
        </table:table-row>
        <table:table-row table:style-name="ro1">
          <table:table-cell office:value-type="string" calcext:value-type="string">
            <text:p>GH012979-00.00.00.000-00.00.04.003.MP4</text:p>
          </table:table-cell>
          <table:table-cell office:value-type="string" calcext:value-type="string">
            <text:p>2016-01-04T19:53:01.000000Z</text:p>
          </table:table-cell>
          <table:table-cell table:formula="of:=RIGHT(LEFT([.B37];10);2)*1" office:value-type="float" office:value="4" calcext:value-type="float">
            <text:p>4</text:p>
          </table:table-cell>
          <table:table-cell table:formula="of:=IF([.C37]&lt;[.D36];IF([.C37]=[.C36];[.D36];[.D36]+1);[.C37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7];[.A37];[.F37];[.D37];[.G37];[.A37];[.H37])" office:value-type="string" office:string-value="ffmpeg -stats -loglevel error -i GH012979-00.00.00.000-00.00.04.003.MP4 -vf drawtext=&quot;text='Day 4': fontcolor=white: fontsize=20: box=1: boxcolor=Black@0.5:boxborderw=5: x=w*0.95-text_w:y=h*0.05:enable='between(t,0,200)'&quot; -c:a copy GH012979-00.00.00.000-00.00.04.003.MP4new.mp4" calcext:value-type="string">
            <text:p>ffmpeg -stats -loglevel error -i GH012979-00.00.00.000-00.00.04.003.MP4 -vf drawtext="text='Day 4': fontcolor=white: fontsize=20: box=1: boxcolor=Black@0.5:boxborderw=5: x=w*0.95-text_w:y=h*0.05:enable='between(t,0,200)'" -c:a copy GH012979-00.00.00.000-00.00.04.003.MP4new.mp4</text:p>
          </table:table-cell>
        </table:table-row>
        <table:table-row table:style-name="ro1">
          <table:table-cell office:value-type="string" calcext:value-type="string">
            <text:p>GH012980-00.00.00.000-00.00.04.003.MP4</text:p>
          </table:table-cell>
          <table:table-cell office:value-type="string" calcext:value-type="string">
            <text:p>2016-01-04T19:54:40.000000Z</text:p>
          </table:table-cell>
          <table:table-cell table:formula="of:=RIGHT(LEFT([.B38];10);2)*1" office:value-type="float" office:value="4" calcext:value-type="float">
            <text:p>4</text:p>
          </table:table-cell>
          <table:table-cell table:formula="of:=IF([.C38]&lt;[.D37];IF([.C38]=[.C37];[.D37];[.D37]+1);[.C38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8];[.A38];[.F38];[.D38];[.G38];[.A38];[.H38])" office:value-type="string" office:string-value="ffmpeg -stats -loglevel error -i GH012980-00.00.00.000-00.00.04.003.MP4 -vf drawtext=&quot;text='Day 4': fontcolor=white: fontsize=20: box=1: boxcolor=Black@0.5:boxborderw=5: x=w*0.95-text_w:y=h*0.05:enable='between(t,0,200)'&quot; -c:a copy GH012980-00.00.00.000-00.00.04.003.MP4new.mp4" calcext:value-type="string">
            <text:p>ffmpeg -stats -loglevel error -i GH012980-00.00.00.000-00.00.04.003.MP4 -vf drawtext="text='Day 4': fontcolor=white: fontsize=20: box=1: boxcolor=Black@0.5:boxborderw=5: x=w*0.95-text_w:y=h*0.05:enable='between(t,0,200)'" -c:a copy GH012980-00.00.00.000-00.00.04.003.MP4new.mp4</text:p>
          </table:table-cell>
        </table:table-row>
        <table:table-row table:style-name="ro1">
          <table:table-cell office:value-type="string" calcext:value-type="string">
            <text:p>GH012981-00.00.01.000-00.00.14.013.MP4</text:p>
          </table:table-cell>
          <table:table-cell office:value-type="string" calcext:value-type="string">
            <text:p>2016-01-04T20:04:14.000000Z</text:p>
          </table:table-cell>
          <table:table-cell table:formula="of:=RIGHT(LEFT([.B39];10);2)*1" office:value-type="float" office:value="4" calcext:value-type="float">
            <text:p>4</text:p>
          </table:table-cell>
          <table:table-cell table:formula="of:=IF([.C39]&lt;[.D38];IF([.C39]=[.C38];[.D38];[.D38]+1);[.C39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9];[.A39];[.F39];[.D39];[.G39];[.A39];[.H39])" office:value-type="string" office:string-value="ffmpeg -stats -loglevel error -i GH012981-00.00.01.000-00.00.14.013.MP4 -vf drawtext=&quot;text='Day 4': fontcolor=white: fontsize=20: box=1: boxcolor=Black@0.5:boxborderw=5: x=w*0.95-text_w:y=h*0.05:enable='between(t,0,200)'&quot; -c:a copy GH012981-00.00.01.000-00.00.14.013.MP4new.mp4" calcext:value-type="string">
            <text:p>ffmpeg -stats -loglevel error -i GH012981-00.00.01.000-00.00.14.013.MP4 -vf drawtext="text='Day 4': fontcolor=white: fontsize=20: box=1: boxcolor=Black@0.5:boxborderw=5: x=w*0.95-text_w:y=h*0.05:enable='between(t,0,200)'" -c:a copy GH012981-00.00.01.000-00.00.14.013.MP4new.mp4</text:p>
          </table:table-cell>
        </table:table-row>
        <table:table-row table:style-name="ro1">
          <table:table-cell office:value-type="string" calcext:value-type="string">
            <text:p>GH012982-00.00.00.000-00.00.05.004.MP4</text:p>
          </table:table-cell>
          <table:table-cell office:value-type="string" calcext:value-type="string">
            <text:p>2016-01-04T23:07:00.000000Z</text:p>
          </table:table-cell>
          <table:table-cell table:formula="of:=RIGHT(LEFT([.B40];10);2)*1" office:value-type="float" office:value="4" calcext:value-type="float">
            <text:p>4</text:p>
          </table:table-cell>
          <table:table-cell table:formula="of:=IF([.C40]&lt;[.D39];IF([.C40]=[.C39];[.D39];[.D39]+1);[.C40])" office:value-type="float" office:value="4" calcext:value-type="float">
            <text:p>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0];[.A40];[.F40];[.D40];[.G40];[.A40];[.H40])" office:value-type="string" office:string-value="ffmpeg -stats -loglevel error -i GH012982-00.00.00.000-00.00.05.004.MP4 -vf drawtext=&quot;text='Day 4': fontcolor=white: fontsize=20: box=1: boxcolor=Black@0.5:boxborderw=5: x=w*0.95-text_w:y=h*0.05:enable='between(t,0,200)'&quot; -c:a copy GH012982-00.00.00.000-00.00.05.004.MP4new.mp4" calcext:value-type="string">
            <text:p>ffmpeg -stats -loglevel error -i GH012982-00.00.00.000-00.00.05.004.MP4 -vf drawtext="text='Day 4': fontcolor=white: fontsize=20: box=1: boxcolor=Black@0.5:boxborderw=5: x=w*0.95-text_w:y=h*0.05:enable='between(t,0,200)'" -c:a copy GH012982-00.00.00.000-00.00.05.004.MP4new.mp4</text:p>
          </table:table-cell>
        </table:table-row>
        <table:table-row table:style-name="ro1">
          <table:table-cell office:value-type="string" calcext:value-type="string">
            <text:p>GH012983-00.00.02.001-00.00.12.011.MP4</text:p>
          </table:table-cell>
          <table:table-cell office:value-type="string" calcext:value-type="string">
            <text:p>2016-01-05T00:13:27.000000Z</text:p>
          </table:table-cell>
          <table:table-cell table:formula="of:=RIGHT(LEFT([.B41];10);2)*1" office:value-type="float" office:value="5" calcext:value-type="float">
            <text:p>5</text:p>
          </table:table-cell>
          <table:table-cell table:formula="of:=IF([.C41]&lt;[.D40];IF([.C41]=[.C40];[.D40];[.D40]+1);[.C41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1];[.A41];[.F41];[.D41];[.G41];[.A41];[.H41])" office:value-type="string" office:string-value="ffmpeg -stats -loglevel error -i GH012983-00.00.02.001-00.00.12.011.MP4 -vf drawtext=&quot;text='Day 5': fontcolor=white: fontsize=20: box=1: boxcolor=Black@0.5:boxborderw=5: x=w*0.95-text_w:y=h*0.05:enable='between(t,0,200)'&quot; -c:a copy GH012983-00.00.02.001-00.00.12.011.MP4new.mp4" calcext:value-type="string">
            <text:p>ffmpeg -stats -loglevel error -i GH012983-00.00.02.001-00.00.12.011.MP4 -vf drawtext="text='Day 5': fontcolor=white: fontsize=20: box=1: boxcolor=Black@0.5:boxborderw=5: x=w*0.95-text_w:y=h*0.05:enable='between(t,0,200)'" -c:a copy GH012983-00.00.02.001-00.00.12.011.MP4new.mp4</text:p>
          </table:table-cell>
        </table:table-row>
        <table:table-row table:style-name="ro1">
          <table:table-cell office:value-type="string" calcext:value-type="string">
            <text:p>GH012984-00.00.01.000-00.00.04.003.MP4</text:p>
          </table:table-cell>
          <table:table-cell office:value-type="string" calcext:value-type="string">
            <text:p>2016-01-05T00:26:23.000000Z</text:p>
          </table:table-cell>
          <table:table-cell table:formula="of:=RIGHT(LEFT([.B42];10);2)*1" office:value-type="float" office:value="5" calcext:value-type="float">
            <text:p>5</text:p>
          </table:table-cell>
          <table:table-cell table:formula="of:=IF([.C42]&lt;[.D41];IF([.C42]=[.C41];[.D41];[.D41]+1);[.C42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2];[.A42];[.F42];[.D42];[.G42];[.A42];[.H42])" office:value-type="string" office:string-value="ffmpeg -stats -loglevel error -i GH012984-00.00.01.000-00.00.04.003.MP4 -vf drawtext=&quot;text='Day 5': fontcolor=white: fontsize=20: box=1: boxcolor=Black@0.5:boxborderw=5: x=w*0.95-text_w:y=h*0.05:enable='between(t,0,200)'&quot; -c:a copy GH012984-00.00.01.000-00.00.04.003.MP4new.mp4" calcext:value-type="string">
            <text:p>ffmpeg -stats -loglevel error -i GH012984-00.00.01.000-00.00.04.003.MP4 -vf drawtext="text='Day 5': fontcolor=white: fontsize=20: box=1: boxcolor=Black@0.5:boxborderw=5: x=w*0.95-text_w:y=h*0.05:enable='between(t,0,200)'" -c:a copy GH012984-00.00.01.000-00.00.04.003.MP4new.mp4</text:p>
          </table:table-cell>
        </table:table-row>
        <table:table-row table:style-name="ro1">
          <table:table-cell office:value-type="string" calcext:value-type="string">
            <text:p>GH012985-00.00.01.000-00.00.05.004.MP4</text:p>
          </table:table-cell>
          <table:table-cell office:value-type="string" calcext:value-type="string">
            <text:p>2016-01-05T00:38:49.000000Z</text:p>
          </table:table-cell>
          <table:table-cell table:formula="of:=RIGHT(LEFT([.B43];10);2)*1" office:value-type="float" office:value="5" calcext:value-type="float">
            <text:p>5</text:p>
          </table:table-cell>
          <table:table-cell table:formula="of:=IF([.C43]&lt;[.D42];IF([.C43]=[.C42];[.D42];[.D42]+1);[.C43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3];[.A43];[.F43];[.D43];[.G43];[.A43];[.H43])" office:value-type="string" office:string-value="ffmpeg -stats -loglevel error -i GH012985-00.00.01.000-00.00.05.004.MP4 -vf drawtext=&quot;text='Day 5': fontcolor=white: fontsize=20: box=1: boxcolor=Black@0.5:boxborderw=5: x=w*0.95-text_w:y=h*0.05:enable='between(t,0,200)'&quot; -c:a copy GH012985-00.00.01.000-00.00.05.004.MP4new.mp4" calcext:value-type="string">
            <text:p>ffmpeg -stats -loglevel error -i GH012985-00.00.01.000-00.00.05.004.MP4 -vf drawtext="text='Day 5': fontcolor=white: fontsize=20: box=1: boxcolor=Black@0.5:boxborderw=5: x=w*0.95-text_w:y=h*0.05:enable='between(t,0,200)'" -c:a copy GH012985-00.00.01.000-00.00.05.004.MP4new.mp4</text:p>
          </table:table-cell>
        </table:table-row>
        <table:table-row table:style-name="ro1">
          <table:table-cell office:value-type="string" calcext:value-type="string">
            <text:p>GH012987-00.00.06.005-00.00.12.011.MP4</text:p>
          </table:table-cell>
          <table:table-cell office:value-type="string" calcext:value-type="string">
            <text:p>2016-01-05T01:00:48.000000Z</text:p>
          </table:table-cell>
          <table:table-cell table:formula="of:=RIGHT(LEFT([.B44];10);2)*1" office:value-type="float" office:value="5" calcext:value-type="float">
            <text:p>5</text:p>
          </table:table-cell>
          <table:table-cell table:formula="of:=IF([.C44]&lt;[.D43];IF([.C44]=[.C43];[.D43];[.D43]+1);[.C44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4];[.A44];[.F44];[.D44];[.G44];[.A44];[.H44])" office:value-type="string" office:string-value="ffmpeg -stats -loglevel error -i GH012987-00.00.06.005-00.00.12.011.MP4 -vf drawtext=&quot;text='Day 5': fontcolor=white: fontsize=20: box=1: boxcolor=Black@0.5:boxborderw=5: x=w*0.95-text_w:y=h*0.05:enable='between(t,0,200)'&quot; -c:a copy GH012987-00.00.06.005-00.00.12.011.MP4new.mp4" calcext:value-type="string">
            <text:p>ffmpeg -stats -loglevel error -i GH012987-00.00.06.005-00.00.12.011.MP4 -vf drawtext="text='Day 5': fontcolor=white: fontsize=20: box=1: boxcolor=Black@0.5:boxborderw=5: x=w*0.95-text_w:y=h*0.05:enable='between(t,0,200)'" -c:a copy GH012987-00.00.06.005-00.00.12.011.MP4new.mp4</text:p>
          </table:table-cell>
        </table:table-row>
        <table:table-row table:style-name="ro1">
          <table:table-cell office:value-type="string" calcext:value-type="string">
            <text:p>GH012988-00.00.20.019-00.00.25.024.MP4</text:p>
          </table:table-cell>
          <table:table-cell office:value-type="string" calcext:value-type="string">
            <text:p>2016-01-05T01:23:56.000000Z</text:p>
          </table:table-cell>
          <table:table-cell table:formula="of:=RIGHT(LEFT([.B45];10);2)*1" office:value-type="float" office:value="5" calcext:value-type="float">
            <text:p>5</text:p>
          </table:table-cell>
          <table:table-cell table:formula="of:=IF([.C45]&lt;[.D44];IF([.C45]=[.C44];[.D44];[.D44]+1);[.C45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5];[.A45];[.F45];[.D45];[.G45];[.A45];[.H45])" office:value-type="string" office:string-value="ffmpeg -stats -loglevel error -i GH012988-00.00.20.019-00.00.25.024.MP4 -vf drawtext=&quot;text='Day 5': fontcolor=white: fontsize=20: box=1: boxcolor=Black@0.5:boxborderw=5: x=w*0.95-text_w:y=h*0.05:enable='between(t,0,200)'&quot; -c:a copy GH012988-00.00.20.019-00.00.25.024.MP4new.mp4" calcext:value-type="string">
            <text:p>ffmpeg -stats -loglevel error -i GH012988-00.00.20.019-00.00.25.024.MP4 -vf drawtext="text='Day 5': fontcolor=white: fontsize=20: box=1: boxcolor=Black@0.5:boxborderw=5: x=w*0.95-text_w:y=h*0.05:enable='between(t,0,200)'" -c:a copy GH012988-00.00.20.019-00.00.25.024.MP4new.mp4</text:p>
          </table:table-cell>
        </table:table-row>
        <table:table-row table:style-name="ro1">
          <table:table-cell office:value-type="string" calcext:value-type="string">
            <text:p>GH012989-00.00.00.000-00.00.05.004.MP4</text:p>
          </table:table-cell>
          <table:table-cell office:value-type="string" calcext:value-type="string">
            <text:p>2016-01-05T01:31:56.000000Z</text:p>
          </table:table-cell>
          <table:table-cell table:formula="of:=RIGHT(LEFT([.B46];10);2)*1" office:value-type="float" office:value="5" calcext:value-type="float">
            <text:p>5</text:p>
          </table:table-cell>
          <table:table-cell table:formula="of:=IF([.C46]&lt;[.D45];IF([.C46]=[.C45];[.D45];[.D45]+1);[.C46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6];[.A46];[.F46];[.D46];[.G46];[.A46];[.H46])" office:value-type="string" office:string-value="ffmpeg -stats -loglevel error -i GH012989-00.00.00.000-00.00.05.004.MP4 -vf drawtext=&quot;text='Day 5': fontcolor=white: fontsize=20: box=1: boxcolor=Black@0.5:boxborderw=5: x=w*0.95-text_w:y=h*0.05:enable='between(t,0,200)'&quot; -c:a copy GH012989-00.00.00.000-00.00.05.004.MP4new.mp4" calcext:value-type="string">
            <text:p>ffmpeg -stats -loglevel error -i GH012989-00.00.00.000-00.00.05.004.MP4 -vf drawtext="text='Day 5': fontcolor=white: fontsize=20: box=1: boxcolor=Black@0.5:boxborderw=5: x=w*0.95-text_w:y=h*0.05:enable='between(t,0,200)'" -c:a copy GH012989-00.00.00.000-00.00.05.004.MP4new.mp4</text:p>
          </table:table-cell>
        </table:table-row>
        <table:table-row table:style-name="ro1">
          <table:table-cell office:value-type="string" calcext:value-type="string">
            <text:p>GH012990-00.00.11.010-00.00.22.021-seg1.MP4</text:p>
          </table:table-cell>
          <table:table-cell office:value-type="string" calcext:value-type="string">
            <text:p>2016-01-05T01:31:56.000000Z</text:p>
          </table:table-cell>
          <table:table-cell table:formula="of:=RIGHT(LEFT([.B47];10);2)*1" office:value-type="float" office:value="5" calcext:value-type="float">
            <text:p>5</text:p>
          </table:table-cell>
          <table:table-cell table:formula="of:=IF([.C47]&lt;[.D46];IF([.C47]=[.C46];[.D46];[.D46]+1);[.C47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7];[.A47];[.F47];[.D47];[.G47];[.A47];[.H47])" office:value-type="string" office:string-value="ffmpeg -stats -loglevel error -i GH012990-00.00.11.010-00.00.22.021-seg1.MP4 -vf drawtext=&quot;text='Day 5': fontcolor=white: fontsize=20: box=1: boxcolor=Black@0.5:boxborderw=5: x=w*0.95-text_w:y=h*0.05:enable='between(t,0,200)'&quot; -c:a copy GH012990-00.00.11.010-00.00.22.021-seg1.MP4new.mp4" calcext:value-type="string">
            <text:p>ffmpeg -stats -loglevel error -i GH012990-00.00.11.010-00.00.22.021-seg1.MP4 -vf drawtext="text='Day 5': fontcolor=white: fontsize=20: box=1: boxcolor=Black@0.5:boxborderw=5: x=w*0.95-text_w:y=h*0.05:enable='between(t,0,200)'" -c:a copy GH012990-00.00.11.010-00.00.22.021-seg1.MP4new.mp4</text:p>
          </table:table-cell>
        </table:table-row>
        <table:table-row table:style-name="ro1">
          <table:table-cell office:value-type="string" calcext:value-type="string">
            <text:p>GH012990-00.00.30.029-00.00.37.036-seg2.MP4</text:p>
          </table:table-cell>
          <table:table-cell office:value-type="string" calcext:value-type="string">
            <text:p>2016-01-05T02:55:19.000000Z</text:p>
          </table:table-cell>
          <table:table-cell table:formula="of:=RIGHT(LEFT([.B48];10);2)*1" office:value-type="float" office:value="5" calcext:value-type="float">
            <text:p>5</text:p>
          </table:table-cell>
          <table:table-cell table:formula="of:=IF([.C48]&lt;[.D47];IF([.C48]=[.C47];[.D47];[.D47]+1);[.C48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8];[.A48];[.F48];[.D48];[.G48];[.A48];[.H48])" office:value-type="string" office:string-value="ffmpeg -stats -loglevel error -i GH012990-00.00.30.029-00.00.37.036-seg2.MP4 -vf drawtext=&quot;text='Day 5': fontcolor=white: fontsize=20: box=1: boxcolor=Black@0.5:boxborderw=5: x=w*0.95-text_w:y=h*0.05:enable='between(t,0,200)'&quot; -c:a copy GH012990-00.00.30.029-00.00.37.036-seg2.MP4new.mp4" calcext:value-type="string">
            <text:p>ffmpeg -stats -loglevel error -i GH012990-00.00.30.029-00.00.37.036-seg2.MP4 -vf drawtext="text='Day 5': fontcolor=white: fontsize=20: box=1: boxcolor=Black@0.5:boxborderw=5: x=w*0.95-text_w:y=h*0.05:enable='between(t,0,200)'" -c:a copy GH012990-00.00.30.029-00.00.37.036-seg2.MP4new.mp4</text:p>
          </table:table-cell>
        </table:table-row>
        <table:table-row table:style-name="ro1">
          <table:table-cell office:value-type="string" calcext:value-type="string">
            <text:p>GH012992-00.00.25.024-00.00.38.037.MP4</text:p>
          </table:table-cell>
          <table:table-cell office:value-type="string" calcext:value-type="string">
            <text:p>2016-01-05T18:33:21.000000Z</text:p>
          </table:table-cell>
          <table:table-cell table:formula="of:=RIGHT(LEFT([.B49];10);2)*1" office:value-type="float" office:value="5" calcext:value-type="float">
            <text:p>5</text:p>
          </table:table-cell>
          <table:table-cell table:formula="of:=IF([.C49]&lt;[.D48];IF([.C49]=[.C48];[.D48];[.D48]+1);[.C49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49];[.A49];[.F49];[.D49];[.G49];[.A49];[.H49])" office:value-type="string" office:string-value="ffmpeg -stats -loglevel error -i GH012992-00.00.25.024-00.00.38.037.MP4 -vf drawtext=&quot;text='Day 5': fontcolor=white: fontsize=20: box=1: boxcolor=Black@0.5:boxborderw=5: x=w*0.95-text_w:y=h*0.05:enable='between(t,0,200)'&quot; -c:a copy GH012992-00.00.25.024-00.00.38.037.MP4new.mp4" calcext:value-type="string">
            <text:p>ffmpeg -stats -loglevel error -i GH012992-00.00.25.024-00.00.38.037.MP4 -vf drawtext="text='Day 5': fontcolor=white: fontsize=20: box=1: boxcolor=Black@0.5:boxborderw=5: x=w*0.95-text_w:y=h*0.05:enable='between(t,0,200)'" -c:a copy GH012992-00.00.25.024-00.00.38.037.MP4new.mp4</text:p>
          </table:table-cell>
        </table:table-row>
        <table:table-row table:style-name="ro1">
          <table:table-cell office:value-type="string" calcext:value-type="string">
            <text:p>GH012993-00.00.03.002-00.00.12.011.MP4</text:p>
          </table:table-cell>
          <table:table-cell office:value-type="string" calcext:value-type="string">
            <text:p>2016-01-05T20:19:04.000000Z</text:p>
          </table:table-cell>
          <table:table-cell table:formula="of:=RIGHT(LEFT([.B50];10);2)*1" office:value-type="float" office:value="5" calcext:value-type="float">
            <text:p>5</text:p>
          </table:table-cell>
          <table:table-cell table:formula="of:=IF([.C50]&lt;[.D49];IF([.C50]=[.C49];[.D49];[.D49]+1);[.C50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0];[.A50];[.F50];[.D50];[.G50];[.A50];[.H50])" office:value-type="string" office:string-value="ffmpeg -stats -loglevel error -i GH012993-00.00.03.002-00.00.12.011.MP4 -vf drawtext=&quot;text='Day 5': fontcolor=white: fontsize=20: box=1: boxcolor=Black@0.5:boxborderw=5: x=w*0.95-text_w:y=h*0.05:enable='between(t,0,200)'&quot; -c:a copy GH012993-00.00.03.002-00.00.12.011.MP4new.mp4" calcext:value-type="string">
            <text:p>ffmpeg -stats -loglevel error -i GH012993-00.00.03.002-00.00.12.011.MP4 -vf drawtext="text='Day 5': fontcolor=white: fontsize=20: box=1: boxcolor=Black@0.5:boxborderw=5: x=w*0.95-text_w:y=h*0.05:enable='between(t,0,200)'" -c:a copy GH012993-00.00.03.002-00.00.12.011.MP4new.mp4</text:p>
          </table:table-cell>
        </table:table-row>
        <table:table-row table:style-name="ro1">
          <table:table-cell office:value-type="string" calcext:value-type="string">
            <text:p>GH012996-00.00.00.000-00.00.12.011.MP4</text:p>
          </table:table-cell>
          <table:table-cell office:value-type="string" calcext:value-type="string">
            <text:p>2016-01-05T20:51:40.000000Z</text:p>
          </table:table-cell>
          <table:table-cell table:formula="of:=RIGHT(LEFT([.B51];10);2)*1" office:value-type="float" office:value="5" calcext:value-type="float">
            <text:p>5</text:p>
          </table:table-cell>
          <table:table-cell table:formula="of:=IF([.C51]&lt;[.D50];IF([.C51]=[.C50];[.D50];[.D50]+1);[.C51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1];[.A51];[.F51];[.D51];[.G51];[.A51];[.H51])" office:value-type="string" office:string-value="ffmpeg -stats -loglevel error -i GH012996-00.00.00.000-00.00.12.011.MP4 -vf drawtext=&quot;text='Day 5': fontcolor=white: fontsize=20: box=1: boxcolor=Black@0.5:boxborderw=5: x=w*0.95-text_w:y=h*0.05:enable='between(t,0,200)'&quot; -c:a copy GH012996-00.00.00.000-00.00.12.011.MP4new.mp4" calcext:value-type="string">
            <text:p>ffmpeg -stats -loglevel error -i GH012996-00.00.00.000-00.00.12.011.MP4 -vf drawtext="text='Day 5': fontcolor=white: fontsize=20: box=1: boxcolor=Black@0.5:boxborderw=5: x=w*0.95-text_w:y=h*0.05:enable='between(t,0,200)'" -c:a copy GH012996-00.00.00.000-00.00.12.011.MP4new.mp4</text:p>
          </table:table-cell>
        </table:table-row>
        <table:table-row table:style-name="ro1">
          <table:table-cell office:value-type="string" calcext:value-type="string">
            <text:p>GH012997-00.00.00.000-00.00.04.003.MP4</text:p>
          </table:table-cell>
          <table:table-cell office:value-type="string" calcext:value-type="string">
            <text:p>2016-01-05T21:08:43.000000Z</text:p>
          </table:table-cell>
          <table:table-cell table:formula="of:=RIGHT(LEFT([.B52];10);2)*1" office:value-type="float" office:value="5" calcext:value-type="float">
            <text:p>5</text:p>
          </table:table-cell>
          <table:table-cell table:formula="of:=IF([.C52]&lt;[.D51];IF([.C52]=[.C51];[.D51];[.D51]+1);[.C52])" office:value-type="float" office:value="5" calcext:value-type="float">
            <text:p>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2];[.A52];[.F52];[.D52];[.G52];[.A52];[.H52])" office:value-type="string" office:string-value="ffmpeg -stats -loglevel error -i GH012997-00.00.00.000-00.00.04.003.MP4 -vf drawtext=&quot;text='Day 5': fontcolor=white: fontsize=20: box=1: boxcolor=Black@0.5:boxborderw=5: x=w*0.95-text_w:y=h*0.05:enable='between(t,0,200)'&quot; -c:a copy GH012997-00.00.00.000-00.00.04.003.MP4new.mp4" calcext:value-type="string">
            <text:p>ffmpeg -stats -loglevel error -i GH012997-00.00.00.000-00.00.04.003.MP4 -vf drawtext="text='Day 5': fontcolor=white: fontsize=20: box=1: boxcolor=Black@0.5:boxborderw=5: x=w*0.95-text_w:y=h*0.05:enable='between(t,0,200)'" -c:a copy GH012997-00.00.00.000-00.00.04.003.MP4new.mp4</text:p>
          </table:table-cell>
        </table:table-row>
        <table:table-row table:style-name="ro1">
          <table:table-cell office:value-type="string" calcext:value-type="string">
            <text:p>GH012999-00.00.00.000-00.00.04.650.MP4</text:p>
          </table:table-cell>
          <table:table-cell office:value-type="string" calcext:value-type="string">
            <text:p>2016-01-06T00:38:40.000000Z</text:p>
          </table:table-cell>
          <table:table-cell table:formula="of:=RIGHT(LEFT([.B53];10);2)*1" office:value-type="float" office:value="6" calcext:value-type="float">
            <text:p>6</text:p>
          </table:table-cell>
          <table:table-cell table:formula="of:=IF([.C53]&lt;[.D52];IF([.C53]=[.C52];[.D52];[.D52]+1);[.C53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3];[.A53];[.F53];[.D53];[.G53];[.A53];[.H53])" office:value-type="string" office:string-value="ffmpeg -stats -loglevel error -i GH012999-00.00.00.000-00.00.04.650.MP4 -vf drawtext=&quot;text='Day 6': fontcolor=white: fontsize=20: box=1: boxcolor=Black@0.5:boxborderw=5: x=w*0.95-text_w:y=h*0.05:enable='between(t,0,200)'&quot; -c:a copy GH012999-00.00.00.000-00.00.04.650.MP4new.mp4" calcext:value-type="string">
            <text:p>ffmpeg -stats -loglevel error -i GH012999-00.00.00.000-00.00.04.650.MP4 -vf drawtext="text='Day 6': fontcolor=white: fontsize=20: box=1: boxcolor=Black@0.5:boxborderw=5: x=w*0.95-text_w:y=h*0.05:enable='between(t,0,200)'" -c:a copy GH012999-00.00.00.000-00.00.04.650.MP4new.mp4</text:p>
          </table:table-cell>
        </table:table-row>
        <table:table-row table:style-name="ro1">
          <table:table-cell office:value-type="string" calcext:value-type="string">
            <text:p>GH013000-00.00.00.000-00.00.05.004.MP4</text:p>
          </table:table-cell>
          <table:table-cell office:value-type="string" calcext:value-type="string">
            <text:p>2016-01-06T01:25:47.000000Z</text:p>
          </table:table-cell>
          <table:table-cell table:formula="of:=RIGHT(LEFT([.B54];10);2)*1" office:value-type="float" office:value="6" calcext:value-type="float">
            <text:p>6</text:p>
          </table:table-cell>
          <table:table-cell table:formula="of:=IF([.C54]&lt;[.D53];IF([.C54]=[.C53];[.D53];[.D53]+1);[.C54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4];[.A54];[.F54];[.D54];[.G54];[.A54];[.H54])" office:value-type="string" office:string-value="ffmpeg -stats -loglevel error -i GH013000-00.00.00.000-00.00.05.004.MP4 -vf drawtext=&quot;text='Day 6': fontcolor=white: fontsize=20: box=1: boxcolor=Black@0.5:boxborderw=5: x=w*0.95-text_w:y=h*0.05:enable='between(t,0,200)'&quot; -c:a copy GH013000-00.00.00.000-00.00.05.004.MP4new.mp4" calcext:value-type="string">
            <text:p>ffmpeg -stats -loglevel error -i GH013000-00.00.00.000-00.00.05.004.MP4 -vf drawtext="text='Day 6': fontcolor=white: fontsize=20: box=1: boxcolor=Black@0.5:boxborderw=5: x=w*0.95-text_w:y=h*0.05:enable='between(t,0,200)'" -c:a copy GH013000-00.00.00.000-00.00.05.004.MP4new.mp4</text:p>
          </table:table-cell>
        </table:table-row>
        <table:table-row table:style-name="ro1">
          <table:table-cell office:value-type="string" calcext:value-type="string">
            <text:p>GH013001-00.00.00.000-00.00.05.056.MP4</text:p>
          </table:table-cell>
          <table:table-cell office:value-type="string" calcext:value-type="string">
            <text:p>2016-01-06T02:19:26.000000Z</text:p>
          </table:table-cell>
          <table:table-cell table:formula="of:=RIGHT(LEFT([.B55];10);2)*1" office:value-type="float" office:value="6" calcext:value-type="float">
            <text:p>6</text:p>
          </table:table-cell>
          <table:table-cell table:formula="of:=IF([.C55]&lt;[.D54];IF([.C55]=[.C54];[.D54];[.D54]+1);[.C55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5];[.A55];[.F55];[.D55];[.G55];[.A55];[.H55])" office:value-type="string" office:string-value="ffmpeg -stats -loglevel error -i GH013001-00.00.00.000-00.00.05.056.MP4 -vf drawtext=&quot;text='Day 6': fontcolor=white: fontsize=20: box=1: boxcolor=Black@0.5:boxborderw=5: x=w*0.95-text_w:y=h*0.05:enable='between(t,0,200)'&quot; -c:a copy GH013001-00.00.00.000-00.00.05.056.MP4new.mp4" calcext:value-type="string">
            <text:p>ffmpeg -stats -loglevel error -i GH013001-00.00.00.000-00.00.05.056.MP4 -vf drawtext="text='Day 6': fontcolor=white: fontsize=20: box=1: boxcolor=Black@0.5:boxborderw=5: x=w*0.95-text_w:y=h*0.05:enable='between(t,0,200)'" -c:a copy GH013001-00.00.00.000-00.00.05.056.MP4new.mp4</text:p>
          </table:table-cell>
        </table:table-row>
        <table:table-row table:style-name="ro1">
          <table:table-cell office:value-type="string" calcext:value-type="string">
            <text:p>GH013002-00.00.00.000-00.00.03.503.MP4</text:p>
          </table:table-cell>
          <table:table-cell office:value-type="string" calcext:value-type="string">
            <text:p>2016-01-06T02:50:32.000000Z</text:p>
          </table:table-cell>
          <table:table-cell table:formula="of:=RIGHT(LEFT([.B56];10);2)*1" office:value-type="float" office:value="6" calcext:value-type="float">
            <text:p>6</text:p>
          </table:table-cell>
          <table:table-cell table:formula="of:=IF([.C56]&lt;[.D55];IF([.C56]=[.C55];[.D55];[.D55]+1);[.C56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6];[.A56];[.F56];[.D56];[.G56];[.A56];[.H56])" office:value-type="string" office:string-value="ffmpeg -stats -loglevel error -i GH013002-00.00.00.000-00.00.03.503.MP4 -vf drawtext=&quot;text='Day 6': fontcolor=white: fontsize=20: box=1: boxcolor=Black@0.5:boxborderw=5: x=w*0.95-text_w:y=h*0.05:enable='between(t,0,200)'&quot; -c:a copy GH013002-00.00.00.000-00.00.03.503.MP4new.mp4" calcext:value-type="string">
            <text:p>ffmpeg -stats -loglevel error -i GH013002-00.00.00.000-00.00.03.503.MP4 -vf drawtext="text='Day 6': fontcolor=white: fontsize=20: box=1: boxcolor=Black@0.5:boxborderw=5: x=w*0.95-text_w:y=h*0.05:enable='between(t,0,200)'" -c:a copy GH013002-00.00.00.000-00.00.03.503.MP4new.mp4</text:p>
          </table:table-cell>
        </table:table-row>
        <table:table-row table:style-name="ro1">
          <table:table-cell office:value-type="string" calcext:value-type="string">
            <text:p>GH013003-00.00.00.000-00.00.10.009.MP4</text:p>
          </table:table-cell>
          <table:table-cell office:value-type="string" calcext:value-type="string">
            <text:p>2016-01-06T03:05:32.000000Z</text:p>
          </table:table-cell>
          <table:table-cell table:formula="of:=RIGHT(LEFT([.B57];10);2)*1" office:value-type="float" office:value="6" calcext:value-type="float">
            <text:p>6</text:p>
          </table:table-cell>
          <table:table-cell table:formula="of:=IF([.C57]&lt;[.D56];IF([.C57]=[.C56];[.D56];[.D56]+1);[.C57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7];[.A57];[.F57];[.D57];[.G57];[.A57];[.H57])" office:value-type="string" office:string-value="ffmpeg -stats -loglevel error -i GH013003-00.00.00.000-00.00.10.009.MP4 -vf drawtext=&quot;text='Day 6': fontcolor=white: fontsize=20: box=1: boxcolor=Black@0.5:boxborderw=5: x=w*0.95-text_w:y=h*0.05:enable='between(t,0,200)'&quot; -c:a copy GH013003-00.00.00.000-00.00.10.009.MP4new.mp4" calcext:value-type="string">
            <text:p>ffmpeg -stats -loglevel error -i GH013003-00.00.00.000-00.00.10.009.MP4 -vf drawtext="text='Day 6': fontcolor=white: fontsize=20: box=1: boxcolor=Black@0.5:boxborderw=5: x=w*0.95-text_w:y=h*0.05:enable='between(t,0,200)'" -c:a copy GH013003-00.00.00.000-00.00.10.009.MP4new.mp4</text:p>
          </table:table-cell>
        </table:table-row>
        <table:table-row table:style-name="ro1">
          <table:table-cell office:value-type="string" calcext:value-type="string">
            <text:p>GH013005-00.00.01.000-00.00.10.009-seg1.MP4</text:p>
          </table:table-cell>
          <table:table-cell office:value-type="string" calcext:value-type="string">
            <text:p>2016-01-06T03:05:32.000000Z</text:p>
          </table:table-cell>
          <table:table-cell table:formula="of:=RIGHT(LEFT([.B58];10);2)*1" office:value-type="float" office:value="6" calcext:value-type="float">
            <text:p>6</text:p>
          </table:table-cell>
          <table:table-cell table:formula="of:=IF([.C58]&lt;[.D57];IF([.C58]=[.C57];[.D57];[.D57]+1);[.C58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8];[.A58];[.F58];[.D58];[.G58];[.A58];[.H58])" office:value-type="string" office:string-value="ffmpeg -stats -loglevel error -i GH013005-00.00.01.000-00.00.10.009-seg1.MP4 -vf drawtext=&quot;text='Day 6': fontcolor=white: fontsize=20: box=1: boxcolor=Black@0.5:boxborderw=5: x=w*0.95-text_w:y=h*0.05:enable='between(t,0,200)'&quot; -c:a copy GH013005-00.00.01.000-00.00.10.009-seg1.MP4new.mp4" calcext:value-type="string">
            <text:p>ffmpeg -stats -loglevel error -i GH013005-00.00.01.000-00.00.10.009-seg1.MP4 -vf drawtext="text='Day 6': fontcolor=white: fontsize=20: box=1: boxcolor=Black@0.5:boxborderw=5: x=w*0.95-text_w:y=h*0.05:enable='between(t,0,200)'" -c:a copy GH013005-00.00.01.000-00.00.10.009-seg1.MP4new.mp4</text:p>
          </table:table-cell>
        </table:table-row>
        <table:table-row table:style-name="ro1">
          <table:table-cell office:value-type="string" calcext:value-type="string">
            <text:p>GH013005-00.00.21.020-00.00.27.026-seg2.MP4</text:p>
          </table:table-cell>
          <table:table-cell office:value-type="string" calcext:value-type="string">
            <text:p>2016-01-06T23:08:51.000000Z</text:p>
          </table:table-cell>
          <table:table-cell table:formula="of:=RIGHT(LEFT([.B59];10);2)*1" office:value-type="float" office:value="6" calcext:value-type="float">
            <text:p>6</text:p>
          </table:table-cell>
          <table:table-cell table:formula="of:=IF([.C59]&lt;[.D58];IF([.C59]=[.C58];[.D58];[.D58]+1);[.C59])" office:value-type="float" office:value="6" calcext:value-type="float">
            <text:p>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59];[.A59];[.F59];[.D59];[.G59];[.A59];[.H59])" office:value-type="string" office:string-value="ffmpeg -stats -loglevel error -i GH013005-00.00.21.020-00.00.27.026-seg2.MP4 -vf drawtext=&quot;text='Day 6': fontcolor=white: fontsize=20: box=1: boxcolor=Black@0.5:boxborderw=5: x=w*0.95-text_w:y=h*0.05:enable='between(t,0,200)'&quot; -c:a copy GH013005-00.00.21.020-00.00.27.026-seg2.MP4new.mp4" calcext:value-type="string">
            <text:p>ffmpeg -stats -loglevel error -i GH013005-00.00.21.020-00.00.27.026-seg2.MP4 -vf drawtext="text='Day 6': fontcolor=white: fontsize=20: box=1: boxcolor=Black@0.5:boxborderw=5: x=w*0.95-text_w:y=h*0.05:enable='between(t,0,200)'" -c:a copy GH013005-00.00.21.020-00.00.27.026-seg2.MP4new.mp4</text:p>
          </table:table-cell>
        </table:table-row>
        <table:table-row table:style-name="ro1">
          <table:table-cell office:value-type="string" calcext:value-type="string">
            <text:p>GH013007-00.00.00.000-00.00.05.674.MP4</text:p>
          </table:table-cell>
          <table:table-cell office:value-type="string" calcext:value-type="string">
            <text:p>2016-01-07T01:56:47.000000Z</text:p>
          </table:table-cell>
          <table:table-cell table:formula="of:=RIGHT(LEFT([.B60];10);2)*1" office:value-type="float" office:value="7" calcext:value-type="float">
            <text:p>7</text:p>
          </table:table-cell>
          <table:table-cell table:formula="of:=IF([.C60]&lt;[.D59];IF([.C60]=[.C59];[.D59];[.D59]+1);[.C60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0];[.A60];[.F60];[.D60];[.G60];[.A60];[.H60])" office:value-type="string" office:string-value="ffmpeg -stats -loglevel error -i GH013007-00.00.00.000-00.00.05.674.MP4 -vf drawtext=&quot;text='Day 7': fontcolor=white: fontsize=20: box=1: boxcolor=Black@0.5:boxborderw=5: x=w*0.95-text_w:y=h*0.05:enable='between(t,0,200)'&quot; -c:a copy GH013007-00.00.00.000-00.00.05.674.MP4new.mp4" calcext:value-type="string">
            <text:p>ffmpeg -stats -loglevel error -i GH013007-00.00.00.000-00.00.05.674.MP4 -vf drawtext="text='Day 7': fontcolor=white: fontsize=20: box=1: boxcolor=Black@0.5:boxborderw=5: x=w*0.95-text_w:y=h*0.05:enable='between(t,0,200)'" -c:a copy GH013007-00.00.00.000-00.00.05.674.MP4new.mp4</text:p>
          </table:table-cell>
        </table:table-row>
        <table:table-row table:style-name="ro1">
          <table:table-cell office:value-type="string" calcext:value-type="string">
            <text:p>GH013008-00.00.05.004-00.00.10.009.MP4</text:p>
          </table:table-cell>
          <table:table-cell office:value-type="string" calcext:value-type="string">
            <text:p>2016-01-07T02:00:29.000000Z</text:p>
          </table:table-cell>
          <table:table-cell table:formula="of:=RIGHT(LEFT([.B61];10);2)*1" office:value-type="float" office:value="7" calcext:value-type="float">
            <text:p>7</text:p>
          </table:table-cell>
          <table:table-cell table:formula="of:=IF([.C61]&lt;[.D60];IF([.C61]=[.C60];[.D60];[.D60]+1);[.C61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1];[.A61];[.F61];[.D61];[.G61];[.A61];[.H61])" office:value-type="string" office:string-value="ffmpeg -stats -loglevel error -i GH013008-00.00.05.004-00.00.10.009.MP4 -vf drawtext=&quot;text='Day 7': fontcolor=white: fontsize=20: box=1: boxcolor=Black@0.5:boxborderw=5: x=w*0.95-text_w:y=h*0.05:enable='between(t,0,200)'&quot; -c:a copy GH013008-00.00.05.004-00.00.10.009.MP4new.mp4" calcext:value-type="string">
            <text:p>ffmpeg -stats -loglevel error -i GH013008-00.00.05.004-00.00.10.009.MP4 -vf drawtext="text='Day 7': fontcolor=white: fontsize=20: box=1: boxcolor=Black@0.5:boxborderw=5: x=w*0.95-text_w:y=h*0.05:enable='between(t,0,200)'" -c:a copy GH013008-00.00.05.004-00.00.10.009.MP4new.mp4</text:p>
          </table:table-cell>
        </table:table-row>
        <table:table-row table:style-name="ro1">
          <table:table-cell office:value-type="string" calcext:value-type="string">
            <text:p>GH013009-00.00.07.006-00.00.35.034-seg1_f6.MP4</text:p>
          </table:table-cell>
          <table:table-cell office:value-type="string" calcext:value-type="string">
            <text:p>2016-01-07T02:20:40.000000Z</text:p>
          </table:table-cell>
          <table:table-cell table:formula="of:=RIGHT(LEFT([.B62];10);2)*1" office:value-type="float" office:value="7" calcext:value-type="float">
            <text:p>7</text:p>
          </table:table-cell>
          <table:table-cell table:formula="of:=IF([.C62]&lt;[.D61];IF([.C62]=[.C61];[.D61];[.D61]+1);[.C62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2];[.A62];[.F62];[.D62];[.G62];[.A62];[.H62])" office:value-type="string" office:string-value="ffmpeg -stats -loglevel error -i GH013009-00.00.07.006-00.00.35.034-seg1_f6.MP4 -vf drawtext=&quot;text='Day 7': fontcolor=white: fontsize=20: box=1: boxcolor=Black@0.5:boxborderw=5: x=w*0.95-text_w:y=h*0.05:enable='between(t,0,200)'&quot; -c:a copy GH013009-00.00.07.006-00.00.35.034-seg1_f6.MP4new.mp4" calcext:value-type="string">
            <text:p>ffmpeg -stats -loglevel error -i GH013009-00.00.07.006-00.00.35.034-seg1_f6.MP4 -vf drawtext="text='Day 7': fontcolor=white: fontsize=20: box=1: boxcolor=Black@0.5:boxborderw=5: x=w*0.95-text_w:y=h*0.05:enable='between(t,0,200)'" -c:a copy GH013009-00.00.07.006-00.00.35.034-seg1_f6.MP4new.mp4</text:p>
          </table:table-cell>
        </table:table-row>
        <table:table-row table:style-name="ro1">
          <table:table-cell office:value-type="string" calcext:value-type="string">
            <text:p>GH013009-00.00.35.034-00.00.40.582-seg2.MP4</text:p>
          </table:table-cell>
          <table:table-cell office:value-type="string" calcext:value-type="string">
            <text:p>2016-01-07T02:30:18.000000Z</text:p>
          </table:table-cell>
          <table:table-cell table:formula="of:=RIGHT(LEFT([.B63];10);2)*1" office:value-type="float" office:value="7" calcext:value-type="float">
            <text:p>7</text:p>
          </table:table-cell>
          <table:table-cell table:formula="of:=IF([.C63]&lt;[.D62];IF([.C63]=[.C62];[.D62];[.D62]+1);[.C63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3];[.A63];[.F63];[.D63];[.G63];[.A63];[.H63])" office:value-type="string" office:string-value="ffmpeg -stats -loglevel error -i GH013009-00.00.35.034-00.00.40.582-seg2.MP4 -vf drawtext=&quot;text='Day 7': fontcolor=white: fontsize=20: box=1: boxcolor=Black@0.5:boxborderw=5: x=w*0.95-text_w:y=h*0.05:enable='between(t,0,200)'&quot; -c:a copy GH013009-00.00.35.034-00.00.40.582-seg2.MP4new.mp4" calcext:value-type="string">
            <text:p>ffmpeg -stats -loglevel error -i GH013009-00.00.35.034-00.00.40.582-seg2.MP4 -vf drawtext="text='Day 7': fontcolor=white: fontsize=20: box=1: boxcolor=Black@0.5:boxborderw=5: x=w*0.95-text_w:y=h*0.05:enable='between(t,0,200)'" -c:a copy GH013009-00.00.35.034-00.00.40.582-seg2.MP4new.mp4</text:p>
          </table:table-cell>
        </table:table-row>
        <table:table-row table:style-name="ro1">
          <table:table-cell office:value-type="string" calcext:value-type="string">
            <text:p>GH013010-00.00.00.000-00.00.07.006.MP4</text:p>
          </table:table-cell>
          <table:table-cell office:value-type="string" calcext:value-type="string">
            <text:p>2016-01-07T02:30:18.000000Z</text:p>
          </table:table-cell>
          <table:table-cell table:formula="of:=RIGHT(LEFT([.B64];10);2)*1" office:value-type="float" office:value="7" calcext:value-type="float">
            <text:p>7</text:p>
          </table:table-cell>
          <table:table-cell table:formula="of:=IF([.C64]&lt;[.D63];IF([.C64]=[.C63];[.D63];[.D63]+1);[.C64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4];[.A64];[.F64];[.D64];[.G64];[.A64];[.H64])" office:value-type="string" office:string-value="ffmpeg -stats -loglevel error -i GH013010-00.00.00.000-00.00.07.006.MP4 -vf drawtext=&quot;text='Day 7': fontcolor=white: fontsize=20: box=1: boxcolor=Black@0.5:boxborderw=5: x=w*0.95-text_w:y=h*0.05:enable='between(t,0,200)'&quot; -c:a copy GH013010-00.00.00.000-00.00.07.006.MP4new.mp4" calcext:value-type="string">
            <text:p>ffmpeg -stats -loglevel error -i GH013010-00.00.00.000-00.00.07.006.MP4 -vf drawtext="text='Day 7': fontcolor=white: fontsize=20: box=1: boxcolor=Black@0.5:boxborderw=5: x=w*0.95-text_w:y=h*0.05:enable='between(t,0,200)'" -c:a copy GH013010-00.00.00.000-00.00.07.006.MP4new.mp4</text:p>
          </table:table-cell>
        </table:table-row>
        <table:table-row table:style-name="ro1">
          <table:table-cell office:value-type="string" calcext:value-type="string">
            <text:p>GH013011-00.00.05.004-00.00.25.024-seg1.MP4</text:p>
          </table:table-cell>
          <table:table-cell office:value-type="string" calcext:value-type="string">
            <text:p>2016-01-07T02:34:37.000000Z</text:p>
          </table:table-cell>
          <table:table-cell table:formula="of:=RIGHT(LEFT([.B65];10);2)*1" office:value-type="float" office:value="7" calcext:value-type="float">
            <text:p>7</text:p>
          </table:table-cell>
          <table:table-cell table:formula="of:=IF([.C65]&lt;[.D64];IF([.C65]=[.C64];[.D64];[.D64]+1);[.C65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5];[.A65];[.F65];[.D65];[.G65];[.A65];[.H65])" office:value-type="string" office:string-value="ffmpeg -stats -loglevel error -i GH013011-00.00.05.004-00.00.25.024-seg1.MP4 -vf drawtext=&quot;text='Day 7': fontcolor=white: fontsize=20: box=1: boxcolor=Black@0.5:boxborderw=5: x=w*0.95-text_w:y=h*0.05:enable='between(t,0,200)'&quot; -c:a copy GH013011-00.00.05.004-00.00.25.024-seg1.MP4new.mp4" calcext:value-type="string">
            <text:p>ffmpeg -stats -loglevel error -i GH013011-00.00.05.004-00.00.25.024-seg1.MP4 -vf drawtext="text='Day 7': fontcolor=white: fontsize=20: box=1: boxcolor=Black@0.5:boxborderw=5: x=w*0.95-text_w:y=h*0.05:enable='between(t,0,200)'" -c:a copy GH013011-00.00.05.004-00.00.25.024-seg1.MP4new.mp4</text:p>
          </table:table-cell>
        </table:table-row>
        <table:table-row table:style-name="ro1">
          <table:table-cell office:value-type="string" calcext:value-type="string">
            <text:p>GH013011-00.00.25.024-00.01.34.093-seg2_f6.MP4</text:p>
          </table:table-cell>
          <table:table-cell office:value-type="string" calcext:value-type="string">
            <text:p>2016-01-07T02:39:11.000000Z</text:p>
          </table:table-cell>
          <table:table-cell table:formula="of:=RIGHT(LEFT([.B66];10);2)*1" office:value-type="float" office:value="7" calcext:value-type="float">
            <text:p>7</text:p>
          </table:table-cell>
          <table:table-cell table:formula="of:=IF([.C66]&lt;[.D65];IF([.C66]=[.C65];[.D65];[.D65]+1);[.C66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6];[.A66];[.F66];[.D66];[.G66];[.A66];[.H66])" office:value-type="string" office:string-value="ffmpeg -stats -loglevel error -i GH013011-00.00.25.024-00.01.34.093-seg2_f6.MP4 -vf drawtext=&quot;text='Day 7': fontcolor=white: fontsize=20: box=1: boxcolor=Black@0.5:boxborderw=5: x=w*0.95-text_w:y=h*0.05:enable='between(t,0,200)'&quot; -c:a copy GH013011-00.00.25.024-00.01.34.093-seg2_f6.MP4new.mp4" calcext:value-type="string">
            <text:p>ffmpeg -stats -loglevel error -i GH013011-00.00.25.024-00.01.34.093-seg2_f6.MP4 -vf drawtext="text='Day 7': fontcolor=white: fontsize=20: box=1: boxcolor=Black@0.5:boxborderw=5: x=w*0.95-text_w:y=h*0.05:enable='between(t,0,200)'" -c:a copy GH013011-00.00.25.024-00.01.34.093-seg2_f6.MP4new.mp4</text:p>
          </table:table-cell>
        </table:table-row>
        <table:table-row table:style-name="ro1">
          <table:table-cell office:value-type="string" calcext:value-type="string">
            <text:p>GH013011-00.01.34.093-00.01.48.107-seg3.MP4</text:p>
          </table:table-cell>
          <table:table-cell office:value-type="string" calcext:value-type="string">
            <text:p>2016-01-07T02:41:06.000000Z</text:p>
          </table:table-cell>
          <table:table-cell table:formula="of:=RIGHT(LEFT([.B67];10);2)*1" office:value-type="float" office:value="7" calcext:value-type="float">
            <text:p>7</text:p>
          </table:table-cell>
          <table:table-cell table:formula="of:=IF([.C67]&lt;[.D66];IF([.C67]=[.C66];[.D66];[.D66]+1);[.C67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7];[.A67];[.F67];[.D67];[.G67];[.A67];[.H67])" office:value-type="string" office:string-value="ffmpeg -stats -loglevel error -i GH013011-00.01.34.093-00.01.48.107-seg3.MP4 -vf drawtext=&quot;text='Day 7': fontcolor=white: fontsize=20: box=1: boxcolor=Black@0.5:boxborderw=5: x=w*0.95-text_w:y=h*0.05:enable='between(t,0,200)'&quot; -c:a copy GH013011-00.01.34.093-00.01.48.107-seg3.MP4new.mp4" calcext:value-type="string">
            <text:p>ffmpeg -stats -loglevel error -i GH013011-00.01.34.093-00.01.48.107-seg3.MP4 -vf drawtext="text='Day 7': fontcolor=white: fontsize=20: box=1: boxcolor=Black@0.5:boxborderw=5: x=w*0.95-text_w:y=h*0.05:enable='between(t,0,200)'" -c:a copy GH013011-00.01.34.093-00.01.48.107-seg3.MP4new.mp4</text:p>
          </table:table-cell>
        </table:table-row>
        <table:table-row table:style-name="ro1">
          <table:table-cell office:value-type="string" calcext:value-type="string">
            <text:p>GH013012-00.00.04.003-00.00.09.008.MP4</text:p>
          </table:table-cell>
          <table:table-cell office:value-type="string" calcext:value-type="string">
            <text:p>2016-01-07T02:41:06.000000Z</text:p>
          </table:table-cell>
          <table:table-cell table:formula="of:=RIGHT(LEFT([.B68];10);2)*1" office:value-type="float" office:value="7" calcext:value-type="float">
            <text:p>7</text:p>
          </table:table-cell>
          <table:table-cell table:formula="of:=IF([.C68]&lt;[.D67];IF([.C68]=[.C67];[.D67];[.D67]+1);[.C68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8];[.A68];[.F68];[.D68];[.G68];[.A68];[.H68])" office:value-type="string" office:string-value="ffmpeg -stats -loglevel error -i GH013012-00.00.04.003-00.00.09.008.MP4 -vf drawtext=&quot;text='Day 7': fontcolor=white: fontsize=20: box=1: boxcolor=Black@0.5:boxborderw=5: x=w*0.95-text_w:y=h*0.05:enable='between(t,0,200)'&quot; -c:a copy GH013012-00.00.04.003-00.00.09.008.MP4new.mp4" calcext:value-type="string">
            <text:p>ffmpeg -stats -loglevel error -i GH013012-00.00.04.003-00.00.09.008.MP4 -vf drawtext="text='Day 7': fontcolor=white: fontsize=20: box=1: boxcolor=Black@0.5:boxborderw=5: x=w*0.95-text_w:y=h*0.05:enable='between(t,0,200)'" -c:a copy GH013012-00.00.04.003-00.00.09.008.MP4new.mp4</text:p>
          </table:table-cell>
        </table:table-row>
        <table:table-row table:style-name="ro1">
          <table:table-cell office:value-type="string" calcext:value-type="string">
            <text:p>GH013013-00.00.00.000-00.00.19.018.MP4</text:p>
          </table:table-cell>
          <table:table-cell office:value-type="string" calcext:value-type="string">
            <text:p>2016-01-07T02:54:24.000000Z</text:p>
          </table:table-cell>
          <table:table-cell table:formula="of:=RIGHT(LEFT([.B69];10);2)*1" office:value-type="float" office:value="7" calcext:value-type="float">
            <text:p>7</text:p>
          </table:table-cell>
          <table:table-cell table:formula="of:=IF([.C69]&lt;[.D68];IF([.C69]=[.C68];[.D68];[.D68]+1);[.C69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69];[.A69];[.F69];[.D69];[.G69];[.A69];[.H69])" office:value-type="string" office:string-value="ffmpeg -stats -loglevel error -i GH013013-00.00.00.000-00.00.19.018.MP4 -vf drawtext=&quot;text='Day 7': fontcolor=white: fontsize=20: box=1: boxcolor=Black@0.5:boxborderw=5: x=w*0.95-text_w:y=h*0.05:enable='between(t,0,200)'&quot; -c:a copy GH013013-00.00.00.000-00.00.19.018.MP4new.mp4" calcext:value-type="string">
            <text:p>ffmpeg -stats -loglevel error -i GH013013-00.00.00.000-00.00.19.018.MP4 -vf drawtext="text='Day 7': fontcolor=white: fontsize=20: box=1: boxcolor=Black@0.5:boxborderw=5: x=w*0.95-text_w:y=h*0.05:enable='between(t,0,200)'" -c:a copy GH013013-00.00.00.000-00.00.19.018.MP4new.mp4</text:p>
          </table:table-cell>
        </table:table-row>
        <table:table-row table:style-name="ro1">
          <table:table-cell office:value-type="string" calcext:value-type="string">
            <text:p>GH013014-00.00.14.014-00.00.26.025-seg1.MP4</text:p>
          </table:table-cell>
          <table:table-cell office:value-type="string" calcext:value-type="string">
            <text:p>2016-01-07T02:54:24.000000Z</text:p>
          </table:table-cell>
          <table:table-cell table:formula="of:=RIGHT(LEFT([.B70];10);2)*1" office:value-type="float" office:value="7" calcext:value-type="float">
            <text:p>7</text:p>
          </table:table-cell>
          <table:table-cell table:formula="of:=IF([.C70]&lt;[.D69];IF([.C70]=[.C69];[.D69];[.D69]+1);[.C70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0];[.A70];[.F70];[.D70];[.G70];[.A70];[.H70])" office:value-type="string" office:string-value="ffmpeg -stats -loglevel error -i GH013014-00.00.14.014-00.00.26.025-seg1.MP4 -vf drawtext=&quot;text='Day 7': fontcolor=white: fontsize=20: box=1: boxcolor=Black@0.5:boxborderw=5: x=w*0.95-text_w:y=h*0.05:enable='between(t,0,200)'&quot; -c:a copy GH013014-00.00.14.014-00.00.26.025-seg1.MP4new.mp4" calcext:value-type="string">
            <text:p>ffmpeg -stats -loglevel error -i GH013014-00.00.14.014-00.00.26.025-seg1.MP4 -vf drawtext="text='Day 7': fontcolor=white: fontsize=20: box=1: boxcolor=Black@0.5:boxborderw=5: x=w*0.95-text_w:y=h*0.05:enable='between(t,0,200)'" -c:a copy GH013014-00.00.14.014-00.00.26.025-seg1.MP4new.mp4</text:p>
          </table:table-cell>
        </table:table-row>
        <table:table-row table:style-name="ro1">
          <table:table-cell office:value-type="string" calcext:value-type="string">
            <text:p>GH013014-00.00.44.044-00.00.51.051-seg2.MP4</text:p>
          </table:table-cell>
          <table:table-cell office:value-type="string" calcext:value-type="string">
            <text:p>2016-01-07T02:54:24.000000Z</text:p>
          </table:table-cell>
          <table:table-cell table:formula="of:=RIGHT(LEFT([.B71];10);2)*1" office:value-type="float" office:value="7" calcext:value-type="float">
            <text:p>7</text:p>
          </table:table-cell>
          <table:table-cell table:formula="of:=IF([.C71]&lt;[.D70];IF([.C71]=[.C70];[.D70];[.D70]+1);[.C71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1];[.A71];[.F71];[.D71];[.G71];[.A71];[.H71])" office:value-type="string" office:string-value="ffmpeg -stats -loglevel error -i GH013014-00.00.44.044-00.00.51.051-seg2.MP4 -vf drawtext=&quot;text='Day 7': fontcolor=white: fontsize=20: box=1: boxcolor=Black@0.5:boxborderw=5: x=w*0.95-text_w:y=h*0.05:enable='between(t,0,200)'&quot; -c:a copy GH013014-00.00.44.044-00.00.51.051-seg2.MP4new.mp4" calcext:value-type="string">
            <text:p>ffmpeg -stats -loglevel error -i GH013014-00.00.44.044-00.00.51.051-seg2.MP4 -vf drawtext="text='Day 7': fontcolor=white: fontsize=20: box=1: boxcolor=Black@0.5:boxborderw=5: x=w*0.95-text_w:y=h*0.05:enable='between(t,0,200)'" -c:a copy GH013014-00.00.44.044-00.00.51.051-seg2.MP4new.mp4</text:p>
          </table:table-cell>
        </table:table-row>
        <table:table-row table:style-name="ro1">
          <table:table-cell office:value-type="string" calcext:value-type="string">
            <text:p>GH013015-00.00.01.000-00.00.18.017-seg1.MP4</text:p>
          </table:table-cell>
          <table:table-cell office:value-type="string" calcext:value-type="string">
            <text:p>2016-01-07T02:54:24.000000Z</text:p>
          </table:table-cell>
          <table:table-cell table:formula="of:=RIGHT(LEFT([.B72];10);2)*1" office:value-type="float" office:value="7" calcext:value-type="float">
            <text:p>7</text:p>
          </table:table-cell>
          <table:table-cell table:formula="of:=IF([.C72]&lt;[.D71];IF([.C72]=[.C71];[.D71];[.D71]+1);[.C72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2];[.A72];[.F72];[.D72];[.G72];[.A72];[.H72])" office:value-type="string" office:string-value="ffmpeg -stats -loglevel error -i GH013015-00.00.01.000-00.00.18.017-seg1.MP4 -vf drawtext=&quot;text='Day 7': fontcolor=white: fontsize=20: box=1: boxcolor=Black@0.5:boxborderw=5: x=w*0.95-text_w:y=h*0.05:enable='between(t,0,200)'&quot; -c:a copy GH013015-00.00.01.000-00.00.18.017-seg1.MP4new.mp4" calcext:value-type="string">
            <text:p>ffmpeg -stats -loglevel error -i GH013015-00.00.01.000-00.00.18.017-seg1.MP4 -vf drawtext="text='Day 7': fontcolor=white: fontsize=20: box=1: boxcolor=Black@0.5:boxborderw=5: x=w*0.95-text_w:y=h*0.05:enable='between(t,0,200)'" -c:a copy GH013015-00.00.01.000-00.00.18.017-seg1.MP4new.mp4</text:p>
          </table:table-cell>
        </table:table-row>
        <table:table-row table:style-name="ro1">
          <table:table-cell office:value-type="string" calcext:value-type="string">
            <text:p>GH013015-00.00.44.043-00.01.02.061-seg2.MP4</text:p>
          </table:table-cell>
          <table:table-cell office:value-type="string" calcext:value-type="string">
            <text:p>2016-01-07T03:16:56.000000Z</text:p>
          </table:table-cell>
          <table:table-cell table:formula="of:=RIGHT(LEFT([.B73];10);2)*1" office:value-type="float" office:value="7" calcext:value-type="float">
            <text:p>7</text:p>
          </table:table-cell>
          <table:table-cell table:formula="of:=IF([.C73]&lt;[.D72];IF([.C73]=[.C72];[.D72];[.D72]+1);[.C73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3];[.A73];[.F73];[.D73];[.G73];[.A73];[.H73])" office:value-type="string" office:string-value="ffmpeg -stats -loglevel error -i GH013015-00.00.44.043-00.01.02.061-seg2.MP4 -vf drawtext=&quot;text='Day 7': fontcolor=white: fontsize=20: box=1: boxcolor=Black@0.5:boxborderw=5: x=w*0.95-text_w:y=h*0.05:enable='between(t,0,200)'&quot; -c:a copy GH013015-00.00.44.043-00.01.02.061-seg2.MP4new.mp4" calcext:value-type="string">
            <text:p>ffmpeg -stats -loglevel error -i GH013015-00.00.44.043-00.01.02.061-seg2.MP4 -vf drawtext="text='Day 7': fontcolor=white: fontsize=20: box=1: boxcolor=Black@0.5:boxborderw=5: x=w*0.95-text_w:y=h*0.05:enable='between(t,0,200)'" -c:a copy GH013015-00.00.44.043-00.01.02.061-seg2.MP4new.mp4</text:p>
          </table:table-cell>
        </table:table-row>
        <table:table-row table:style-name="ro1">
          <table:table-cell office:value-type="string" calcext:value-type="string">
            <text:p>GH013015-00.01.37.351-00.01.55.114-seg3.MP4</text:p>
          </table:table-cell>
          <table:table-cell office:value-type="string" calcext:value-type="string">
            <text:p>2016-01-07T06:23:23.000000Z</text:p>
          </table:table-cell>
          <table:table-cell table:formula="of:=RIGHT(LEFT([.B74];10);2)*1" office:value-type="float" office:value="7" calcext:value-type="float">
            <text:p>7</text:p>
          </table:table-cell>
          <table:table-cell table:formula="of:=IF([.C74]&lt;[.D73];IF([.C74]=[.C73];[.D73];[.D73]+1);[.C74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4];[.A74];[.F74];[.D74];[.G74];[.A74];[.H74])" office:value-type="string" office:string-value="ffmpeg -stats -loglevel error -i GH013015-00.01.37.351-00.01.55.114-seg3.MP4 -vf drawtext=&quot;text='Day 7': fontcolor=white: fontsize=20: box=1: boxcolor=Black@0.5:boxborderw=5: x=w*0.95-text_w:y=h*0.05:enable='between(t,0,200)'&quot; -c:a copy GH013015-00.01.37.351-00.01.55.114-seg3.MP4new.mp4" calcext:value-type="string">
            <text:p>ffmpeg -stats -loglevel error -i GH013015-00.01.37.351-00.01.55.114-seg3.MP4 -vf drawtext="text='Day 7': fontcolor=white: fontsize=20: box=1: boxcolor=Black@0.5:boxborderw=5: x=w*0.95-text_w:y=h*0.05:enable='between(t,0,200)'" -c:a copy GH013015-00.01.37.351-00.01.55.114-seg3.MP4new.mp4</text:p>
          </table:table-cell>
        </table:table-row>
        <table:table-row table:style-name="ro1">
          <table:table-cell office:value-type="string" calcext:value-type="string">
            <text:p>GH013015-00.03.36.799-00.03.52.485-seg4.MP4</text:p>
          </table:table-cell>
          <table:table-cell office:value-type="string" calcext:value-type="string">
            <text:p>2016-01-07T19:21:32.000000Z</text:p>
          </table:table-cell>
          <table:table-cell table:formula="of:=RIGHT(LEFT([.B75];10);2)*1" office:value-type="float" office:value="7" calcext:value-type="float">
            <text:p>7</text:p>
          </table:table-cell>
          <table:table-cell table:formula="of:=IF([.C75]&lt;[.D74];IF([.C75]=[.C74];[.D74];[.D74]+1);[.C75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5];[.A75];[.F75];[.D75];[.G75];[.A75];[.H75])" office:value-type="string" office:string-value="ffmpeg -stats -loglevel error -i GH013015-00.03.36.799-00.03.52.485-seg4.MP4 -vf drawtext=&quot;text='Day 7': fontcolor=white: fontsize=20: box=1: boxcolor=Black@0.5:boxborderw=5: x=w*0.95-text_w:y=h*0.05:enable='between(t,0,200)'&quot; -c:a copy GH013015-00.03.36.799-00.03.52.485-seg4.MP4new.mp4" calcext:value-type="string">
            <text:p>ffmpeg -stats -loglevel error -i GH013015-00.03.36.799-00.03.52.485-seg4.MP4 -vf drawtext="text='Day 7': fontcolor=white: fontsize=20: box=1: boxcolor=Black@0.5:boxborderw=5: x=w*0.95-text_w:y=h*0.05:enable='between(t,0,200)'" -c:a copy GH013015-00.03.36.799-00.03.52.485-seg4.MP4new.mp4</text:p>
          </table:table-cell>
        </table:table-row>
        <table:table-row table:style-name="ro1">
          <table:table-cell office:value-type="string" calcext:value-type="string">
            <text:p>GH013016-00.00.00.000-00.00.08.007.MP4</text:p>
          </table:table-cell>
          <table:table-cell office:value-type="string" calcext:value-type="string">
            <text:p>2016-01-07T19:23:09.000000Z</text:p>
          </table:table-cell>
          <table:table-cell table:formula="of:=RIGHT(LEFT([.B76];10);2)*1" office:value-type="float" office:value="7" calcext:value-type="float">
            <text:p>7</text:p>
          </table:table-cell>
          <table:table-cell table:formula="of:=IF([.C76]&lt;[.D75];IF([.C76]=[.C75];[.D75];[.D75]+1);[.C76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6];[.A76];[.F76];[.D76];[.G76];[.A76];[.H76])" office:value-type="string" office:string-value="ffmpeg -stats -loglevel error -i GH013016-00.00.00.000-00.00.08.007.MP4 -vf drawtext=&quot;text='Day 7': fontcolor=white: fontsize=20: box=1: boxcolor=Black@0.5:boxborderw=5: x=w*0.95-text_w:y=h*0.05:enable='between(t,0,200)'&quot; -c:a copy GH013016-00.00.00.000-00.00.08.007.MP4new.mp4" calcext:value-type="string">
            <text:p>ffmpeg -stats -loglevel error -i GH013016-00.00.00.000-00.00.08.007.MP4 -vf drawtext="text='Day 7': fontcolor=white: fontsize=20: box=1: boxcolor=Black@0.5:boxborderw=5: x=w*0.95-text_w:y=h*0.05:enable='between(t,0,200)'" -c:a copy GH013016-00.00.00.000-00.00.08.007.MP4new.mp4</text:p>
          </table:table-cell>
        </table:table-row>
        <table:table-row table:style-name="ro1">
          <table:table-cell office:value-type="string" calcext:value-type="string">
            <text:p>GH013017-00.00.10.009-00.00.14.013.MP4</text:p>
          </table:table-cell>
          <table:table-cell office:value-type="string" calcext:value-type="string">
            <text:p>2016-01-07T19:45:29.000000Z</text:p>
          </table:table-cell>
          <table:table-cell table:formula="of:=RIGHT(LEFT([.B77];10);2)*1" office:value-type="float" office:value="7" calcext:value-type="float">
            <text:p>7</text:p>
          </table:table-cell>
          <table:table-cell table:formula="of:=IF([.C77]&lt;[.D76];IF([.C77]=[.C76];[.D76];[.D76]+1);[.C77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7];[.A77];[.F77];[.D77];[.G77];[.A77];[.H77])" office:value-type="string" office:string-value="ffmpeg -stats -loglevel error -i GH013017-00.00.10.009-00.00.14.013.MP4 -vf drawtext=&quot;text='Day 7': fontcolor=white: fontsize=20: box=1: boxcolor=Black@0.5:boxborderw=5: x=w*0.95-text_w:y=h*0.05:enable='between(t,0,200)'&quot; -c:a copy GH013017-00.00.10.009-00.00.14.013.MP4new.mp4" calcext:value-type="string">
            <text:p>ffmpeg -stats -loglevel error -i GH013017-00.00.10.009-00.00.14.013.MP4 -vf drawtext="text='Day 7': fontcolor=white: fontsize=20: box=1: boxcolor=Black@0.5:boxborderw=5: x=w*0.95-text_w:y=h*0.05:enable='between(t,0,200)'" -c:a copy GH013017-00.00.10.009-00.00.14.013.MP4new.mp4</text:p>
          </table:table-cell>
        </table:table-row>
        <table:table-row table:style-name="ro1">
          <table:table-cell office:value-type="string" calcext:value-type="string">
            <text:p>GH013018-00.00.00.000-00.00.05.004.MP4</text:p>
          </table:table-cell>
          <table:table-cell office:value-type="string" calcext:value-type="string">
            <text:p>2016-01-07T21:26:28.000000Z</text:p>
          </table:table-cell>
          <table:table-cell table:formula="of:=RIGHT(LEFT([.B78];10);2)*1" office:value-type="float" office:value="7" calcext:value-type="float">
            <text:p>7</text:p>
          </table:table-cell>
          <table:table-cell table:formula="of:=IF([.C78]&lt;[.D77];IF([.C78]=[.C77];[.D77];[.D77]+1);[.C78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8];[.A78];[.F78];[.D78];[.G78];[.A78];[.H78])" office:value-type="string" office:string-value="ffmpeg -stats -loglevel error -i GH013018-00.00.00.000-00.00.05.004.MP4 -vf drawtext=&quot;text='Day 7': fontcolor=white: fontsize=20: box=1: boxcolor=Black@0.5:boxborderw=5: x=w*0.95-text_w:y=h*0.05:enable='between(t,0,200)'&quot; -c:a copy GH013018-00.00.00.000-00.00.05.004.MP4new.mp4" calcext:value-type="string">
            <text:p>ffmpeg -stats -loglevel error -i GH013018-00.00.00.000-00.00.05.004.MP4 -vf drawtext="text='Day 7': fontcolor=white: fontsize=20: box=1: boxcolor=Black@0.5:boxborderw=5: x=w*0.95-text_w:y=h*0.05:enable='between(t,0,200)'" -c:a copy GH013018-00.00.00.000-00.00.05.004.MP4new.mp4</text:p>
          </table:table-cell>
        </table:table-row>
        <table:table-row table:style-name="ro1">
          <table:table-cell office:value-type="string" calcext:value-type="string">
            <text:p>GH013019-00.00.03.002-00.00.07.006.MP4</text:p>
          </table:table-cell>
          <table:table-cell office:value-type="string" calcext:value-type="string">
            <text:p>2016-01-07T23:05:50.000000Z</text:p>
          </table:table-cell>
          <table:table-cell table:formula="of:=RIGHT(LEFT([.B79];10);2)*1" office:value-type="float" office:value="7" calcext:value-type="float">
            <text:p>7</text:p>
          </table:table-cell>
          <table:table-cell table:formula="of:=IF([.C79]&lt;[.D78];IF([.C79]=[.C78];[.D78];[.D78]+1);[.C79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79];[.A79];[.F79];[.D79];[.G79];[.A79];[.H79])" office:value-type="string" office:string-value="ffmpeg -stats -loglevel error -i GH013019-00.00.03.002-00.00.07.006.MP4 -vf drawtext=&quot;text='Day 7': fontcolor=white: fontsize=20: box=1: boxcolor=Black@0.5:boxborderw=5: x=w*0.95-text_w:y=h*0.05:enable='between(t,0,200)'&quot; -c:a copy GH013019-00.00.03.002-00.00.07.006.MP4new.mp4" calcext:value-type="string">
            <text:p>ffmpeg -stats -loglevel error -i GH013019-00.00.03.002-00.00.07.006.MP4 -vf drawtext="text='Day 7': fontcolor=white: fontsize=20: box=1: boxcolor=Black@0.5:boxborderw=5: x=w*0.95-text_w:y=h*0.05:enable='between(t,0,200)'" -c:a copy GH013019-00.00.03.002-00.00.07.006.MP4new.mp4</text:p>
          </table:table-cell>
        </table:table-row>
        <table:table-row table:style-name="ro1">
          <table:table-cell office:value-type="string" calcext:value-type="string">
            <text:p>GH013020-00.00.07.006-00.00.15.014.MP4</text:p>
          </table:table-cell>
          <table:table-cell office:value-type="string" calcext:value-type="string">
            <text:p>2016-01-07T23:20:46.000000Z</text:p>
          </table:table-cell>
          <table:table-cell table:formula="of:=RIGHT(LEFT([.B80];10);2)*1" office:value-type="float" office:value="7" calcext:value-type="float">
            <text:p>7</text:p>
          </table:table-cell>
          <table:table-cell table:formula="of:=IF([.C80]&lt;[.D79];IF([.C80]=[.C79];[.D79];[.D79]+1);[.C80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0];[.A80];[.F80];[.D80];[.G80];[.A80];[.H80])" office:value-type="string" office:string-value="ffmpeg -stats -loglevel error -i GH013020-00.00.07.006-00.00.15.014.MP4 -vf drawtext=&quot;text='Day 7': fontcolor=white: fontsize=20: box=1: boxcolor=Black@0.5:boxborderw=5: x=w*0.95-text_w:y=h*0.05:enable='between(t,0,200)'&quot; -c:a copy GH013020-00.00.07.006-00.00.15.014.MP4new.mp4" calcext:value-type="string">
            <text:p>ffmpeg -stats -loglevel error -i GH013020-00.00.07.006-00.00.15.014.MP4 -vf drawtext="text='Day 7': fontcolor=white: fontsize=20: box=1: boxcolor=Black@0.5:boxborderw=5: x=w*0.95-text_w:y=h*0.05:enable='between(t,0,200)'" -c:a copy GH013020-00.00.07.006-00.00.15.014.MP4new.mp4</text:p>
          </table:table-cell>
        </table:table-row>
        <table:table-row table:style-name="ro1">
          <table:table-cell office:value-type="string" calcext:value-type="string">
            <text:p>GH013021-00.00.04.003-00.00.10.009.MP4</text:p>
          </table:table-cell>
          <table:table-cell office:value-type="string" calcext:value-type="string">
            <text:p>2016-01-07T23:45:05.000000Z</text:p>
          </table:table-cell>
          <table:table-cell table:formula="of:=RIGHT(LEFT([.B81];10);2)*1" office:value-type="float" office:value="7" calcext:value-type="float">
            <text:p>7</text:p>
          </table:table-cell>
          <table:table-cell table:formula="of:=IF([.C81]&lt;[.D80];IF([.C81]=[.C80];[.D80];[.D80]+1);[.C81])" office:value-type="float" office:value="7" calcext:value-type="float">
            <text:p>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1];[.A81];[.F81];[.D81];[.G81];[.A81];[.H81])" office:value-type="string" office:string-value="ffmpeg -stats -loglevel error -i GH013021-00.00.04.003-00.00.10.009.MP4 -vf drawtext=&quot;text='Day 7': fontcolor=white: fontsize=20: box=1: boxcolor=Black@0.5:boxborderw=5: x=w*0.95-text_w:y=h*0.05:enable='between(t,0,200)'&quot; -c:a copy GH013021-00.00.04.003-00.00.10.009.MP4new.mp4" calcext:value-type="string">
            <text:p>ffmpeg -stats -loglevel error -i GH013021-00.00.04.003-00.00.10.009.MP4 -vf drawtext="text='Day 7': fontcolor=white: fontsize=20: box=1: boxcolor=Black@0.5:boxborderw=5: x=w*0.95-text_w:y=h*0.05:enable='between(t,0,200)'" -c:a copy GH013021-00.00.04.003-00.00.10.009.MP4new.mp4</text:p>
          </table:table-cell>
        </table:table-row>
        <table:table-row table:style-name="ro1">
          <table:table-cell office:value-type="string" calcext:value-type="string">
            <text:p>GH013022-00.00.02.001-00.00.05.004.MP4</text:p>
          </table:table-cell>
          <table:table-cell office:value-type="string" calcext:value-type="string">
            <text:p>2016-01-08T00:50:12.000000Z</text:p>
          </table:table-cell>
          <table:table-cell table:formula="of:=RIGHT(LEFT([.B82];10);2)*1" office:value-type="float" office:value="8" calcext:value-type="float">
            <text:p>8</text:p>
          </table:table-cell>
          <table:table-cell table:formula="of:=IF([.C82]&lt;[.D81];IF([.C82]=[.C81];[.D81];[.D81]+1);[.C82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2];[.A82];[.F82];[.D82];[.G82];[.A82];[.H82])" office:value-type="string" office:string-value="ffmpeg -stats -loglevel error -i GH013022-00.00.02.001-00.00.05.004.MP4 -vf drawtext=&quot;text='Day 8': fontcolor=white: fontsize=20: box=1: boxcolor=Black@0.5:boxborderw=5: x=w*0.95-text_w:y=h*0.05:enable='between(t,0,200)'&quot; -c:a copy GH013022-00.00.02.001-00.00.05.004.MP4new.mp4" calcext:value-type="string">
            <text:p>ffmpeg -stats -loglevel error -i GH013022-00.00.02.001-00.00.05.004.MP4 -vf drawtext="text='Day 8': fontcolor=white: fontsize=20: box=1: boxcolor=Black@0.5:boxborderw=5: x=w*0.95-text_w:y=h*0.05:enable='between(t,0,200)'" -c:a copy GH013022-00.00.02.001-00.00.05.004.MP4new.mp4</text:p>
          </table:table-cell>
        </table:table-row>
        <table:table-row table:style-name="ro1">
          <table:table-cell office:value-type="string" calcext:value-type="string">
            <text:p>GH013023-00.00.00.000-00.00.05.004.MP4</text:p>
          </table:table-cell>
          <table:table-cell office:value-type="string" calcext:value-type="string">
            <text:p>2016-01-08T00:51:11.000000Z</text:p>
          </table:table-cell>
          <table:table-cell table:formula="of:=RIGHT(LEFT([.B83];10);2)*1" office:value-type="float" office:value="8" calcext:value-type="float">
            <text:p>8</text:p>
          </table:table-cell>
          <table:table-cell table:formula="of:=IF([.C83]&lt;[.D82];IF([.C83]=[.C82];[.D82];[.D82]+1);[.C83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3];[.A83];[.F83];[.D83];[.G83];[.A83];[.H83])" office:value-type="string" office:string-value="ffmpeg -stats -loglevel error -i GH013023-00.00.00.000-00.00.05.004.MP4 -vf drawtext=&quot;text='Day 8': fontcolor=white: fontsize=20: box=1: boxcolor=Black@0.5:boxborderw=5: x=w*0.95-text_w:y=h*0.05:enable='between(t,0,200)'&quot; -c:a copy GH013023-00.00.00.000-00.00.05.004.MP4new.mp4" calcext:value-type="string">
            <text:p>ffmpeg -stats -loglevel error -i GH013023-00.00.00.000-00.00.05.004.MP4 -vf drawtext="text='Day 8': fontcolor=white: fontsize=20: box=1: boxcolor=Black@0.5:boxborderw=5: x=w*0.95-text_w:y=h*0.05:enable='between(t,0,200)'" -c:a copy GH013023-00.00.00.000-00.00.05.004.MP4new.mp4</text:p>
          </table:table-cell>
        </table:table-row>
        <table:table-row table:style-name="ro1">
          <table:table-cell office:value-type="string" calcext:value-type="string">
            <text:p>GH013024-00.00.01.000-00.00.07.006.MP4</text:p>
          </table:table-cell>
          <table:table-cell office:value-type="string" calcext:value-type="string">
            <text:p>2016-01-08T01:27:46.000000Z</text:p>
          </table:table-cell>
          <table:table-cell table:formula="of:=RIGHT(LEFT([.B84];10);2)*1" office:value-type="float" office:value="8" calcext:value-type="float">
            <text:p>8</text:p>
          </table:table-cell>
          <table:table-cell table:formula="of:=IF([.C84]&lt;[.D83];IF([.C84]=[.C83];[.D83];[.D83]+1);[.C84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4];[.A84];[.F84];[.D84];[.G84];[.A84];[.H84])" office:value-type="string" office:string-value="ffmpeg -stats -loglevel error -i GH013024-00.00.01.000-00.00.07.006.MP4 -vf drawtext=&quot;text='Day 8': fontcolor=white: fontsize=20: box=1: boxcolor=Black@0.5:boxborderw=5: x=w*0.95-text_w:y=h*0.05:enable='between(t,0,200)'&quot; -c:a copy GH013024-00.00.01.000-00.00.07.006.MP4new.mp4" calcext:value-type="string">
            <text:p>ffmpeg -stats -loglevel error -i GH013024-00.00.01.000-00.00.07.006.MP4 -vf drawtext="text='Day 8': fontcolor=white: fontsize=20: box=1: boxcolor=Black@0.5:boxborderw=5: x=w*0.95-text_w:y=h*0.05:enable='between(t,0,200)'" -c:a copy GH013024-00.00.01.000-00.00.07.006.MP4new.mp4</text:p>
          </table:table-cell>
        </table:table-row>
        <table:table-row table:style-name="ro1">
          <table:table-cell office:value-type="string" calcext:value-type="string">
            <text:p>GH013025-00.00.05.004-00.00.09.008.MP4</text:p>
          </table:table-cell>
          <table:table-cell office:value-type="string" calcext:value-type="string">
            <text:p>2016-01-08T02:00:02.000000Z</text:p>
          </table:table-cell>
          <table:table-cell table:formula="of:=RIGHT(LEFT([.B85];10);2)*1" office:value-type="float" office:value="8" calcext:value-type="float">
            <text:p>8</text:p>
          </table:table-cell>
          <table:table-cell table:formula="of:=IF([.C85]&lt;[.D84];IF([.C85]=[.C84];[.D84];[.D84]+1);[.C85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5];[.A85];[.F85];[.D85];[.G85];[.A85];[.H85])" office:value-type="string" office:string-value="ffmpeg -stats -loglevel error -i GH013025-00.00.05.004-00.00.09.008.MP4 -vf drawtext=&quot;text='Day 8': fontcolor=white: fontsize=20: box=1: boxcolor=Black@0.5:boxborderw=5: x=w*0.95-text_w:y=h*0.05:enable='between(t,0,200)'&quot; -c:a copy GH013025-00.00.05.004-00.00.09.008.MP4new.mp4" calcext:value-type="string">
            <text:p>ffmpeg -stats -loglevel error -i GH013025-00.00.05.004-00.00.09.008.MP4 -vf drawtext="text='Day 8': fontcolor=white: fontsize=20: box=1: boxcolor=Black@0.5:boxborderw=5: x=w*0.95-text_w:y=h*0.05:enable='between(t,0,200)'" -c:a copy GH013025-00.00.05.004-00.00.09.008.MP4new.mp4</text:p>
          </table:table-cell>
        </table:table-row>
        <table:table-row table:style-name="ro1">
          <table:table-cell office:value-type="string" calcext:value-type="string">
            <text:p>GH013026-00.00.00.000-00.00.04.003.MP4</text:p>
          </table:table-cell>
          <table:table-cell office:value-type="string" calcext:value-type="string">
            <text:p>2016-01-08T02:58:34.000000Z</text:p>
          </table:table-cell>
          <table:table-cell table:formula="of:=RIGHT(LEFT([.B86];10);2)*1" office:value-type="float" office:value="8" calcext:value-type="float">
            <text:p>8</text:p>
          </table:table-cell>
          <table:table-cell table:formula="of:=IF([.C86]&lt;[.D85];IF([.C86]=[.C85];[.D85];[.D85]+1);[.C86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6];[.A86];[.F86];[.D86];[.G86];[.A86];[.H86])" office:value-type="string" office:string-value="ffmpeg -stats -loglevel error -i GH013026-00.00.00.000-00.00.04.003.MP4 -vf drawtext=&quot;text='Day 8': fontcolor=white: fontsize=20: box=1: boxcolor=Black@0.5:boxborderw=5: x=w*0.95-text_w:y=h*0.05:enable='between(t,0,200)'&quot; -c:a copy GH013026-00.00.00.000-00.00.04.003.MP4new.mp4" calcext:value-type="string">
            <text:p>ffmpeg -stats -loglevel error -i GH013026-00.00.00.000-00.00.04.003.MP4 -vf drawtext="text='Day 8': fontcolor=white: fontsize=20: box=1: boxcolor=Black@0.5:boxborderw=5: x=w*0.95-text_w:y=h*0.05:enable='between(t,0,200)'" -c:a copy GH013026-00.00.00.000-00.00.04.003.MP4new.mp4</text:p>
          </table:table-cell>
        </table:table-row>
        <table:table-row table:style-name="ro1">
          <table:table-cell office:value-type="string" calcext:value-type="string">
            <text:p>GH013027-00.00.03.002-00.00.07.006.MP4</text:p>
          </table:table-cell>
          <table:table-cell office:value-type="string" calcext:value-type="string">
            <text:p>2016-01-08T15:34:33.000000Z</text:p>
          </table:table-cell>
          <table:table-cell table:formula="of:=RIGHT(LEFT([.B87];10);2)*1" office:value-type="float" office:value="8" calcext:value-type="float">
            <text:p>8</text:p>
          </table:table-cell>
          <table:table-cell table:formula="of:=IF([.C87]&lt;[.D86];IF([.C87]=[.C86];[.D86];[.D86]+1);[.C87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7];[.A87];[.F87];[.D87];[.G87];[.A87];[.H87])" office:value-type="string" office:string-value="ffmpeg -stats -loglevel error -i GH013027-00.00.03.002-00.00.07.006.MP4 -vf drawtext=&quot;text='Day 8': fontcolor=white: fontsize=20: box=1: boxcolor=Black@0.5:boxborderw=5: x=w*0.95-text_w:y=h*0.05:enable='between(t,0,200)'&quot; -c:a copy GH013027-00.00.03.002-00.00.07.006.MP4new.mp4" calcext:value-type="string">
            <text:p>ffmpeg -stats -loglevel error -i GH013027-00.00.03.002-00.00.07.006.MP4 -vf drawtext="text='Day 8': fontcolor=white: fontsize=20: box=1: boxcolor=Black@0.5:boxborderw=5: x=w*0.95-text_w:y=h*0.05:enable='between(t,0,200)'" -c:a copy GH013027-00.00.03.002-00.00.07.006.MP4new.mp4</text:p>
          </table:table-cell>
        </table:table-row>
        <table:table-row table:style-name="ro1">
          <table:table-cell office:value-type="string" calcext:value-type="string">
            <text:p>GH013028-00.00.01.000-00.00.07.006.MP4</text:p>
          </table:table-cell>
          <table:table-cell office:value-type="string" calcext:value-type="string">
            <text:p>2016-01-08T18:14:16.000000Z</text:p>
          </table:table-cell>
          <table:table-cell table:formula="of:=RIGHT(LEFT([.B88];10);2)*1" office:value-type="float" office:value="8" calcext:value-type="float">
            <text:p>8</text:p>
          </table:table-cell>
          <table:table-cell table:formula="of:=IF([.C88]&lt;[.D87];IF([.C88]=[.C87];[.D87];[.D87]+1);[.C88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8];[.A88];[.F88];[.D88];[.G88];[.A88];[.H88])" office:value-type="string" office:string-value="ffmpeg -stats -loglevel error -i GH013028-00.00.01.000-00.00.07.006.MP4 -vf drawtext=&quot;text='Day 8': fontcolor=white: fontsize=20: box=1: boxcolor=Black@0.5:boxborderw=5: x=w*0.95-text_w:y=h*0.05:enable='between(t,0,200)'&quot; -c:a copy GH013028-00.00.01.000-00.00.07.006.MP4new.mp4" calcext:value-type="string">
            <text:p>ffmpeg -stats -loglevel error -i GH013028-00.00.01.000-00.00.07.006.MP4 -vf drawtext="text='Day 8': fontcolor=white: fontsize=20: box=1: boxcolor=Black@0.5:boxborderw=5: x=w*0.95-text_w:y=h*0.05:enable='between(t,0,200)'" -c:a copy GH013028-00.00.01.000-00.00.07.006.MP4new.mp4</text:p>
          </table:table-cell>
        </table:table-row>
        <table:table-row table:style-name="ro1">
          <table:table-cell office:value-type="string" calcext:value-type="string">
            <text:p>GH013029-00.00.08.007-00.00.24.023.MP4</text:p>
          </table:table-cell>
          <table:table-cell office:value-type="string" calcext:value-type="string">
            <text:p>2016-01-08T19:53:42.000000Z</text:p>
          </table:table-cell>
          <table:table-cell table:formula="of:=RIGHT(LEFT([.B89];10);2)*1" office:value-type="float" office:value="8" calcext:value-type="float">
            <text:p>8</text:p>
          </table:table-cell>
          <table:table-cell table:formula="of:=IF([.C89]&lt;[.D88];IF([.C89]=[.C88];[.D88];[.D88]+1);[.C89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89];[.A89];[.F89];[.D89];[.G89];[.A89];[.H89])" office:value-type="string" office:string-value="ffmpeg -stats -loglevel error -i GH013029-00.00.08.007-00.00.24.023.MP4 -vf drawtext=&quot;text='Day 8': fontcolor=white: fontsize=20: box=1: boxcolor=Black@0.5:boxborderw=5: x=w*0.95-text_w:y=h*0.05:enable='between(t,0,200)'&quot; -c:a copy GH013029-00.00.08.007-00.00.24.023.MP4new.mp4" calcext:value-type="string">
            <text:p>ffmpeg -stats -loglevel error -i GH013029-00.00.08.007-00.00.24.023.MP4 -vf drawtext="text='Day 8': fontcolor=white: fontsize=20: box=1: boxcolor=Black@0.5:boxborderw=5: x=w*0.95-text_w:y=h*0.05:enable='between(t,0,200)'" -c:a copy GH013029-00.00.08.007-00.00.24.023.MP4new.mp4</text:p>
          </table:table-cell>
        </table:table-row>
        <table:table-row table:style-name="ro1">
          <table:table-cell office:value-type="string" calcext:value-type="string">
            <text:p>GH013030-00.00.02.001-00.00.14.013.MP4</text:p>
          </table:table-cell>
          <table:table-cell office:value-type="string" calcext:value-type="string">
            <text:p>2016-01-08T20:00:00.000000Z</text:p>
          </table:table-cell>
          <table:table-cell table:formula="of:=RIGHT(LEFT([.B90];10);2)*1" office:value-type="float" office:value="8" calcext:value-type="float">
            <text:p>8</text:p>
          </table:table-cell>
          <table:table-cell table:formula="of:=IF([.C90]&lt;[.D89];IF([.C90]=[.C89];[.D89];[.D89]+1);[.C90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0];[.A90];[.F90];[.D90];[.G90];[.A90];[.H90])" office:value-type="string" office:string-value="ffmpeg -stats -loglevel error -i GH013030-00.00.02.001-00.00.14.013.MP4 -vf drawtext=&quot;text='Day 8': fontcolor=white: fontsize=20: box=1: boxcolor=Black@0.5:boxborderw=5: x=w*0.95-text_w:y=h*0.05:enable='between(t,0,200)'&quot; -c:a copy GH013030-00.00.02.001-00.00.14.013.MP4new.mp4" calcext:value-type="string">
            <text:p>ffmpeg -stats -loglevel error -i GH013030-00.00.02.001-00.00.14.013.MP4 -vf drawtext="text='Day 8': fontcolor=white: fontsize=20: box=1: boxcolor=Black@0.5:boxborderw=5: x=w*0.95-text_w:y=h*0.05:enable='between(t,0,200)'" -c:a copy GH013030-00.00.02.001-00.00.14.013.MP4new.mp4</text:p>
          </table:table-cell>
        </table:table-row>
        <table:table-row table:style-name="ro1">
          <table:table-cell office:value-type="string" calcext:value-type="string">
            <text:p>GH013031-00.00.02.001-00.00.05.004.MP4</text:p>
          </table:table-cell>
          <table:table-cell office:value-type="string" calcext:value-type="string">
            <text:p>2016-01-08T20:04:50.000000Z</text:p>
          </table:table-cell>
          <table:table-cell table:formula="of:=RIGHT(LEFT([.B91];10);2)*1" office:value-type="float" office:value="8" calcext:value-type="float">
            <text:p>8</text:p>
          </table:table-cell>
          <table:table-cell table:formula="of:=IF([.C91]&lt;[.D90];IF([.C91]=[.C90];[.D90];[.D90]+1);[.C91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1];[.A91];[.F91];[.D91];[.G91];[.A91];[.H91])" office:value-type="string" office:string-value="ffmpeg -stats -loglevel error -i GH013031-00.00.02.001-00.00.05.004.MP4 -vf drawtext=&quot;text='Day 8': fontcolor=white: fontsize=20: box=1: boxcolor=Black@0.5:boxborderw=5: x=w*0.95-text_w:y=h*0.05:enable='between(t,0,200)'&quot; -c:a copy GH013031-00.00.02.001-00.00.05.004.MP4new.mp4" calcext:value-type="string">
            <text:p>ffmpeg -stats -loglevel error -i GH013031-00.00.02.001-00.00.05.004.MP4 -vf drawtext="text='Day 8': fontcolor=white: fontsize=20: box=1: boxcolor=Black@0.5:boxborderw=5: x=w*0.95-text_w:y=h*0.05:enable='between(t,0,200)'" -c:a copy GH013031-00.00.02.001-00.00.05.004.MP4new.mp4</text:p>
          </table:table-cell>
        </table:table-row>
        <table:table-row table:style-name="ro1">
          <table:table-cell office:value-type="string" calcext:value-type="string">
            <text:p>GH013032-00.00.07.006-00.00.12.011.MP4</text:p>
          </table:table-cell>
          <table:table-cell office:value-type="string" calcext:value-type="string">
            <text:p>2016-01-08T20:27:57.000000Z</text:p>
          </table:table-cell>
          <table:table-cell table:formula="of:=RIGHT(LEFT([.B92];10);2)*1" office:value-type="float" office:value="8" calcext:value-type="float">
            <text:p>8</text:p>
          </table:table-cell>
          <table:table-cell table:formula="of:=IF([.C92]&lt;[.D91];IF([.C92]=[.C91];[.D91];[.D91]+1);[.C92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2];[.A92];[.F92];[.D92];[.G92];[.A92];[.H92])" office:value-type="string" office:string-value="ffmpeg -stats -loglevel error -i GH013032-00.00.07.006-00.00.12.011.MP4 -vf drawtext=&quot;text='Day 8': fontcolor=white: fontsize=20: box=1: boxcolor=Black@0.5:boxborderw=5: x=w*0.95-text_w:y=h*0.05:enable='between(t,0,200)'&quot; -c:a copy GH013032-00.00.07.006-00.00.12.011.MP4new.mp4" calcext:value-type="string">
            <text:p>ffmpeg -stats -loglevel error -i GH013032-00.00.07.006-00.00.12.011.MP4 -vf drawtext="text='Day 8': fontcolor=white: fontsize=20: box=1: boxcolor=Black@0.5:boxborderw=5: x=w*0.95-text_w:y=h*0.05:enable='between(t,0,200)'" -c:a copy GH013032-00.00.07.006-00.00.12.011.MP4new.mp4</text:p>
          </table:table-cell>
        </table:table-row>
        <table:table-row table:style-name="ro1">
          <table:table-cell office:value-type="string" calcext:value-type="string">
            <text:p>GH013034-00.00.05.004-00.00.09.008.MP4</text:p>
          </table:table-cell>
          <table:table-cell office:value-type="string" calcext:value-type="string">
            <text:p>2016-01-08T21:01:15.000000Z</text:p>
          </table:table-cell>
          <table:table-cell table:formula="of:=RIGHT(LEFT([.B93];10);2)*1" office:value-type="float" office:value="8" calcext:value-type="float">
            <text:p>8</text:p>
          </table:table-cell>
          <table:table-cell table:formula="of:=IF([.C93]&lt;[.D92];IF([.C93]=[.C92];[.D92];[.D92]+1);[.C93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3];[.A93];[.F93];[.D93];[.G93];[.A93];[.H93])" office:value-type="string" office:string-value="ffmpeg -stats -loglevel error -i GH013034-00.00.05.004-00.00.09.008.MP4 -vf drawtext=&quot;text='Day 8': fontcolor=white: fontsize=20: box=1: boxcolor=Black@0.5:boxborderw=5: x=w*0.95-text_w:y=h*0.05:enable='between(t,0,200)'&quot; -c:a copy GH013034-00.00.05.004-00.00.09.008.MP4new.mp4" calcext:value-type="string">
            <text:p>ffmpeg -stats -loglevel error -i GH013034-00.00.05.004-00.00.09.008.MP4 -vf drawtext="text='Day 8': fontcolor=white: fontsize=20: box=1: boxcolor=Black@0.5:boxborderw=5: x=w*0.95-text_w:y=h*0.05:enable='between(t,0,200)'" -c:a copy GH013034-00.00.05.004-00.00.09.008.MP4new.mp4</text:p>
          </table:table-cell>
        </table:table-row>
        <table:table-row table:style-name="ro1">
          <table:table-cell office:value-type="string" calcext:value-type="string">
            <text:p>GH013035-00.00.00.000-00.00.05.004.MP4</text:p>
          </table:table-cell>
          <table:table-cell office:value-type="string" calcext:value-type="string">
            <text:p>2016-01-08T21:23:22.000000Z</text:p>
          </table:table-cell>
          <table:table-cell table:formula="of:=RIGHT(LEFT([.B94];10);2)*1" office:value-type="float" office:value="8" calcext:value-type="float">
            <text:p>8</text:p>
          </table:table-cell>
          <table:table-cell table:formula="of:=IF([.C94]&lt;[.D93];IF([.C94]=[.C93];[.D93];[.D93]+1);[.C94])" office:value-type="float" office:value="8" calcext:value-type="float">
            <text:p>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4];[.A94];[.F94];[.D94];[.G94];[.A94];[.H94])" office:value-type="string" office:string-value="ffmpeg -stats -loglevel error -i GH013035-00.00.00.000-00.00.05.004.MP4 -vf drawtext=&quot;text='Day 8': fontcolor=white: fontsize=20: box=1: boxcolor=Black@0.5:boxborderw=5: x=w*0.95-text_w:y=h*0.05:enable='between(t,0,200)'&quot; -c:a copy GH013035-00.00.00.000-00.00.05.004.MP4new.mp4" calcext:value-type="string">
            <text:p>ffmpeg -stats -loglevel error -i GH013035-00.00.00.000-00.00.05.004.MP4 -vf drawtext="text='Day 8': fontcolor=white: fontsize=20: box=1: boxcolor=Black@0.5:boxborderw=5: x=w*0.95-text_w:y=h*0.05:enable='between(t,0,200)'" -c:a copy GH013035-00.00.00.000-00.00.05.004.MP4new.mp4</text:p>
          </table:table-cell>
        </table:table-row>
        <table:table-row table:style-name="ro1">
          <table:table-cell office:value-type="string" calcext:value-type="string">
            <text:p>GH013036-00.00.12.011-00.00.16.015.MP4</text:p>
          </table:table-cell>
          <table:table-cell office:value-type="string" calcext:value-type="string">
            <text:p>2016-01-09T00:36:08.000000Z</text:p>
          </table:table-cell>
          <table:table-cell table:formula="of:=RIGHT(LEFT([.B95];10);2)*1" office:value-type="float" office:value="9" calcext:value-type="float">
            <text:p>9</text:p>
          </table:table-cell>
          <table:table-cell table:formula="of:=IF([.C95]&lt;[.D94];IF([.C95]=[.C94];[.D94];[.D94]+1);[.C95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5];[.A95];[.F95];[.D95];[.G95];[.A95];[.H95])" office:value-type="string" office:string-value="ffmpeg -stats -loglevel error -i GH013036-00.00.12.011-00.00.16.015.MP4 -vf drawtext=&quot;text='Day 9': fontcolor=white: fontsize=20: box=1: boxcolor=Black@0.5:boxborderw=5: x=w*0.95-text_w:y=h*0.05:enable='between(t,0,200)'&quot; -c:a copy GH013036-00.00.12.011-00.00.16.015.MP4new.mp4" calcext:value-type="string">
            <text:p>ffmpeg -stats -loglevel error -i GH013036-00.00.12.011-00.00.16.015.MP4 -vf drawtext="text='Day 9': fontcolor=white: fontsize=20: box=1: boxcolor=Black@0.5:boxborderw=5: x=w*0.95-text_w:y=h*0.05:enable='between(t,0,200)'" -c:a copy GH013036-00.00.12.011-00.00.16.015.MP4new.mp4</text:p>
          </table:table-cell>
        </table:table-row>
        <table:table-row table:style-name="ro1">
          <table:table-cell office:value-type="string" calcext:value-type="string">
            <text:p>GH013037-00.00.01.000-00.00.06.005.MP4</text:p>
          </table:table-cell>
          <table:table-cell office:value-type="string" calcext:value-type="string">
            <text:p>2016-01-09T00:40:47.000000Z</text:p>
          </table:table-cell>
          <table:table-cell table:formula="of:=RIGHT(LEFT([.B96];10);2)*1" office:value-type="float" office:value="9" calcext:value-type="float">
            <text:p>9</text:p>
          </table:table-cell>
          <table:table-cell table:formula="of:=IF([.C96]&lt;[.D95];IF([.C96]=[.C95];[.D95];[.D95]+1);[.C96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6];[.A96];[.F96];[.D96];[.G96];[.A96];[.H96])" office:value-type="string" office:string-value="ffmpeg -stats -loglevel error -i GH013037-00.00.01.000-00.00.06.005.MP4 -vf drawtext=&quot;text='Day 9': fontcolor=white: fontsize=20: box=1: boxcolor=Black@0.5:boxborderw=5: x=w*0.95-text_w:y=h*0.05:enable='between(t,0,200)'&quot; -c:a copy GH013037-00.00.01.000-00.00.06.005.MP4new.mp4" calcext:value-type="string">
            <text:p>ffmpeg -stats -loglevel error -i GH013037-00.00.01.000-00.00.06.005.MP4 -vf drawtext="text='Day 9': fontcolor=white: fontsize=20: box=1: boxcolor=Black@0.5:boxborderw=5: x=w*0.95-text_w:y=h*0.05:enable='between(t,0,200)'" -c:a copy GH013037-00.00.01.000-00.00.06.005.MP4new.mp4</text:p>
          </table:table-cell>
        </table:table-row>
        <table:table-row table:style-name="ro1">
          <table:table-cell office:value-type="string" calcext:value-type="string">
            <text:p>GH013038-00.00.01.000-00.00.11.010.MP4</text:p>
          </table:table-cell>
          <table:table-cell office:value-type="string" calcext:value-type="string">
            <text:p>2016-01-09T01:52:57.000000Z</text:p>
          </table:table-cell>
          <table:table-cell table:formula="of:=RIGHT(LEFT([.B97];10);2)*1" office:value-type="float" office:value="9" calcext:value-type="float">
            <text:p>9</text:p>
          </table:table-cell>
          <table:table-cell table:formula="of:=IF([.C97]&lt;[.D96];IF([.C97]=[.C96];[.D96];[.D96]+1);[.C97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7];[.A97];[.F97];[.D97];[.G97];[.A97];[.H97])" office:value-type="string" office:string-value="ffmpeg -stats -loglevel error -i GH013038-00.00.01.000-00.00.11.010.MP4 -vf drawtext=&quot;text='Day 9': fontcolor=white: fontsize=20: box=1: boxcolor=Black@0.5:boxborderw=5: x=w*0.95-text_w:y=h*0.05:enable='between(t,0,200)'&quot; -c:a copy GH013038-00.00.01.000-00.00.11.010.MP4new.mp4" calcext:value-type="string">
            <text:p>ffmpeg -stats -loglevel error -i GH013038-00.00.01.000-00.00.11.010.MP4 -vf drawtext="text='Day 9': fontcolor=white: fontsize=20: box=1: boxcolor=Black@0.5:boxborderw=5: x=w*0.95-text_w:y=h*0.05:enable='between(t,0,200)'" -c:a copy GH013038-00.00.01.000-00.00.11.010.MP4new.mp4</text:p>
          </table:table-cell>
        </table:table-row>
        <table:table-row table:style-name="ro1">
          <table:table-cell office:value-type="string" calcext:value-type="string">
            <text:p>GH013039-00.00.00.000-00.00.05.004.MP4</text:p>
          </table:table-cell>
          <table:table-cell office:value-type="string" calcext:value-type="string">
            <text:p>2016-01-09T02:00:28.000000Z</text:p>
          </table:table-cell>
          <table:table-cell table:formula="of:=RIGHT(LEFT([.B98];10);2)*1" office:value-type="float" office:value="9" calcext:value-type="float">
            <text:p>9</text:p>
          </table:table-cell>
          <table:table-cell table:formula="of:=IF([.C98]&lt;[.D97];IF([.C98]=[.C97];[.D97];[.D97]+1);[.C98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8];[.A98];[.F98];[.D98];[.G98];[.A98];[.H98])" office:value-type="string" office:string-value="ffmpeg -stats -loglevel error -i GH013039-00.00.00.000-00.00.05.004.MP4 -vf drawtext=&quot;text='Day 9': fontcolor=white: fontsize=20: box=1: boxcolor=Black@0.5:boxborderw=5: x=w*0.95-text_w:y=h*0.05:enable='between(t,0,200)'&quot; -c:a copy GH013039-00.00.00.000-00.00.05.004.MP4new.mp4" calcext:value-type="string">
            <text:p>ffmpeg -stats -loglevel error -i GH013039-00.00.00.000-00.00.05.004.MP4 -vf drawtext="text='Day 9': fontcolor=white: fontsize=20: box=1: boxcolor=Black@0.5:boxborderw=5: x=w*0.95-text_w:y=h*0.05:enable='between(t,0,200)'" -c:a copy GH013039-00.00.00.000-00.00.05.004.MP4new.mp4</text:p>
          </table:table-cell>
        </table:table-row>
        <table:table-row table:style-name="ro1">
          <table:table-cell office:value-type="string" calcext:value-type="string">
            <text:p>GH013040-00.00.06.005-00.00.25.024.MP4</text:p>
          </table:table-cell>
          <table:table-cell office:value-type="string" calcext:value-type="string">
            <text:p>2016-01-09T02:41:43.000000Z</text:p>
          </table:table-cell>
          <table:table-cell table:formula="of:=RIGHT(LEFT([.B99];10);2)*1" office:value-type="float" office:value="9" calcext:value-type="float">
            <text:p>9</text:p>
          </table:table-cell>
          <table:table-cell table:formula="of:=IF([.C99]&lt;[.D98];IF([.C99]=[.C98];[.D98];[.D98]+1);[.C99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99];[.A99];[.F99];[.D99];[.G99];[.A99];[.H99])" office:value-type="string" office:string-value="ffmpeg -stats -loglevel error -i GH013040-00.00.06.005-00.00.25.024.MP4 -vf drawtext=&quot;text='Day 9': fontcolor=white: fontsize=20: box=1: boxcolor=Black@0.5:boxborderw=5: x=w*0.95-text_w:y=h*0.05:enable='between(t,0,200)'&quot; -c:a copy GH013040-00.00.06.005-00.00.25.024.MP4new.mp4" calcext:value-type="string">
            <text:p>ffmpeg -stats -loglevel error -i GH013040-00.00.06.005-00.00.25.024.MP4 -vf drawtext="text='Day 9': fontcolor=white: fontsize=20: box=1: boxcolor=Black@0.5:boxborderw=5: x=w*0.95-text_w:y=h*0.05:enable='between(t,0,200)'" -c:a copy GH013040-00.00.06.005-00.00.25.024.MP4new.mp4</text:p>
          </table:table-cell>
        </table:table-row>
        <table:table-row table:style-name="ro1">
          <table:table-cell office:value-type="string" calcext:value-type="string">
            <text:p>GH013042-00.00.00.000-00.00.12.011.MP4</text:p>
          </table:table-cell>
          <table:table-cell office:value-type="string" calcext:value-type="string">
            <text:p>2016-01-09T14:52:57.000000Z</text:p>
          </table:table-cell>
          <table:table-cell table:formula="of:=RIGHT(LEFT([.B100];10);2)*1" office:value-type="float" office:value="9" calcext:value-type="float">
            <text:p>9</text:p>
          </table:table-cell>
          <table:table-cell table:formula="of:=IF([.C100]&lt;[.D99];IF([.C100]=[.C99];[.D99];[.D99]+1);[.C100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0];[.A100];[.F100];[.D100];[.G100];[.A100];[.H100])" office:value-type="string" office:string-value="ffmpeg -stats -loglevel error -i GH013042-00.00.00.000-00.00.12.011.MP4 -vf drawtext=&quot;text='Day 9': fontcolor=white: fontsize=20: box=1: boxcolor=Black@0.5:boxborderw=5: x=w*0.95-text_w:y=h*0.05:enable='between(t,0,200)'&quot; -c:a copy GH013042-00.00.00.000-00.00.12.011.MP4new.mp4" calcext:value-type="string">
            <text:p>ffmpeg -stats -loglevel error -i GH013042-00.00.00.000-00.00.12.011.MP4 -vf drawtext="text='Day 9': fontcolor=white: fontsize=20: box=1: boxcolor=Black@0.5:boxborderw=5: x=w*0.95-text_w:y=h*0.05:enable='between(t,0,200)'" -c:a copy GH013042-00.00.00.000-00.00.12.011.MP4new.mp4</text:p>
          </table:table-cell>
        </table:table-row>
        <table:table-row table:style-name="ro1">
          <table:table-cell office:value-type="string" calcext:value-type="string">
            <text:p>GH013043-00.00.13.012-00.00.25.567.MP4</text:p>
          </table:table-cell>
          <table:table-cell office:value-type="string" calcext:value-type="string">
            <text:p>2016-01-09T17:07:22.000000Z</text:p>
          </table:table-cell>
          <table:table-cell table:formula="of:=RIGHT(LEFT([.B101];10);2)*1" office:value-type="float" office:value="9" calcext:value-type="float">
            <text:p>9</text:p>
          </table:table-cell>
          <table:table-cell table:formula="of:=IF([.C101]&lt;[.D100];IF([.C101]=[.C100];[.D100];[.D100]+1);[.C101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1];[.A101];[.F101];[.D101];[.G101];[.A101];[.H101])" office:value-type="string" office:string-value="ffmpeg -stats -loglevel error -i GH013043-00.00.13.012-00.00.25.567.MP4 -vf drawtext=&quot;text='Day 9': fontcolor=white: fontsize=20: box=1: boxcolor=Black@0.5:boxborderw=5: x=w*0.95-text_w:y=h*0.05:enable='between(t,0,200)'&quot; -c:a copy GH013043-00.00.13.012-00.00.25.567.MP4new.mp4" calcext:value-type="string">
            <text:p>ffmpeg -stats -loglevel error -i GH013043-00.00.13.012-00.00.25.567.MP4 -vf drawtext="text='Day 9': fontcolor=white: fontsize=20: box=1: boxcolor=Black@0.5:boxborderw=5: x=w*0.95-text_w:y=h*0.05:enable='between(t,0,200)'" -c:a copy GH013043-00.00.13.012-00.00.25.567.MP4new.mp4</text:p>
          </table:table-cell>
        </table:table-row>
        <table:table-row table:style-name="ro1">
          <table:table-cell office:value-type="string" calcext:value-type="string">
            <text:p>GH013044-00.00.00.000-00.00.11.010.MP4</text:p>
          </table:table-cell>
          <table:table-cell office:value-type="string" calcext:value-type="string">
            <text:p>2016-01-09T17:15:37.000000Z</text:p>
          </table:table-cell>
          <table:table-cell table:formula="of:=RIGHT(LEFT([.B102];10);2)*1" office:value-type="float" office:value="9" calcext:value-type="float">
            <text:p>9</text:p>
          </table:table-cell>
          <table:table-cell table:formula="of:=IF([.C102]&lt;[.D101];IF([.C102]=[.C101];[.D101];[.D101]+1);[.C102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2];[.A102];[.F102];[.D102];[.G102];[.A102];[.H102])" office:value-type="string" office:string-value="ffmpeg -stats -loglevel error -i GH013044-00.00.00.000-00.00.11.010.MP4 -vf drawtext=&quot;text='Day 9': fontcolor=white: fontsize=20: box=1: boxcolor=Black@0.5:boxborderw=5: x=w*0.95-text_w:y=h*0.05:enable='between(t,0,200)'&quot; -c:a copy GH013044-00.00.00.000-00.00.11.010.MP4new.mp4" calcext:value-type="string">
            <text:p>ffmpeg -stats -loglevel error -i GH013044-00.00.00.000-00.00.11.010.MP4 -vf drawtext="text='Day 9': fontcolor=white: fontsize=20: box=1: boxcolor=Black@0.5:boxborderw=5: x=w*0.95-text_w:y=h*0.05:enable='between(t,0,200)'" -c:a copy GH013044-00.00.00.000-00.00.11.010.MP4new.mp4</text:p>
          </table:table-cell>
        </table:table-row>
        <table:table-row table:style-name="ro1">
          <table:table-cell office:value-type="string" calcext:value-type="string">
            <text:p>GH013045-00.00.00.000-00.00.43.042.MP4</text:p>
          </table:table-cell>
          <table:table-cell office:value-type="string" calcext:value-type="string">
            <text:p>2016-01-09T17:25:15.000000Z</text:p>
          </table:table-cell>
          <table:table-cell table:formula="of:=RIGHT(LEFT([.B103];10);2)*1" office:value-type="float" office:value="9" calcext:value-type="float">
            <text:p>9</text:p>
          </table:table-cell>
          <table:table-cell table:formula="of:=IF([.C103]&lt;[.D102];IF([.C103]=[.C102];[.D102];[.D102]+1);[.C103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3];[.A103];[.F103];[.D103];[.G103];[.A103];[.H103])" office:value-type="string" office:string-value="ffmpeg -stats -loglevel error -i GH013045-00.00.00.000-00.00.43.042.MP4 -vf drawtext=&quot;text='Day 9': fontcolor=white: fontsize=20: box=1: boxcolor=Black@0.5:boxborderw=5: x=w*0.95-text_w:y=h*0.05:enable='between(t,0,200)'&quot; -c:a copy GH013045-00.00.00.000-00.00.43.042.MP4new.mp4" calcext:value-type="string">
            <text:p>ffmpeg -stats -loglevel error -i GH013045-00.00.00.000-00.00.43.042.MP4 -vf drawtext="text='Day 9': fontcolor=white: fontsize=20: box=1: boxcolor=Black@0.5:boxborderw=5: x=w*0.95-text_w:y=h*0.05:enable='between(t,0,200)'" -c:a copy GH013045-00.00.00.000-00.00.43.042.MP4new.mp4</text:p>
          </table:table-cell>
        </table:table-row>
        <table:table-row table:style-name="ro1">
          <table:table-cell office:value-type="string" calcext:value-type="string">
            <text:p>GH013047-00.00.00.000-00.00.07.006.MP4</text:p>
          </table:table-cell>
          <table:table-cell office:value-type="string" calcext:value-type="string">
            <text:p>2016-01-09T17:28:48.000000Z</text:p>
          </table:table-cell>
          <table:table-cell table:formula="of:=RIGHT(LEFT([.B104];10);2)*1" office:value-type="float" office:value="9" calcext:value-type="float">
            <text:p>9</text:p>
          </table:table-cell>
          <table:table-cell table:formula="of:=IF([.C104]&lt;[.D103];IF([.C104]=[.C103];[.D103];[.D103]+1);[.C104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4];[.A104];[.F104];[.D104];[.G104];[.A104];[.H104])" office:value-type="string" office:string-value="ffmpeg -stats -loglevel error -i GH013047-00.00.00.000-00.00.07.006.MP4 -vf drawtext=&quot;text='Day 9': fontcolor=white: fontsize=20: box=1: boxcolor=Black@0.5:boxborderw=5: x=w*0.95-text_w:y=h*0.05:enable='between(t,0,200)'&quot; -c:a copy GH013047-00.00.00.000-00.00.07.006.MP4new.mp4" calcext:value-type="string">
            <text:p>ffmpeg -stats -loglevel error -i GH013047-00.00.00.000-00.00.07.006.MP4 -vf drawtext="text='Day 9': fontcolor=white: fontsize=20: box=1: boxcolor=Black@0.5:boxborderw=5: x=w*0.95-text_w:y=h*0.05:enable='between(t,0,200)'" -c:a copy GH013047-00.00.00.000-00.00.07.006.MP4new.mp4</text:p>
          </table:table-cell>
        </table:table-row>
        <table:table-row table:style-name="ro1">
          <table:table-cell office:value-type="string" calcext:value-type="string">
            <text:p>GH013048-00.00.00.000-00.00.24.023.MP4</text:p>
          </table:table-cell>
          <table:table-cell office:value-type="string" calcext:value-type="string">
            <text:p>2016-01-09T18:23:20.000000Z</text:p>
          </table:table-cell>
          <table:table-cell table:formula="of:=RIGHT(LEFT([.B105];10);2)*1" office:value-type="float" office:value="9" calcext:value-type="float">
            <text:p>9</text:p>
          </table:table-cell>
          <table:table-cell table:formula="of:=IF([.C105]&lt;[.D104];IF([.C105]=[.C104];[.D104];[.D104]+1);[.C105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5];[.A105];[.F105];[.D105];[.G105];[.A105];[.H105])" office:value-type="string" office:string-value="ffmpeg -stats -loglevel error -i GH013048-00.00.00.000-00.00.24.023.MP4 -vf drawtext=&quot;text='Day 9': fontcolor=white: fontsize=20: box=1: boxcolor=Black@0.5:boxborderw=5: x=w*0.95-text_w:y=h*0.05:enable='between(t,0,200)'&quot; -c:a copy GH013048-00.00.00.000-00.00.24.023.MP4new.mp4" calcext:value-type="string">
            <text:p>ffmpeg -stats -loglevel error -i GH013048-00.00.00.000-00.00.24.023.MP4 -vf drawtext="text='Day 9': fontcolor=white: fontsize=20: box=1: boxcolor=Black@0.5:boxborderw=5: x=w*0.95-text_w:y=h*0.05:enable='between(t,0,200)'" -c:a copy GH013048-00.00.00.000-00.00.24.023.MP4new.mp4</text:p>
          </table:table-cell>
        </table:table-row>
        <table:table-row table:style-name="ro1">
          <table:table-cell office:value-type="string" calcext:value-type="string">
            <text:p>GH013049-00.00.00.000-00.00.11.010.MP4</text:p>
          </table:table-cell>
          <table:table-cell office:value-type="string" calcext:value-type="string">
            <text:p>2016-01-09T18:33:48.000000Z</text:p>
          </table:table-cell>
          <table:table-cell table:formula="of:=RIGHT(LEFT([.B106];10);2)*1" office:value-type="float" office:value="9" calcext:value-type="float">
            <text:p>9</text:p>
          </table:table-cell>
          <table:table-cell table:formula="of:=IF([.C106]&lt;[.D105];IF([.C106]=[.C105];[.D105];[.D105]+1);[.C106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6];[.A106];[.F106];[.D106];[.G106];[.A106];[.H106])" office:value-type="string" office:string-value="ffmpeg -stats -loglevel error -i GH013049-00.00.00.000-00.00.11.010.MP4 -vf drawtext=&quot;text='Day 9': fontcolor=white: fontsize=20: box=1: boxcolor=Black@0.5:boxborderw=5: x=w*0.95-text_w:y=h*0.05:enable='between(t,0,200)'&quot; -c:a copy GH013049-00.00.00.000-00.00.11.010.MP4new.mp4" calcext:value-type="string">
            <text:p>ffmpeg -stats -loglevel error -i GH013049-00.00.00.000-00.00.11.010.MP4 -vf drawtext="text='Day 9': fontcolor=white: fontsize=20: box=1: boxcolor=Black@0.5:boxborderw=5: x=w*0.95-text_w:y=h*0.05:enable='between(t,0,200)'" -c:a copy GH013049-00.00.00.000-00.00.11.010.MP4new.mp4</text:p>
          </table:table-cell>
        </table:table-row>
        <table:table-row table:style-name="ro1">
          <table:table-cell office:value-type="string" calcext:value-type="string">
            <text:p>GH013050-00.00.03.002-00.00.13.012.MP4</text:p>
          </table:table-cell>
          <table:table-cell office:value-type="string" calcext:value-type="string">
            <text:p>2016-01-09T18:36:52.000000Z</text:p>
          </table:table-cell>
          <table:table-cell table:formula="of:=RIGHT(LEFT([.B107];10);2)*1" office:value-type="float" office:value="9" calcext:value-type="float">
            <text:p>9</text:p>
          </table:table-cell>
          <table:table-cell table:formula="of:=IF([.C107]&lt;[.D106];IF([.C107]=[.C106];[.D106];[.D106]+1);[.C107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7];[.A107];[.F107];[.D107];[.G107];[.A107];[.H107])" office:value-type="string" office:string-value="ffmpeg -stats -loglevel error -i GH013050-00.00.03.002-00.00.13.012.MP4 -vf drawtext=&quot;text='Day 9': fontcolor=white: fontsize=20: box=1: boxcolor=Black@0.5:boxborderw=5: x=w*0.95-text_w:y=h*0.05:enable='between(t,0,200)'&quot; -c:a copy GH013050-00.00.03.002-00.00.13.012.MP4new.mp4" calcext:value-type="string">
            <text:p>ffmpeg -stats -loglevel error -i GH013050-00.00.03.002-00.00.13.012.MP4 -vf drawtext="text='Day 9': fontcolor=white: fontsize=20: box=1: boxcolor=Black@0.5:boxborderw=5: x=w*0.95-text_w:y=h*0.05:enable='between(t,0,200)'" -c:a copy GH013050-00.00.03.002-00.00.13.012.MP4new.mp4</text:p>
          </table:table-cell>
        </table:table-row>
        <table:table-row table:style-name="ro1">
          <table:table-cell office:value-type="string" calcext:value-type="string">
            <text:p>GH013052-00.00.00.000-00.00.06.144.MP4</text:p>
          </table:table-cell>
          <table:table-cell office:value-type="string" calcext:value-type="string">
            <text:p>2016-01-09T18:40:37.000000Z</text:p>
          </table:table-cell>
          <table:table-cell table:formula="of:=RIGHT(LEFT([.B108];10);2)*1" office:value-type="float" office:value="9" calcext:value-type="float">
            <text:p>9</text:p>
          </table:table-cell>
          <table:table-cell table:formula="of:=IF([.C108]&lt;[.D107];IF([.C108]=[.C107];[.D107];[.D107]+1);[.C108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8];[.A108];[.F108];[.D108];[.G108];[.A108];[.H108])" office:value-type="string" office:string-value="ffmpeg -stats -loglevel error -i GH013052-00.00.00.000-00.00.06.144.MP4 -vf drawtext=&quot;text='Day 9': fontcolor=white: fontsize=20: box=1: boxcolor=Black@0.5:boxborderw=5: x=w*0.95-text_w:y=h*0.05:enable='between(t,0,200)'&quot; -c:a copy GH013052-00.00.00.000-00.00.06.144.MP4new.mp4" calcext:value-type="string">
            <text:p>ffmpeg -stats -loglevel error -i GH013052-00.00.00.000-00.00.06.144.MP4 -vf drawtext="text='Day 9': fontcolor=white: fontsize=20: box=1: boxcolor=Black@0.5:boxborderw=5: x=w*0.95-text_w:y=h*0.05:enable='between(t,0,200)'" -c:a copy GH013052-00.00.00.000-00.00.06.144.MP4new.mp4</text:p>
          </table:table-cell>
        </table:table-row>
        <table:table-row table:style-name="ro1">
          <table:table-cell office:value-type="string" calcext:value-type="string">
            <text:p>GH013055-00.00.01.000-00.00.04.003.MP4</text:p>
          </table:table-cell>
          <table:table-cell office:value-type="string" calcext:value-type="string">
            <text:p>2016-01-09T18:46:27.000000Z</text:p>
          </table:table-cell>
          <table:table-cell table:formula="of:=RIGHT(LEFT([.B109];10);2)*1" office:value-type="float" office:value="9" calcext:value-type="float">
            <text:p>9</text:p>
          </table:table-cell>
          <table:table-cell table:formula="of:=IF([.C109]&lt;[.D108];IF([.C109]=[.C108];[.D108];[.D108]+1);[.C109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09];[.A109];[.F109];[.D109];[.G109];[.A109];[.H109])" office:value-type="string" office:string-value="ffmpeg -stats -loglevel error -i GH013055-00.00.01.000-00.00.04.003.MP4 -vf drawtext=&quot;text='Day 9': fontcolor=white: fontsize=20: box=1: boxcolor=Black@0.5:boxborderw=5: x=w*0.95-text_w:y=h*0.05:enable='between(t,0,200)'&quot; -c:a copy GH013055-00.00.01.000-00.00.04.003.MP4new.mp4" calcext:value-type="string">
            <text:p>ffmpeg -stats -loglevel error -i GH013055-00.00.01.000-00.00.04.003.MP4 -vf drawtext="text='Day 9': fontcolor=white: fontsize=20: box=1: boxcolor=Black@0.5:boxborderw=5: x=w*0.95-text_w:y=h*0.05:enable='between(t,0,200)'" -c:a copy GH013055-00.00.01.000-00.00.04.003.MP4new.mp4</text:p>
          </table:table-cell>
        </table:table-row>
        <table:table-row table:style-name="ro1">
          <table:table-cell office:value-type="string" calcext:value-type="string">
            <text:p>GH013056-00.00.00.000-00.00.08.007.MP4</text:p>
          </table:table-cell>
          <table:table-cell office:value-type="string" calcext:value-type="string">
            <text:p>2016-01-09T18:49:28.000000Z</text:p>
          </table:table-cell>
          <table:table-cell table:formula="of:=RIGHT(LEFT([.B110];10);2)*1" office:value-type="float" office:value="9" calcext:value-type="float">
            <text:p>9</text:p>
          </table:table-cell>
          <table:table-cell table:formula="of:=IF([.C110]&lt;[.D109];IF([.C110]=[.C109];[.D109];[.D109]+1);[.C110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0];[.A110];[.F110];[.D110];[.G110];[.A110];[.H110])" office:value-type="string" office:string-value="ffmpeg -stats -loglevel error -i GH013056-00.00.00.000-00.00.08.007.MP4 -vf drawtext=&quot;text='Day 9': fontcolor=white: fontsize=20: box=1: boxcolor=Black@0.5:boxborderw=5: x=w*0.95-text_w:y=h*0.05:enable='between(t,0,200)'&quot; -c:a copy GH013056-00.00.00.000-00.00.08.007.MP4new.mp4" calcext:value-type="string">
            <text:p>ffmpeg -stats -loglevel error -i GH013056-00.00.00.000-00.00.08.007.MP4 -vf drawtext="text='Day 9': fontcolor=white: fontsize=20: box=1: boxcolor=Black@0.5:boxborderw=5: x=w*0.95-text_w:y=h*0.05:enable='between(t,0,200)'" -c:a copy GH013056-00.00.00.000-00.00.08.007.MP4new.mp4</text:p>
          </table:table-cell>
        </table:table-row>
        <table:table-row table:style-name="ro1">
          <table:table-cell office:value-type="string" calcext:value-type="string">
            <text:p>GH013057-00.00.00.000-00.00.05.004.MP4</text:p>
          </table:table-cell>
          <table:table-cell office:value-type="string" calcext:value-type="string">
            <text:p>2016-01-09T18:59:44.000000Z</text:p>
          </table:table-cell>
          <table:table-cell table:formula="of:=RIGHT(LEFT([.B111];10);2)*1" office:value-type="float" office:value="9" calcext:value-type="float">
            <text:p>9</text:p>
          </table:table-cell>
          <table:table-cell table:formula="of:=IF([.C111]&lt;[.D110];IF([.C111]=[.C110];[.D110];[.D110]+1);[.C111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1];[.A111];[.F111];[.D111];[.G111];[.A111];[.H111])" office:value-type="string" office:string-value="ffmpeg -stats -loglevel error -i GH013057-00.00.00.000-00.00.05.004.MP4 -vf drawtext=&quot;text='Day 9': fontcolor=white: fontsize=20: box=1: boxcolor=Black@0.5:boxborderw=5: x=w*0.95-text_w:y=h*0.05:enable='between(t,0,200)'&quot; -c:a copy GH013057-00.00.00.000-00.00.05.004.MP4new.mp4" calcext:value-type="string">
            <text:p>ffmpeg -stats -loglevel error -i GH013057-00.00.00.000-00.00.05.004.MP4 -vf drawtext="text='Day 9': fontcolor=white: fontsize=20: box=1: boxcolor=Black@0.5:boxborderw=5: x=w*0.95-text_w:y=h*0.05:enable='between(t,0,200)'" -c:a copy GH013057-00.00.00.000-00.00.05.004.MP4new.mp4</text:p>
          </table:table-cell>
        </table:table-row>
        <table:table-row table:style-name="ro1">
          <table:table-cell office:value-type="string" calcext:value-type="string">
            <text:p>GH013058-00.00.00.000-00.00.19.018.MP4</text:p>
          </table:table-cell>
          <table:table-cell office:value-type="string" calcext:value-type="string">
            <text:p>2016-01-09T19:01:39.000000Z</text:p>
          </table:table-cell>
          <table:table-cell table:formula="of:=RIGHT(LEFT([.B112];10);2)*1" office:value-type="float" office:value="9" calcext:value-type="float">
            <text:p>9</text:p>
          </table:table-cell>
          <table:table-cell table:formula="of:=IF([.C112]&lt;[.D111];IF([.C112]=[.C111];[.D111];[.D111]+1);[.C112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2];[.A112];[.F112];[.D112];[.G112];[.A112];[.H112])" office:value-type="string" office:string-value="ffmpeg -stats -loglevel error -i GH013058-00.00.00.000-00.00.19.018.MP4 -vf drawtext=&quot;text='Day 9': fontcolor=white: fontsize=20: box=1: boxcolor=Black@0.5:boxborderw=5: x=w*0.95-text_w:y=h*0.05:enable='between(t,0,200)'&quot; -c:a copy GH013058-00.00.00.000-00.00.19.018.MP4new.mp4" calcext:value-type="string">
            <text:p>ffmpeg -stats -loglevel error -i GH013058-00.00.00.000-00.00.19.018.MP4 -vf drawtext="text='Day 9': fontcolor=white: fontsize=20: box=1: boxcolor=Black@0.5:boxborderw=5: x=w*0.95-text_w:y=h*0.05:enable='between(t,0,200)'" -c:a copy GH013058-00.00.00.000-00.00.19.018.MP4new.mp4</text:p>
          </table:table-cell>
        </table:table-row>
        <table:table-row table:style-name="ro1">
          <table:table-cell office:value-type="string" calcext:value-type="string">
            <text:p>GH013059-00.00.00.000-00.00.12.565.MP4</text:p>
          </table:table-cell>
          <table:table-cell office:value-type="string" calcext:value-type="string">
            <text:p>2016-01-09T19:04:06.000000Z</text:p>
          </table:table-cell>
          <table:table-cell table:formula="of:=RIGHT(LEFT([.B113];10);2)*1" office:value-type="float" office:value="9" calcext:value-type="float">
            <text:p>9</text:p>
          </table:table-cell>
          <table:table-cell table:formula="of:=IF([.C113]&lt;[.D112];IF([.C113]=[.C112];[.D112];[.D112]+1);[.C113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3];[.A113];[.F113];[.D113];[.G113];[.A113];[.H113])" office:value-type="string" office:string-value="ffmpeg -stats -loglevel error -i GH013059-00.00.00.000-00.00.12.565.MP4 -vf drawtext=&quot;text='Day 9': fontcolor=white: fontsize=20: box=1: boxcolor=Black@0.5:boxborderw=5: x=w*0.95-text_w:y=h*0.05:enable='between(t,0,200)'&quot; -c:a copy GH013059-00.00.00.000-00.00.12.565.MP4new.mp4" calcext:value-type="string">
            <text:p>ffmpeg -stats -loglevel error -i GH013059-00.00.00.000-00.00.12.565.MP4 -vf drawtext="text='Day 9': fontcolor=white: fontsize=20: box=1: boxcolor=Black@0.5:boxborderw=5: x=w*0.95-text_w:y=h*0.05:enable='between(t,0,200)'" -c:a copy GH013059-00.00.00.000-00.00.12.565.MP4new.mp4</text:p>
          </table:table-cell>
        </table:table-row>
        <table:table-row table:style-name="ro1">
          <table:table-cell office:value-type="string" calcext:value-type="string">
            <text:p>GH013060-00.00.00.000-00.00.09.813.MP4</text:p>
          </table:table-cell>
          <table:table-cell office:value-type="string" calcext:value-type="string">
            <text:p>2016-01-09T19:06:45.000000Z</text:p>
          </table:table-cell>
          <table:table-cell table:formula="of:=RIGHT(LEFT([.B114];10);2)*1" office:value-type="float" office:value="9" calcext:value-type="float">
            <text:p>9</text:p>
          </table:table-cell>
          <table:table-cell table:formula="of:=IF([.C114]&lt;[.D113];IF([.C114]=[.C113];[.D113];[.D113]+1);[.C114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4];[.A114];[.F114];[.D114];[.G114];[.A114];[.H114])" office:value-type="string" office:string-value="ffmpeg -stats -loglevel error -i GH013060-00.00.00.000-00.00.09.813.MP4 -vf drawtext=&quot;text='Day 9': fontcolor=white: fontsize=20: box=1: boxcolor=Black@0.5:boxborderw=5: x=w*0.95-text_w:y=h*0.05:enable='between(t,0,200)'&quot; -c:a copy GH013060-00.00.00.000-00.00.09.813.MP4new.mp4" calcext:value-type="string">
            <text:p>ffmpeg -stats -loglevel error -i GH013060-00.00.00.000-00.00.09.813.MP4 -vf drawtext="text='Day 9': fontcolor=white: fontsize=20: box=1: boxcolor=Black@0.5:boxborderw=5: x=w*0.95-text_w:y=h*0.05:enable='between(t,0,200)'" -c:a copy GH013060-00.00.00.000-00.00.09.813.MP4new.mp4</text:p>
          </table:table-cell>
        </table:table-row>
        <table:table-row table:style-name="ro1">
          <table:table-cell office:value-type="string" calcext:value-type="string">
            <text:p>GH013061-00.00.00.000-00.00.12.011.MP4</text:p>
          </table:table-cell>
          <table:table-cell office:value-type="string" calcext:value-type="string">
            <text:p>2016-01-09T19:11:58.000000Z</text:p>
          </table:table-cell>
          <table:table-cell table:formula="of:=RIGHT(LEFT([.B115];10);2)*1" office:value-type="float" office:value="9" calcext:value-type="float">
            <text:p>9</text:p>
          </table:table-cell>
          <table:table-cell table:formula="of:=IF([.C115]&lt;[.D114];IF([.C115]=[.C114];[.D114];[.D114]+1);[.C115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5];[.A115];[.F115];[.D115];[.G115];[.A115];[.H115])" office:value-type="string" office:string-value="ffmpeg -stats -loglevel error -i GH013061-00.00.00.000-00.00.12.011.MP4 -vf drawtext=&quot;text='Day 9': fontcolor=white: fontsize=20: box=1: boxcolor=Black@0.5:boxborderw=5: x=w*0.95-text_w:y=h*0.05:enable='between(t,0,200)'&quot; -c:a copy GH013061-00.00.00.000-00.00.12.011.MP4new.mp4" calcext:value-type="string">
            <text:p>ffmpeg -stats -loglevel error -i GH013061-00.00.00.000-00.00.12.011.MP4 -vf drawtext="text='Day 9': fontcolor=white: fontsize=20: box=1: boxcolor=Black@0.5:boxborderw=5: x=w*0.95-text_w:y=h*0.05:enable='between(t,0,200)'" -c:a copy GH013061-00.00.00.000-00.00.12.011.MP4new.mp4</text:p>
          </table:table-cell>
        </table:table-row>
        <table:table-row table:style-name="ro1">
          <table:table-cell office:value-type="string" calcext:value-type="string">
            <text:p>GH013062-00.00.00.000-00.00.13.823.MP4</text:p>
          </table:table-cell>
          <table:table-cell office:value-type="string" calcext:value-type="string">
            <text:p>2016-01-09T19:18:52.000000Z</text:p>
          </table:table-cell>
          <table:table-cell table:formula="of:=RIGHT(LEFT([.B116];10);2)*1" office:value-type="float" office:value="9" calcext:value-type="float">
            <text:p>9</text:p>
          </table:table-cell>
          <table:table-cell table:formula="of:=IF([.C116]&lt;[.D115];IF([.C116]=[.C115];[.D115];[.D115]+1);[.C116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6];[.A116];[.F116];[.D116];[.G116];[.A116];[.H116])" office:value-type="string" office:string-value="ffmpeg -stats -loglevel error -i GH013062-00.00.00.000-00.00.13.823.MP4 -vf drawtext=&quot;text='Day 9': fontcolor=white: fontsize=20: box=1: boxcolor=Black@0.5:boxborderw=5: x=w*0.95-text_w:y=h*0.05:enable='between(t,0,200)'&quot; -c:a copy GH013062-00.00.00.000-00.00.13.823.MP4new.mp4" calcext:value-type="string">
            <text:p>ffmpeg -stats -loglevel error -i GH013062-00.00.00.000-00.00.13.823.MP4 -vf drawtext="text='Day 9': fontcolor=white: fontsize=20: box=1: boxcolor=Black@0.5:boxborderw=5: x=w*0.95-text_w:y=h*0.05:enable='between(t,0,200)'" -c:a copy GH013062-00.00.00.000-00.00.13.823.MP4new.mp4</text:p>
          </table:table-cell>
        </table:table-row>
        <table:table-row table:style-name="ro1">
          <table:table-cell office:value-type="string" calcext:value-type="string">
            <text:p>GH013063-00.00.00.000-00.00.06.005.MP4</text:p>
          </table:table-cell>
          <table:table-cell office:value-type="string" calcext:value-type="string">
            <text:p>2016-01-09T19:31:10.000000Z</text:p>
          </table:table-cell>
          <table:table-cell table:formula="of:=RIGHT(LEFT([.B117];10);2)*1" office:value-type="float" office:value="9" calcext:value-type="float">
            <text:p>9</text:p>
          </table:table-cell>
          <table:table-cell table:formula="of:=IF([.C117]&lt;[.D116];IF([.C117]=[.C116];[.D116];[.D116]+1);[.C117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7];[.A117];[.F117];[.D117];[.G117];[.A117];[.H117])" office:value-type="string" office:string-value="ffmpeg -stats -loglevel error -i GH013063-00.00.00.000-00.00.06.005.MP4 -vf drawtext=&quot;text='Day 9': fontcolor=white: fontsize=20: box=1: boxcolor=Black@0.5:boxborderw=5: x=w*0.95-text_w:y=h*0.05:enable='between(t,0,200)'&quot; -c:a copy GH013063-00.00.00.000-00.00.06.005.MP4new.mp4" calcext:value-type="string">
            <text:p>ffmpeg -stats -loglevel error -i GH013063-00.00.00.000-00.00.06.005.MP4 -vf drawtext="text='Day 9': fontcolor=white: fontsize=20: box=1: boxcolor=Black@0.5:boxborderw=5: x=w*0.95-text_w:y=h*0.05:enable='between(t,0,200)'" -c:a copy GH013063-00.00.00.000-00.00.06.005.MP4new.mp4</text:p>
          </table:table-cell>
        </table:table-row>
        <table:table-row table:style-name="ro1">
          <table:table-cell office:value-type="string" calcext:value-type="string">
            <text:p>GH013064-00.00.00.000-00.00.09.884.MP4</text:p>
          </table:table-cell>
          <table:table-cell office:value-type="string" calcext:value-type="string">
            <text:p>2016-01-09T19:34:07.000000Z</text:p>
          </table:table-cell>
          <table:table-cell table:formula="of:=RIGHT(LEFT([.B118];10);2)*1" office:value-type="float" office:value="9" calcext:value-type="float">
            <text:p>9</text:p>
          </table:table-cell>
          <table:table-cell table:formula="of:=IF([.C118]&lt;[.D117];IF([.C118]=[.C117];[.D117];[.D117]+1);[.C118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8];[.A118];[.F118];[.D118];[.G118];[.A118];[.H118])" office:value-type="string" office:string-value="ffmpeg -stats -loglevel error -i GH013064-00.00.00.000-00.00.09.884.MP4 -vf drawtext=&quot;text='Day 9': fontcolor=white: fontsize=20: box=1: boxcolor=Black@0.5:boxborderw=5: x=w*0.95-text_w:y=h*0.05:enable='between(t,0,200)'&quot; -c:a copy GH013064-00.00.00.000-00.00.09.884.MP4new.mp4" calcext:value-type="string">
            <text:p>ffmpeg -stats -loglevel error -i GH013064-00.00.00.000-00.00.09.884.MP4 -vf drawtext="text='Day 9': fontcolor=white: fontsize=20: box=1: boxcolor=Black@0.5:boxborderw=5: x=w*0.95-text_w:y=h*0.05:enable='between(t,0,200)'" -c:a copy GH013064-00.00.00.000-00.00.09.884.MP4new.mp4</text:p>
          </table:table-cell>
        </table:table-row>
        <table:table-row table:style-name="ro1">
          <table:table-cell office:value-type="string" calcext:value-type="string">
            <text:p>GH013065-00.00.00.000-00.00.10.009.MP4</text:p>
          </table:table-cell>
          <table:table-cell office:value-type="string" calcext:value-type="string">
            <text:p>2016-01-09T20:55:26.000000Z</text:p>
          </table:table-cell>
          <table:table-cell table:formula="of:=RIGHT(LEFT([.B119];10);2)*1" office:value-type="float" office:value="9" calcext:value-type="float">
            <text:p>9</text:p>
          </table:table-cell>
          <table:table-cell table:formula="of:=IF([.C119]&lt;[.D118];IF([.C119]=[.C118];[.D118];[.D118]+1);[.C119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19];[.A119];[.F119];[.D119];[.G119];[.A119];[.H119])" office:value-type="string" office:string-value="ffmpeg -stats -loglevel error -i GH013065-00.00.00.000-00.00.10.009.MP4 -vf drawtext=&quot;text='Day 9': fontcolor=white: fontsize=20: box=1: boxcolor=Black@0.5:boxborderw=5: x=w*0.95-text_w:y=h*0.05:enable='between(t,0,200)'&quot; -c:a copy GH013065-00.00.00.000-00.00.10.009.MP4new.mp4" calcext:value-type="string">
            <text:p>ffmpeg -stats -loglevel error -i GH013065-00.00.00.000-00.00.10.009.MP4 -vf drawtext="text='Day 9': fontcolor=white: fontsize=20: box=1: boxcolor=Black@0.5:boxborderw=5: x=w*0.95-text_w:y=h*0.05:enable='between(t,0,200)'" -c:a copy GH013065-00.00.00.000-00.00.10.009.MP4new.mp4</text:p>
          </table:table-cell>
        </table:table-row>
        <table:table-row table:style-name="ro1">
          <table:table-cell office:value-type="string" calcext:value-type="string">
            <text:p>GH013066-00.00.00.000-00.00.09.008.MP4</text:p>
          </table:table-cell>
          <table:table-cell office:value-type="string" calcext:value-type="string">
            <text:p>2016-01-09T20:58:45.000000Z</text:p>
          </table:table-cell>
          <table:table-cell table:formula="of:=RIGHT(LEFT([.B120];10);2)*1" office:value-type="float" office:value="9" calcext:value-type="float">
            <text:p>9</text:p>
          </table:table-cell>
          <table:table-cell table:formula="of:=IF([.C120]&lt;[.D119];IF([.C120]=[.C119];[.D119];[.D119]+1);[.C120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0];[.A120];[.F120];[.D120];[.G120];[.A120];[.H120])" office:value-type="string" office:string-value="ffmpeg -stats -loglevel error -i GH013066-00.00.00.000-00.00.09.008.MP4 -vf drawtext=&quot;text='Day 9': fontcolor=white: fontsize=20: box=1: boxcolor=Black@0.5:boxborderw=5: x=w*0.95-text_w:y=h*0.05:enable='between(t,0,200)'&quot; -c:a copy GH013066-00.00.00.000-00.00.09.008.MP4new.mp4" calcext:value-type="string">
            <text:p>ffmpeg -stats -loglevel error -i GH013066-00.00.00.000-00.00.09.008.MP4 -vf drawtext="text='Day 9': fontcolor=white: fontsize=20: box=1: boxcolor=Black@0.5:boxborderw=5: x=w*0.95-text_w:y=h*0.05:enable='between(t,0,200)'" -c:a copy GH013066-00.00.00.000-00.00.09.008.MP4new.mp4</text:p>
          </table:table-cell>
        </table:table-row>
        <table:table-row table:style-name="ro1">
          <table:table-cell office:value-type="string" calcext:value-type="string">
            <text:p>GH013067-00.00.03.002-00.00.08.007.MP4</text:p>
          </table:table-cell>
          <table:table-cell office:value-type="string" calcext:value-type="string">
            <text:p>2016-01-09T21:00:27.000000Z</text:p>
          </table:table-cell>
          <table:table-cell table:formula="of:=RIGHT(LEFT([.B121];10);2)*1" office:value-type="float" office:value="9" calcext:value-type="float">
            <text:p>9</text:p>
          </table:table-cell>
          <table:table-cell table:formula="of:=IF([.C121]&lt;[.D120];IF([.C121]=[.C120];[.D120];[.D120]+1);[.C121])" office:value-type="float" office:value="9" calcext:value-type="float">
            <text:p>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1];[.A121];[.F121];[.D121];[.G121];[.A121];[.H121])" office:value-type="string" office:string-value="ffmpeg -stats -loglevel error -i GH013067-00.00.03.002-00.00.08.007.MP4 -vf drawtext=&quot;text='Day 9': fontcolor=white: fontsize=20: box=1: boxcolor=Black@0.5:boxborderw=5: x=w*0.95-text_w:y=h*0.05:enable='between(t,0,200)'&quot; -c:a copy GH013067-00.00.03.002-00.00.08.007.MP4new.mp4" calcext:value-type="string">
            <text:p>ffmpeg -stats -loglevel error -i GH013067-00.00.03.002-00.00.08.007.MP4 -vf drawtext="text='Day 9': fontcolor=white: fontsize=20: box=1: boxcolor=Black@0.5:boxborderw=5: x=w*0.95-text_w:y=h*0.05:enable='between(t,0,200)'" -c:a copy GH013067-00.00.03.002-00.00.08.007.MP4new.mp4</text:p>
          </table:table-cell>
        </table:table-row>
        <table:table-row table:style-name="ro1">
          <table:table-cell office:value-type="string" calcext:value-type="string">
            <text:p>GH013068-00.00.01.000-00.00.08.007.MP4</text:p>
          </table:table-cell>
          <table:table-cell office:value-type="string" calcext:value-type="string">
            <text:p>2016-01-10T18:29:38.000000Z</text:p>
          </table:table-cell>
          <table:table-cell table:formula="of:=RIGHT(LEFT([.B122];10);2)*1" office:value-type="float" office:value="10" calcext:value-type="float">
            <text:p>10</text:p>
          </table:table-cell>
          <table:table-cell table:formula="of:=IF([.C122]&lt;[.D121];IF([.C122]=[.C121];[.D121];[.D121]+1);[.C122])" office:value-type="float" office:value="10" calcext:value-type="float">
            <text:p>1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2];[.A122];[.F122];[.D122];[.G122];[.A122];[.H122])" office:value-type="string" office:string-value="ffmpeg -stats -loglevel error -i GH013068-00.00.01.000-00.00.08.007.MP4 -vf drawtext=&quot;text='Day 10': fontcolor=white: fontsize=20: box=1: boxcolor=Black@0.5:boxborderw=5: x=w*0.95-text_w:y=h*0.05:enable='between(t,0,200)'&quot; -c:a copy GH013068-00.00.01.000-00.00.08.007.MP4new.mp4" calcext:value-type="string">
            <text:p>ffmpeg -stats -loglevel error -i GH013068-00.00.01.000-00.00.08.007.MP4 -vf drawtext="text='Day 10': fontcolor=white: fontsize=20: box=1: boxcolor=Black@0.5:boxborderw=5: x=w*0.95-text_w:y=h*0.05:enable='between(t,0,200)'" -c:a copy GH013068-00.00.01.000-00.00.08.007.MP4new.mp4</text:p>
          </table:table-cell>
        </table:table-row>
        <table:table-row table:style-name="ro1">
          <table:table-cell office:value-type="string" calcext:value-type="string">
            <text:p>GH013069-00.00.00.000-00.00.04.003.MP4</text:p>
          </table:table-cell>
          <table:table-cell office:value-type="string" calcext:value-type="string">
            <text:p>2016-01-10T19:14:40.000000Z</text:p>
          </table:table-cell>
          <table:table-cell table:formula="of:=RIGHT(LEFT([.B123];10);2)*1" office:value-type="float" office:value="10" calcext:value-type="float">
            <text:p>10</text:p>
          </table:table-cell>
          <table:table-cell table:formula="of:=IF([.C123]&lt;[.D122];IF([.C123]=[.C122];[.D122];[.D122]+1);[.C123])" office:value-type="float" office:value="10" calcext:value-type="float">
            <text:p>1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3];[.A123];[.F123];[.D123];[.G123];[.A123];[.H123])" office:value-type="string" office:string-value="ffmpeg -stats -loglevel error -i GH013069-00.00.00.000-00.00.04.003.MP4 -vf drawtext=&quot;text='Day 10': fontcolor=white: fontsize=20: box=1: boxcolor=Black@0.5:boxborderw=5: x=w*0.95-text_w:y=h*0.05:enable='between(t,0,200)'&quot; -c:a copy GH013069-00.00.00.000-00.00.04.003.MP4new.mp4" calcext:value-type="string">
            <text:p>ffmpeg -stats -loglevel error -i GH013069-00.00.00.000-00.00.04.003.MP4 -vf drawtext="text='Day 10': fontcolor=white: fontsize=20: box=1: boxcolor=Black@0.5:boxborderw=5: x=w*0.95-text_w:y=h*0.05:enable='between(t,0,200)'" -c:a copy GH013069-00.00.00.000-00.00.04.003.MP4new.mp4</text:p>
          </table:table-cell>
        </table:table-row>
        <table:table-row table:style-name="ro1">
          <table:table-cell office:value-type="string" calcext:value-type="string">
            <text:p>GH013070-00.00.00.000-00.00.12.220.MP4</text:p>
          </table:table-cell>
          <table:table-cell office:value-type="string" calcext:value-type="string">
            <text:p>2016-01-10T23:30:01.000000Z</text:p>
          </table:table-cell>
          <table:table-cell table:formula="of:=RIGHT(LEFT([.B124];10);2)*1" office:value-type="float" office:value="10" calcext:value-type="float">
            <text:p>10</text:p>
          </table:table-cell>
          <table:table-cell table:formula="of:=IF([.C124]&lt;[.D123];IF([.C124]=[.C123];[.D123];[.D123]+1);[.C124])" office:value-type="float" office:value="10" calcext:value-type="float">
            <text:p>1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4];[.A124];[.F124];[.D124];[.G124];[.A124];[.H124])" office:value-type="string" office:string-value="ffmpeg -stats -loglevel error -i GH013070-00.00.00.000-00.00.12.220.MP4 -vf drawtext=&quot;text='Day 10': fontcolor=white: fontsize=20: box=1: boxcolor=Black@0.5:boxborderw=5: x=w*0.95-text_w:y=h*0.05:enable='between(t,0,200)'&quot; -c:a copy GH013070-00.00.00.000-00.00.12.220.MP4new.mp4" calcext:value-type="string">
            <text:p>ffmpeg -stats -loglevel error -i GH013070-00.00.00.000-00.00.12.220.MP4 -vf drawtext="text='Day 10': fontcolor=white: fontsize=20: box=1: boxcolor=Black@0.5:boxborderw=5: x=w*0.95-text_w:y=h*0.05:enable='between(t,0,200)'" -c:a copy GH013070-00.00.00.000-00.00.12.220.MP4new.mp4</text:p>
          </table:table-cell>
        </table:table-row>
        <table:table-row table:style-name="ro1">
          <table:table-cell office:value-type="string" calcext:value-type="string">
            <text:p>GH013071-00.00.03.002-00.00.08.007.MP4</text:p>
          </table:table-cell>
          <table:table-cell office:value-type="string" calcext:value-type="string">
            <text:p>2016-01-10T23:30:01.000000Z</text:p>
          </table:table-cell>
          <table:table-cell table:formula="of:=RIGHT(LEFT([.B125];10);2)*1" office:value-type="float" office:value="10" calcext:value-type="float">
            <text:p>10</text:p>
          </table:table-cell>
          <table:table-cell table:formula="of:=IF([.C125]&lt;[.D124];IF([.C125]=[.C124];[.D124];[.D124]+1);[.C125])" office:value-type="float" office:value="10" calcext:value-type="float">
            <text:p>1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5];[.A125];[.F125];[.D125];[.G125];[.A125];[.H125])" office:value-type="string" office:string-value="ffmpeg -stats -loglevel error -i GH013071-00.00.03.002-00.00.08.007.MP4 -vf drawtext=&quot;text='Day 10': fontcolor=white: fontsize=20: box=1: boxcolor=Black@0.5:boxborderw=5: x=w*0.95-text_w:y=h*0.05:enable='between(t,0,200)'&quot; -c:a copy GH013071-00.00.03.002-00.00.08.007.MP4new.mp4" calcext:value-type="string">
            <text:p>ffmpeg -stats -loglevel error -i GH013071-00.00.03.002-00.00.08.007.MP4 -vf drawtext="text='Day 10': fontcolor=white: fontsize=20: box=1: boxcolor=Black@0.5:boxborderw=5: x=w*0.95-text_w:y=h*0.05:enable='between(t,0,200)'" -c:a copy GH013071-00.00.03.002-00.00.08.007.MP4new.mp4</text:p>
          </table:table-cell>
        </table:table-row>
        <table:table-row table:style-name="ro1">
          <table:table-cell office:value-type="string" calcext:value-type="string">
            <text:p>GH013073-00.00.05.004-00.00.11.263.MP4</text:p>
          </table:table-cell>
          <table:table-cell office:value-type="string" calcext:value-type="string">
            <text:p>2016-01-10T23:30:01.000000Z</text:p>
          </table:table-cell>
          <table:table-cell table:formula="of:=RIGHT(LEFT([.B126];10);2)*1" office:value-type="float" office:value="10" calcext:value-type="float">
            <text:p>10</text:p>
          </table:table-cell>
          <table:table-cell table:formula="of:=IF([.C126]&lt;[.D125];IF([.C126]=[.C125];[.D125];[.D125]+1);[.C126])" office:value-type="float" office:value="10" calcext:value-type="float">
            <text:p>1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6];[.A126];[.F126];[.D126];[.G126];[.A126];[.H126])" office:value-type="string" office:string-value="ffmpeg -stats -loglevel error -i GH013073-00.00.05.004-00.00.11.263.MP4 -vf drawtext=&quot;text='Day 10': fontcolor=white: fontsize=20: box=1: boxcolor=Black@0.5:boxborderw=5: x=w*0.95-text_w:y=h*0.05:enable='between(t,0,200)'&quot; -c:a copy GH013073-00.00.05.004-00.00.11.263.MP4new.mp4" calcext:value-type="string">
            <text:p>ffmpeg -stats -loglevel error -i GH013073-00.00.05.004-00.00.11.263.MP4 -vf drawtext="text='Day 10': fontcolor=white: fontsize=20: box=1: boxcolor=Black@0.5:boxborderw=5: x=w*0.95-text_w:y=h*0.05:enable='between(t,0,200)'" -c:a copy GH013073-00.00.05.004-00.00.11.263.MP4new.mp4</text:p>
          </table:table-cell>
        </table:table-row>
        <table:table-row table:style-name="ro1">
          <table:table-cell office:value-type="string" calcext:value-type="string">
            <text:p>GH013074-00.00.43.042-00.00.51.050-seg1.MP4</text:p>
          </table:table-cell>
          <table:table-cell office:value-type="string" calcext:value-type="string">
            <text:p>2016-01-11T00:02:41.000000Z</text:p>
          </table:table-cell>
          <table:table-cell table:formula="of:=RIGHT(LEFT([.B127];10);2)*1" office:value-type="float" office:value="11" calcext:value-type="float">
            <text:p>11</text:p>
          </table:table-cell>
          <table:table-cell table:formula="of:=IF([.C127]&lt;[.D126];IF([.C127]=[.C126];[.D126];[.D126]+1);[.C127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7];[.A127];[.F127];[.D127];[.G127];[.A127];[.H127])" office:value-type="string" office:string-value="ffmpeg -stats -loglevel error -i GH013074-00.00.43.042-00.00.51.050-seg1.MP4 -vf drawtext=&quot;text='Day 11': fontcolor=white: fontsize=20: box=1: boxcolor=Black@0.5:boxborderw=5: x=w*0.95-text_w:y=h*0.05:enable='between(t,0,200)'&quot; -c:a copy GH013074-00.00.43.042-00.00.51.050-seg1.MP4new.mp4" calcext:value-type="string">
            <text:p>ffmpeg -stats -loglevel error -i GH013074-00.00.43.042-00.00.51.050-seg1.MP4 -vf drawtext="text='Day 11': fontcolor=white: fontsize=20: box=1: boxcolor=Black@0.5:boxborderw=5: x=w*0.95-text_w:y=h*0.05:enable='between(t,0,200)'" -c:a copy GH013074-00.00.43.042-00.00.51.050-seg1.MP4new.mp4</text:p>
          </table:table-cell>
        </table:table-row>
        <table:table-row table:style-name="ro1">
          <table:table-cell office:value-type="string" calcext:value-type="string">
            <text:p>GH013074-00.01.04.063-00.01.20.079-seg2.MP4</text:p>
          </table:table-cell>
          <table:table-cell office:value-type="string" calcext:value-type="string">
            <text:p>2016-01-11T01:04:25.000000Z</text:p>
          </table:table-cell>
          <table:table-cell table:formula="of:=RIGHT(LEFT([.B128];10);2)*1" office:value-type="float" office:value="11" calcext:value-type="float">
            <text:p>11</text:p>
          </table:table-cell>
          <table:table-cell table:formula="of:=IF([.C128]&lt;[.D127];IF([.C128]=[.C127];[.D127];[.D127]+1);[.C128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8];[.A128];[.F128];[.D128];[.G128];[.A128];[.H128])" office:value-type="string" office:string-value="ffmpeg -stats -loglevel error -i GH013074-00.01.04.063-00.01.20.079-seg2.MP4 -vf drawtext=&quot;text='Day 11': fontcolor=white: fontsize=20: box=1: boxcolor=Black@0.5:boxborderw=5: x=w*0.95-text_w:y=h*0.05:enable='between(t,0,200)'&quot; -c:a copy GH013074-00.01.04.063-00.01.20.079-seg2.MP4new.mp4" calcext:value-type="string">
            <text:p>ffmpeg -stats -loglevel error -i GH013074-00.01.04.063-00.01.20.079-seg2.MP4 -vf drawtext="text='Day 11': fontcolor=white: fontsize=20: box=1: boxcolor=Black@0.5:boxborderw=5: x=w*0.95-text_w:y=h*0.05:enable='between(t,0,200)'" -c:a copy GH013074-00.01.04.063-00.01.20.079-seg2.MP4new.mp4</text:p>
          </table:table-cell>
        </table:table-row>
        <table:table-row table:style-name="ro1">
          <table:table-cell office:value-type="string" calcext:value-type="string">
            <text:p>GH013074-00.01.33.092-00.01.41.100-seg3.MP4</text:p>
          </table:table-cell>
          <table:table-cell office:value-type="string" calcext:value-type="string">
            <text:p>2016-01-11T01:08:10.000000Z</text:p>
          </table:table-cell>
          <table:table-cell table:formula="of:=RIGHT(LEFT([.B129];10);2)*1" office:value-type="float" office:value="11" calcext:value-type="float">
            <text:p>11</text:p>
          </table:table-cell>
          <table:table-cell table:formula="of:=IF([.C129]&lt;[.D128];IF([.C129]=[.C128];[.D128];[.D128]+1);[.C129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29];[.A129];[.F129];[.D129];[.G129];[.A129];[.H129])" office:value-type="string" office:string-value="ffmpeg -stats -loglevel error -i GH013074-00.01.33.092-00.01.41.100-seg3.MP4 -vf drawtext=&quot;text='Day 11': fontcolor=white: fontsize=20: box=1: boxcolor=Black@0.5:boxborderw=5: x=w*0.95-text_w:y=h*0.05:enable='between(t,0,200)'&quot; -c:a copy GH013074-00.01.33.092-00.01.41.100-seg3.MP4new.mp4" calcext:value-type="string">
            <text:p>ffmpeg -stats -loglevel error -i GH013074-00.01.33.092-00.01.41.100-seg3.MP4 -vf drawtext="text='Day 11': fontcolor=white: fontsize=20: box=1: boxcolor=Black@0.5:boxborderw=5: x=w*0.95-text_w:y=h*0.05:enable='between(t,0,200)'" -c:a copy GH013074-00.01.33.092-00.01.41.100-seg3.MP4new.mp4</text:p>
          </table:table-cell>
        </table:table-row>
        <table:table-row table:style-name="ro1">
          <table:table-cell office:value-type="string" calcext:value-type="string">
            <text:p>GH013075-00.00.02.001-00.00.09.008.MP4</text:p>
          </table:table-cell>
          <table:table-cell office:value-type="string" calcext:value-type="string">
            <text:p>2016-01-11T01:28:15.000000Z</text:p>
          </table:table-cell>
          <table:table-cell table:formula="of:=RIGHT(LEFT([.B130];10);2)*1" office:value-type="float" office:value="11" calcext:value-type="float">
            <text:p>11</text:p>
          </table:table-cell>
          <table:table-cell table:formula="of:=IF([.C130]&lt;[.D129];IF([.C130]=[.C129];[.D129];[.D129]+1);[.C130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0];[.A130];[.F130];[.D130];[.G130];[.A130];[.H130])" office:value-type="string" office:string-value="ffmpeg -stats -loglevel error -i GH013075-00.00.02.001-00.00.09.008.MP4 -vf drawtext=&quot;text='Day 11': fontcolor=white: fontsize=20: box=1: boxcolor=Black@0.5:boxborderw=5: x=w*0.95-text_w:y=h*0.05:enable='between(t,0,200)'&quot; -c:a copy GH013075-00.00.02.001-00.00.09.008.MP4new.mp4" calcext:value-type="string">
            <text:p>ffmpeg -stats -loglevel error -i GH013075-00.00.02.001-00.00.09.008.MP4 -vf drawtext="text='Day 11': fontcolor=white: fontsize=20: box=1: boxcolor=Black@0.5:boxborderw=5: x=w*0.95-text_w:y=h*0.05:enable='between(t,0,200)'" -c:a copy GH013075-00.00.02.001-00.00.09.008.MP4new.mp4</text:p>
          </table:table-cell>
        </table:table-row>
        <table:table-row table:style-name="ro1">
          <table:table-cell office:value-type="string" calcext:value-type="string">
            <text:p>GH013077-00.00.00.000-00.00.07.006.MP4</text:p>
          </table:table-cell>
          <table:table-cell office:value-type="string" calcext:value-type="string">
            <text:p>2016-01-11T01:57:46.000000Z</text:p>
          </table:table-cell>
          <table:table-cell table:formula="of:=RIGHT(LEFT([.B131];10);2)*1" office:value-type="float" office:value="11" calcext:value-type="float">
            <text:p>11</text:p>
          </table:table-cell>
          <table:table-cell table:formula="of:=IF([.C131]&lt;[.D130];IF([.C131]=[.C130];[.D130];[.D130]+1);[.C131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1];[.A131];[.F131];[.D131];[.G131];[.A131];[.H131])" office:value-type="string" office:string-value="ffmpeg -stats -loglevel error -i GH013077-00.00.00.000-00.00.07.006.MP4 -vf drawtext=&quot;text='Day 11': fontcolor=white: fontsize=20: box=1: boxcolor=Black@0.5:boxborderw=5: x=w*0.95-text_w:y=h*0.05:enable='between(t,0,200)'&quot; -c:a copy GH013077-00.00.00.000-00.00.07.006.MP4new.mp4" calcext:value-type="string">
            <text:p>ffmpeg -stats -loglevel error -i GH013077-00.00.00.000-00.00.07.006.MP4 -vf drawtext="text='Day 11': fontcolor=white: fontsize=20: box=1: boxcolor=Black@0.5:boxborderw=5: x=w*0.95-text_w:y=h*0.05:enable='between(t,0,200)'" -c:a copy GH013077-00.00.00.000-00.00.07.006.MP4new.mp4</text:p>
          </table:table-cell>
        </table:table-row>
        <table:table-row table:style-name="ro1">
          <table:table-cell office:value-type="string" calcext:value-type="string">
            <text:p>GH013078-00.00.05.004-00.00.10.009.MP4</text:p>
          </table:table-cell>
          <table:table-cell office:value-type="string" calcext:value-type="string">
            <text:p>2016-01-11T02:16:53.000000Z</text:p>
          </table:table-cell>
          <table:table-cell table:formula="of:=RIGHT(LEFT([.B132];10);2)*1" office:value-type="float" office:value="11" calcext:value-type="float">
            <text:p>11</text:p>
          </table:table-cell>
          <table:table-cell table:formula="of:=IF([.C132]&lt;[.D131];IF([.C132]=[.C131];[.D131];[.D131]+1);[.C132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2];[.A132];[.F132];[.D132];[.G132];[.A132];[.H132])" office:value-type="string" office:string-value="ffmpeg -stats -loglevel error -i GH013078-00.00.05.004-00.00.10.009.MP4 -vf drawtext=&quot;text='Day 11': fontcolor=white: fontsize=20: box=1: boxcolor=Black@0.5:boxborderw=5: x=w*0.95-text_w:y=h*0.05:enable='between(t,0,200)'&quot; -c:a copy GH013078-00.00.05.004-00.00.10.009.MP4new.mp4" calcext:value-type="string">
            <text:p>ffmpeg -stats -loglevel error -i GH013078-00.00.05.004-00.00.10.009.MP4 -vf drawtext="text='Day 11': fontcolor=white: fontsize=20: box=1: boxcolor=Black@0.5:boxborderw=5: x=w*0.95-text_w:y=h*0.05:enable='between(t,0,200)'" -c:a copy GH013078-00.00.05.004-00.00.10.009.MP4new.mp4</text:p>
          </table:table-cell>
        </table:table-row>
        <table:table-row table:style-name="ro1">
          <table:table-cell office:value-type="string" calcext:value-type="string">
            <text:p>GH013079-00.00.03.002-00.00.14.848.MP4</text:p>
          </table:table-cell>
          <table:table-cell office:value-type="string" calcext:value-type="string">
            <text:p>2016-01-11T22:59:07.000000Z</text:p>
          </table:table-cell>
          <table:table-cell table:formula="of:=RIGHT(LEFT([.B133];10);2)*1" office:value-type="float" office:value="11" calcext:value-type="float">
            <text:p>11</text:p>
          </table:table-cell>
          <table:table-cell table:formula="of:=IF([.C133]&lt;[.D132];IF([.C133]=[.C132];[.D132];[.D132]+1);[.C133])" office:value-type="float" office:value="11" calcext:value-type="float">
            <text:p>1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3];[.A133];[.F133];[.D133];[.G133];[.A133];[.H133])" office:value-type="string" office:string-value="ffmpeg -stats -loglevel error -i GH013079-00.00.03.002-00.00.14.848.MP4 -vf drawtext=&quot;text='Day 11': fontcolor=white: fontsize=20: box=1: boxcolor=Black@0.5:boxborderw=5: x=w*0.95-text_w:y=h*0.05:enable='between(t,0,200)'&quot; -c:a copy GH013079-00.00.03.002-00.00.14.848.MP4new.mp4" calcext:value-type="string">
            <text:p>ffmpeg -stats -loglevel error -i GH013079-00.00.03.002-00.00.14.848.MP4 -vf drawtext="text='Day 11': fontcolor=white: fontsize=20: box=1: boxcolor=Black@0.5:boxborderw=5: x=w*0.95-text_w:y=h*0.05:enable='between(t,0,200)'" -c:a copy GH013079-00.00.03.002-00.00.14.848.MP4new.mp4</text:p>
          </table:table-cell>
        </table:table-row>
        <table:table-row table:style-name="ro1">
          <table:table-cell office:value-type="string" calcext:value-type="string">
            <text:p>GH013080-00.00.01.000-00.00.05.004.MP4</text:p>
          </table:table-cell>
          <table:table-cell office:value-type="string" calcext:value-type="string">
            <text:p>2016-01-12T01:05:05.000000Z</text:p>
          </table:table-cell>
          <table:table-cell table:formula="of:=RIGHT(LEFT([.B134];10);2)*1" office:value-type="float" office:value="12" calcext:value-type="float">
            <text:p>12</text:p>
          </table:table-cell>
          <table:table-cell table:formula="of:=IF([.C134]&lt;[.D133];IF([.C134]=[.C133];[.D133];[.D133]+1);[.C134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4];[.A134];[.F134];[.D134];[.G134];[.A134];[.H134])" office:value-type="string" office:string-value="ffmpeg -stats -loglevel error -i GH013080-00.00.01.000-00.00.05.004.MP4 -vf drawtext=&quot;text='Day 12': fontcolor=white: fontsize=20: box=1: boxcolor=Black@0.5:boxborderw=5: x=w*0.95-text_w:y=h*0.05:enable='between(t,0,200)'&quot; -c:a copy GH013080-00.00.01.000-00.00.05.004.MP4new.mp4" calcext:value-type="string">
            <text:p>ffmpeg -stats -loglevel error -i GH013080-00.00.01.000-00.00.05.004.MP4 -vf drawtext="text='Day 12': fontcolor=white: fontsize=20: box=1: boxcolor=Black@0.5:boxborderw=5: x=w*0.95-text_w:y=h*0.05:enable='between(t,0,200)'" -c:a copy GH013080-00.00.01.000-00.00.05.004.MP4new.mp4</text:p>
          </table:table-cell>
        </table:table-row>
        <table:table-row table:style-name="ro1">
          <table:table-cell office:value-type="string" calcext:value-type="string">
            <text:p>GH013081-00.00.00.000-00.00.12.096.MP4</text:p>
          </table:table-cell>
          <table:table-cell office:value-type="string" calcext:value-type="string">
            <text:p>2016-01-12T01:08:43.000000Z</text:p>
          </table:table-cell>
          <table:table-cell table:formula="of:=RIGHT(LEFT([.B135];10);2)*1" office:value-type="float" office:value="12" calcext:value-type="float">
            <text:p>12</text:p>
          </table:table-cell>
          <table:table-cell table:formula="of:=IF([.C135]&lt;[.D134];IF([.C135]=[.C134];[.D134];[.D134]+1);[.C135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5];[.A135];[.F135];[.D135];[.G135];[.A135];[.H135])" office:value-type="string" office:string-value="ffmpeg -stats -loglevel error -i GH013081-00.00.00.000-00.00.12.096.MP4 -vf drawtext=&quot;text='Day 12': fontcolor=white: fontsize=20: box=1: boxcolor=Black@0.5:boxborderw=5: x=w*0.95-text_w:y=h*0.05:enable='between(t,0,200)'&quot; -c:a copy GH013081-00.00.00.000-00.00.12.096.MP4new.mp4" calcext:value-type="string">
            <text:p>ffmpeg -stats -loglevel error -i GH013081-00.00.00.000-00.00.12.096.MP4 -vf drawtext="text='Day 12': fontcolor=white: fontsize=20: box=1: boxcolor=Black@0.5:boxborderw=5: x=w*0.95-text_w:y=h*0.05:enable='between(t,0,200)'" -c:a copy GH013081-00.00.00.000-00.00.12.096.MP4new.mp4</text:p>
          </table:table-cell>
        </table:table-row>
        <table:table-row table:style-name="ro1">
          <table:table-cell office:value-type="string" calcext:value-type="string">
            <text:p>GH013082-00.00.00.000-00.00.06.400.MP4</text:p>
          </table:table-cell>
          <table:table-cell office:value-type="string" calcext:value-type="string">
            <text:p>2016-01-12T14:33:49.000000Z</text:p>
          </table:table-cell>
          <table:table-cell table:formula="of:=RIGHT(LEFT([.B136];10);2)*1" office:value-type="float" office:value="12" calcext:value-type="float">
            <text:p>12</text:p>
          </table:table-cell>
          <table:table-cell table:formula="of:=IF([.C136]&lt;[.D135];IF([.C136]=[.C135];[.D135];[.D135]+1);[.C136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6];[.A136];[.F136];[.D136];[.G136];[.A136];[.H136])" office:value-type="string" office:string-value="ffmpeg -stats -loglevel error -i GH013082-00.00.00.000-00.00.06.400.MP4 -vf drawtext=&quot;text='Day 12': fontcolor=white: fontsize=20: box=1: boxcolor=Black@0.5:boxborderw=5: x=w*0.95-text_w:y=h*0.05:enable='between(t,0,200)'&quot; -c:a copy GH013082-00.00.00.000-00.00.06.400.MP4new.mp4" calcext:value-type="string">
            <text:p>ffmpeg -stats -loglevel error -i GH013082-00.00.00.000-00.00.06.400.MP4 -vf drawtext="text='Day 12': fontcolor=white: fontsize=20: box=1: boxcolor=Black@0.5:boxborderw=5: x=w*0.95-text_w:y=h*0.05:enable='between(t,0,200)'" -c:a copy GH013082-00.00.00.000-00.00.06.400.MP4new.mp4</text:p>
          </table:table-cell>
        </table:table-row>
        <table:table-row table:style-name="ro1">
          <table:table-cell office:value-type="string" calcext:value-type="string">
            <text:p>GH013083-00.00.00.000-00.00.12.437.MP4</text:p>
          </table:table-cell>
          <table:table-cell office:value-type="string" calcext:value-type="string">
            <text:p>2016-01-12T14:46:22.000000Z</text:p>
          </table:table-cell>
          <table:table-cell table:formula="of:=RIGHT(LEFT([.B137];10);2)*1" office:value-type="float" office:value="12" calcext:value-type="float">
            <text:p>12</text:p>
          </table:table-cell>
          <table:table-cell table:formula="of:=IF([.C137]&lt;[.D136];IF([.C137]=[.C136];[.D136];[.D136]+1);[.C137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7];[.A137];[.F137];[.D137];[.G137];[.A137];[.H137])" office:value-type="string" office:string-value="ffmpeg -stats -loglevel error -i GH013083-00.00.00.000-00.00.12.437.MP4 -vf drawtext=&quot;text='Day 12': fontcolor=white: fontsize=20: box=1: boxcolor=Black@0.5:boxborderw=5: x=w*0.95-text_w:y=h*0.05:enable='between(t,0,200)'&quot; -c:a copy GH013083-00.00.00.000-00.00.12.437.MP4new.mp4" calcext:value-type="string">
            <text:p>ffmpeg -stats -loglevel error -i GH013083-00.00.00.000-00.00.12.437.MP4 -vf drawtext="text='Day 12': fontcolor=white: fontsize=20: box=1: boxcolor=Black@0.5:boxborderw=5: x=w*0.95-text_w:y=h*0.05:enable='between(t,0,200)'" -c:a copy GH013083-00.00.00.000-00.00.12.437.MP4new.mp4</text:p>
          </table:table-cell>
        </table:table-row>
        <table:table-row table:style-name="ro1">
          <table:table-cell office:value-type="string" calcext:value-type="string">
            <text:p>GH013084-00.00.00.000-00.00.13.805.MP4</text:p>
          </table:table-cell>
          <table:table-cell office:value-type="string" calcext:value-type="string">
            <text:p>2016-01-12T15:56:56.000000Z</text:p>
          </table:table-cell>
          <table:table-cell table:formula="of:=RIGHT(LEFT([.B138];10);2)*1" office:value-type="float" office:value="12" calcext:value-type="float">
            <text:p>12</text:p>
          </table:table-cell>
          <table:table-cell table:formula="of:=IF([.C138]&lt;[.D137];IF([.C138]=[.C137];[.D137];[.D137]+1);[.C138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8];[.A138];[.F138];[.D138];[.G138];[.A138];[.H138])" office:value-type="string" office:string-value="ffmpeg -stats -loglevel error -i GH013084-00.00.00.000-00.00.13.805.MP4 -vf drawtext=&quot;text='Day 12': fontcolor=white: fontsize=20: box=1: boxcolor=Black@0.5:boxborderw=5: x=w*0.95-text_w:y=h*0.05:enable='between(t,0,200)'&quot; -c:a copy GH013084-00.00.00.000-00.00.13.805.MP4new.mp4" calcext:value-type="string">
            <text:p>ffmpeg -stats -loglevel error -i GH013084-00.00.00.000-00.00.13.805.MP4 -vf drawtext="text='Day 12': fontcolor=white: fontsize=20: box=1: boxcolor=Black@0.5:boxborderw=5: x=w*0.95-text_w:y=h*0.05:enable='between(t,0,200)'" -c:a copy GH013084-00.00.00.000-00.00.13.805.MP4new.mp4</text:p>
          </table:table-cell>
        </table:table-row>
        <table:table-row table:style-name="ro1">
          <table:table-cell office:value-type="string" calcext:value-type="string">
            <text:p>GH013085-00.00.00.000-00.00.04.003.MP4</text:p>
          </table:table-cell>
          <table:table-cell office:value-type="string" calcext:value-type="string">
            <text:p>2016-01-12T16:59:47.000000Z</text:p>
          </table:table-cell>
          <table:table-cell table:formula="of:=RIGHT(LEFT([.B139];10);2)*1" office:value-type="float" office:value="12" calcext:value-type="float">
            <text:p>12</text:p>
          </table:table-cell>
          <table:table-cell table:formula="of:=IF([.C139]&lt;[.D138];IF([.C139]=[.C138];[.D138];[.D138]+1);[.C139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39];[.A139];[.F139];[.D139];[.G139];[.A139];[.H139])" office:value-type="string" office:string-value="ffmpeg -stats -loglevel error -i GH013085-00.00.00.000-00.00.04.003.MP4 -vf drawtext=&quot;text='Day 12': fontcolor=white: fontsize=20: box=1: boxcolor=Black@0.5:boxborderw=5: x=w*0.95-text_w:y=h*0.05:enable='between(t,0,200)'&quot; -c:a copy GH013085-00.00.00.000-00.00.04.003.MP4new.mp4" calcext:value-type="string">
            <text:p>ffmpeg -stats -loglevel error -i GH013085-00.00.00.000-00.00.04.003.MP4 -vf drawtext="text='Day 12': fontcolor=white: fontsize=20: box=1: boxcolor=Black@0.5:boxborderw=5: x=w*0.95-text_w:y=h*0.05:enable='between(t,0,200)'" -c:a copy GH013085-00.00.00.000-00.00.04.003.MP4new.mp4</text:p>
          </table:table-cell>
        </table:table-row>
        <table:table-row table:style-name="ro1">
          <table:table-cell office:value-type="string" calcext:value-type="string">
            <text:p>GH013086-00.00.03.002-00.00.07.048.MP4</text:p>
          </table:table-cell>
          <table:table-cell office:value-type="string" calcext:value-type="string">
            <text:p>2016-01-12T17:07:23.000000Z</text:p>
          </table:table-cell>
          <table:table-cell table:formula="of:=RIGHT(LEFT([.B140];10);2)*1" office:value-type="float" office:value="12" calcext:value-type="float">
            <text:p>12</text:p>
          </table:table-cell>
          <table:table-cell table:formula="of:=IF([.C140]&lt;[.D139];IF([.C140]=[.C139];[.D139];[.D139]+1);[.C140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0];[.A140];[.F140];[.D140];[.G140];[.A140];[.H140])" office:value-type="string" office:string-value="ffmpeg -stats -loglevel error -i GH013086-00.00.03.002-00.00.07.048.MP4 -vf drawtext=&quot;text='Day 12': fontcolor=white: fontsize=20: box=1: boxcolor=Black@0.5:boxborderw=5: x=w*0.95-text_w:y=h*0.05:enable='between(t,0,200)'&quot; -c:a copy GH013086-00.00.03.002-00.00.07.048.MP4new.mp4" calcext:value-type="string">
            <text:p>ffmpeg -stats -loglevel error -i GH013086-00.00.03.002-00.00.07.048.MP4 -vf drawtext="text='Day 12': fontcolor=white: fontsize=20: box=1: boxcolor=Black@0.5:boxborderw=5: x=w*0.95-text_w:y=h*0.05:enable='between(t,0,200)'" -c:a copy GH013086-00.00.03.002-00.00.07.048.MP4new.mp4</text:p>
          </table:table-cell>
        </table:table-row>
        <table:table-row table:style-name="ro1">
          <table:table-cell office:value-type="string" calcext:value-type="string">
            <text:p>GH013089-00.00.05.004-00.00.09.066.MP4</text:p>
          </table:table-cell>
          <table:table-cell office:value-type="string" calcext:value-type="string">
            <text:p>2016-01-12T17:24:17.000000Z</text:p>
          </table:table-cell>
          <table:table-cell table:formula="of:=RIGHT(LEFT([.B141];10);2)*1" office:value-type="float" office:value="12" calcext:value-type="float">
            <text:p>12</text:p>
          </table:table-cell>
          <table:table-cell table:formula="of:=IF([.C141]&lt;[.D140];IF([.C141]=[.C140];[.D140];[.D140]+1);[.C141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1];[.A141];[.F141];[.D141];[.G141];[.A141];[.H141])" office:value-type="string" office:string-value="ffmpeg -stats -loglevel error -i GH013089-00.00.05.004-00.00.09.066.MP4 -vf drawtext=&quot;text='Day 12': fontcolor=white: fontsize=20: box=1: boxcolor=Black@0.5:boxborderw=5: x=w*0.95-text_w:y=h*0.05:enable='between(t,0,200)'&quot; -c:a copy GH013089-00.00.05.004-00.00.09.066.MP4new.mp4" calcext:value-type="string">
            <text:p>ffmpeg -stats -loglevel error -i GH013089-00.00.05.004-00.00.09.066.MP4 -vf drawtext="text='Day 12': fontcolor=white: fontsize=20: box=1: boxcolor=Black@0.5:boxborderw=5: x=w*0.95-text_w:y=h*0.05:enable='between(t,0,200)'" -c:a copy GH013089-00.00.05.004-00.00.09.066.MP4new.mp4</text:p>
          </table:table-cell>
        </table:table-row>
        <table:table-row table:style-name="ro1">
          <table:table-cell office:value-type="string" calcext:value-type="string">
            <text:p>GH013090-00.00.00.000-00.00.13.304.MP4</text:p>
          </table:table-cell>
          <table:table-cell office:value-type="string" calcext:value-type="string">
            <text:p>2016-01-12T20:19:47.000000Z</text:p>
          </table:table-cell>
          <table:table-cell table:formula="of:=RIGHT(LEFT([.B142];10);2)*1" office:value-type="float" office:value="12" calcext:value-type="float">
            <text:p>12</text:p>
          </table:table-cell>
          <table:table-cell table:formula="of:=IF([.C142]&lt;[.D141];IF([.C142]=[.C141];[.D141];[.D141]+1);[.C142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2];[.A142];[.F142];[.D142];[.G142];[.A142];[.H142])" office:value-type="string" office:string-value="ffmpeg -stats -loglevel error -i GH013090-00.00.00.000-00.00.13.304.MP4 -vf drawtext=&quot;text='Day 12': fontcolor=white: fontsize=20: box=1: boxcolor=Black@0.5:boxborderw=5: x=w*0.95-text_w:y=h*0.05:enable='between(t,0,200)'&quot; -c:a copy GH013090-00.00.00.000-00.00.13.304.MP4new.mp4" calcext:value-type="string">
            <text:p>ffmpeg -stats -loglevel error -i GH013090-00.00.00.000-00.00.13.304.MP4 -vf drawtext="text='Day 12': fontcolor=white: fontsize=20: box=1: boxcolor=Black@0.5:boxborderw=5: x=w*0.95-text_w:y=h*0.05:enable='between(t,0,200)'" -c:a copy GH013090-00.00.00.000-00.00.13.304.MP4new.mp4</text:p>
          </table:table-cell>
        </table:table-row>
        <table:table-row table:style-name="ro1">
          <table:table-cell office:value-type="string" calcext:value-type="string">
            <text:p>GH013091-00.00.00.000-00.00.07.882.MP4</text:p>
          </table:table-cell>
          <table:table-cell office:value-type="string" calcext:value-type="string">
            <text:p>2016-01-12T20:54:11.000000Z</text:p>
          </table:table-cell>
          <table:table-cell table:formula="of:=RIGHT(LEFT([.B143];10);2)*1" office:value-type="float" office:value="12" calcext:value-type="float">
            <text:p>12</text:p>
          </table:table-cell>
          <table:table-cell table:formula="of:=IF([.C143]&lt;[.D142];IF([.C143]=[.C142];[.D142];[.D142]+1);[.C143])" office:value-type="float" office:value="12" calcext:value-type="float">
            <text:p>1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3];[.A143];[.F143];[.D143];[.G143];[.A143];[.H143])" office:value-type="string" office:string-value="ffmpeg -stats -loglevel error -i GH013091-00.00.00.000-00.00.07.882.MP4 -vf drawtext=&quot;text='Day 12': fontcolor=white: fontsize=20: box=1: boxcolor=Black@0.5:boxborderw=5: x=w*0.95-text_w:y=h*0.05:enable='between(t,0,200)'&quot; -c:a copy GH013091-00.00.00.000-00.00.07.882.MP4new.mp4" calcext:value-type="string">
            <text:p>ffmpeg -stats -loglevel error -i GH013091-00.00.00.000-00.00.07.882.MP4 -vf drawtext="text='Day 12': fontcolor=white: fontsize=20: box=1: boxcolor=Black@0.5:boxborderw=5: x=w*0.95-text_w:y=h*0.05:enable='between(t,0,200)'" -c:a copy GH013091-00.00.00.000-00.00.07.882.MP4new.mp4</text:p>
          </table:table-cell>
        </table:table-row>
        <table:table-row table:style-name="ro1">
          <table:table-cell office:value-type="string" calcext:value-type="string">
            <text:p>GH013092-00.00.00.000-00.00.08.007.MP4</text:p>
          </table:table-cell>
          <table:table-cell office:value-type="string" calcext:value-type="string">
            <text:p>2016-01-13T01:00:55.000000Z</text:p>
          </table:table-cell>
          <table:table-cell table:formula="of:=RIGHT(LEFT([.B144];10);2)*1" office:value-type="float" office:value="13" calcext:value-type="float">
            <text:p>13</text:p>
          </table:table-cell>
          <table:table-cell table:formula="of:=IF([.C144]&lt;[.D143];IF([.C144]=[.C143];[.D143];[.D143]+1);[.C144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4];[.A144];[.F144];[.D144];[.G144];[.A144];[.H144])" office:value-type="string" office:string-value="ffmpeg -stats -loglevel error -i GH013092-00.00.00.000-00.00.08.007.MP4 -vf drawtext=&quot;text='Day 13': fontcolor=white: fontsize=20: box=1: boxcolor=Black@0.5:boxborderw=5: x=w*0.95-text_w:y=h*0.05:enable='between(t,0,200)'&quot; -c:a copy GH013092-00.00.00.000-00.00.08.007.MP4new.mp4" calcext:value-type="string">
            <text:p>ffmpeg -stats -loglevel error -i GH013092-00.00.00.000-00.00.08.007.MP4 -vf drawtext="text='Day 13': fontcolor=white: fontsize=20: box=1: boxcolor=Black@0.5:boxborderw=5: x=w*0.95-text_w:y=h*0.05:enable='between(t,0,200)'" -c:a copy GH013092-00.00.00.000-00.00.08.007.MP4new.mp4</text:p>
          </table:table-cell>
        </table:table-row>
        <table:table-row table:style-name="ro1">
          <table:table-cell office:value-type="string" calcext:value-type="string">
            <text:p>GH013093-00.00.00.000-00.00.08.007.MP4</text:p>
          </table:table-cell>
          <table:table-cell office:value-type="string" calcext:value-type="string">
            <text:p>2016-01-13T01:00:55.000000Z</text:p>
          </table:table-cell>
          <table:table-cell table:formula="of:=RIGHT(LEFT([.B145];10);2)*1" office:value-type="float" office:value="13" calcext:value-type="float">
            <text:p>13</text:p>
          </table:table-cell>
          <table:table-cell table:formula="of:=IF([.C145]&lt;[.D144];IF([.C145]=[.C144];[.D144];[.D144]+1);[.C145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5];[.A145];[.F145];[.D145];[.G145];[.A145];[.H145])" office:value-type="string" office:string-value="ffmpeg -stats -loglevel error -i GH013093-00.00.00.000-00.00.08.007.MP4 -vf drawtext=&quot;text='Day 13': fontcolor=white: fontsize=20: box=1: boxcolor=Black@0.5:boxborderw=5: x=w*0.95-text_w:y=h*0.05:enable='between(t,0,200)'&quot; -c:a copy GH013093-00.00.00.000-00.00.08.007.MP4new.mp4" calcext:value-type="string">
            <text:p>ffmpeg -stats -loglevel error -i GH013093-00.00.00.000-00.00.08.007.MP4 -vf drawtext="text='Day 13': fontcolor=white: fontsize=20: box=1: boxcolor=Black@0.5:boxborderw=5: x=w*0.95-text_w:y=h*0.05:enable='between(t,0,200)'" -c:a copy GH013093-00.00.00.000-00.00.08.007.MP4new.mp4</text:p>
          </table:table-cell>
        </table:table-row>
        <table:table-row table:style-name="ro1">
          <table:table-cell office:value-type="string" calcext:value-type="string">
            <text:p>GH013094-00.00.00.000-00.00.21.020.MP4</text:p>
          </table:table-cell>
          <table:table-cell office:value-type="string" calcext:value-type="string">
            <text:p>2016-01-13T02:16:45.000000Z</text:p>
          </table:table-cell>
          <table:table-cell table:formula="of:=RIGHT(LEFT([.B146];10);2)*1" office:value-type="float" office:value="13" calcext:value-type="float">
            <text:p>13</text:p>
          </table:table-cell>
          <table:table-cell table:formula="of:=IF([.C146]&lt;[.D145];IF([.C146]=[.C145];[.D145];[.D145]+1);[.C146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6];[.A146];[.F146];[.D146];[.G146];[.A146];[.H146])" office:value-type="string" office:string-value="ffmpeg -stats -loglevel error -i GH013094-00.00.00.000-00.00.21.020.MP4 -vf drawtext=&quot;text='Day 13': fontcolor=white: fontsize=20: box=1: boxcolor=Black@0.5:boxborderw=5: x=w*0.95-text_w:y=h*0.05:enable='between(t,0,200)'&quot; -c:a copy GH013094-00.00.00.000-00.00.21.020.MP4new.mp4" calcext:value-type="string">
            <text:p>ffmpeg -stats -loglevel error -i GH013094-00.00.00.000-00.00.21.020.MP4 -vf drawtext="text='Day 13': fontcolor=white: fontsize=20: box=1: boxcolor=Black@0.5:boxborderw=5: x=w*0.95-text_w:y=h*0.05:enable='between(t,0,200)'" -c:a copy GH013094-00.00.00.000-00.00.21.020.MP4new.mp4</text:p>
          </table:table-cell>
        </table:table-row>
        <table:table-row table:style-name="ro1">
          <table:table-cell office:value-type="string" calcext:value-type="string">
            <text:p>GH013095-00.00.00.000-00.00.08.007-seg1.MP4</text:p>
          </table:table-cell>
          <table:table-cell office:value-type="string" calcext:value-type="string">
            <text:p>2016-01-13T14:37:42.000000Z</text:p>
          </table:table-cell>
          <table:table-cell table:formula="of:=RIGHT(LEFT([.B147];10);2)*1" office:value-type="float" office:value="13" calcext:value-type="float">
            <text:p>13</text:p>
          </table:table-cell>
          <table:table-cell table:formula="of:=IF([.C147]&lt;[.D146];IF([.C147]=[.C146];[.D146];[.D146]+1);[.C147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7];[.A147];[.F147];[.D147];[.G147];[.A147];[.H147])" office:value-type="string" office:string-value="ffmpeg -stats -loglevel error -i GH013095-00.00.00.000-00.00.08.007-seg1.MP4 -vf drawtext=&quot;text='Day 13': fontcolor=white: fontsize=20: box=1: boxcolor=Black@0.5:boxborderw=5: x=w*0.95-text_w:y=h*0.05:enable='between(t,0,200)'&quot; -c:a copy GH013095-00.00.00.000-00.00.08.007-seg1.MP4new.mp4" calcext:value-type="string">
            <text:p>ffmpeg -stats -loglevel error -i GH013095-00.00.00.000-00.00.08.007-seg1.MP4 -vf drawtext="text='Day 13': fontcolor=white: fontsize=20: box=1: boxcolor=Black@0.5:boxborderw=5: x=w*0.95-text_w:y=h*0.05:enable='between(t,0,200)'" -c:a copy GH013095-00.00.00.000-00.00.08.007-seg1.MP4new.mp4</text:p>
          </table:table-cell>
        </table:table-row>
        <table:table-row table:style-name="ro1">
          <table:table-cell office:value-type="string" calcext:value-type="string">
            <text:p>GH013095-00.00.29.028-00.00.32.323-seg2.MP4</text:p>
          </table:table-cell>
          <table:table-cell office:value-type="string" calcext:value-type="string">
            <text:p>2016-01-13T14:39:06.000000Z</text:p>
          </table:table-cell>
          <table:table-cell table:formula="of:=RIGHT(LEFT([.B148];10);2)*1" office:value-type="float" office:value="13" calcext:value-type="float">
            <text:p>13</text:p>
          </table:table-cell>
          <table:table-cell table:formula="of:=IF([.C148]&lt;[.D147];IF([.C148]=[.C147];[.D147];[.D147]+1);[.C148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8];[.A148];[.F148];[.D148];[.G148];[.A148];[.H148])" office:value-type="string" office:string-value="ffmpeg -stats -loglevel error -i GH013095-00.00.29.028-00.00.32.323-seg2.MP4 -vf drawtext=&quot;text='Day 13': fontcolor=white: fontsize=20: box=1: boxcolor=Black@0.5:boxborderw=5: x=w*0.95-text_w:y=h*0.05:enable='between(t,0,200)'&quot; -c:a copy GH013095-00.00.29.028-00.00.32.323-seg2.MP4new.mp4" calcext:value-type="string">
            <text:p>ffmpeg -stats -loglevel error -i GH013095-00.00.29.028-00.00.32.323-seg2.MP4 -vf drawtext="text='Day 13': fontcolor=white: fontsize=20: box=1: boxcolor=Black@0.5:boxborderw=5: x=w*0.95-text_w:y=h*0.05:enable='between(t,0,200)'" -c:a copy GH013095-00.00.29.028-00.00.32.323-seg2.MP4new.mp4</text:p>
          </table:table-cell>
        </table:table-row>
        <table:table-row table:style-name="ro1">
          <table:table-cell office:value-type="string" calcext:value-type="string">
            <text:p>GH013097-00.00.00.000-00.00.08.384.MP4</text:p>
          </table:table-cell>
          <table:table-cell office:value-type="string" calcext:value-type="string">
            <text:p>2016-01-13T14:58:45.000000Z</text:p>
          </table:table-cell>
          <table:table-cell table:formula="of:=RIGHT(LEFT([.B149];10);2)*1" office:value-type="float" office:value="13" calcext:value-type="float">
            <text:p>13</text:p>
          </table:table-cell>
          <table:table-cell table:formula="of:=IF([.C149]&lt;[.D148];IF([.C149]=[.C148];[.D148];[.D148]+1);[.C149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49];[.A149];[.F149];[.D149];[.G149];[.A149];[.H149])" office:value-type="string" office:string-value="ffmpeg -stats -loglevel error -i GH013097-00.00.00.000-00.00.08.384.MP4 -vf drawtext=&quot;text='Day 13': fontcolor=white: fontsize=20: box=1: boxcolor=Black@0.5:boxborderw=5: x=w*0.95-text_w:y=h*0.05:enable='between(t,0,200)'&quot; -c:a copy GH013097-00.00.00.000-00.00.08.384.MP4new.mp4" calcext:value-type="string">
            <text:p>ffmpeg -stats -loglevel error -i GH013097-00.00.00.000-00.00.08.384.MP4 -vf drawtext="text='Day 13': fontcolor=white: fontsize=20: box=1: boxcolor=Black@0.5:boxborderw=5: x=w*0.95-text_w:y=h*0.05:enable='between(t,0,200)'" -c:a copy GH013097-00.00.00.000-00.00.08.384.MP4new.mp4</text:p>
          </table:table-cell>
        </table:table-row>
        <table:table-row table:style-name="ro1">
          <table:table-cell office:value-type="string" calcext:value-type="string">
            <text:p>GH013098-00.00.00.000-00.00.11.636.MP4</text:p>
          </table:table-cell>
          <table:table-cell office:value-type="string" calcext:value-type="string">
            <text:p>2016-01-13T15:00:59.000000Z</text:p>
          </table:table-cell>
          <table:table-cell table:formula="of:=RIGHT(LEFT([.B150];10);2)*1" office:value-type="float" office:value="13" calcext:value-type="float">
            <text:p>13</text:p>
          </table:table-cell>
          <table:table-cell table:formula="of:=IF([.C150]&lt;[.D149];IF([.C150]=[.C149];[.D149];[.D149]+1);[.C150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0];[.A150];[.F150];[.D150];[.G150];[.A150];[.H150])" office:value-type="string" office:string-value="ffmpeg -stats -loglevel error -i GH013098-00.00.00.000-00.00.11.636.MP4 -vf drawtext=&quot;text='Day 13': fontcolor=white: fontsize=20: box=1: boxcolor=Black@0.5:boxborderw=5: x=w*0.95-text_w:y=h*0.05:enable='between(t,0,200)'&quot; -c:a copy GH013098-00.00.00.000-00.00.11.636.MP4new.mp4" calcext:value-type="string">
            <text:p>ffmpeg -stats -loglevel error -i GH013098-00.00.00.000-00.00.11.636.MP4 -vf drawtext="text='Day 13': fontcolor=white: fontsize=20: box=1: boxcolor=Black@0.5:boxborderw=5: x=w*0.95-text_w:y=h*0.05:enable='between(t,0,200)'" -c:a copy GH013098-00.00.00.000-00.00.11.636.MP4new.mp4</text:p>
          </table:table-cell>
        </table:table-row>
        <table:table-row table:style-name="ro1">
          <table:table-cell office:value-type="string" calcext:value-type="string">
            <text:p>GH013099-00.00.00.000-00.00.04.003.MP4</text:p>
          </table:table-cell>
          <table:table-cell office:value-type="string" calcext:value-type="string">
            <text:p>2016-01-13T15:17:04.000000Z</text:p>
          </table:table-cell>
          <table:table-cell table:formula="of:=RIGHT(LEFT([.B151];10);2)*1" office:value-type="float" office:value="13" calcext:value-type="float">
            <text:p>13</text:p>
          </table:table-cell>
          <table:table-cell table:formula="of:=IF([.C151]&lt;[.D150];IF([.C151]=[.C150];[.D150];[.D150]+1);[.C151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1];[.A151];[.F151];[.D151];[.G151];[.A151];[.H151])" office:value-type="string" office:string-value="ffmpeg -stats -loglevel error -i GH013099-00.00.00.000-00.00.04.003.MP4 -vf drawtext=&quot;text='Day 13': fontcolor=white: fontsize=20: box=1: boxcolor=Black@0.5:boxborderw=5: x=w*0.95-text_w:y=h*0.05:enable='between(t,0,200)'&quot; -c:a copy GH013099-00.00.00.000-00.00.04.003.MP4new.mp4" calcext:value-type="string">
            <text:p>ffmpeg -stats -loglevel error -i GH013099-00.00.00.000-00.00.04.003.MP4 -vf drawtext="text='Day 13': fontcolor=white: fontsize=20: box=1: boxcolor=Black@0.5:boxborderw=5: x=w*0.95-text_w:y=h*0.05:enable='between(t,0,200)'" -c:a copy GH013099-00.00.00.000-00.00.04.003.MP4new.mp4</text:p>
          </table:table-cell>
        </table:table-row>
        <table:table-row table:style-name="ro1">
          <table:table-cell office:value-type="string" calcext:value-type="string">
            <text:p>GH013100-00.00.03.002-00.00.06.005.MP4</text:p>
          </table:table-cell>
          <table:table-cell office:value-type="string" calcext:value-type="string">
            <text:p>2016-01-13T15:25:55.000000Z</text:p>
          </table:table-cell>
          <table:table-cell table:formula="of:=RIGHT(LEFT([.B152];10);2)*1" office:value-type="float" office:value="13" calcext:value-type="float">
            <text:p>13</text:p>
          </table:table-cell>
          <table:table-cell table:formula="of:=IF([.C152]&lt;[.D151];IF([.C152]=[.C151];[.D151];[.D151]+1);[.C152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2];[.A152];[.F152];[.D152];[.G152];[.A152];[.H152])" office:value-type="string" office:string-value="ffmpeg -stats -loglevel error -i GH013100-00.00.03.002-00.00.06.005.MP4 -vf drawtext=&quot;text='Day 13': fontcolor=white: fontsize=20: box=1: boxcolor=Black@0.5:boxborderw=5: x=w*0.95-text_w:y=h*0.05:enable='between(t,0,200)'&quot; -c:a copy GH013100-00.00.03.002-00.00.06.005.MP4new.mp4" calcext:value-type="string">
            <text:p>ffmpeg -stats -loglevel error -i GH013100-00.00.03.002-00.00.06.005.MP4 -vf drawtext="text='Day 13': fontcolor=white: fontsize=20: box=1: boxcolor=Black@0.5:boxborderw=5: x=w*0.95-text_w:y=h*0.05:enable='between(t,0,200)'" -c:a copy GH013100-00.00.03.002-00.00.06.005.MP4new.mp4</text:p>
          </table:table-cell>
        </table:table-row>
        <table:table-row table:style-name="ro1">
          <table:table-cell office:value-type="string" calcext:value-type="string">
            <text:p>GH013101-00.00.07.006-00.00.15.014.MP4</text:p>
          </table:table-cell>
          <table:table-cell office:value-type="string" calcext:value-type="string">
            <text:p>2016-01-13T15:52:33.000000Z</text:p>
          </table:table-cell>
          <table:table-cell table:formula="of:=RIGHT(LEFT([.B153];10);2)*1" office:value-type="float" office:value="13" calcext:value-type="float">
            <text:p>13</text:p>
          </table:table-cell>
          <table:table-cell table:formula="of:=IF([.C153]&lt;[.D152];IF([.C153]=[.C152];[.D152];[.D152]+1);[.C153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3];[.A153];[.F153];[.D153];[.G153];[.A153];[.H153])" office:value-type="string" office:string-value="ffmpeg -stats -loglevel error -i GH013101-00.00.07.006-00.00.15.014.MP4 -vf drawtext=&quot;text='Day 13': fontcolor=white: fontsize=20: box=1: boxcolor=Black@0.5:boxborderw=5: x=w*0.95-text_w:y=h*0.05:enable='between(t,0,200)'&quot; -c:a copy GH013101-00.00.07.006-00.00.15.014.MP4new.mp4" calcext:value-type="string">
            <text:p>ffmpeg -stats -loglevel error -i GH013101-00.00.07.006-00.00.15.014.MP4 -vf drawtext="text='Day 13': fontcolor=white: fontsize=20: box=1: boxcolor=Black@0.5:boxborderw=5: x=w*0.95-text_w:y=h*0.05:enable='between(t,0,200)'" -c:a copy GH013101-00.00.07.006-00.00.15.014.MP4new.mp4</text:p>
          </table:table-cell>
        </table:table-row>
        <table:table-row table:style-name="ro1">
          <table:table-cell office:value-type="string" calcext:value-type="string">
            <text:p>GH013102-00.00.00.000-00.00.15.807.MP4</text:p>
          </table:table-cell>
          <table:table-cell office:value-type="string" calcext:value-type="string">
            <text:p>2016-01-13T16:11:22.000000Z</text:p>
          </table:table-cell>
          <table:table-cell table:formula="of:=RIGHT(LEFT([.B154];10);2)*1" office:value-type="float" office:value="13" calcext:value-type="float">
            <text:p>13</text:p>
          </table:table-cell>
          <table:table-cell table:formula="of:=IF([.C154]&lt;[.D153];IF([.C154]=[.C153];[.D153];[.D153]+1);[.C154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4];[.A154];[.F154];[.D154];[.G154];[.A154];[.H154])" office:value-type="string" office:string-value="ffmpeg -stats -loglevel error -i GH013102-00.00.00.000-00.00.15.807.MP4 -vf drawtext=&quot;text='Day 13': fontcolor=white: fontsize=20: box=1: boxcolor=Black@0.5:boxborderw=5: x=w*0.95-text_w:y=h*0.05:enable='between(t,0,200)'&quot; -c:a copy GH013102-00.00.00.000-00.00.15.807.MP4new.mp4" calcext:value-type="string">
            <text:p>ffmpeg -stats -loglevel error -i GH013102-00.00.00.000-00.00.15.807.MP4 -vf drawtext="text='Day 13': fontcolor=white: fontsize=20: box=1: boxcolor=Black@0.5:boxborderw=5: x=w*0.95-text_w:y=h*0.05:enable='between(t,0,200)'" -c:a copy GH013102-00.00.00.000-00.00.15.807.MP4new.mp4</text:p>
          </table:table-cell>
        </table:table-row>
        <table:table-row table:style-name="ro1">
          <table:table-cell office:value-type="string" calcext:value-type="string">
            <text:p>GH013103-00.00.00.000-00.00.09.008.MP4</text:p>
          </table:table-cell>
          <table:table-cell office:value-type="string" calcext:value-type="string">
            <text:p>2016-01-13T16:19:51.000000Z</text:p>
          </table:table-cell>
          <table:table-cell table:formula="of:=RIGHT(LEFT([.B155];10);2)*1" office:value-type="float" office:value="13" calcext:value-type="float">
            <text:p>13</text:p>
          </table:table-cell>
          <table:table-cell table:formula="of:=IF([.C155]&lt;[.D154];IF([.C155]=[.C154];[.D154];[.D154]+1);[.C155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5];[.A155];[.F155];[.D155];[.G155];[.A155];[.H155])" office:value-type="string" office:string-value="ffmpeg -stats -loglevel error -i GH013103-00.00.00.000-00.00.09.008.MP4 -vf drawtext=&quot;text='Day 13': fontcolor=white: fontsize=20: box=1: boxcolor=Black@0.5:boxborderw=5: x=w*0.95-text_w:y=h*0.05:enable='between(t,0,200)'&quot; -c:a copy GH013103-00.00.00.000-00.00.09.008.MP4new.mp4" calcext:value-type="string">
            <text:p>ffmpeg -stats -loglevel error -i GH013103-00.00.00.000-00.00.09.008.MP4 -vf drawtext="text='Day 13': fontcolor=white: fontsize=20: box=1: boxcolor=Black@0.5:boxborderw=5: x=w*0.95-text_w:y=h*0.05:enable='between(t,0,200)'" -c:a copy GH013103-00.00.00.000-00.00.09.008.MP4new.mp4</text:p>
          </table:table-cell>
        </table:table-row>
        <table:table-row table:style-name="ro1">
          <table:table-cell office:value-type="string" calcext:value-type="string">
            <text:p>GH013104-00.00.00.000-00.00.05.004.MP4</text:p>
          </table:table-cell>
          <table:table-cell office:value-type="string" calcext:value-type="string">
            <text:p>2016-01-13T16:24:42.000000Z</text:p>
          </table:table-cell>
          <table:table-cell table:formula="of:=RIGHT(LEFT([.B156];10);2)*1" office:value-type="float" office:value="13" calcext:value-type="float">
            <text:p>13</text:p>
          </table:table-cell>
          <table:table-cell table:formula="of:=IF([.C156]&lt;[.D155];IF([.C156]=[.C155];[.D155];[.D155]+1);[.C156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6];[.A156];[.F156];[.D156];[.G156];[.A156];[.H156])" office:value-type="string" office:string-value="ffmpeg -stats -loglevel error -i GH013104-00.00.00.000-00.00.05.004.MP4 -vf drawtext=&quot;text='Day 13': fontcolor=white: fontsize=20: box=1: boxcolor=Black@0.5:boxborderw=5: x=w*0.95-text_w:y=h*0.05:enable='between(t,0,200)'&quot; -c:a copy GH013104-00.00.00.000-00.00.05.004.MP4new.mp4" calcext:value-type="string">
            <text:p>ffmpeg -stats -loglevel error -i GH013104-00.00.00.000-00.00.05.004.MP4 -vf drawtext="text='Day 13': fontcolor=white: fontsize=20: box=1: boxcolor=Black@0.5:boxborderw=5: x=w*0.95-text_w:y=h*0.05:enable='between(t,0,200)'" -c:a copy GH013104-00.00.00.000-00.00.05.004.MP4new.mp4</text:p>
          </table:table-cell>
        </table:table-row>
        <table:table-row table:style-name="ro1">
          <table:table-cell office:value-type="string" calcext:value-type="string">
            <text:p>GH013105-00.00.03.002-00.00.11.010.MP4</text:p>
          </table:table-cell>
          <table:table-cell office:value-type="string" calcext:value-type="string">
            <text:p>2016-01-13T16:24:42.000000Z</text:p>
          </table:table-cell>
          <table:table-cell table:formula="of:=RIGHT(LEFT([.B157];10);2)*1" office:value-type="float" office:value="13" calcext:value-type="float">
            <text:p>13</text:p>
          </table:table-cell>
          <table:table-cell table:formula="of:=IF([.C157]&lt;[.D156];IF([.C157]=[.C156];[.D156];[.D156]+1);[.C157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7];[.A157];[.F157];[.D157];[.G157];[.A157];[.H157])" office:value-type="string" office:string-value="ffmpeg -stats -loglevel error -i GH013105-00.00.03.002-00.00.11.010.MP4 -vf drawtext=&quot;text='Day 13': fontcolor=white: fontsize=20: box=1: boxcolor=Black@0.5:boxborderw=5: x=w*0.95-text_w:y=h*0.05:enable='between(t,0,200)'&quot; -c:a copy GH013105-00.00.03.002-00.00.11.010.MP4new.mp4" calcext:value-type="string">
            <text:p>ffmpeg -stats -loglevel error -i GH013105-00.00.03.002-00.00.11.010.MP4 -vf drawtext="text='Day 13': fontcolor=white: fontsize=20: box=1: boxcolor=Black@0.5:boxborderw=5: x=w*0.95-text_w:y=h*0.05:enable='between(t,0,200)'" -c:a copy GH013105-00.00.03.002-00.00.11.010.MP4new.mp4</text:p>
          </table:table-cell>
        </table:table-row>
        <table:table-row table:style-name="ro1">
          <table:table-cell office:value-type="string" calcext:value-type="string">
            <text:p>GH013106-00.00.04.003-00.00.11.010.MP4</text:p>
          </table:table-cell>
          <table:table-cell office:value-type="string" calcext:value-type="string">
            <text:p>2016-01-13T16:27:03.000000Z</text:p>
          </table:table-cell>
          <table:table-cell table:formula="of:=RIGHT(LEFT([.B158];10);2)*1" office:value-type="float" office:value="13" calcext:value-type="float">
            <text:p>13</text:p>
          </table:table-cell>
          <table:table-cell table:formula="of:=IF([.C158]&lt;[.D157];IF([.C158]=[.C157];[.D157];[.D157]+1);[.C158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8];[.A158];[.F158];[.D158];[.G158];[.A158];[.H158])" office:value-type="string" office:string-value="ffmpeg -stats -loglevel error -i GH013106-00.00.04.003-00.00.11.010.MP4 -vf drawtext=&quot;text='Day 13': fontcolor=white: fontsize=20: box=1: boxcolor=Black@0.5:boxborderw=5: x=w*0.95-text_w:y=h*0.05:enable='between(t,0,200)'&quot; -c:a copy GH013106-00.00.04.003-00.00.11.010.MP4new.mp4" calcext:value-type="string">
            <text:p>ffmpeg -stats -loglevel error -i GH013106-00.00.04.003-00.00.11.010.MP4 -vf drawtext="text='Day 13': fontcolor=white: fontsize=20: box=1: boxcolor=Black@0.5:boxborderw=5: x=w*0.95-text_w:y=h*0.05:enable='between(t,0,200)'" -c:a copy GH013106-00.00.04.003-00.00.11.010.MP4new.mp4</text:p>
          </table:table-cell>
        </table:table-row>
        <table:table-row table:style-name="ro1">
          <table:table-cell office:value-type="string" calcext:value-type="string">
            <text:p>GH013107-00.00.00.000-00.00.14.013-seg1.MP4</text:p>
          </table:table-cell>
          <table:table-cell office:value-type="string" calcext:value-type="string">
            <text:p>2016-01-13T21:14:28.000000Z</text:p>
          </table:table-cell>
          <table:table-cell table:formula="of:=RIGHT(LEFT([.B159];10);2)*1" office:value-type="float" office:value="13" calcext:value-type="float">
            <text:p>13</text:p>
          </table:table-cell>
          <table:table-cell table:formula="of:=IF([.C159]&lt;[.D158];IF([.C159]=[.C158];[.D158];[.D158]+1);[.C159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59];[.A159];[.F159];[.D159];[.G159];[.A159];[.H159])" office:value-type="string" office:string-value="ffmpeg -stats -loglevel error -i GH013107-00.00.00.000-00.00.14.013-seg1.MP4 -vf drawtext=&quot;text='Day 13': fontcolor=white: fontsize=20: box=1: boxcolor=Black@0.5:boxborderw=5: x=w*0.95-text_w:y=h*0.05:enable='between(t,0,200)'&quot; -c:a copy GH013107-00.00.00.000-00.00.14.013-seg1.MP4new.mp4" calcext:value-type="string">
            <text:p>ffmpeg -stats -loglevel error -i GH013107-00.00.00.000-00.00.14.013-seg1.MP4 -vf drawtext="text='Day 13': fontcolor=white: fontsize=20: box=1: boxcolor=Black@0.5:boxborderw=5: x=w*0.95-text_w:y=h*0.05:enable='between(t,0,200)'" -c:a copy GH013107-00.00.00.000-00.00.14.013-seg1.MP4new.mp4</text:p>
          </table:table-cell>
        </table:table-row>
        <table:table-row table:style-name="ro1">
          <table:table-cell office:value-type="string" calcext:value-type="string">
            <text:p>GH013107-00.00.22.021-00.00.28.027-seg2.MP4</text:p>
          </table:table-cell>
          <table:table-cell office:value-type="string" calcext:value-type="string">
            <text:p>2016-01-13T22:01:03.000000Z</text:p>
          </table:table-cell>
          <table:table-cell table:formula="of:=RIGHT(LEFT([.B160];10);2)*1" office:value-type="float" office:value="13" calcext:value-type="float">
            <text:p>13</text:p>
          </table:table-cell>
          <table:table-cell table:formula="of:=IF([.C160]&lt;[.D159];IF([.C160]=[.C159];[.D159];[.D159]+1);[.C160])" office:value-type="float" office:value="13" calcext:value-type="float">
            <text:p>1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0];[.A160];[.F160];[.D160];[.G160];[.A160];[.H160])" office:value-type="string" office:string-value="ffmpeg -stats -loglevel error -i GH013107-00.00.22.021-00.00.28.027-seg2.MP4 -vf drawtext=&quot;text='Day 13': fontcolor=white: fontsize=20: box=1: boxcolor=Black@0.5:boxborderw=5: x=w*0.95-text_w:y=h*0.05:enable='between(t,0,200)'&quot; -c:a copy GH013107-00.00.22.021-00.00.28.027-seg2.MP4new.mp4" calcext:value-type="string">
            <text:p>ffmpeg -stats -loglevel error -i GH013107-00.00.22.021-00.00.28.027-seg2.MP4 -vf drawtext="text='Day 13': fontcolor=white: fontsize=20: box=1: boxcolor=Black@0.5:boxborderw=5: x=w*0.95-text_w:y=h*0.05:enable='between(t,0,200)'" -c:a copy GH013107-00.00.22.021-00.00.28.027-seg2.MP4new.mp4</text:p>
          </table:table-cell>
        </table:table-row>
        <table:table-row table:style-name="ro1">
          <table:table-cell office:value-type="string" calcext:value-type="string">
            <text:p>GH013108-00.00.00.000-00.00.06.005.MP4</text:p>
          </table:table-cell>
          <table:table-cell office:value-type="string" calcext:value-type="string">
            <text:p>2016-01-14T16:51:33.000000Z</text:p>
          </table:table-cell>
          <table:table-cell table:formula="of:=RIGHT(LEFT([.B161];10);2)*1" office:value-type="float" office:value="14" calcext:value-type="float">
            <text:p>14</text:p>
          </table:table-cell>
          <table:table-cell table:formula="of:=IF([.C161]&lt;[.D160];IF([.C161]=[.C160];[.D160];[.D160]+1);[.C161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1];[.A161];[.F161];[.D161];[.G161];[.A161];[.H161])" office:value-type="string" office:string-value="ffmpeg -stats -loglevel error -i GH013108-00.00.00.000-00.00.06.005.MP4 -vf drawtext=&quot;text='Day 14': fontcolor=white: fontsize=20: box=1: boxcolor=Black@0.5:boxborderw=5: x=w*0.95-text_w:y=h*0.05:enable='between(t,0,200)'&quot; -c:a copy GH013108-00.00.00.000-00.00.06.005.MP4new.mp4" calcext:value-type="string">
            <text:p>ffmpeg -stats -loglevel error -i GH013108-00.00.00.000-00.00.06.005.MP4 -vf drawtext="text='Day 14': fontcolor=white: fontsize=20: box=1: boxcolor=Black@0.5:boxborderw=5: x=w*0.95-text_w:y=h*0.05:enable='between(t,0,200)'" -c:a copy GH013108-00.00.00.000-00.00.06.005.MP4new.mp4</text:p>
          </table:table-cell>
        </table:table-row>
        <table:table-row table:style-name="ro1">
          <table:table-cell office:value-type="string" calcext:value-type="string">
            <text:p>GH013109-00.00.04.003-00.00.12.011.MP4</text:p>
          </table:table-cell>
          <table:table-cell office:value-type="string" calcext:value-type="string">
            <text:p>2016-01-14T17:37:22.000000Z</text:p>
          </table:table-cell>
          <table:table-cell table:formula="of:=RIGHT(LEFT([.B162];10);2)*1" office:value-type="float" office:value="14" calcext:value-type="float">
            <text:p>14</text:p>
          </table:table-cell>
          <table:table-cell table:formula="of:=IF([.C162]&lt;[.D161];IF([.C162]=[.C161];[.D161];[.D161]+1);[.C162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2];[.A162];[.F162];[.D162];[.G162];[.A162];[.H162])" office:value-type="string" office:string-value="ffmpeg -stats -loglevel error -i GH013109-00.00.04.003-00.00.12.011.MP4 -vf drawtext=&quot;text='Day 14': fontcolor=white: fontsize=20: box=1: boxcolor=Black@0.5:boxborderw=5: x=w*0.95-text_w:y=h*0.05:enable='between(t,0,200)'&quot; -c:a copy GH013109-00.00.04.003-00.00.12.011.MP4new.mp4" calcext:value-type="string">
            <text:p>ffmpeg -stats -loglevel error -i GH013109-00.00.04.003-00.00.12.011.MP4 -vf drawtext="text='Day 14': fontcolor=white: fontsize=20: box=1: boxcolor=Black@0.5:boxborderw=5: x=w*0.95-text_w:y=h*0.05:enable='between(t,0,200)'" -c:a copy GH013109-00.00.04.003-00.00.12.011.MP4new.mp4</text:p>
          </table:table-cell>
        </table:table-row>
        <table:table-row table:style-name="ro1">
          <table:table-cell office:value-type="string" calcext:value-type="string">
            <text:p>GH013110-00.00.00.000-00.00.39.038.MP4</text:p>
          </table:table-cell>
          <table:table-cell office:value-type="string" calcext:value-type="string">
            <text:p>2016-01-14T18:05:16.000000Z</text:p>
          </table:table-cell>
          <table:table-cell table:formula="of:=RIGHT(LEFT([.B163];10);2)*1" office:value-type="float" office:value="14" calcext:value-type="float">
            <text:p>14</text:p>
          </table:table-cell>
          <table:table-cell table:formula="of:=IF([.C163]&lt;[.D162];IF([.C163]=[.C162];[.D162];[.D162]+1);[.C163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3];[.A163];[.F163];[.D163];[.G163];[.A163];[.H163])" office:value-type="string" office:string-value="ffmpeg -stats -loglevel error -i GH013110-00.00.00.000-00.00.39.038.MP4 -vf drawtext=&quot;text='Day 14': fontcolor=white: fontsize=20: box=1: boxcolor=Black@0.5:boxborderw=5: x=w*0.95-text_w:y=h*0.05:enable='between(t,0,200)'&quot; -c:a copy GH013110-00.00.00.000-00.00.39.038.MP4new.mp4" calcext:value-type="string">
            <text:p>ffmpeg -stats -loglevel error -i GH013110-00.00.00.000-00.00.39.038.MP4 -vf drawtext="text='Day 14': fontcolor=white: fontsize=20: box=1: boxcolor=Black@0.5:boxborderw=5: x=w*0.95-text_w:y=h*0.05:enable='between(t,0,200)'" -c:a copy GH013110-00.00.00.000-00.00.39.038.MP4new.mp4</text:p>
          </table:table-cell>
        </table:table-row>
        <table:table-row table:style-name="ro1">
          <table:table-cell office:value-type="string" calcext:value-type="string">
            <text:p>GH013111-00.00.00.000-00.00.12.846.MP4</text:p>
          </table:table-cell>
          <table:table-cell office:value-type="string" calcext:value-type="string">
            <text:p>2016-01-14T19:27:39.000000Z</text:p>
          </table:table-cell>
          <table:table-cell table:formula="of:=RIGHT(LEFT([.B164];10);2)*1" office:value-type="float" office:value="14" calcext:value-type="float">
            <text:p>14</text:p>
          </table:table-cell>
          <table:table-cell table:formula="of:=IF([.C164]&lt;[.D163];IF([.C164]=[.C163];[.D163];[.D163]+1);[.C164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4];[.A164];[.F164];[.D164];[.G164];[.A164];[.H164])" office:value-type="string" office:string-value="ffmpeg -stats -loglevel error -i GH013111-00.00.00.000-00.00.12.846.MP4 -vf drawtext=&quot;text='Day 14': fontcolor=white: fontsize=20: box=1: boxcolor=Black@0.5:boxborderw=5: x=w*0.95-text_w:y=h*0.05:enable='between(t,0,200)'&quot; -c:a copy GH013111-00.00.00.000-00.00.12.846.MP4new.mp4" calcext:value-type="string">
            <text:p>ffmpeg -stats -loglevel error -i GH013111-00.00.00.000-00.00.12.846.MP4 -vf drawtext="text='Day 14': fontcolor=white: fontsize=20: box=1: boxcolor=Black@0.5:boxborderw=5: x=w*0.95-text_w:y=h*0.05:enable='between(t,0,200)'" -c:a copy GH013111-00.00.00.000-00.00.12.846.MP4new.mp4</text:p>
          </table:table-cell>
        </table:table-row>
        <table:table-row table:style-name="ro1">
          <table:table-cell office:value-type="string" calcext:value-type="string">
            <text:p>GH013112-00.00.00.000-00.00.04.003.MP4</text:p>
          </table:table-cell>
          <table:table-cell office:value-type="string" calcext:value-type="string">
            <text:p>2016-01-14T21:00:59.000000Z</text:p>
          </table:table-cell>
          <table:table-cell table:formula="of:=RIGHT(LEFT([.B165];10);2)*1" office:value-type="float" office:value="14" calcext:value-type="float">
            <text:p>14</text:p>
          </table:table-cell>
          <table:table-cell table:formula="of:=IF([.C165]&lt;[.D164];IF([.C165]=[.C164];[.D164];[.D164]+1);[.C165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5];[.A165];[.F165];[.D165];[.G165];[.A165];[.H165])" office:value-type="string" office:string-value="ffmpeg -stats -loglevel error -i GH013112-00.00.00.000-00.00.04.003.MP4 -vf drawtext=&quot;text='Day 14': fontcolor=white: fontsize=20: box=1: boxcolor=Black@0.5:boxborderw=5: x=w*0.95-text_w:y=h*0.05:enable='between(t,0,200)'&quot; -c:a copy GH013112-00.00.00.000-00.00.04.003.MP4new.mp4" calcext:value-type="string">
            <text:p>ffmpeg -stats -loglevel error -i GH013112-00.00.00.000-00.00.04.003.MP4 -vf drawtext="text='Day 14': fontcolor=white: fontsize=20: box=1: boxcolor=Black@0.5:boxborderw=5: x=w*0.95-text_w:y=h*0.05:enable='between(t,0,200)'" -c:a copy GH013112-00.00.00.000-00.00.04.003.MP4new.mp4</text:p>
          </table:table-cell>
        </table:table-row>
        <table:table-row table:style-name="ro1">
          <table:table-cell office:value-type="string" calcext:value-type="string">
            <text:p>GH013113-00.00.04.003-00.00.10.009.MP4</text:p>
          </table:table-cell>
          <table:table-cell office:value-type="string" calcext:value-type="string">
            <text:p>2016-01-14T22:09:45.000000Z</text:p>
          </table:table-cell>
          <table:table-cell table:formula="of:=RIGHT(LEFT([.B166];10);2)*1" office:value-type="float" office:value="14" calcext:value-type="float">
            <text:p>14</text:p>
          </table:table-cell>
          <table:table-cell table:formula="of:=IF([.C166]&lt;[.D165];IF([.C166]=[.C165];[.D165];[.D165]+1);[.C166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6];[.A166];[.F166];[.D166];[.G166];[.A166];[.H166])" office:value-type="string" office:string-value="ffmpeg -stats -loglevel error -i GH013113-00.00.04.003-00.00.10.009.MP4 -vf drawtext=&quot;text='Day 14': fontcolor=white: fontsize=20: box=1: boxcolor=Black@0.5:boxborderw=5: x=w*0.95-text_w:y=h*0.05:enable='between(t,0,200)'&quot; -c:a copy GH013113-00.00.04.003-00.00.10.009.MP4new.mp4" calcext:value-type="string">
            <text:p>ffmpeg -stats -loglevel error -i GH013113-00.00.04.003-00.00.10.009.MP4 -vf drawtext="text='Day 14': fontcolor=white: fontsize=20: box=1: boxcolor=Black@0.5:boxborderw=5: x=w*0.95-text_w:y=h*0.05:enable='between(t,0,200)'" -c:a copy GH013113-00.00.04.003-00.00.10.009.MP4new.mp4</text:p>
          </table:table-cell>
        </table:table-row>
        <table:table-row table:style-name="ro1">
          <table:table-cell office:value-type="string" calcext:value-type="string">
            <text:p>GH013115-00.00.12.011-00.00.23.022.MP4</text:p>
          </table:table-cell>
          <table:table-cell office:value-type="string" calcext:value-type="string">
            <text:p>2016-01-14T22:32:52.000000Z</text:p>
          </table:table-cell>
          <table:table-cell table:formula="of:=RIGHT(LEFT([.B167];10);2)*1" office:value-type="float" office:value="14" calcext:value-type="float">
            <text:p>14</text:p>
          </table:table-cell>
          <table:table-cell table:formula="of:=IF([.C167]&lt;[.D166];IF([.C167]=[.C166];[.D166];[.D166]+1);[.C167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7];[.A167];[.F167];[.D167];[.G167];[.A167];[.H167])" office:value-type="string" office:string-value="ffmpeg -stats -loglevel error -i GH013115-00.00.12.011-00.00.23.022.MP4 -vf drawtext=&quot;text='Day 14': fontcolor=white: fontsize=20: box=1: boxcolor=Black@0.5:boxborderw=5: x=w*0.95-text_w:y=h*0.05:enable='between(t,0,200)'&quot; -c:a copy GH013115-00.00.12.011-00.00.23.022.MP4new.mp4" calcext:value-type="string">
            <text:p>ffmpeg -stats -loglevel error -i GH013115-00.00.12.011-00.00.23.022.MP4 -vf drawtext="text='Day 14': fontcolor=white: fontsize=20: box=1: boxcolor=Black@0.5:boxborderw=5: x=w*0.95-text_w:y=h*0.05:enable='between(t,0,200)'" -c:a copy GH013115-00.00.12.011-00.00.23.022.MP4new.mp4</text:p>
          </table:table-cell>
        </table:table-row>
        <table:table-row table:style-name="ro1">
          <table:table-cell office:value-type="string" calcext:value-type="string">
            <text:p>GH013117-00.00.00.000-00.00.16.391.MP4</text:p>
          </table:table-cell>
          <table:table-cell office:value-type="string" calcext:value-type="string">
            <text:p>2016-01-14T22:38:38.000000Z</text:p>
          </table:table-cell>
          <table:table-cell table:formula="of:=RIGHT(LEFT([.B168];10);2)*1" office:value-type="float" office:value="14" calcext:value-type="float">
            <text:p>14</text:p>
          </table:table-cell>
          <table:table-cell table:formula="of:=IF([.C168]&lt;[.D167];IF([.C168]=[.C167];[.D167];[.D167]+1);[.C168])" office:value-type="float" office:value="14" calcext:value-type="float">
            <text:p>1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8];[.A168];[.F168];[.D168];[.G168];[.A168];[.H168])" office:value-type="string" office:string-value="ffmpeg -stats -loglevel error -i GH013117-00.00.00.000-00.00.16.391.MP4 -vf drawtext=&quot;text='Day 14': fontcolor=white: fontsize=20: box=1: boxcolor=Black@0.5:boxborderw=5: x=w*0.95-text_w:y=h*0.05:enable='between(t,0,200)'&quot; -c:a copy GH013117-00.00.00.000-00.00.16.391.MP4new.mp4" calcext:value-type="string">
            <text:p>ffmpeg -stats -loglevel error -i GH013117-00.00.00.000-00.00.16.391.MP4 -vf drawtext="text='Day 14': fontcolor=white: fontsize=20: box=1: boxcolor=Black@0.5:boxborderw=5: x=w*0.95-text_w:y=h*0.05:enable='between(t,0,200)'" -c:a copy GH013117-00.00.00.000-00.00.16.391.MP4new.mp4</text:p>
          </table:table-cell>
        </table:table-row>
        <table:table-row table:style-name="ro1">
          <table:table-cell office:value-type="string" calcext:value-type="string">
            <text:p>GH013118-00.00.00.000-00.00.08.007.MP4</text:p>
          </table:table-cell>
          <table:table-cell office:value-type="string" calcext:value-type="string">
            <text:p>2016-01-15T00:34:54.000000Z</text:p>
          </table:table-cell>
          <table:table-cell table:formula="of:=RIGHT(LEFT([.B169];10);2)*1" office:value-type="float" office:value="15" calcext:value-type="float">
            <text:p>15</text:p>
          </table:table-cell>
          <table:table-cell table:formula="of:=IF([.C169]&lt;[.D168];IF([.C169]=[.C168];[.D168];[.D168]+1);[.C169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69];[.A169];[.F169];[.D169];[.G169];[.A169];[.H169])" office:value-type="string" office:string-value="ffmpeg -stats -loglevel error -i GH013118-00.00.00.000-00.00.08.007.MP4 -vf drawtext=&quot;text='Day 15': fontcolor=white: fontsize=20: box=1: boxcolor=Black@0.5:boxborderw=5: x=w*0.95-text_w:y=h*0.05:enable='between(t,0,200)'&quot; -c:a copy GH013118-00.00.00.000-00.00.08.007.MP4new.mp4" calcext:value-type="string">
            <text:p>ffmpeg -stats -loglevel error -i GH013118-00.00.00.000-00.00.08.007.MP4 -vf drawtext="text='Day 15': fontcolor=white: fontsize=20: box=1: boxcolor=Black@0.5:boxborderw=5: x=w*0.95-text_w:y=h*0.05:enable='between(t,0,200)'" -c:a copy GH013118-00.00.00.000-00.00.08.007.MP4new.mp4</text:p>
          </table:table-cell>
        </table:table-row>
        <table:table-row table:style-name="ro1">
          <table:table-cell office:value-type="string" calcext:value-type="string">
            <text:p>GH013119-00.00.04.003-00.00.13.763.MP4</text:p>
          </table:table-cell>
          <table:table-cell office:value-type="string" calcext:value-type="string">
            <text:p>2016-01-15T02:29:03.000000Z</text:p>
          </table:table-cell>
          <table:table-cell table:formula="of:=RIGHT(LEFT([.B170];10);2)*1" office:value-type="float" office:value="15" calcext:value-type="float">
            <text:p>15</text:p>
          </table:table-cell>
          <table:table-cell table:formula="of:=IF([.C170]&lt;[.D169];IF([.C170]=[.C169];[.D169];[.D169]+1);[.C170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0];[.A170];[.F170];[.D170];[.G170];[.A170];[.H170])" office:value-type="string" office:string-value="ffmpeg -stats -loglevel error -i GH013119-00.00.04.003-00.00.13.763.MP4 -vf drawtext=&quot;text='Day 15': fontcolor=white: fontsize=20: box=1: boxcolor=Black@0.5:boxborderw=5: x=w*0.95-text_w:y=h*0.05:enable='between(t,0,200)'&quot; -c:a copy GH013119-00.00.04.003-00.00.13.763.MP4new.mp4" calcext:value-type="string">
            <text:p>ffmpeg -stats -loglevel error -i GH013119-00.00.04.003-00.00.13.763.MP4 -vf drawtext="text='Day 15': fontcolor=white: fontsize=20: box=1: boxcolor=Black@0.5:boxborderw=5: x=w*0.95-text_w:y=h*0.05:enable='between(t,0,200)'" -c:a copy GH013119-00.00.04.003-00.00.13.763.MP4new.mp4</text:p>
          </table:table-cell>
        </table:table-row>
        <table:table-row table:style-name="ro1">
          <table:table-cell office:value-type="string" calcext:value-type="string">
            <text:p>GH013120-00.00.00.000-00.00.17.066.MP4</text:p>
          </table:table-cell>
          <table:table-cell office:value-type="string" calcext:value-type="string">
            <text:p>2016-01-15T02:36:52.000000Z</text:p>
          </table:table-cell>
          <table:table-cell table:formula="of:=RIGHT(LEFT([.B171];10);2)*1" office:value-type="float" office:value="15" calcext:value-type="float">
            <text:p>15</text:p>
          </table:table-cell>
          <table:table-cell table:formula="of:=IF([.C171]&lt;[.D170];IF([.C171]=[.C170];[.D170];[.D170]+1);[.C171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1];[.A171];[.F171];[.D171];[.G171];[.A171];[.H171])" office:value-type="string" office:string-value="ffmpeg -stats -loglevel error -i GH013120-00.00.00.000-00.00.17.066.MP4 -vf drawtext=&quot;text='Day 15': fontcolor=white: fontsize=20: box=1: boxcolor=Black@0.5:boxborderw=5: x=w*0.95-text_w:y=h*0.05:enable='between(t,0,200)'&quot; -c:a copy GH013120-00.00.00.000-00.00.17.066.MP4new.mp4" calcext:value-type="string">
            <text:p>ffmpeg -stats -loglevel error -i GH013120-00.00.00.000-00.00.17.066.MP4 -vf drawtext="text='Day 15': fontcolor=white: fontsize=20: box=1: boxcolor=Black@0.5:boxborderw=5: x=w*0.95-text_w:y=h*0.05:enable='between(t,0,200)'" -c:a copy GH013120-00.00.00.000-00.00.17.066.MP4new.mp4</text:p>
          </table:table-cell>
        </table:table-row>
        <table:table-row table:style-name="ro1">
          <table:table-cell office:value-type="string" calcext:value-type="string">
            <text:p>GH013121-00.00.00.000-00.00.16.015.MP4</text:p>
          </table:table-cell>
          <table:table-cell office:value-type="string" calcext:value-type="string">
            <text:p>2016-01-15T16:58:35.000000Z</text:p>
          </table:table-cell>
          <table:table-cell table:formula="of:=RIGHT(LEFT([.B172];10);2)*1" office:value-type="float" office:value="15" calcext:value-type="float">
            <text:p>15</text:p>
          </table:table-cell>
          <table:table-cell table:formula="of:=IF([.C172]&lt;[.D171];IF([.C172]=[.C171];[.D171];[.D171]+1);[.C172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2];[.A172];[.F172];[.D172];[.G172];[.A172];[.H172])" office:value-type="string" office:string-value="ffmpeg -stats -loglevel error -i GH013121-00.00.00.000-00.00.16.015.MP4 -vf drawtext=&quot;text='Day 15': fontcolor=white: fontsize=20: box=1: boxcolor=Black@0.5:boxborderw=5: x=w*0.95-text_w:y=h*0.05:enable='between(t,0,200)'&quot; -c:a copy GH013121-00.00.00.000-00.00.16.015.MP4new.mp4" calcext:value-type="string">
            <text:p>ffmpeg -stats -loglevel error -i GH013121-00.00.00.000-00.00.16.015.MP4 -vf drawtext="text='Day 15': fontcolor=white: fontsize=20: box=1: boxcolor=Black@0.5:boxborderw=5: x=w*0.95-text_w:y=h*0.05:enable='between(t,0,200)'" -c:a copy GH013121-00.00.00.000-00.00.16.015.MP4new.mp4</text:p>
          </table:table-cell>
        </table:table-row>
        <table:table-row table:style-name="ro1">
          <table:table-cell office:value-type="string" calcext:value-type="string">
            <text:p>GH013122-00.00.05.004-00.00.15.682.MP4</text:p>
          </table:table-cell>
          <table:table-cell office:value-type="string" calcext:value-type="string">
            <text:p>2016-01-15T17:13:13.000000Z</text:p>
          </table:table-cell>
          <table:table-cell table:formula="of:=RIGHT(LEFT([.B173];10);2)*1" office:value-type="float" office:value="15" calcext:value-type="float">
            <text:p>15</text:p>
          </table:table-cell>
          <table:table-cell table:formula="of:=IF([.C173]&lt;[.D172];IF([.C173]=[.C172];[.D172];[.D172]+1);[.C173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3];[.A173];[.F173];[.D173];[.G173];[.A173];[.H173])" office:value-type="string" office:string-value="ffmpeg -stats -loglevel error -i GH013122-00.00.05.004-00.00.15.682.MP4 -vf drawtext=&quot;text='Day 15': fontcolor=white: fontsize=20: box=1: boxcolor=Black@0.5:boxborderw=5: x=w*0.95-text_w:y=h*0.05:enable='between(t,0,200)'&quot; -c:a copy GH013122-00.00.05.004-00.00.15.682.MP4new.mp4" calcext:value-type="string">
            <text:p>ffmpeg -stats -loglevel error -i GH013122-00.00.05.004-00.00.15.682.MP4 -vf drawtext="text='Day 15': fontcolor=white: fontsize=20: box=1: boxcolor=Black@0.5:boxborderw=5: x=w*0.95-text_w:y=h*0.05:enable='between(t,0,200)'" -c:a copy GH013122-00.00.05.004-00.00.15.682.MP4new.mp4</text:p>
          </table:table-cell>
        </table:table-row>
        <table:table-row table:style-name="ro1">
          <table:table-cell office:value-type="string" calcext:value-type="string">
            <text:p>GH013123-00.00.03.002-00.00.09.008.MP4</text:p>
          </table:table-cell>
          <table:table-cell office:value-type="string" calcext:value-type="string">
            <text:p>2016-01-15T17:39:03.000000Z</text:p>
          </table:table-cell>
          <table:table-cell table:formula="of:=RIGHT(LEFT([.B174];10);2)*1" office:value-type="float" office:value="15" calcext:value-type="float">
            <text:p>15</text:p>
          </table:table-cell>
          <table:table-cell table:formula="of:=IF([.C174]&lt;[.D173];IF([.C174]=[.C173];[.D173];[.D173]+1);[.C174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4];[.A174];[.F174];[.D174];[.G174];[.A174];[.H174])" office:value-type="string" office:string-value="ffmpeg -stats -loglevel error -i GH013123-00.00.03.002-00.00.09.008.MP4 -vf drawtext=&quot;text='Day 15': fontcolor=white: fontsize=20: box=1: boxcolor=Black@0.5:boxborderw=5: x=w*0.95-text_w:y=h*0.05:enable='between(t,0,200)'&quot; -c:a copy GH013123-00.00.03.002-00.00.09.008.MP4new.mp4" calcext:value-type="string">
            <text:p>ffmpeg -stats -loglevel error -i GH013123-00.00.03.002-00.00.09.008.MP4 -vf drawtext="text='Day 15': fontcolor=white: fontsize=20: box=1: boxcolor=Black@0.5:boxborderw=5: x=w*0.95-text_w:y=h*0.05:enable='between(t,0,200)'" -c:a copy GH013123-00.00.03.002-00.00.09.008.MP4new.mp4</text:p>
          </table:table-cell>
        </table:table-row>
        <table:table-row table:style-name="ro1">
          <table:table-cell office:value-type="string" calcext:value-type="string">
            <text:p>GH013126-00.00.04.003-00.00.13.012.MP4</text:p>
          </table:table-cell>
          <table:table-cell office:value-type="string" calcext:value-type="string">
            <text:p>2016-01-15T20:45:51.000000Z</text:p>
          </table:table-cell>
          <table:table-cell table:formula="of:=RIGHT(LEFT([.B175];10);2)*1" office:value-type="float" office:value="15" calcext:value-type="float">
            <text:p>15</text:p>
          </table:table-cell>
          <table:table-cell table:formula="of:=IF([.C175]&lt;[.D174];IF([.C175]=[.C174];[.D174];[.D174]+1);[.C175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5];[.A175];[.F175];[.D175];[.G175];[.A175];[.H175])" office:value-type="string" office:string-value="ffmpeg -stats -loglevel error -i GH013126-00.00.04.003-00.00.13.012.MP4 -vf drawtext=&quot;text='Day 15': fontcolor=white: fontsize=20: box=1: boxcolor=Black@0.5:boxborderw=5: x=w*0.95-text_w:y=h*0.05:enable='between(t,0,200)'&quot; -c:a copy GH013126-00.00.04.003-00.00.13.012.MP4new.mp4" calcext:value-type="string">
            <text:p>ffmpeg -stats -loglevel error -i GH013126-00.00.04.003-00.00.13.012.MP4 -vf drawtext="text='Day 15': fontcolor=white: fontsize=20: box=1: boxcolor=Black@0.5:boxborderw=5: x=w*0.95-text_w:y=h*0.05:enable='between(t,0,200)'" -c:a copy GH013126-00.00.04.003-00.00.13.012.MP4new.mp4</text:p>
          </table:table-cell>
        </table:table-row>
        <table:table-row table:style-name="ro1">
          <table:table-cell office:value-type="string" calcext:value-type="string">
            <text:p>GH013127-00.00.00.000-00.00.05.004.MP4</text:p>
          </table:table-cell>
          <table:table-cell office:value-type="string" calcext:value-type="string">
            <text:p>2016-01-15T20:49:19.000000Z</text:p>
          </table:table-cell>
          <table:table-cell table:formula="of:=RIGHT(LEFT([.B176];10);2)*1" office:value-type="float" office:value="15" calcext:value-type="float">
            <text:p>15</text:p>
          </table:table-cell>
          <table:table-cell table:formula="of:=IF([.C176]&lt;[.D175];IF([.C176]=[.C175];[.D175];[.D175]+1);[.C176])" office:value-type="float" office:value="15" calcext:value-type="float">
            <text:p>1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6];[.A176];[.F176];[.D176];[.G176];[.A176];[.H176])" office:value-type="string" office:string-value="ffmpeg -stats -loglevel error -i GH013127-00.00.00.000-00.00.05.004.MP4 -vf drawtext=&quot;text='Day 15': fontcolor=white: fontsize=20: box=1: boxcolor=Black@0.5:boxborderw=5: x=w*0.95-text_w:y=h*0.05:enable='between(t,0,200)'&quot; -c:a copy GH013127-00.00.00.000-00.00.05.004.MP4new.mp4" calcext:value-type="string">
            <text:p>ffmpeg -stats -loglevel error -i GH013127-00.00.00.000-00.00.05.004.MP4 -vf drawtext="text='Day 15': fontcolor=white: fontsize=20: box=1: boxcolor=Black@0.5:boxborderw=5: x=w*0.95-text_w:y=h*0.05:enable='between(t,0,200)'" -c:a copy GH013127-00.00.00.000-00.00.05.004.MP4new.mp4</text:p>
          </table:table-cell>
        </table:table-row>
        <table:table-row table:style-name="ro1">
          <table:table-cell office:value-type="string" calcext:value-type="string">
            <text:p>GH013129-00.00.00.000-00.00.03.306.MP4</text:p>
          </table:table-cell>
          <table:table-cell office:value-type="string" calcext:value-type="string">
            <text:p>2016-01-16T00:32:12.000000Z</text:p>
          </table:table-cell>
          <table:table-cell table:formula="of:=RIGHT(LEFT([.B177];10);2)*1" office:value-type="float" office:value="16" calcext:value-type="float">
            <text:p>16</text:p>
          </table:table-cell>
          <table:table-cell table:formula="of:=IF([.C177]&lt;[.D176];IF([.C177]=[.C176];[.D176];[.D176]+1);[.C177])" office:value-type="float" office:value="16" calcext:value-type="float">
            <text:p>1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7];[.A177];[.F177];[.D177];[.G177];[.A177];[.H177])" office:value-type="string" office:string-value="ffmpeg -stats -loglevel error -i GH013129-00.00.00.000-00.00.03.306.MP4 -vf drawtext=&quot;text='Day 16': fontcolor=white: fontsize=20: box=1: boxcolor=Black@0.5:boxborderw=5: x=w*0.95-text_w:y=h*0.05:enable='between(t,0,200)'&quot; -c:a copy GH013129-00.00.00.000-00.00.03.306.MP4new.mp4" calcext:value-type="string">
            <text:p>ffmpeg -stats -loglevel error -i GH013129-00.00.00.000-00.00.03.306.MP4 -vf drawtext="text='Day 16': fontcolor=white: fontsize=20: box=1: boxcolor=Black@0.5:boxborderw=5: x=w*0.95-text_w:y=h*0.05:enable='between(t,0,200)'" -c:a copy GH013129-00.00.00.000-00.00.03.306.MP4new.mp4</text:p>
          </table:table-cell>
        </table:table-row>
        <table:table-row table:style-name="ro1">
          <table:table-cell office:value-type="string" calcext:value-type="string">
            <text:p>GH013130-00.00.00.000-00.00.06.005.MP4</text:p>
          </table:table-cell>
          <table:table-cell office:value-type="string" calcext:value-type="string">
            <text:p>2016-01-01T00:00:11.000000Z</text:p>
          </table:table-cell>
          <table:table-cell table:formula="of:=RIGHT(LEFT([.B178];10);2)*1" office:value-type="float" office:value="1" calcext:value-type="float">
            <text:p>1</text:p>
          </table:table-cell>
          <table:table-cell table:formula="of:=IF([.C178]&lt;[.D177];IF([.C178]=[.C177];[.D177];[.D177]+1);[.C178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8];[.A178];[.F178];[.D178];[.G178];[.A178];[.H178])" office:value-type="string" office:string-value="ffmpeg -stats -loglevel error -i GH013130-00.00.00.000-00.00.06.005.MP4 -vf drawtext=&quot;text='Day 17': fontcolor=white: fontsize=20: box=1: boxcolor=Black@0.5:boxborderw=5: x=w*0.95-text_w:y=h*0.05:enable='between(t,0,200)'&quot; -c:a copy GH013130-00.00.00.000-00.00.06.005.MP4new.mp4" calcext:value-type="string">
            <text:p>ffmpeg -stats -loglevel error -i GH013130-00.00.00.000-00.00.06.005.MP4 -vf drawtext="text='Day 17': fontcolor=white: fontsize=20: box=1: boxcolor=Black@0.5:boxborderw=5: x=w*0.95-text_w:y=h*0.05:enable='between(t,0,200)'" -c:a copy GH013130-00.00.00.000-00.00.06.005.MP4new.mp4</text:p>
          </table:table-cell>
        </table:table-row>
        <table:table-row table:style-name="ro1">
          <table:table-cell office:value-type="string" calcext:value-type="string">
            <text:p>GH013131-00.00.05.004-00.00.26.025.MP4</text:p>
          </table:table-cell>
          <table:table-cell office:value-type="string" calcext:value-type="string">
            <text:p>2016-01-01T04:13:04.000000Z</text:p>
          </table:table-cell>
          <table:table-cell table:formula="of:=RIGHT(LEFT([.B179];10);2)*1" office:value-type="float" office:value="1" calcext:value-type="float">
            <text:p>1</text:p>
          </table:table-cell>
          <table:table-cell table:formula="of:=IF([.C179]&lt;[.D178];IF([.C179]=[.C178];[.D178];[.D178]+1);[.C179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79];[.A179];[.F179];[.D179];[.G179];[.A179];[.H179])" office:value-type="string" office:string-value="ffmpeg -stats -loglevel error -i GH013131-00.00.05.004-00.00.26.025.MP4 -vf drawtext=&quot;text='Day 17': fontcolor=white: fontsize=20: box=1: boxcolor=Black@0.5:boxborderw=5: x=w*0.95-text_w:y=h*0.05:enable='between(t,0,200)'&quot; -c:a copy GH013131-00.00.05.004-00.00.26.025.MP4new.mp4" calcext:value-type="string">
            <text:p>ffmpeg -stats -loglevel error -i GH013131-00.00.05.004-00.00.26.025.MP4 -vf drawtext="text='Day 17': fontcolor=white: fontsize=20: box=1: boxcolor=Black@0.5:boxborderw=5: x=w*0.95-text_w:y=h*0.05:enable='between(t,0,200)'" -c:a copy GH013131-00.00.05.004-00.00.26.025.MP4new.mp4</text:p>
          </table:table-cell>
        </table:table-row>
        <table:table-row table:style-name="ro1">
          <table:table-cell office:value-type="string" calcext:value-type="string">
            <text:p>GH013132-00.00.00.000-00.00.07.722.MP4</text:p>
          </table:table-cell>
          <table:table-cell office:value-type="string" calcext:value-type="string">
            <text:p>2016-01-01T05:32:39.000000Z</text:p>
          </table:table-cell>
          <table:table-cell table:formula="of:=RIGHT(LEFT([.B180];10);2)*1" office:value-type="float" office:value="1" calcext:value-type="float">
            <text:p>1</text:p>
          </table:table-cell>
          <table:table-cell table:formula="of:=IF([.C180]&lt;[.D179];IF([.C180]=[.C179];[.D179];[.D179]+1);[.C180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0];[.A180];[.F180];[.D180];[.G180];[.A180];[.H180])" office:value-type="string" office:string-value="ffmpeg -stats -loglevel error -i GH013132-00.00.00.000-00.00.07.722.MP4 -vf drawtext=&quot;text='Day 17': fontcolor=white: fontsize=20: box=1: boxcolor=Black@0.5:boxborderw=5: x=w*0.95-text_w:y=h*0.05:enable='between(t,0,200)'&quot; -c:a copy GH013132-00.00.00.000-00.00.07.722.MP4new.mp4" calcext:value-type="string">
            <text:p>ffmpeg -stats -loglevel error -i GH013132-00.00.00.000-00.00.07.722.MP4 -vf drawtext="text='Day 17': fontcolor=white: fontsize=20: box=1: boxcolor=Black@0.5:boxborderw=5: x=w*0.95-text_w:y=h*0.05:enable='between(t,0,200)'" -c:a copy GH013132-00.00.00.000-00.00.07.722.MP4new.mp4</text:p>
          </table:table-cell>
        </table:table-row>
        <table:table-row table:style-name="ro1">
          <table:table-cell office:value-type="string" calcext:value-type="string">
            <text:p>GH013135-00.00.00.000-00.00.06.805.MP4</text:p>
          </table:table-cell>
          <table:table-cell office:value-type="string" calcext:value-type="string">
            <text:p>2016-01-01T05:57:48.000000Z</text:p>
          </table:table-cell>
          <table:table-cell table:formula="of:=RIGHT(LEFT([.B181];10);2)*1" office:value-type="float" office:value="1" calcext:value-type="float">
            <text:p>1</text:p>
          </table:table-cell>
          <table:table-cell table:formula="of:=IF([.C181]&lt;[.D180];IF([.C181]=[.C180];[.D180];[.D180]+1);[.C181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1];[.A181];[.F181];[.D181];[.G181];[.A181];[.H181])" office:value-type="string" office:string-value="ffmpeg -stats -loglevel error -i GH013135-00.00.00.000-00.00.06.805.MP4 -vf drawtext=&quot;text='Day 17': fontcolor=white: fontsize=20: box=1: boxcolor=Black@0.5:boxborderw=5: x=w*0.95-text_w:y=h*0.05:enable='between(t,0,200)'&quot; -c:a copy GH013135-00.00.00.000-00.00.06.805.MP4new.mp4" calcext:value-type="string">
            <text:p>ffmpeg -stats -loglevel error -i GH013135-00.00.00.000-00.00.06.805.MP4 -vf drawtext="text='Day 17': fontcolor=white: fontsize=20: box=1: boxcolor=Black@0.5:boxborderw=5: x=w*0.95-text_w:y=h*0.05:enable='between(t,0,200)'" -c:a copy GH013135-00.00.00.000-00.00.06.805.MP4new.mp4</text:p>
          </table:table-cell>
        </table:table-row>
        <table:table-row table:style-name="ro1">
          <table:table-cell office:value-type="string" calcext:value-type="string">
            <text:p>GH013136-00.00.00.000-00.00.06.272.MP4</text:p>
          </table:table-cell>
          <table:table-cell office:value-type="string" calcext:value-type="string">
            <text:p>2016-01-01T06:07:53.000000Z</text:p>
          </table:table-cell>
          <table:table-cell table:formula="of:=RIGHT(LEFT([.B182];10);2)*1" office:value-type="float" office:value="1" calcext:value-type="float">
            <text:p>1</text:p>
          </table:table-cell>
          <table:table-cell table:formula="of:=IF([.C182]&lt;[.D181];IF([.C182]=[.C181];[.D181];[.D181]+1);[.C182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2];[.A182];[.F182];[.D182];[.G182];[.A182];[.H182])" office:value-type="string" office:string-value="ffmpeg -stats -loglevel error -i GH013136-00.00.00.000-00.00.06.272.MP4 -vf drawtext=&quot;text='Day 17': fontcolor=white: fontsize=20: box=1: boxcolor=Black@0.5:boxborderw=5: x=w*0.95-text_w:y=h*0.05:enable='between(t,0,200)'&quot; -c:a copy GH013136-00.00.00.000-00.00.06.272.MP4new.mp4" calcext:value-type="string">
            <text:p>ffmpeg -stats -loglevel error -i GH013136-00.00.00.000-00.00.06.272.MP4 -vf drawtext="text='Day 17': fontcolor=white: fontsize=20: box=1: boxcolor=Black@0.5:boxborderw=5: x=w*0.95-text_w:y=h*0.05:enable='between(t,0,200)'" -c:a copy GH013136-00.00.00.000-00.00.06.272.MP4new.mp4</text:p>
          </table:table-cell>
        </table:table-row>
        <table:table-row table:style-name="ro1">
          <table:table-cell office:value-type="string" calcext:value-type="string">
            <text:p>GH013137-00.00.05.004-00.00.10.009.MP4</text:p>
          </table:table-cell>
          <table:table-cell office:value-type="string" calcext:value-type="string">
            <text:p>2016-01-01T06:49:35.000000Z</text:p>
          </table:table-cell>
          <table:table-cell table:formula="of:=RIGHT(LEFT([.B183];10);2)*1" office:value-type="float" office:value="1" calcext:value-type="float">
            <text:p>1</text:p>
          </table:table-cell>
          <table:table-cell table:formula="of:=IF([.C183]&lt;[.D182];IF([.C183]=[.C182];[.D182];[.D182]+1);[.C183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3];[.A183];[.F183];[.D183];[.G183];[.A183];[.H183])" office:value-type="string" office:string-value="ffmpeg -stats -loglevel error -i GH013137-00.00.05.004-00.00.10.009.MP4 -vf drawtext=&quot;text='Day 17': fontcolor=white: fontsize=20: box=1: boxcolor=Black@0.5:boxborderw=5: x=w*0.95-text_w:y=h*0.05:enable='between(t,0,200)'&quot; -c:a copy GH013137-00.00.05.004-00.00.10.009.MP4new.mp4" calcext:value-type="string">
            <text:p>ffmpeg -stats -loglevel error -i GH013137-00.00.05.004-00.00.10.009.MP4 -vf drawtext="text='Day 17': fontcolor=white: fontsize=20: box=1: boxcolor=Black@0.5:boxborderw=5: x=w*0.95-text_w:y=h*0.05:enable='between(t,0,200)'" -c:a copy GH013137-00.00.05.004-00.00.10.009.MP4new.mp4</text:p>
          </table:table-cell>
        </table:table-row>
        <table:table-row table:style-name="ro1">
          <table:table-cell office:value-type="string" calcext:value-type="string">
            <text:p>GH013138-00.00.00.000-00.01.07.400.MP4</text:p>
          </table:table-cell>
          <table:table-cell office:value-type="string" calcext:value-type="string">
            <text:p>2016-01-01T06:56:23.000000Z</text:p>
          </table:table-cell>
          <table:table-cell table:formula="of:=RIGHT(LEFT([.B184];10);2)*1" office:value-type="float" office:value="1" calcext:value-type="float">
            <text:p>1</text:p>
          </table:table-cell>
          <table:table-cell table:formula="of:=IF([.C184]&lt;[.D183];IF([.C184]=[.C183];[.D183];[.D183]+1);[.C184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4];[.A184];[.F184];[.D184];[.G184];[.A184];[.H184])" office:value-type="string" office:string-value="ffmpeg -stats -loglevel error -i GH013138-00.00.00.000-00.01.07.400.MP4 -vf drawtext=&quot;text='Day 17': fontcolor=white: fontsize=20: box=1: boxcolor=Black@0.5:boxborderw=5: x=w*0.95-text_w:y=h*0.05:enable='between(t,0,200)'&quot; -c:a copy GH013138-00.00.00.000-00.01.07.400.MP4new.mp4" calcext:value-type="string">
            <text:p>ffmpeg -stats -loglevel error -i GH013138-00.00.00.000-00.01.07.400.MP4 -vf drawtext="text='Day 17': fontcolor=white: fontsize=20: box=1: boxcolor=Black@0.5:boxborderw=5: x=w*0.95-text_w:y=h*0.05:enable='between(t,0,200)'" -c:a copy GH013138-00.00.00.000-00.01.07.400.MP4new.mp4</text:p>
          </table:table-cell>
        </table:table-row>
        <table:table-row table:style-name="ro1">
          <table:table-cell office:value-type="string" calcext:value-type="string">
            <text:p>GH013139-00.00.07.006-00.00.10.468.MP4</text:p>
          </table:table-cell>
          <table:table-cell office:value-type="string" calcext:value-type="string">
            <text:p>2016-01-01T08:06:49.000000Z</text:p>
          </table:table-cell>
          <table:table-cell table:formula="of:=RIGHT(LEFT([.B185];10);2)*1" office:value-type="float" office:value="1" calcext:value-type="float">
            <text:p>1</text:p>
          </table:table-cell>
          <table:table-cell table:formula="of:=IF([.C185]&lt;[.D184];IF([.C185]=[.C184];[.D184];[.D184]+1);[.C185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5];[.A185];[.F185];[.D185];[.G185];[.A185];[.H185])" office:value-type="string" office:string-value="ffmpeg -stats -loglevel error -i GH013139-00.00.07.006-00.00.10.468.MP4 -vf drawtext=&quot;text='Day 17': fontcolor=white: fontsize=20: box=1: boxcolor=Black@0.5:boxborderw=5: x=w*0.95-text_w:y=h*0.05:enable='between(t,0,200)'&quot; -c:a copy GH013139-00.00.07.006-00.00.10.468.MP4new.mp4" calcext:value-type="string">
            <text:p>ffmpeg -stats -loglevel error -i GH013139-00.00.07.006-00.00.10.468.MP4 -vf drawtext="text='Day 17': fontcolor=white: fontsize=20: box=1: boxcolor=Black@0.5:boxborderw=5: x=w*0.95-text_w:y=h*0.05:enable='between(t,0,200)'" -c:a copy GH013139-00.00.07.006-00.00.10.468.MP4new.mp4</text:p>
          </table:table-cell>
        </table:table-row>
        <table:table-row table:style-name="ro1">
          <table:table-cell office:value-type="string" calcext:value-type="string">
            <text:p>GH013140-00.00.00.000-00.00.13.007.MP4</text:p>
          </table:table-cell>
          <table:table-cell office:value-type="string" calcext:value-type="string">
            <text:p>2016-01-01T08:25:07.000000Z</text:p>
          </table:table-cell>
          <table:table-cell table:formula="of:=RIGHT(LEFT([.B186];10);2)*1" office:value-type="float" office:value="1" calcext:value-type="float">
            <text:p>1</text:p>
          </table:table-cell>
          <table:table-cell table:formula="of:=IF([.C186]&lt;[.D185];IF([.C186]=[.C185];[.D185];[.D185]+1);[.C186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6];[.A186];[.F186];[.D186];[.G186];[.A186];[.H186])" office:value-type="string" office:string-value="ffmpeg -stats -loglevel error -i GH013140-00.00.00.000-00.00.13.007.MP4 -vf drawtext=&quot;text='Day 17': fontcolor=white: fontsize=20: box=1: boxcolor=Black@0.5:boxborderw=5: x=w*0.95-text_w:y=h*0.05:enable='between(t,0,200)'&quot; -c:a copy GH013140-00.00.00.000-00.00.13.007.MP4new.mp4" calcext:value-type="string">
            <text:p>ffmpeg -stats -loglevel error -i GH013140-00.00.00.000-00.00.13.007.MP4 -vf drawtext="text='Day 17': fontcolor=white: fontsize=20: box=1: boxcolor=Black@0.5:boxborderw=5: x=w*0.95-text_w:y=h*0.05:enable='between(t,0,200)'" -c:a copy GH013140-00.00.00.000-00.00.13.007.MP4new.mp4</text:p>
          </table:table-cell>
        </table:table-row>
        <table:table-row table:style-name="ro1">
          <table:table-cell office:value-type="string" calcext:value-type="string">
            <text:p>GH013141-00.00.03.002-00.00.07.006.MP4</text:p>
          </table:table-cell>
          <table:table-cell office:value-type="string" calcext:value-type="string">
            <text:p>2016-01-01T08:53:17.000000Z</text:p>
          </table:table-cell>
          <table:table-cell table:formula="of:=RIGHT(LEFT([.B187];10);2)*1" office:value-type="float" office:value="1" calcext:value-type="float">
            <text:p>1</text:p>
          </table:table-cell>
          <table:table-cell table:formula="of:=IF([.C187]&lt;[.D186];IF([.C187]=[.C186];[.D186];[.D186]+1);[.C187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7];[.A187];[.F187];[.D187];[.G187];[.A187];[.H187])" office:value-type="string" office:string-value="ffmpeg -stats -loglevel error -i GH013141-00.00.03.002-00.00.07.006.MP4 -vf drawtext=&quot;text='Day 17': fontcolor=white: fontsize=20: box=1: boxcolor=Black@0.5:boxborderw=5: x=w*0.95-text_w:y=h*0.05:enable='between(t,0,200)'&quot; -c:a copy GH013141-00.00.03.002-00.00.07.006.MP4new.mp4" calcext:value-type="string">
            <text:p>ffmpeg -stats -loglevel error -i GH013141-00.00.03.002-00.00.07.006.MP4 -vf drawtext="text='Day 17': fontcolor=white: fontsize=20: box=1: boxcolor=Black@0.5:boxborderw=5: x=w*0.95-text_w:y=h*0.05:enable='between(t,0,200)'" -c:a copy GH013141-00.00.03.002-00.00.07.006.MP4new.mp4</text:p>
          </table:table-cell>
        </table:table-row>
        <table:table-row table:style-name="ro1">
          <table:table-cell office:value-type="string" calcext:value-type="string">
            <text:p>GH013142-00.00.00.000-00.00.09.551.MP4</text:p>
          </table:table-cell>
          <table:table-cell office:value-type="string" calcext:value-type="string">
            <text:p>2016-01-01T10:43:53.000000Z</text:p>
          </table:table-cell>
          <table:table-cell table:formula="of:=RIGHT(LEFT([.B188];10);2)*1" office:value-type="float" office:value="1" calcext:value-type="float">
            <text:p>1</text:p>
          </table:table-cell>
          <table:table-cell table:formula="of:=IF([.C188]&lt;[.D187];IF([.C188]=[.C187];[.D187];[.D187]+1);[.C188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8];[.A188];[.F188];[.D188];[.G188];[.A188];[.H188])" office:value-type="string" office:string-value="ffmpeg -stats -loglevel error -i GH013142-00.00.00.000-00.00.09.551.MP4 -vf drawtext=&quot;text='Day 17': fontcolor=white: fontsize=20: box=1: boxcolor=Black@0.5:boxborderw=5: x=w*0.95-text_w:y=h*0.05:enable='between(t,0,200)'&quot; -c:a copy GH013142-00.00.00.000-00.00.09.551.MP4new.mp4" calcext:value-type="string">
            <text:p>ffmpeg -stats -loglevel error -i GH013142-00.00.00.000-00.00.09.551.MP4 -vf drawtext="text='Day 17': fontcolor=white: fontsize=20: box=1: boxcolor=Black@0.5:boxborderw=5: x=w*0.95-text_w:y=h*0.05:enable='between(t,0,200)'" -c:a copy GH013142-00.00.00.000-00.00.09.551.MP4new.mp4</text:p>
          </table:table-cell>
        </table:table-row>
        <table:table-row table:style-name="ro1">
          <table:table-cell office:value-type="string" calcext:value-type="string">
            <text:p>GH013143-00.00.00.000-00.00.08.007.MP4</text:p>
          </table:table-cell>
          <table:table-cell office:value-type="string" calcext:value-type="string">
            <text:p>2016-01-01T10:43:53.000000Z</text:p>
          </table:table-cell>
          <table:table-cell table:formula="of:=RIGHT(LEFT([.B189];10);2)*1" office:value-type="float" office:value="1" calcext:value-type="float">
            <text:p>1</text:p>
          </table:table-cell>
          <table:table-cell table:formula="of:=IF([.C189]&lt;[.D188];IF([.C189]=[.C188];[.D188];[.D188]+1);[.C189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89];[.A189];[.F189];[.D189];[.G189];[.A189];[.H189])" office:value-type="string" office:string-value="ffmpeg -stats -loglevel error -i GH013143-00.00.00.000-00.00.08.007.MP4 -vf drawtext=&quot;text='Day 17': fontcolor=white: fontsize=20: box=1: boxcolor=Black@0.5:boxborderw=5: x=w*0.95-text_w:y=h*0.05:enable='between(t,0,200)'&quot; -c:a copy GH013143-00.00.00.000-00.00.08.007.MP4new.mp4" calcext:value-type="string">
            <text:p>ffmpeg -stats -loglevel error -i GH013143-00.00.00.000-00.00.08.007.MP4 -vf drawtext="text='Day 17': fontcolor=white: fontsize=20: box=1: boxcolor=Black@0.5:boxborderw=5: x=w*0.95-text_w:y=h*0.05:enable='between(t,0,200)'" -c:a copy GH013143-00.00.00.000-00.00.08.007.MP4new.mp4</text:p>
          </table:table-cell>
        </table:table-row>
        <table:table-row table:style-name="ro1">
          <table:table-cell office:value-type="string" calcext:value-type="string">
            <text:p>GH013144-00.00.00.000-00.00.05.004.MP4</text:p>
          </table:table-cell>
          <table:table-cell office:value-type="string" calcext:value-type="string">
            <text:p>2016-01-01T11:02:53.000000Z</text:p>
          </table:table-cell>
          <table:table-cell table:formula="of:=RIGHT(LEFT([.B190];10);2)*1" office:value-type="float" office:value="1" calcext:value-type="float">
            <text:p>1</text:p>
          </table:table-cell>
          <table:table-cell table:formula="of:=IF([.C190]&lt;[.D189];IF([.C190]=[.C189];[.D189];[.D189]+1);[.C190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0];[.A190];[.F190];[.D190];[.G190];[.A190];[.H190])" office:value-type="string" office:string-value="ffmpeg -stats -loglevel error -i GH013144-00.00.00.000-00.00.05.004.MP4 -vf drawtext=&quot;text='Day 17': fontcolor=white: fontsize=20: box=1: boxcolor=Black@0.5:boxborderw=5: x=w*0.95-text_w:y=h*0.05:enable='between(t,0,200)'&quot; -c:a copy GH013144-00.00.00.000-00.00.05.004.MP4new.mp4" calcext:value-type="string">
            <text:p>ffmpeg -stats -loglevel error -i GH013144-00.00.00.000-00.00.05.004.MP4 -vf drawtext="text='Day 17': fontcolor=white: fontsize=20: box=1: boxcolor=Black@0.5:boxborderw=5: x=w*0.95-text_w:y=h*0.05:enable='between(t,0,200)'" -c:a copy GH013144-00.00.00.000-00.00.05.004.MP4new.mp4</text:p>
          </table:table-cell>
        </table:table-row>
        <table:table-row table:style-name="ro1">
          <table:table-cell office:value-type="string" calcext:value-type="string">
            <text:p>GH013145-00.00.10.009-00.00.15.014.MP4</text:p>
          </table:table-cell>
          <table:table-cell office:value-type="string" calcext:value-type="string">
            <text:p>2016-01-01T11:03:12.000000Z</text:p>
          </table:table-cell>
          <table:table-cell table:formula="of:=RIGHT(LEFT([.B191];10);2)*1" office:value-type="float" office:value="1" calcext:value-type="float">
            <text:p>1</text:p>
          </table:table-cell>
          <table:table-cell table:formula="of:=IF([.C191]&lt;[.D190];IF([.C191]=[.C190];[.D190];[.D190]+1);[.C191])" office:value-type="float" office:value="17" calcext:value-type="float">
            <text:p>1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1];[.A191];[.F191];[.D191];[.G191];[.A191];[.H191])" office:value-type="string" office:string-value="ffmpeg -stats -loglevel error -i GH013145-00.00.10.009-00.00.15.014.MP4 -vf drawtext=&quot;text='Day 17': fontcolor=white: fontsize=20: box=1: boxcolor=Black@0.5:boxborderw=5: x=w*0.95-text_w:y=h*0.05:enable='between(t,0,200)'&quot; -c:a copy GH013145-00.00.10.009-00.00.15.014.MP4new.mp4" calcext:value-type="string">
            <text:p>ffmpeg -stats -loglevel error -i GH013145-00.00.10.009-00.00.15.014.MP4 -vf drawtext="text='Day 17': fontcolor=white: fontsize=20: box=1: boxcolor=Black@0.5:boxborderw=5: x=w*0.95-text_w:y=h*0.05:enable='between(t,0,200)'" -c:a copy GH013145-00.00.10.009-00.00.15.014.MP4new.mp4</text:p>
          </table:table-cell>
        </table:table-row>
        <table:table-row table:style-name="ro1">
          <table:table-cell office:value-type="string" calcext:value-type="string">
            <text:p>GH013146-00.00.00.000-00.00.06.005-seg1.MP4</text:p>
          </table:table-cell>
          <table:table-cell office:value-type="string" calcext:value-type="string">
            <text:p>2016-01-02T03:14:24.000000Z</text:p>
          </table:table-cell>
          <table:table-cell table:formula="of:=RIGHT(LEFT([.B192];10);2)*1" office:value-type="float" office:value="2" calcext:value-type="float">
            <text:p>2</text:p>
          </table:table-cell>
          <table:table-cell table:formula="of:=IF([.C192]&lt;[.D191];IF([.C192]=[.C191];[.D191];[.D191]+1);[.C192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2];[.A192];[.F192];[.D192];[.G192];[.A192];[.H192])" office:value-type="string" office:string-value="ffmpeg -stats -loglevel error -i GH013146-00.00.00.000-00.00.06.005-seg1.MP4 -vf drawtext=&quot;text='Day 18': fontcolor=white: fontsize=20: box=1: boxcolor=Black@0.5:boxborderw=5: x=w*0.95-text_w:y=h*0.05:enable='between(t,0,200)'&quot; -c:a copy GH013146-00.00.00.000-00.00.06.005-seg1.MP4new.mp4" calcext:value-type="string">
            <text:p>ffmpeg -stats -loglevel error -i GH013146-00.00.00.000-00.00.06.005-seg1.MP4 -vf drawtext="text='Day 18': fontcolor=white: fontsize=20: box=1: boxcolor=Black@0.5:boxborderw=5: x=w*0.95-text_w:y=h*0.05:enable='between(t,0,200)'" -c:a copy GH013146-00.00.00.000-00.00.06.005-seg1.MP4new.mp4</text:p>
          </table:table-cell>
        </table:table-row>
        <table:table-row table:style-name="ro1">
          <table:table-cell office:value-type="string" calcext:value-type="string">
            <text:p>GH013146-00.00.14.013-00.00.23.022-seg2.MP4</text:p>
          </table:table-cell>
          <table:table-cell office:value-type="string" calcext:value-type="string">
            <text:p>2016-01-02T03:14:24.000000Z</text:p>
          </table:table-cell>
          <table:table-cell table:formula="of:=RIGHT(LEFT([.B193];10);2)*1" office:value-type="float" office:value="2" calcext:value-type="float">
            <text:p>2</text:p>
          </table:table-cell>
          <table:table-cell table:formula="of:=IF([.C193]&lt;[.D192];IF([.C193]=[.C192];[.D192];[.D192]+1);[.C193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3];[.A193];[.F193];[.D193];[.G193];[.A193];[.H193])" office:value-type="string" office:string-value="ffmpeg -stats -loglevel error -i GH013146-00.00.14.013-00.00.23.022-seg2.MP4 -vf drawtext=&quot;text='Day 18': fontcolor=white: fontsize=20: box=1: boxcolor=Black@0.5:boxborderw=5: x=w*0.95-text_w:y=h*0.05:enable='between(t,0,200)'&quot; -c:a copy GH013146-00.00.14.013-00.00.23.022-seg2.MP4new.mp4" calcext:value-type="string">
            <text:p>ffmpeg -stats -loglevel error -i GH013146-00.00.14.013-00.00.23.022-seg2.MP4 -vf drawtext="text='Day 18': fontcolor=white: fontsize=20: box=1: boxcolor=Black@0.5:boxborderw=5: x=w*0.95-text_w:y=h*0.05:enable='between(t,0,200)'" -c:a copy GH013146-00.00.14.013-00.00.23.022-seg2.MP4new.mp4</text:p>
          </table:table-cell>
        </table:table-row>
        <table:table-row table:style-name="ro1">
          <table:table-cell office:value-type="string" calcext:value-type="string">
            <text:p>GH013147-00.00.02.001-00.00.08.007.MP4</text:p>
          </table:table-cell>
          <table:table-cell office:value-type="string" calcext:value-type="string">
            <text:p>2016-01-02T04:26:04.000000Z</text:p>
          </table:table-cell>
          <table:table-cell table:formula="of:=RIGHT(LEFT([.B194];10);2)*1" office:value-type="float" office:value="2" calcext:value-type="float">
            <text:p>2</text:p>
          </table:table-cell>
          <table:table-cell table:formula="of:=IF([.C194]&lt;[.D193];IF([.C194]=[.C193];[.D193];[.D193]+1);[.C194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4];[.A194];[.F194];[.D194];[.G194];[.A194];[.H194])" office:value-type="string" office:string-value="ffmpeg -stats -loglevel error -i GH013147-00.00.02.001-00.00.08.007.MP4 -vf drawtext=&quot;text='Day 18': fontcolor=white: fontsize=20: box=1: boxcolor=Black@0.5:boxborderw=5: x=w*0.95-text_w:y=h*0.05:enable='between(t,0,200)'&quot; -c:a copy GH013147-00.00.02.001-00.00.08.007.MP4new.mp4" calcext:value-type="string">
            <text:p>ffmpeg -stats -loglevel error -i GH013147-00.00.02.001-00.00.08.007.MP4 -vf drawtext="text='Day 18': fontcolor=white: fontsize=20: box=1: boxcolor=Black@0.5:boxborderw=5: x=w*0.95-text_w:y=h*0.05:enable='between(t,0,200)'" -c:a copy GH013147-00.00.02.001-00.00.08.007.MP4new.mp4</text:p>
          </table:table-cell>
        </table:table-row>
        <table:table-row table:style-name="ro1">
          <table:table-cell office:value-type="string" calcext:value-type="string">
            <text:p>GH013148-00.00.00.000-00.00.06.005.MP4</text:p>
          </table:table-cell>
          <table:table-cell office:value-type="string" calcext:value-type="string">
            <text:p>2016-01-02T05:12:58.000000Z</text:p>
          </table:table-cell>
          <table:table-cell table:formula="of:=RIGHT(LEFT([.B195];10);2)*1" office:value-type="float" office:value="2" calcext:value-type="float">
            <text:p>2</text:p>
          </table:table-cell>
          <table:table-cell table:formula="of:=IF([.C195]&lt;[.D194];IF([.C195]=[.C194];[.D194];[.D194]+1);[.C195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5];[.A195];[.F195];[.D195];[.G195];[.A195];[.H195])" office:value-type="string" office:string-value="ffmpeg -stats -loglevel error -i GH013148-00.00.00.000-00.00.06.005.MP4 -vf drawtext=&quot;text='Day 18': fontcolor=white: fontsize=20: box=1: boxcolor=Black@0.5:boxborderw=5: x=w*0.95-text_w:y=h*0.05:enable='between(t,0,200)'&quot; -c:a copy GH013148-00.00.00.000-00.00.06.005.MP4new.mp4" calcext:value-type="string">
            <text:p>ffmpeg -stats -loglevel error -i GH013148-00.00.00.000-00.00.06.005.MP4 -vf drawtext="text='Day 18': fontcolor=white: fontsize=20: box=1: boxcolor=Black@0.5:boxborderw=5: x=w*0.95-text_w:y=h*0.05:enable='between(t,0,200)'" -c:a copy GH013148-00.00.00.000-00.00.06.005.MP4new.mp4</text:p>
          </table:table-cell>
        </table:table-row>
        <table:table-row table:style-name="ro1">
          <table:table-cell office:value-type="string" calcext:value-type="string">
            <text:p>GH013149-00.00.00.000-00.00.08.007-seg1.MP4</text:p>
          </table:table-cell>
          <table:table-cell office:value-type="string" calcext:value-type="string">
            <text:p>2016-01-02T05:30:43.000000Z</text:p>
          </table:table-cell>
          <table:table-cell table:formula="of:=RIGHT(LEFT([.B196];10);2)*1" office:value-type="float" office:value="2" calcext:value-type="float">
            <text:p>2</text:p>
          </table:table-cell>
          <table:table-cell table:formula="of:=IF([.C196]&lt;[.D195];IF([.C196]=[.C195];[.D195];[.D195]+1);[.C196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6];[.A196];[.F196];[.D196];[.G196];[.A196];[.H196])" office:value-type="string" office:string-value="ffmpeg -stats -loglevel error -i GH013149-00.00.00.000-00.00.08.007-seg1.MP4 -vf drawtext=&quot;text='Day 18': fontcolor=white: fontsize=20: box=1: boxcolor=Black@0.5:boxborderw=5: x=w*0.95-text_w:y=h*0.05:enable='between(t,0,200)'&quot; -c:a copy GH013149-00.00.00.000-00.00.08.007-seg1.MP4new.mp4" calcext:value-type="string">
            <text:p>ffmpeg -stats -loglevel error -i GH013149-00.00.00.000-00.00.08.007-seg1.MP4 -vf drawtext="text='Day 18': fontcolor=white: fontsize=20: box=1: boxcolor=Black@0.5:boxborderw=5: x=w*0.95-text_w:y=h*0.05:enable='between(t,0,200)'" -c:a copy GH013149-00.00.00.000-00.00.08.007-seg1.MP4new.mp4</text:p>
          </table:table-cell>
        </table:table-row>
        <table:table-row table:style-name="ro1">
          <table:table-cell office:value-type="string" calcext:value-type="string">
            <text:p>GH013149-00.00.15.014-00.00.41.962-seg2.MP4</text:p>
          </table:table-cell>
          <table:table-cell office:value-type="string" calcext:value-type="string">
            <text:p>2016-01-02T05:58:32.000000Z</text:p>
          </table:table-cell>
          <table:table-cell table:formula="of:=RIGHT(LEFT([.B197];10);2)*1" office:value-type="float" office:value="2" calcext:value-type="float">
            <text:p>2</text:p>
          </table:table-cell>
          <table:table-cell table:formula="of:=IF([.C197]&lt;[.D196];IF([.C197]=[.C196];[.D196];[.D196]+1);[.C197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7];[.A197];[.F197];[.D197];[.G197];[.A197];[.H197])" office:value-type="string" office:string-value="ffmpeg -stats -loglevel error -i GH013149-00.00.15.014-00.00.41.962-seg2.MP4 -vf drawtext=&quot;text='Day 18': fontcolor=white: fontsize=20: box=1: boxcolor=Black@0.5:boxborderw=5: x=w*0.95-text_w:y=h*0.05:enable='between(t,0,200)'&quot; -c:a copy GH013149-00.00.15.014-00.00.41.962-seg2.MP4new.mp4" calcext:value-type="string">
            <text:p>ffmpeg -stats -loglevel error -i GH013149-00.00.15.014-00.00.41.962-seg2.MP4 -vf drawtext="text='Day 18': fontcolor=white: fontsize=20: box=1: boxcolor=Black@0.5:boxborderw=5: x=w*0.95-text_w:y=h*0.05:enable='between(t,0,200)'" -c:a copy GH013149-00.00.15.014-00.00.41.962-seg2.MP4new.mp4</text:p>
          </table:table-cell>
        </table:table-row>
        <table:table-row table:style-name="ro1">
          <table:table-cell office:value-type="string" calcext:value-type="string">
            <text:p>GH013150-00.00.00.000-00.00.08.133.MP4</text:p>
          </table:table-cell>
          <table:table-cell office:value-type="string" calcext:value-type="string">
            <text:p>2016-01-02T06:05:26.000000Z</text:p>
          </table:table-cell>
          <table:table-cell table:formula="of:=RIGHT(LEFT([.B198];10);2)*1" office:value-type="float" office:value="2" calcext:value-type="float">
            <text:p>2</text:p>
          </table:table-cell>
          <table:table-cell table:formula="of:=IF([.C198]&lt;[.D197];IF([.C198]=[.C197];[.D197];[.D197]+1);[.C198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8];[.A198];[.F198];[.D198];[.G198];[.A198];[.H198])" office:value-type="string" office:string-value="ffmpeg -stats -loglevel error -i GH013150-00.00.00.000-00.00.08.133.MP4 -vf drawtext=&quot;text='Day 18': fontcolor=white: fontsize=20: box=1: boxcolor=Black@0.5:boxborderw=5: x=w*0.95-text_w:y=h*0.05:enable='between(t,0,200)'&quot; -c:a copy GH013150-00.00.00.000-00.00.08.133.MP4new.mp4" calcext:value-type="string">
            <text:p>ffmpeg -stats -loglevel error -i GH013150-00.00.00.000-00.00.08.133.MP4 -vf drawtext="text='Day 18': fontcolor=white: fontsize=20: box=1: boxcolor=Black@0.5:boxborderw=5: x=w*0.95-text_w:y=h*0.05:enable='between(t,0,200)'" -c:a copy GH013150-00.00.00.000-00.00.08.133.MP4new.mp4</text:p>
          </table:table-cell>
        </table:table-row>
        <table:table-row table:style-name="ro1">
          <table:table-cell office:value-type="string" calcext:value-type="string">
            <text:p>GH013151-00.00.00.000-00.00.11.010.MP4</text:p>
          </table:table-cell>
          <table:table-cell office:value-type="string" calcext:value-type="string">
            <text:p>2016-01-02T06:30:23.000000Z</text:p>
          </table:table-cell>
          <table:table-cell table:formula="of:=RIGHT(LEFT([.B199];10);2)*1" office:value-type="float" office:value="2" calcext:value-type="float">
            <text:p>2</text:p>
          </table:table-cell>
          <table:table-cell table:formula="of:=IF([.C199]&lt;[.D198];IF([.C199]=[.C198];[.D198];[.D198]+1);[.C199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199];[.A199];[.F199];[.D199];[.G199];[.A199];[.H199])" office:value-type="string" office:string-value="ffmpeg -stats -loglevel error -i GH013151-00.00.00.000-00.00.11.010.MP4 -vf drawtext=&quot;text='Day 18': fontcolor=white: fontsize=20: box=1: boxcolor=Black@0.5:boxborderw=5: x=w*0.95-text_w:y=h*0.05:enable='between(t,0,200)'&quot; -c:a copy GH013151-00.00.00.000-00.00.11.010.MP4new.mp4" calcext:value-type="string">
            <text:p>ffmpeg -stats -loglevel error -i GH013151-00.00.00.000-00.00.11.010.MP4 -vf drawtext="text='Day 18': fontcolor=white: fontsize=20: box=1: boxcolor=Black@0.5:boxborderw=5: x=w*0.95-text_w:y=h*0.05:enable='between(t,0,200)'" -c:a copy GH013151-00.00.00.000-00.00.11.010.MP4new.mp4</text:p>
          </table:table-cell>
        </table:table-row>
        <table:table-row table:style-name="ro1">
          <table:table-cell office:value-type="string" calcext:value-type="string">
            <text:p>GH013152-00.00.00.000-00.00.12.011.MP4</text:p>
          </table:table-cell>
          <table:table-cell office:value-type="string" calcext:value-type="string">
            <text:p>2016-01-02T06:58:13.000000Z</text:p>
          </table:table-cell>
          <table:table-cell table:formula="of:=RIGHT(LEFT([.B200];10);2)*1" office:value-type="float" office:value="2" calcext:value-type="float">
            <text:p>2</text:p>
          </table:table-cell>
          <table:table-cell table:formula="of:=IF([.C200]&lt;[.D199];IF([.C200]=[.C199];[.D199];[.D199]+1);[.C200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0];[.A200];[.F200];[.D200];[.G200];[.A200];[.H200])" office:value-type="string" office:string-value="ffmpeg -stats -loglevel error -i GH013152-00.00.00.000-00.00.12.011.MP4 -vf drawtext=&quot;text='Day 18': fontcolor=white: fontsize=20: box=1: boxcolor=Black@0.5:boxborderw=5: x=w*0.95-text_w:y=h*0.05:enable='between(t,0,200)'&quot; -c:a copy GH013152-00.00.00.000-00.00.12.011.MP4new.mp4" calcext:value-type="string">
            <text:p>ffmpeg -stats -loglevel error -i GH013152-00.00.00.000-00.00.12.011.MP4 -vf drawtext="text='Day 18': fontcolor=white: fontsize=20: box=1: boxcolor=Black@0.5:boxborderw=5: x=w*0.95-text_w:y=h*0.05:enable='between(t,0,200)'" -c:a copy GH013152-00.00.00.000-00.00.12.011.MP4new.mp4</text:p>
          </table:table-cell>
        </table:table-row>
        <table:table-row table:style-name="ro1">
          <table:table-cell office:value-type="string" calcext:value-type="string">
            <text:p>GH013153-00.00.03.002-00.00.21.738.MP4</text:p>
          </table:table-cell>
          <table:table-cell office:value-type="string" calcext:value-type="string">
            <text:p>2016-01-02T08:08:26.000000Z</text:p>
          </table:table-cell>
          <table:table-cell table:formula="of:=RIGHT(LEFT([.B201];10);2)*1" office:value-type="float" office:value="2" calcext:value-type="float">
            <text:p>2</text:p>
          </table:table-cell>
          <table:table-cell table:formula="of:=IF([.C201]&lt;[.D200];IF([.C201]=[.C200];[.D200];[.D200]+1);[.C201])" office:value-type="float" office:value="18" calcext:value-type="float">
            <text:p>1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1];[.A201];[.F201];[.D201];[.G201];[.A201];[.H201])" office:value-type="string" office:string-value="ffmpeg -stats -loglevel error -i GH013153-00.00.03.002-00.00.21.738.MP4 -vf drawtext=&quot;text='Day 18': fontcolor=white: fontsize=20: box=1: boxcolor=Black@0.5:boxborderw=5: x=w*0.95-text_w:y=h*0.05:enable='between(t,0,200)'&quot; -c:a copy GH013153-00.00.03.002-00.00.21.738.MP4new.mp4" calcext:value-type="string">
            <text:p>ffmpeg -stats -loglevel error -i GH013153-00.00.03.002-00.00.21.738.MP4 -vf drawtext="text='Day 18': fontcolor=white: fontsize=20: box=1: boxcolor=Black@0.5:boxborderw=5: x=w*0.95-text_w:y=h*0.05:enable='between(t,0,200)'" -c:a copy GH013153-00.00.03.002-00.00.21.738.MP4new.mp4</text:p>
          </table:table-cell>
        </table:table-row>
        <table:table-row table:style-name="ro1">
          <table:table-cell office:value-type="string" calcext:value-type="string">
            <text:p>GH013154-00.00.00.000-00.00.06.589.MP4</text:p>
          </table:table-cell>
          <table:table-cell office:value-type="string" calcext:value-type="string">
            <text:p>2016-01-03T03:48:23.000000Z</text:p>
          </table:table-cell>
          <table:table-cell table:formula="of:=RIGHT(LEFT([.B202];10);2)*1" office:value-type="float" office:value="3" calcext:value-type="float">
            <text:p>3</text:p>
          </table:table-cell>
          <table:table-cell table:formula="of:=IF([.C202]&lt;[.D201];IF([.C202]=[.C201];[.D201];[.D201]+1);[.C202])" office:value-type="float" office:value="19" calcext:value-type="float">
            <text:p>1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2];[.A202];[.F202];[.D202];[.G202];[.A202];[.H202])" office:value-type="string" office:string-value="ffmpeg -stats -loglevel error -i GH013154-00.00.00.000-00.00.06.589.MP4 -vf drawtext=&quot;text='Day 19': fontcolor=white: fontsize=20: box=1: boxcolor=Black@0.5:boxborderw=5: x=w*0.95-text_w:y=h*0.05:enable='between(t,0,200)'&quot; -c:a copy GH013154-00.00.00.000-00.00.06.589.MP4new.mp4" calcext:value-type="string">
            <text:p>ffmpeg -stats -loglevel error -i GH013154-00.00.00.000-00.00.06.589.MP4 -vf drawtext="text='Day 19': fontcolor=white: fontsize=20: box=1: boxcolor=Black@0.5:boxborderw=5: x=w*0.95-text_w:y=h*0.05:enable='between(t,0,200)'" -c:a copy GH013154-00.00.00.000-00.00.06.589.MP4new.mp4</text:p>
          </table:table-cell>
        </table:table-row>
        <table:table-row table:style-name="ro1">
          <table:table-cell office:value-type="string" calcext:value-type="string">
            <text:p>GH013155-00.00.00.000-00.00.19.775.MP4</text:p>
          </table:table-cell>
          <table:table-cell office:value-type="string" calcext:value-type="string">
            <text:p>2016-01-03T03:53:14.000000Z</text:p>
          </table:table-cell>
          <table:table-cell table:formula="of:=RIGHT(LEFT([.B203];10);2)*1" office:value-type="float" office:value="3" calcext:value-type="float">
            <text:p>3</text:p>
          </table:table-cell>
          <table:table-cell table:formula="of:=IF([.C203]&lt;[.D202];IF([.C203]=[.C202];[.D202];[.D202]+1);[.C203])" office:value-type="float" office:value="19" calcext:value-type="float">
            <text:p>1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3];[.A203];[.F203];[.D203];[.G203];[.A203];[.H203])" office:value-type="string" office:string-value="ffmpeg -stats -loglevel error -i GH013155-00.00.00.000-00.00.19.775.MP4 -vf drawtext=&quot;text='Day 19': fontcolor=white: fontsize=20: box=1: boxcolor=Black@0.5:boxborderw=5: x=w*0.95-text_w:y=h*0.05:enable='between(t,0,200)'&quot; -c:a copy GH013155-00.00.00.000-00.00.19.775.MP4new.mp4" calcext:value-type="string">
            <text:p>ffmpeg -stats -loglevel error -i GH013155-00.00.00.000-00.00.19.775.MP4 -vf drawtext="text='Day 19': fontcolor=white: fontsize=20: box=1: boxcolor=Black@0.5:boxborderw=5: x=w*0.95-text_w:y=h*0.05:enable='between(t,0,200)'" -c:a copy GH013155-00.00.00.000-00.00.19.775.MP4new.mp4</text:p>
          </table:table-cell>
        </table:table-row>
        <table:table-row table:style-name="ro1">
          <table:table-cell office:value-type="string" calcext:value-type="string">
            <text:p>GH013156-00.00.00.000-00.00.10.009.MP4</text:p>
          </table:table-cell>
          <table:table-cell office:value-type="string" calcext:value-type="string">
            <text:p>2016-01-03T04:10:22.000000Z</text:p>
          </table:table-cell>
          <table:table-cell table:formula="of:=RIGHT(LEFT([.B204];10);2)*1" office:value-type="float" office:value="3" calcext:value-type="float">
            <text:p>3</text:p>
          </table:table-cell>
          <table:table-cell table:formula="of:=IF([.C204]&lt;[.D203];IF([.C204]=[.C203];[.D203];[.D203]+1);[.C204])" office:value-type="float" office:value="19" calcext:value-type="float">
            <text:p>1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4];[.A204];[.F204];[.D204];[.G204];[.A204];[.H204])" office:value-type="string" office:string-value="ffmpeg -stats -loglevel error -i GH013156-00.00.00.000-00.00.10.009.MP4 -vf drawtext=&quot;text='Day 19': fontcolor=white: fontsize=20: box=1: boxcolor=Black@0.5:boxborderw=5: x=w*0.95-text_w:y=h*0.05:enable='between(t,0,200)'&quot; -c:a copy GH013156-00.00.00.000-00.00.10.009.MP4new.mp4" calcext:value-type="string">
            <text:p>ffmpeg -stats -loglevel error -i GH013156-00.00.00.000-00.00.10.009.MP4 -vf drawtext="text='Day 19': fontcolor=white: fontsize=20: box=1: boxcolor=Black@0.5:boxborderw=5: x=w*0.95-text_w:y=h*0.05:enable='between(t,0,200)'" -c:a copy GH013156-00.00.00.000-00.00.10.009.MP4new.mp4</text:p>
          </table:table-cell>
        </table:table-row>
        <table:table-row table:style-name="ro1">
          <table:table-cell office:value-type="string" calcext:value-type="string">
            <text:p>GH013157-00.00.00.000-00.00.04.842.MP4</text:p>
          </table:table-cell>
          <table:table-cell office:value-type="string" calcext:value-type="string">
            <text:p>2016-01-03T04:26:33.000000Z</text:p>
          </table:table-cell>
          <table:table-cell table:formula="of:=RIGHT(LEFT([.B205];10);2)*1" office:value-type="float" office:value="3" calcext:value-type="float">
            <text:p>3</text:p>
          </table:table-cell>
          <table:table-cell table:formula="of:=IF([.C205]&lt;[.D204];IF([.C205]=[.C204];[.D204];[.D204]+1);[.C205])" office:value-type="float" office:value="19" calcext:value-type="float">
            <text:p>1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5];[.A205];[.F205];[.D205];[.G205];[.A205];[.H205])" office:value-type="string" office:string-value="ffmpeg -stats -loglevel error -i GH013157-00.00.00.000-00.00.04.842.MP4 -vf drawtext=&quot;text='Day 19': fontcolor=white: fontsize=20: box=1: boxcolor=Black@0.5:boxborderw=5: x=w*0.95-text_w:y=h*0.05:enable='between(t,0,200)'&quot; -c:a copy GH013157-00.00.00.000-00.00.04.842.MP4new.mp4" calcext:value-type="string">
            <text:p>ffmpeg -stats -loglevel error -i GH013157-00.00.00.000-00.00.04.842.MP4 -vf drawtext="text='Day 19': fontcolor=white: fontsize=20: box=1: boxcolor=Black@0.5:boxborderw=5: x=w*0.95-text_w:y=h*0.05:enable='between(t,0,200)'" -c:a copy GH013157-00.00.00.000-00.00.04.842.MP4new.mp4</text:p>
          </table:table-cell>
        </table:table-row>
        <table:table-row table:style-name="ro1">
          <table:table-cell office:value-type="string" calcext:value-type="string">
            <text:p>GH013158-00.00.00.000-00.00.05.004.MP4</text:p>
          </table:table-cell>
          <table:table-cell office:value-type="string" calcext:value-type="string">
            <text:p>2016-01-03T05:40:54.000000Z</text:p>
          </table:table-cell>
          <table:table-cell table:formula="of:=RIGHT(LEFT([.B206];10);2)*1" office:value-type="float" office:value="3" calcext:value-type="float">
            <text:p>3</text:p>
          </table:table-cell>
          <table:table-cell table:formula="of:=IF([.C206]&lt;[.D205];IF([.C206]=[.C205];[.D205];[.D205]+1);[.C206])" office:value-type="float" office:value="19" calcext:value-type="float">
            <text:p>1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6];[.A206];[.F206];[.D206];[.G206];[.A206];[.H206])" office:value-type="string" office:string-value="ffmpeg -stats -loglevel error -i GH013158-00.00.00.000-00.00.05.004.MP4 -vf drawtext=&quot;text='Day 19': fontcolor=white: fontsize=20: box=1: boxcolor=Black@0.5:boxborderw=5: x=w*0.95-text_w:y=h*0.05:enable='between(t,0,200)'&quot; -c:a copy GH013158-00.00.00.000-00.00.05.004.MP4new.mp4" calcext:value-type="string">
            <text:p>ffmpeg -stats -loglevel error -i GH013158-00.00.00.000-00.00.05.004.MP4 -vf drawtext="text='Day 19': fontcolor=white: fontsize=20: box=1: boxcolor=Black@0.5:boxborderw=5: x=w*0.95-text_w:y=h*0.05:enable='between(t,0,200)'" -c:a copy GH013158-00.00.00.000-00.00.05.004.MP4new.mp4</text:p>
          </table:table-cell>
        </table:table-row>
        <table:table-row table:style-name="ro1">
          <table:table-cell office:value-type="string" calcext:value-type="string">
            <text:p>GH013159-00.00.00.000-00.00.04.970.MP4</text:p>
          </table:table-cell>
          <table:table-cell office:value-type="string" calcext:value-type="string">
            <text:p>2016-01-04T02:16:52.000000Z</text:p>
          </table:table-cell>
          <table:table-cell table:formula="of:=RIGHT(LEFT([.B207];10);2)*1" office:value-type="float" office:value="4" calcext:value-type="float">
            <text:p>4</text:p>
          </table:table-cell>
          <table:table-cell table:formula="of:=IF([.C207]&lt;[.D206];IF([.C207]=[.C206];[.D206];[.D206]+1);[.C207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7];[.A207];[.F207];[.D207];[.G207];[.A207];[.H207])" office:value-type="string" office:string-value="ffmpeg -stats -loglevel error -i GH013159-00.00.00.000-00.00.04.970.MP4 -vf drawtext=&quot;text='Day 20': fontcolor=white: fontsize=20: box=1: boxcolor=Black@0.5:boxborderw=5: x=w*0.95-text_w:y=h*0.05:enable='between(t,0,200)'&quot; -c:a copy GH013159-00.00.00.000-00.00.04.970.MP4new.mp4" calcext:value-type="string">
            <text:p>ffmpeg -stats -loglevel error -i GH013159-00.00.00.000-00.00.04.970.MP4 -vf drawtext="text='Day 20': fontcolor=white: fontsize=20: box=1: boxcolor=Black@0.5:boxborderw=5: x=w*0.95-text_w:y=h*0.05:enable='between(t,0,200)'" -c:a copy GH013159-00.00.00.000-00.00.04.970.MP4new.mp4</text:p>
          </table:table-cell>
        </table:table-row>
        <table:table-row table:style-name="ro1">
          <table:table-cell office:value-type="string" calcext:value-type="string">
            <text:p>GH013160-00.00.00.000-00.00.08.007.MP4</text:p>
          </table:table-cell>
          <table:table-cell office:value-type="string" calcext:value-type="string">
            <text:p>2016-01-04T03:04:09.000000Z</text:p>
          </table:table-cell>
          <table:table-cell table:formula="of:=RIGHT(LEFT([.B208];10);2)*1" office:value-type="float" office:value="4" calcext:value-type="float">
            <text:p>4</text:p>
          </table:table-cell>
          <table:table-cell table:formula="of:=IF([.C208]&lt;[.D207];IF([.C208]=[.C207];[.D207];[.D207]+1);[.C208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8];[.A208];[.F208];[.D208];[.G208];[.A208];[.H208])" office:value-type="string" office:string-value="ffmpeg -stats -loglevel error -i GH013160-00.00.00.000-00.00.08.007.MP4 -vf drawtext=&quot;text='Day 20': fontcolor=white: fontsize=20: box=1: boxcolor=Black@0.5:boxborderw=5: x=w*0.95-text_w:y=h*0.05:enable='between(t,0,200)'&quot; -c:a copy GH013160-00.00.00.000-00.00.08.007.MP4new.mp4" calcext:value-type="string">
            <text:p>ffmpeg -stats -loglevel error -i GH013160-00.00.00.000-00.00.08.007.MP4 -vf drawtext="text='Day 20': fontcolor=white: fontsize=20: box=1: boxcolor=Black@0.5:boxborderw=5: x=w*0.95-text_w:y=h*0.05:enable='between(t,0,200)'" -c:a copy GH013160-00.00.00.000-00.00.08.007.MP4new.mp4</text:p>
          </table:table-cell>
        </table:table-row>
        <table:table-row table:style-name="ro1">
          <table:table-cell office:value-type="string" calcext:value-type="string">
            <text:p>GH013161-00.00.09.008-00.00.25.024.MP4</text:p>
          </table:table-cell>
          <table:table-cell office:value-type="string" calcext:value-type="string">
            <text:p>2016-01-04T03:53:49.000000Z</text:p>
          </table:table-cell>
          <table:table-cell table:formula="of:=RIGHT(LEFT([.B209];10);2)*1" office:value-type="float" office:value="4" calcext:value-type="float">
            <text:p>4</text:p>
          </table:table-cell>
          <table:table-cell table:formula="of:=IF([.C209]&lt;[.D208];IF([.C209]=[.C208];[.D208];[.D208]+1);[.C209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09];[.A209];[.F209];[.D209];[.G209];[.A209];[.H209])" office:value-type="string" office:string-value="ffmpeg -stats -loglevel error -i GH013161-00.00.09.008-00.00.25.024.MP4 -vf drawtext=&quot;text='Day 20': fontcolor=white: fontsize=20: box=1: boxcolor=Black@0.5:boxborderw=5: x=w*0.95-text_w:y=h*0.05:enable='between(t,0,200)'&quot; -c:a copy GH013161-00.00.09.008-00.00.25.024.MP4new.mp4" calcext:value-type="string">
            <text:p>ffmpeg -stats -loglevel error -i GH013161-00.00.09.008-00.00.25.024.MP4 -vf drawtext="text='Day 20': fontcolor=white: fontsize=20: box=1: boxcolor=Black@0.5:boxborderw=5: x=w*0.95-text_w:y=h*0.05:enable='between(t,0,200)'" -c:a copy GH013161-00.00.09.008-00.00.25.024.MP4new.mp4</text:p>
          </table:table-cell>
        </table:table-row>
        <table:table-row table:style-name="ro1">
          <table:table-cell office:value-type="string" calcext:value-type="string">
            <text:p>GH013162-00.00.00.000-00.00.11.970.MP4</text:p>
          </table:table-cell>
          <table:table-cell office:value-type="string" calcext:value-type="string">
            <text:p>2016-01-04T04:02:57.000000Z</text:p>
          </table:table-cell>
          <table:table-cell table:formula="of:=RIGHT(LEFT([.B210];10);2)*1" office:value-type="float" office:value="4" calcext:value-type="float">
            <text:p>4</text:p>
          </table:table-cell>
          <table:table-cell table:formula="of:=IF([.C210]&lt;[.D209];IF([.C210]=[.C209];[.D209];[.D209]+1);[.C210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0];[.A210];[.F210];[.D210];[.G210];[.A210];[.H210])" office:value-type="string" office:string-value="ffmpeg -stats -loglevel error -i GH013162-00.00.00.000-00.00.11.970.MP4 -vf drawtext=&quot;text='Day 20': fontcolor=white: fontsize=20: box=1: boxcolor=Black@0.5:boxborderw=5: x=w*0.95-text_w:y=h*0.05:enable='between(t,0,200)'&quot; -c:a copy GH013162-00.00.00.000-00.00.11.970.MP4new.mp4" calcext:value-type="string">
            <text:p>ffmpeg -stats -loglevel error -i GH013162-00.00.00.000-00.00.11.970.MP4 -vf drawtext="text='Day 20': fontcolor=white: fontsize=20: box=1: boxcolor=Black@0.5:boxborderw=5: x=w*0.95-text_w:y=h*0.05:enable='between(t,0,200)'" -c:a copy GH013162-00.00.00.000-00.00.11.970.MP4new.mp4</text:p>
          </table:table-cell>
        </table:table-row>
        <table:table-row table:style-name="ro1">
          <table:table-cell office:value-type="string" calcext:value-type="string">
            <text:p>GH013163-00.00.00.000-00.00.16.015.MP4</text:p>
          </table:table-cell>
          <table:table-cell office:value-type="string" calcext:value-type="string">
            <text:p>2016-01-04T04:23:07.000000Z</text:p>
          </table:table-cell>
          <table:table-cell table:formula="of:=RIGHT(LEFT([.B211];10);2)*1" office:value-type="float" office:value="4" calcext:value-type="float">
            <text:p>4</text:p>
          </table:table-cell>
          <table:table-cell table:formula="of:=IF([.C211]&lt;[.D210];IF([.C211]=[.C210];[.D210];[.D210]+1);[.C211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1];[.A211];[.F211];[.D211];[.G211];[.A211];[.H211])" office:value-type="string" office:string-value="ffmpeg -stats -loglevel error -i GH013163-00.00.00.000-00.00.16.015.MP4 -vf drawtext=&quot;text='Day 20': fontcolor=white: fontsize=20: box=1: boxcolor=Black@0.5:boxborderw=5: x=w*0.95-text_w:y=h*0.05:enable='between(t,0,200)'&quot; -c:a copy GH013163-00.00.00.000-00.00.16.015.MP4new.mp4" calcext:value-type="string">
            <text:p>ffmpeg -stats -loglevel error -i GH013163-00.00.00.000-00.00.16.015.MP4 -vf drawtext="text='Day 20': fontcolor=white: fontsize=20: box=1: boxcolor=Black@0.5:boxborderw=5: x=w*0.95-text_w:y=h*0.05:enable='between(t,0,200)'" -c:a copy GH013163-00.00.00.000-00.00.16.015.MP4new.mp4</text:p>
          </table:table-cell>
        </table:table-row>
        <table:table-row table:style-name="ro1">
          <table:table-cell office:value-type="string" calcext:value-type="string">
            <text:p>GH013164-00.00.00.000-00.00.13.513.MP4</text:p>
          </table:table-cell>
          <table:table-cell office:value-type="string" calcext:value-type="string">
            <text:p>2016-01-04T04:24:41.000000Z</text:p>
          </table:table-cell>
          <table:table-cell table:formula="of:=RIGHT(LEFT([.B212];10);2)*1" office:value-type="float" office:value="4" calcext:value-type="float">
            <text:p>4</text:p>
          </table:table-cell>
          <table:table-cell table:formula="of:=IF([.C212]&lt;[.D211];IF([.C212]=[.C211];[.D211];[.D211]+1);[.C212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2];[.A212];[.F212];[.D212];[.G212];[.A212];[.H212])" office:value-type="string" office:string-value="ffmpeg -stats -loglevel error -i GH013164-00.00.00.000-00.00.13.513.MP4 -vf drawtext=&quot;text='Day 20': fontcolor=white: fontsize=20: box=1: boxcolor=Black@0.5:boxborderw=5: x=w*0.95-text_w:y=h*0.05:enable='between(t,0,200)'&quot; -c:a copy GH013164-00.00.00.000-00.00.13.513.MP4new.mp4" calcext:value-type="string">
            <text:p>ffmpeg -stats -loglevel error -i GH013164-00.00.00.000-00.00.13.513.MP4 -vf drawtext="text='Day 20': fontcolor=white: fontsize=20: box=1: boxcolor=Black@0.5:boxborderw=5: x=w*0.95-text_w:y=h*0.05:enable='between(t,0,200)'" -c:a copy GH013164-00.00.00.000-00.00.13.513.MP4new.mp4</text:p>
          </table:table-cell>
        </table:table-row>
        <table:table-row table:style-name="ro1">
          <table:table-cell office:value-type="string" calcext:value-type="string">
            <text:p>GH013165-00.00.00.000-00.00.12.821.MP4</text:p>
          </table:table-cell>
          <table:table-cell office:value-type="string" calcext:value-type="string">
            <text:p>2016-01-04T06:47:06.000000Z</text:p>
          </table:table-cell>
          <table:table-cell table:formula="of:=RIGHT(LEFT([.B213];10);2)*1" office:value-type="float" office:value="4" calcext:value-type="float">
            <text:p>4</text:p>
          </table:table-cell>
          <table:table-cell table:formula="of:=IF([.C213]&lt;[.D212];IF([.C213]=[.C212];[.D212];[.D212]+1);[.C213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3];[.A213];[.F213];[.D213];[.G213];[.A213];[.H213])" office:value-type="string" office:string-value="ffmpeg -stats -loglevel error -i GH013165-00.00.00.000-00.00.12.821.MP4 -vf drawtext=&quot;text='Day 20': fontcolor=white: fontsize=20: box=1: boxcolor=Black@0.5:boxborderw=5: x=w*0.95-text_w:y=h*0.05:enable='between(t,0,200)'&quot; -c:a copy GH013165-00.00.00.000-00.00.12.821.MP4new.mp4" calcext:value-type="string">
            <text:p>ffmpeg -stats -loglevel error -i GH013165-00.00.00.000-00.00.12.821.MP4 -vf drawtext="text='Day 20': fontcolor=white: fontsize=20: box=1: boxcolor=Black@0.5:boxborderw=5: x=w*0.95-text_w:y=h*0.05:enable='between(t,0,200)'" -c:a copy GH013165-00.00.00.000-00.00.12.821.MP4new.mp4</text:p>
          </table:table-cell>
        </table:table-row>
        <table:table-row table:style-name="ro1">
          <table:table-cell office:value-type="string" calcext:value-type="string">
            <text:p>GH013166-00.00.00.000-00.00.06.005.MP4</text:p>
          </table:table-cell>
          <table:table-cell office:value-type="string" calcext:value-type="string">
            <text:p>2016-01-04T09:42:40.000000Z</text:p>
          </table:table-cell>
          <table:table-cell table:formula="of:=RIGHT(LEFT([.B214];10);2)*1" office:value-type="float" office:value="4" calcext:value-type="float">
            <text:p>4</text:p>
          </table:table-cell>
          <table:table-cell table:formula="of:=IF([.C214]&lt;[.D213];IF([.C214]=[.C213];[.D213];[.D213]+1);[.C214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4];[.A214];[.F214];[.D214];[.G214];[.A214];[.H214])" office:value-type="string" office:string-value="ffmpeg -stats -loglevel error -i GH013166-00.00.00.000-00.00.06.005.MP4 -vf drawtext=&quot;text='Day 20': fontcolor=white: fontsize=20: box=1: boxcolor=Black@0.5:boxborderw=5: x=w*0.95-text_w:y=h*0.05:enable='between(t,0,200)'&quot; -c:a copy GH013166-00.00.00.000-00.00.06.005.MP4new.mp4" calcext:value-type="string">
            <text:p>ffmpeg -stats -loglevel error -i GH013166-00.00.00.000-00.00.06.005.MP4 -vf drawtext="text='Day 20': fontcolor=white: fontsize=20: box=1: boxcolor=Black@0.5:boxborderw=5: x=w*0.95-text_w:y=h*0.05:enable='between(t,0,200)'" -c:a copy GH013166-00.00.00.000-00.00.06.005.MP4new.mp4</text:p>
          </table:table-cell>
        </table:table-row>
        <table:table-row table:style-name="ro1">
          <table:table-cell office:value-type="string" calcext:value-type="string">
            <text:p>GH013167-00.00.00.000-00.00.14.013.MP4</text:p>
          </table:table-cell>
          <table:table-cell office:value-type="string" calcext:value-type="string">
            <text:p>2016-01-04T09:52:10.000000Z</text:p>
          </table:table-cell>
          <table:table-cell table:formula="of:=RIGHT(LEFT([.B215];10);2)*1" office:value-type="float" office:value="4" calcext:value-type="float">
            <text:p>4</text:p>
          </table:table-cell>
          <table:table-cell table:formula="of:=IF([.C215]&lt;[.D214];IF([.C215]=[.C214];[.D214];[.D214]+1);[.C215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5];[.A215];[.F215];[.D215];[.G215];[.A215];[.H215])" office:value-type="string" office:string-value="ffmpeg -stats -loglevel error -i GH013167-00.00.00.000-00.00.14.013.MP4 -vf drawtext=&quot;text='Day 20': fontcolor=white: fontsize=20: box=1: boxcolor=Black@0.5:boxborderw=5: x=w*0.95-text_w:y=h*0.05:enable='between(t,0,200)'&quot; -c:a copy GH013167-00.00.00.000-00.00.14.013.MP4new.mp4" calcext:value-type="string">
            <text:p>ffmpeg -stats -loglevel error -i GH013167-00.00.00.000-00.00.14.013.MP4 -vf drawtext="text='Day 20': fontcolor=white: fontsize=20: box=1: boxcolor=Black@0.5:boxborderw=5: x=w*0.95-text_w:y=h*0.05:enable='between(t,0,200)'" -c:a copy GH013167-00.00.00.000-00.00.14.013.MP4new.mp4</text:p>
          </table:table-cell>
        </table:table-row>
        <table:table-row table:style-name="ro1">
          <table:table-cell office:value-type="string" calcext:value-type="string">
            <text:p>GH013168-00.00.04.003-00.00.07.382.MP4</text:p>
          </table:table-cell>
          <table:table-cell office:value-type="string" calcext:value-type="string">
            <text:p>2016-01-04T10:23:41.000000Z</text:p>
          </table:table-cell>
          <table:table-cell table:formula="of:=RIGHT(LEFT([.B216];10);2)*1" office:value-type="float" office:value="4" calcext:value-type="float">
            <text:p>4</text:p>
          </table:table-cell>
          <table:table-cell table:formula="of:=IF([.C216]&lt;[.D215];IF([.C216]=[.C215];[.D215];[.D215]+1);[.C216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6];[.A216];[.F216];[.D216];[.G216];[.A216];[.H216])" office:value-type="string" office:string-value="ffmpeg -stats -loglevel error -i GH013168-00.00.04.003-00.00.07.382.MP4 -vf drawtext=&quot;text='Day 20': fontcolor=white: fontsize=20: box=1: boxcolor=Black@0.5:boxborderw=5: x=w*0.95-text_w:y=h*0.05:enable='between(t,0,200)'&quot; -c:a copy GH013168-00.00.04.003-00.00.07.382.MP4new.mp4" calcext:value-type="string">
            <text:p>ffmpeg -stats -loglevel error -i GH013168-00.00.04.003-00.00.07.382.MP4 -vf drawtext="text='Day 20': fontcolor=white: fontsize=20: box=1: boxcolor=Black@0.5:boxborderw=5: x=w*0.95-text_w:y=h*0.05:enable='between(t,0,200)'" -c:a copy GH013168-00.00.04.003-00.00.07.382.MP4new.mp4</text:p>
          </table:table-cell>
        </table:table-row>
        <table:table-row table:style-name="ro1">
          <table:table-cell office:value-type="string" calcext:value-type="string">
            <text:p>GH013169-00.00.00.000-00.00.05.088.MP4</text:p>
          </table:table-cell>
          <table:table-cell office:value-type="string" calcext:value-type="string">
            <text:p>2016-01-04T11:58:05.000000Z</text:p>
          </table:table-cell>
          <table:table-cell table:formula="of:=RIGHT(LEFT([.B217];10);2)*1" office:value-type="float" office:value="4" calcext:value-type="float">
            <text:p>4</text:p>
          </table:table-cell>
          <table:table-cell table:formula="of:=IF([.C217]&lt;[.D216];IF([.C217]=[.C216];[.D216];[.D216]+1);[.C217])" office:value-type="float" office:value="20" calcext:value-type="float">
            <text:p>2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7];[.A217];[.F217];[.D217];[.G217];[.A217];[.H217])" office:value-type="string" office:string-value="ffmpeg -stats -loglevel error -i GH013169-00.00.00.000-00.00.05.088.MP4 -vf drawtext=&quot;text='Day 20': fontcolor=white: fontsize=20: box=1: boxcolor=Black@0.5:boxborderw=5: x=w*0.95-text_w:y=h*0.05:enable='between(t,0,200)'&quot; -c:a copy GH013169-00.00.00.000-00.00.05.088.MP4new.mp4" calcext:value-type="string">
            <text:p>ffmpeg -stats -loglevel error -i GH013169-00.00.00.000-00.00.05.088.MP4 -vf drawtext="text='Day 20': fontcolor=white: fontsize=20: box=1: boxcolor=Black@0.5:boxborderw=5: x=w*0.95-text_w:y=h*0.05:enable='between(t,0,200)'" -c:a copy GH013169-00.00.00.000-00.00.05.088.MP4new.mp4</text:p>
          </table:table-cell>
        </table:table-row>
        <table:table-row table:style-name="ro1">
          <table:table-cell office:value-type="string" calcext:value-type="string">
            <text:p>GH013170-00.00.00.000-00.00.03.754.MP4</text:p>
          </table:table-cell>
          <table:table-cell office:value-type="string" calcext:value-type="string">
            <text:p>2016-01-05T05:31:27.000000Z</text:p>
          </table:table-cell>
          <table:table-cell table:formula="of:=RIGHT(LEFT([.B218];10);2)*1" office:value-type="float" office:value="5" calcext:value-type="float">
            <text:p>5</text:p>
          </table:table-cell>
          <table:table-cell table:formula="of:=IF([.C218]&lt;[.D217];IF([.C218]=[.C217];[.D217];[.D217]+1);[.C218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8];[.A218];[.F218];[.D218];[.G218];[.A218];[.H218])" office:value-type="string" office:string-value="ffmpeg -stats -loglevel error -i GH013170-00.00.00.000-00.00.03.754.MP4 -vf drawtext=&quot;text='Day 21': fontcolor=white: fontsize=20: box=1: boxcolor=Black@0.5:boxborderw=5: x=w*0.95-text_w:y=h*0.05:enable='between(t,0,200)'&quot; -c:a copy GH013170-00.00.00.000-00.00.03.754.MP4new.mp4" calcext:value-type="string">
            <text:p>ffmpeg -stats -loglevel error -i GH013170-00.00.00.000-00.00.03.754.MP4 -vf drawtext="text='Day 21': fontcolor=white: fontsize=20: box=1: boxcolor=Black@0.5:boxborderw=5: x=w*0.95-text_w:y=h*0.05:enable='between(t,0,200)'" -c:a copy GH013170-00.00.00.000-00.00.03.754.MP4new.mp4</text:p>
          </table:table-cell>
        </table:table-row>
        <table:table-row table:style-name="ro1">
          <table:table-cell office:value-type="string" calcext:value-type="string">
            <text:p>GH013171-00.00.00.000-00.00.04.129.MP4</text:p>
          </table:table-cell>
          <table:table-cell office:value-type="string" calcext:value-type="string">
            <text:p>2016-01-05T05:39:58.000000Z</text:p>
          </table:table-cell>
          <table:table-cell table:formula="of:=RIGHT(LEFT([.B219];10);2)*1" office:value-type="float" office:value="5" calcext:value-type="float">
            <text:p>5</text:p>
          </table:table-cell>
          <table:table-cell table:formula="of:=IF([.C219]&lt;[.D218];IF([.C219]=[.C218];[.D218];[.D218]+1);[.C219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19];[.A219];[.F219];[.D219];[.G219];[.A219];[.H219])" office:value-type="string" office:string-value="ffmpeg -stats -loglevel error -i GH013171-00.00.00.000-00.00.04.129.MP4 -vf drawtext=&quot;text='Day 21': fontcolor=white: fontsize=20: box=1: boxcolor=Black@0.5:boxborderw=5: x=w*0.95-text_w:y=h*0.05:enable='between(t,0,200)'&quot; -c:a copy GH013171-00.00.00.000-00.00.04.129.MP4new.mp4" calcext:value-type="string">
            <text:p>ffmpeg -stats -loglevel error -i GH013171-00.00.00.000-00.00.04.129.MP4 -vf drawtext="text='Day 21': fontcolor=white: fontsize=20: box=1: boxcolor=Black@0.5:boxborderw=5: x=w*0.95-text_w:y=h*0.05:enable='between(t,0,200)'" -c:a copy GH013171-00.00.00.000-00.00.04.129.MP4new.mp4</text:p>
          </table:table-cell>
        </table:table-row>
        <table:table-row table:style-name="ro1">
          <table:table-cell office:value-type="string" calcext:value-type="string">
            <text:p>GH013172-00.00.00.000-00.00.12.074.MP4</text:p>
          </table:table-cell>
          <table:table-cell office:value-type="string" calcext:value-type="string">
            <text:p>2016-01-05T05:46:48.000000Z</text:p>
          </table:table-cell>
          <table:table-cell table:formula="of:=RIGHT(LEFT([.B220];10);2)*1" office:value-type="float" office:value="5" calcext:value-type="float">
            <text:p>5</text:p>
          </table:table-cell>
          <table:table-cell table:formula="of:=IF([.C220]&lt;[.D219];IF([.C220]=[.C219];[.D219];[.D219]+1);[.C220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0];[.A220];[.F220];[.D220];[.G220];[.A220];[.H220])" office:value-type="string" office:string-value="ffmpeg -stats -loglevel error -i GH013172-00.00.00.000-00.00.12.074.MP4 -vf drawtext=&quot;text='Day 21': fontcolor=white: fontsize=20: box=1: boxcolor=Black@0.5:boxborderw=5: x=w*0.95-text_w:y=h*0.05:enable='between(t,0,200)'&quot; -c:a copy GH013172-00.00.00.000-00.00.12.074.MP4new.mp4" calcext:value-type="string">
            <text:p>ffmpeg -stats -loglevel error -i GH013172-00.00.00.000-00.00.12.074.MP4 -vf drawtext="text='Day 21': fontcolor=white: fontsize=20: box=1: boxcolor=Black@0.5:boxborderw=5: x=w*0.95-text_w:y=h*0.05:enable='between(t,0,200)'" -c:a copy GH013172-00.00.00.000-00.00.12.074.MP4new.mp4</text:p>
          </table:table-cell>
        </table:table-row>
        <table:table-row table:style-name="ro1">
          <table:table-cell office:value-type="string" calcext:value-type="string">
            <text:p>GH013173-00.00.09.008-00.00.14.013.MP4</text:p>
          </table:table-cell>
          <table:table-cell office:value-type="string" calcext:value-type="string">
            <text:p>2016-01-05T05:50:09.000000Z</text:p>
          </table:table-cell>
          <table:table-cell table:formula="of:=RIGHT(LEFT([.B221];10);2)*1" office:value-type="float" office:value="5" calcext:value-type="float">
            <text:p>5</text:p>
          </table:table-cell>
          <table:table-cell table:formula="of:=IF([.C221]&lt;[.D220];IF([.C221]=[.C220];[.D220];[.D220]+1);[.C221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1];[.A221];[.F221];[.D221];[.G221];[.A221];[.H221])" office:value-type="string" office:string-value="ffmpeg -stats -loglevel error -i GH013173-00.00.09.008-00.00.14.013.MP4 -vf drawtext=&quot;text='Day 21': fontcolor=white: fontsize=20: box=1: boxcolor=Black@0.5:boxborderw=5: x=w*0.95-text_w:y=h*0.05:enable='between(t,0,200)'&quot; -c:a copy GH013173-00.00.09.008-00.00.14.013.MP4new.mp4" calcext:value-type="string">
            <text:p>ffmpeg -stats -loglevel error -i GH013173-00.00.09.008-00.00.14.013.MP4 -vf drawtext="text='Day 21': fontcolor=white: fontsize=20: box=1: boxcolor=Black@0.5:boxborderw=5: x=w*0.95-text_w:y=h*0.05:enable='between(t,0,200)'" -c:a copy GH013173-00.00.09.008-00.00.14.013.MP4new.mp4</text:p>
          </table:table-cell>
        </table:table-row>
        <table:table-row table:style-name="ro1">
          <table:table-cell office:value-type="string" calcext:value-type="string">
            <text:p>GH013174-00.00.00.000-00.00.15.014.MP4</text:p>
          </table:table-cell>
          <table:table-cell office:value-type="string" calcext:value-type="string">
            <text:p>2016-01-05T05:59:54.000000Z</text:p>
          </table:table-cell>
          <table:table-cell table:formula="of:=RIGHT(LEFT([.B222];10);2)*1" office:value-type="float" office:value="5" calcext:value-type="float">
            <text:p>5</text:p>
          </table:table-cell>
          <table:table-cell table:formula="of:=IF([.C222]&lt;[.D221];IF([.C222]=[.C221];[.D221];[.D221]+1);[.C222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2];[.A222];[.F222];[.D222];[.G222];[.A222];[.H222])" office:value-type="string" office:string-value="ffmpeg -stats -loglevel error -i GH013174-00.00.00.000-00.00.15.014.MP4 -vf drawtext=&quot;text='Day 21': fontcolor=white: fontsize=20: box=1: boxcolor=Black@0.5:boxborderw=5: x=w*0.95-text_w:y=h*0.05:enable='between(t,0,200)'&quot; -c:a copy GH013174-00.00.00.000-00.00.15.014.MP4new.mp4" calcext:value-type="string">
            <text:p>ffmpeg -stats -loglevel error -i GH013174-00.00.00.000-00.00.15.014.MP4 -vf drawtext="text='Day 21': fontcolor=white: fontsize=20: box=1: boxcolor=Black@0.5:boxborderw=5: x=w*0.95-text_w:y=h*0.05:enable='between(t,0,200)'" -c:a copy GH013174-00.00.00.000-00.00.15.014.MP4new.mp4</text:p>
          </table:table-cell>
        </table:table-row>
        <table:table-row table:style-name="ro1">
          <table:table-cell office:value-type="string" calcext:value-type="string">
            <text:p>GH013175-00.00.00.000-00.00.05.004.MP4</text:p>
          </table:table-cell>
          <table:table-cell office:value-type="string" calcext:value-type="string">
            <text:p>2016-01-05T06:15:34.000000Z</text:p>
          </table:table-cell>
          <table:table-cell table:formula="of:=RIGHT(LEFT([.B223];10);2)*1" office:value-type="float" office:value="5" calcext:value-type="float">
            <text:p>5</text:p>
          </table:table-cell>
          <table:table-cell table:formula="of:=IF([.C223]&lt;[.D222];IF([.C223]=[.C222];[.D222];[.D222]+1);[.C223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3];[.A223];[.F223];[.D223];[.G223];[.A223];[.H223])" office:value-type="string" office:string-value="ffmpeg -stats -loglevel error -i GH013175-00.00.00.000-00.00.05.004.MP4 -vf drawtext=&quot;text='Day 21': fontcolor=white: fontsize=20: box=1: boxcolor=Black@0.5:boxborderw=5: x=w*0.95-text_w:y=h*0.05:enable='between(t,0,200)'&quot; -c:a copy GH013175-00.00.00.000-00.00.05.004.MP4new.mp4" calcext:value-type="string">
            <text:p>ffmpeg -stats -loglevel error -i GH013175-00.00.00.000-00.00.05.004.MP4 -vf drawtext="text='Day 21': fontcolor=white: fontsize=20: box=1: boxcolor=Black@0.5:boxborderw=5: x=w*0.95-text_w:y=h*0.05:enable='between(t,0,200)'" -c:a copy GH013175-00.00.00.000-00.00.05.004.MP4new.mp4</text:p>
          </table:table-cell>
        </table:table-row>
        <table:table-row table:style-name="ro1">
          <table:table-cell office:value-type="string" calcext:value-type="string">
            <text:p>GH013176-00.00.00.000-00.00.05.004.MP4</text:p>
          </table:table-cell>
          <table:table-cell office:value-type="string" calcext:value-type="string">
            <text:p>2016-01-05T08:41:15.000000Z</text:p>
          </table:table-cell>
          <table:table-cell table:formula="of:=RIGHT(LEFT([.B224];10);2)*1" office:value-type="float" office:value="5" calcext:value-type="float">
            <text:p>5</text:p>
          </table:table-cell>
          <table:table-cell table:formula="of:=IF([.C224]&lt;[.D223];IF([.C224]=[.C223];[.D223];[.D223]+1);[.C224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4];[.A224];[.F224];[.D224];[.G224];[.A224];[.H224])" office:value-type="string" office:string-value="ffmpeg -stats -loglevel error -i GH013176-00.00.00.000-00.00.05.004.MP4 -vf drawtext=&quot;text='Day 21': fontcolor=white: fontsize=20: box=1: boxcolor=Black@0.5:boxborderw=5: x=w*0.95-text_w:y=h*0.05:enable='between(t,0,200)'&quot; -c:a copy GH013176-00.00.00.000-00.00.05.004.MP4new.mp4" calcext:value-type="string">
            <text:p>ffmpeg -stats -loglevel error -i GH013176-00.00.00.000-00.00.05.004.MP4 -vf drawtext="text='Day 21': fontcolor=white: fontsize=20: box=1: boxcolor=Black@0.5:boxborderw=5: x=w*0.95-text_w:y=h*0.05:enable='between(t,0,200)'" -c:a copy GH013176-00.00.00.000-00.00.05.004.MP4new.mp4</text:p>
          </table:table-cell>
        </table:table-row>
        <table:table-row table:style-name="ro1">
          <table:table-cell office:value-type="string" calcext:value-type="string">
            <text:p>GH013177-00.00.00.000-00.00.04.003.MP4</text:p>
          </table:table-cell>
          <table:table-cell office:value-type="string" calcext:value-type="string">
            <text:p>2016-01-05T10:08:21.000000Z</text:p>
          </table:table-cell>
          <table:table-cell table:formula="of:=RIGHT(LEFT([.B225];10);2)*1" office:value-type="float" office:value="5" calcext:value-type="float">
            <text:p>5</text:p>
          </table:table-cell>
          <table:table-cell table:formula="of:=IF([.C225]&lt;[.D224];IF([.C225]=[.C224];[.D224];[.D224]+1);[.C225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5];[.A225];[.F225];[.D225];[.G225];[.A225];[.H225])" office:value-type="string" office:string-value="ffmpeg -stats -loglevel error -i GH013177-00.00.00.000-00.00.04.003.MP4 -vf drawtext=&quot;text='Day 21': fontcolor=white: fontsize=20: box=1: boxcolor=Black@0.5:boxborderw=5: x=w*0.95-text_w:y=h*0.05:enable='between(t,0,200)'&quot; -c:a copy GH013177-00.00.00.000-00.00.04.003.MP4new.mp4" calcext:value-type="string">
            <text:p>ffmpeg -stats -loglevel error -i GH013177-00.00.00.000-00.00.04.003.MP4 -vf drawtext="text='Day 21': fontcolor=white: fontsize=20: box=1: boxcolor=Black@0.5:boxborderw=5: x=w*0.95-text_w:y=h*0.05:enable='between(t,0,200)'" -c:a copy GH013177-00.00.00.000-00.00.04.003.MP4new.mp4</text:p>
          </table:table-cell>
        </table:table-row>
        <table:table-row table:style-name="ro1">
          <table:table-cell office:value-type="string" calcext:value-type="string">
            <text:p>GH013178-00.00.00.000-00.00.10.069.MP4</text:p>
          </table:table-cell>
          <table:table-cell office:value-type="string" calcext:value-type="string">
            <text:p>2016-01-05T10:09:00.000000Z</text:p>
          </table:table-cell>
          <table:table-cell table:formula="of:=RIGHT(LEFT([.B226];10);2)*1" office:value-type="float" office:value="5" calcext:value-type="float">
            <text:p>5</text:p>
          </table:table-cell>
          <table:table-cell table:formula="of:=IF([.C226]&lt;[.D225];IF([.C226]=[.C225];[.D225];[.D225]+1);[.C226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6];[.A226];[.F226];[.D226];[.G226];[.A226];[.H226])" office:value-type="string" office:string-value="ffmpeg -stats -loglevel error -i GH013178-00.00.00.000-00.00.10.069.MP4 -vf drawtext=&quot;text='Day 21': fontcolor=white: fontsize=20: box=1: boxcolor=Black@0.5:boxborderw=5: x=w*0.95-text_w:y=h*0.05:enable='between(t,0,200)'&quot; -c:a copy GH013178-00.00.00.000-00.00.10.069.MP4new.mp4" calcext:value-type="string">
            <text:p>ffmpeg -stats -loglevel error -i GH013178-00.00.00.000-00.00.10.069.MP4 -vf drawtext="text='Day 21': fontcolor=white: fontsize=20: box=1: boxcolor=Black@0.5:boxborderw=5: x=w*0.95-text_w:y=h*0.05:enable='between(t,0,200)'" -c:a copy GH013178-00.00.00.000-00.00.10.069.MP4new.mp4</text:p>
          </table:table-cell>
        </table:table-row>
        <table:table-row table:style-name="ro1">
          <table:table-cell office:value-type="string" calcext:value-type="string">
            <text:p>GH013179-00.00.00.000-00.00.14.013.MP4</text:p>
          </table:table-cell>
          <table:table-cell office:value-type="string" calcext:value-type="string">
            <text:p>2016-01-05T11:04:32.000000Z</text:p>
          </table:table-cell>
          <table:table-cell table:formula="of:=RIGHT(LEFT([.B227];10);2)*1" office:value-type="float" office:value="5" calcext:value-type="float">
            <text:p>5</text:p>
          </table:table-cell>
          <table:table-cell table:formula="of:=IF([.C227]&lt;[.D226];IF([.C227]=[.C226];[.D226];[.D226]+1);[.C227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7];[.A227];[.F227];[.D227];[.G227];[.A227];[.H227])" office:value-type="string" office:string-value="ffmpeg -stats -loglevel error -i GH013179-00.00.00.000-00.00.14.013.MP4 -vf drawtext=&quot;text='Day 21': fontcolor=white: fontsize=20: box=1: boxcolor=Black@0.5:boxborderw=5: x=w*0.95-text_w:y=h*0.05:enable='between(t,0,200)'&quot; -c:a copy GH013179-00.00.00.000-00.00.14.013.MP4new.mp4" calcext:value-type="string">
            <text:p>ffmpeg -stats -loglevel error -i GH013179-00.00.00.000-00.00.14.013.MP4 -vf drawtext="text='Day 21': fontcolor=white: fontsize=20: box=1: boxcolor=Black@0.5:boxborderw=5: x=w*0.95-text_w:y=h*0.05:enable='between(t,0,200)'" -c:a copy GH013179-00.00.00.000-00.00.14.013.MP4new.mp4</text:p>
          </table:table-cell>
        </table:table-row>
        <table:table-row table:style-name="ro1">
          <table:table-cell office:value-type="string" calcext:value-type="string">
            <text:p>GH013181-00.00.00.000-00.00.07.006.MP4</text:p>
          </table:table-cell>
          <table:table-cell office:value-type="string" calcext:value-type="string">
            <text:p>2016-01-05T23:07:20.000000Z</text:p>
          </table:table-cell>
          <table:table-cell table:formula="of:=RIGHT(LEFT([.B228];10);2)*1" office:value-type="float" office:value="5" calcext:value-type="float">
            <text:p>5</text:p>
          </table:table-cell>
          <table:table-cell table:formula="of:=IF([.C228]&lt;[.D227];IF([.C228]=[.C227];[.D227];[.D227]+1);[.C228])" office:value-type="float" office:value="21" calcext:value-type="float">
            <text:p>2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8];[.A228];[.F228];[.D228];[.G228];[.A228];[.H228])" office:value-type="string" office:string-value="ffmpeg -stats -loglevel error -i GH013181-00.00.00.000-00.00.07.006.MP4 -vf drawtext=&quot;text='Day 21': fontcolor=white: fontsize=20: box=1: boxcolor=Black@0.5:boxborderw=5: x=w*0.95-text_w:y=h*0.05:enable='between(t,0,200)'&quot; -c:a copy GH013181-00.00.00.000-00.00.07.006.MP4new.mp4" calcext:value-type="string">
            <text:p>ffmpeg -stats -loglevel error -i GH013181-00.00.00.000-00.00.07.006.MP4 -vf drawtext="text='Day 21': fontcolor=white: fontsize=20: box=1: boxcolor=Black@0.5:boxborderw=5: x=w*0.95-text_w:y=h*0.05:enable='between(t,0,200)'" -c:a copy GH013181-00.00.00.000-00.00.07.006.MP4new.mp4</text:p>
          </table:table-cell>
        </table:table-row>
        <table:table-row table:style-name="ro1">
          <table:table-cell office:value-type="string" calcext:value-type="string">
            <text:p>GH013182-00.00.00.000-00.00.07.006.MP4</text:p>
          </table:table-cell>
          <table:table-cell office:value-type="string" calcext:value-type="string">
            <text:p>2016-01-06T03:04:25.000000Z</text:p>
          </table:table-cell>
          <table:table-cell table:formula="of:=RIGHT(LEFT([.B229];10);2)*1" office:value-type="float" office:value="6" calcext:value-type="float">
            <text:p>6</text:p>
          </table:table-cell>
          <table:table-cell table:formula="of:=IF([.C229]&lt;[.D228];IF([.C229]=[.C228];[.D228];[.D228]+1);[.C229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29];[.A229];[.F229];[.D229];[.G229];[.A229];[.H229])" office:value-type="string" office:string-value="ffmpeg -stats -loglevel error -i GH013182-00.00.00.000-00.00.07.006.MP4 -vf drawtext=&quot;text='Day 22': fontcolor=white: fontsize=20: box=1: boxcolor=Black@0.5:boxborderw=5: x=w*0.95-text_w:y=h*0.05:enable='between(t,0,200)'&quot; -c:a copy GH013182-00.00.00.000-00.00.07.006.MP4new.mp4" calcext:value-type="string">
            <text:p>ffmpeg -stats -loglevel error -i GH013182-00.00.00.000-00.00.07.006.MP4 -vf drawtext="text='Day 22': fontcolor=white: fontsize=20: box=1: boxcolor=Black@0.5:boxborderw=5: x=w*0.95-text_w:y=h*0.05:enable='between(t,0,200)'" -c:a copy GH013182-00.00.00.000-00.00.07.006.MP4new.mp4</text:p>
          </table:table-cell>
        </table:table-row>
        <table:table-row table:style-name="ro1">
          <table:table-cell office:value-type="string" calcext:value-type="string">
            <text:p>GH013183-00.00.00.000-00.00.20.019.MP4</text:p>
          </table:table-cell>
          <table:table-cell office:value-type="string" calcext:value-type="string">
            <text:p>2016-01-06T04:37:28.000000Z</text:p>
          </table:table-cell>
          <table:table-cell table:formula="of:=RIGHT(LEFT([.B230];10);2)*1" office:value-type="float" office:value="6" calcext:value-type="float">
            <text:p>6</text:p>
          </table:table-cell>
          <table:table-cell table:formula="of:=IF([.C230]&lt;[.D229];IF([.C230]=[.C229];[.D229];[.D229]+1);[.C230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0];[.A230];[.F230];[.D230];[.G230];[.A230];[.H230])" office:value-type="string" office:string-value="ffmpeg -stats -loglevel error -i GH013183-00.00.00.000-00.00.20.019.MP4 -vf drawtext=&quot;text='Day 22': fontcolor=white: fontsize=20: box=1: boxcolor=Black@0.5:boxborderw=5: x=w*0.95-text_w:y=h*0.05:enable='between(t,0,200)'&quot; -c:a copy GH013183-00.00.00.000-00.00.20.019.MP4new.mp4" calcext:value-type="string">
            <text:p>ffmpeg -stats -loglevel error -i GH013183-00.00.00.000-00.00.20.019.MP4 -vf drawtext="text='Day 22': fontcolor=white: fontsize=20: box=1: boxcolor=Black@0.5:boxborderw=5: x=w*0.95-text_w:y=h*0.05:enable='between(t,0,200)'" -c:a copy GH013183-00.00.00.000-00.00.20.019.MP4new.mp4</text:p>
          </table:table-cell>
        </table:table-row>
        <table:table-row table:style-name="ro1">
          <table:table-cell office:value-type="string" calcext:value-type="string">
            <text:p>GH013184-00.00.00.000-00.00.10.009.MP4</text:p>
          </table:table-cell>
          <table:table-cell office:value-type="string" calcext:value-type="string">
            <text:p>2016-01-06T05:29:38.000000Z</text:p>
          </table:table-cell>
          <table:table-cell table:formula="of:=RIGHT(LEFT([.B231];10);2)*1" office:value-type="float" office:value="6" calcext:value-type="float">
            <text:p>6</text:p>
          </table:table-cell>
          <table:table-cell table:formula="of:=IF([.C231]&lt;[.D230];IF([.C231]=[.C230];[.D230];[.D230]+1);[.C231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1];[.A231];[.F231];[.D231];[.G231];[.A231];[.H231])" office:value-type="string" office:string-value="ffmpeg -stats -loglevel error -i GH013184-00.00.00.000-00.00.10.009.MP4 -vf drawtext=&quot;text='Day 22': fontcolor=white: fontsize=20: box=1: boxcolor=Black@0.5:boxborderw=5: x=w*0.95-text_w:y=h*0.05:enable='between(t,0,200)'&quot; -c:a copy GH013184-00.00.00.000-00.00.10.009.MP4new.mp4" calcext:value-type="string">
            <text:p>ffmpeg -stats -loglevel error -i GH013184-00.00.00.000-00.00.10.009.MP4 -vf drawtext="text='Day 22': fontcolor=white: fontsize=20: box=1: boxcolor=Black@0.5:boxborderw=5: x=w*0.95-text_w:y=h*0.05:enable='between(t,0,200)'" -c:a copy GH013184-00.00.00.000-00.00.10.009.MP4new.mp4</text:p>
          </table:table-cell>
        </table:table-row>
        <table:table-row table:style-name="ro1">
          <table:table-cell office:value-type="string" calcext:value-type="string">
            <text:p>GH013185-00.00.00.000-00.00.09.008.MP4</text:p>
          </table:table-cell>
          <table:table-cell office:value-type="string" calcext:value-type="string">
            <text:p>2016-01-06T08:52:11.000000Z</text:p>
          </table:table-cell>
          <table:table-cell table:formula="of:=RIGHT(LEFT([.B232];10);2)*1" office:value-type="float" office:value="6" calcext:value-type="float">
            <text:p>6</text:p>
          </table:table-cell>
          <table:table-cell table:formula="of:=IF([.C232]&lt;[.D231];IF([.C232]=[.C231];[.D231];[.D231]+1);[.C232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2];[.A232];[.F232];[.D232];[.G232];[.A232];[.H232])" office:value-type="string" office:string-value="ffmpeg -stats -loglevel error -i GH013185-00.00.00.000-00.00.09.008.MP4 -vf drawtext=&quot;text='Day 22': fontcolor=white: fontsize=20: box=1: boxcolor=Black@0.5:boxborderw=5: x=w*0.95-text_w:y=h*0.05:enable='between(t,0,200)'&quot; -c:a copy GH013185-00.00.00.000-00.00.09.008.MP4new.mp4" calcext:value-type="string">
            <text:p>ffmpeg -stats -loglevel error -i GH013185-00.00.00.000-00.00.09.008.MP4 -vf drawtext="text='Day 22': fontcolor=white: fontsize=20: box=1: boxcolor=Black@0.5:boxborderw=5: x=w*0.95-text_w:y=h*0.05:enable='between(t,0,200)'" -c:a copy GH013185-00.00.00.000-00.00.09.008.MP4new.mp4</text:p>
          </table:table-cell>
        </table:table-row>
        <table:table-row table:style-name="ro1">
          <table:table-cell office:value-type="string" calcext:value-type="string">
            <text:p>GH013186-00.00.00.000-00.00.03.002.MP4</text:p>
          </table:table-cell>
          <table:table-cell office:value-type="string" calcext:value-type="string">
            <text:p>2016-01-06T09:42:23.000000Z</text:p>
          </table:table-cell>
          <table:table-cell table:formula="of:=RIGHT(LEFT([.B233];10);2)*1" office:value-type="float" office:value="6" calcext:value-type="float">
            <text:p>6</text:p>
          </table:table-cell>
          <table:table-cell table:formula="of:=IF([.C233]&lt;[.D232];IF([.C233]=[.C232];[.D232];[.D232]+1);[.C233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3];[.A233];[.F233];[.D233];[.G233];[.A233];[.H233])" office:value-type="string" office:string-value="ffmpeg -stats -loglevel error -i GH013186-00.00.00.000-00.00.03.002.MP4 -vf drawtext=&quot;text='Day 22': fontcolor=white: fontsize=20: box=1: boxcolor=Black@0.5:boxborderw=5: x=w*0.95-text_w:y=h*0.05:enable='between(t,0,200)'&quot; -c:a copy GH013186-00.00.00.000-00.00.03.002.MP4new.mp4" calcext:value-type="string">
            <text:p>ffmpeg -stats -loglevel error -i GH013186-00.00.00.000-00.00.03.002.MP4 -vf drawtext="text='Day 22': fontcolor=white: fontsize=20: box=1: boxcolor=Black@0.5:boxborderw=5: x=w*0.95-text_w:y=h*0.05:enable='between(t,0,200)'" -c:a copy GH013186-00.00.00.000-00.00.03.002.MP4new.mp4</text:p>
          </table:table-cell>
        </table:table-row>
        <table:table-row table:style-name="ro1">
          <table:table-cell office:value-type="string" calcext:value-type="string">
            <text:p>GH013187-00.00.00.000-00.00.08.007.MP4</text:p>
          </table:table-cell>
          <table:table-cell office:value-type="string" calcext:value-type="string">
            <text:p>2016-01-06T23:44:54.000000Z</text:p>
          </table:table-cell>
          <table:table-cell table:formula="of:=RIGHT(LEFT([.B234];10);2)*1" office:value-type="float" office:value="6" calcext:value-type="float">
            <text:p>6</text:p>
          </table:table-cell>
          <table:table-cell table:formula="of:=IF([.C234]&lt;[.D233];IF([.C234]=[.C233];[.D233];[.D233]+1);[.C234])" office:value-type="float" office:value="22" calcext:value-type="float">
            <text:p>22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4];[.A234];[.F234];[.D234];[.G234];[.A234];[.H234])" office:value-type="string" office:string-value="ffmpeg -stats -loglevel error -i GH013187-00.00.00.000-00.00.08.007.MP4 -vf drawtext=&quot;text='Day 22': fontcolor=white: fontsize=20: box=1: boxcolor=Black@0.5:boxborderw=5: x=w*0.95-text_w:y=h*0.05:enable='between(t,0,200)'&quot; -c:a copy GH013187-00.00.00.000-00.00.08.007.MP4new.mp4" calcext:value-type="string">
            <text:p>ffmpeg -stats -loglevel error -i GH013187-00.00.00.000-00.00.08.007.MP4 -vf drawtext="text='Day 22': fontcolor=white: fontsize=20: box=1: boxcolor=Black@0.5:boxborderw=5: x=w*0.95-text_w:y=h*0.05:enable='between(t,0,200)'" -c:a copy GH013187-00.00.00.000-00.00.08.007.MP4new.mp4</text:p>
          </table:table-cell>
        </table:table-row>
        <table:table-row table:style-name="ro1">
          <table:table-cell office:value-type="string" calcext:value-type="string">
            <text:p>GH013188-00.00.00.000-00.00.08.007.MP4</text:p>
          </table:table-cell>
          <table:table-cell office:value-type="string" calcext:value-type="string">
            <text:p>2016-01-07T01:17:39.000000Z</text:p>
          </table:table-cell>
          <table:table-cell table:formula="of:=RIGHT(LEFT([.B235];10);2)*1" office:value-type="float" office:value="7" calcext:value-type="float">
            <text:p>7</text:p>
          </table:table-cell>
          <table:table-cell table:formula="of:=IF([.C235]&lt;[.D234];IF([.C235]=[.C234];[.D234];[.D234]+1);[.C235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5];[.A235];[.F235];[.D235];[.G235];[.A235];[.H235])" office:value-type="string" office:string-value="ffmpeg -stats -loglevel error -i GH013188-00.00.00.000-00.00.08.007.MP4 -vf drawtext=&quot;text='Day 23': fontcolor=white: fontsize=20: box=1: boxcolor=Black@0.5:boxborderw=5: x=w*0.95-text_w:y=h*0.05:enable='between(t,0,200)'&quot; -c:a copy GH013188-00.00.00.000-00.00.08.007.MP4new.mp4" calcext:value-type="string">
            <text:p>ffmpeg -stats -loglevel error -i GH013188-00.00.00.000-00.00.08.007.MP4 -vf drawtext="text='Day 23': fontcolor=white: fontsize=20: box=1: boxcolor=Black@0.5:boxborderw=5: x=w*0.95-text_w:y=h*0.05:enable='between(t,0,200)'" -c:a copy GH013188-00.00.00.000-00.00.08.007.MP4new.mp4</text:p>
          </table:table-cell>
        </table:table-row>
        <table:table-row table:style-name="ro1">
          <table:table-cell office:value-type="string" calcext:value-type="string">
            <text:p>GH013189-00.00.00.000-00.00.41.958.MP4</text:p>
          </table:table-cell>
          <table:table-cell office:value-type="string" calcext:value-type="string">
            <text:p>2016-01-07T01:17:39.000000Z</text:p>
          </table:table-cell>
          <table:table-cell table:formula="of:=RIGHT(LEFT([.B236];10);2)*1" office:value-type="float" office:value="7" calcext:value-type="float">
            <text:p>7</text:p>
          </table:table-cell>
          <table:table-cell table:formula="of:=IF([.C236]&lt;[.D235];IF([.C236]=[.C235];[.D235];[.D235]+1);[.C236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6];[.A236];[.F236];[.D236];[.G236];[.A236];[.H236])" office:value-type="string" office:string-value="ffmpeg -stats -loglevel error -i GH013189-00.00.00.000-00.00.41.958.MP4 -vf drawtext=&quot;text='Day 23': fontcolor=white: fontsize=20: box=1: boxcolor=Black@0.5:boxborderw=5: x=w*0.95-text_w:y=h*0.05:enable='between(t,0,200)'&quot; -c:a copy GH013189-00.00.00.000-00.00.41.958.MP4new.mp4" calcext:value-type="string">
            <text:p>ffmpeg -stats -loglevel error -i GH013189-00.00.00.000-00.00.41.958.MP4 -vf drawtext="text='Day 23': fontcolor=white: fontsize=20: box=1: boxcolor=Black@0.5:boxborderw=5: x=w*0.95-text_w:y=h*0.05:enable='between(t,0,200)'" -c:a copy GH013189-00.00.00.000-00.00.41.958.MP4new.mp4</text:p>
          </table:table-cell>
        </table:table-row>
        <table:table-row table:style-name="ro1">
          <table:table-cell office:value-type="string" calcext:value-type="string">
            <text:p>GH013190-00.00.00.000-00.00.15.432.MP4</text:p>
          </table:table-cell>
          <table:table-cell office:value-type="string" calcext:value-type="string">
            <text:p>2016-01-07T01:19:55.000000Z</text:p>
          </table:table-cell>
          <table:table-cell table:formula="of:=RIGHT(LEFT([.B237];10);2)*1" office:value-type="float" office:value="7" calcext:value-type="float">
            <text:p>7</text:p>
          </table:table-cell>
          <table:table-cell table:formula="of:=IF([.C237]&lt;[.D236];IF([.C237]=[.C236];[.D236];[.D236]+1);[.C237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7];[.A237];[.F237];[.D237];[.G237];[.A237];[.H237])" office:value-type="string" office:string-value="ffmpeg -stats -loglevel error -i GH013190-00.00.00.000-00.00.15.432.MP4 -vf drawtext=&quot;text='Day 23': fontcolor=white: fontsize=20: box=1: boxcolor=Black@0.5:boxborderw=5: x=w*0.95-text_w:y=h*0.05:enable='between(t,0,200)'&quot; -c:a copy GH013190-00.00.00.000-00.00.15.432.MP4new.mp4" calcext:value-type="string">
            <text:p>ffmpeg -stats -loglevel error -i GH013190-00.00.00.000-00.00.15.432.MP4 -vf drawtext="text='Day 23': fontcolor=white: fontsize=20: box=1: boxcolor=Black@0.5:boxborderw=5: x=w*0.95-text_w:y=h*0.05:enable='between(t,0,200)'" -c:a copy GH013190-00.00.00.000-00.00.15.432.MP4new.mp4</text:p>
          </table:table-cell>
        </table:table-row>
        <table:table-row table:style-name="ro1">
          <table:table-cell office:value-type="string" calcext:value-type="string">
            <text:p>GH013191-00.00.00.000-00.00.10.009.MP4</text:p>
          </table:table-cell>
          <table:table-cell office:value-type="string" calcext:value-type="string">
            <text:p>2016-01-07T01:21:34.000000Z</text:p>
          </table:table-cell>
          <table:table-cell table:formula="of:=RIGHT(LEFT([.B238];10);2)*1" office:value-type="float" office:value="7" calcext:value-type="float">
            <text:p>7</text:p>
          </table:table-cell>
          <table:table-cell table:formula="of:=IF([.C238]&lt;[.D237];IF([.C238]=[.C237];[.D237];[.D237]+1);[.C238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8];[.A238];[.F238];[.D238];[.G238];[.A238];[.H238])" office:value-type="string" office:string-value="ffmpeg -stats -loglevel error -i GH013191-00.00.00.000-00.00.10.009.MP4 -vf drawtext=&quot;text='Day 23': fontcolor=white: fontsize=20: box=1: boxcolor=Black@0.5:boxborderw=5: x=w*0.95-text_w:y=h*0.05:enable='between(t,0,200)'&quot; -c:a copy GH013191-00.00.00.000-00.00.10.009.MP4new.mp4" calcext:value-type="string">
            <text:p>ffmpeg -stats -loglevel error -i GH013191-00.00.00.000-00.00.10.009.MP4 -vf drawtext="text='Day 23': fontcolor=white: fontsize=20: box=1: boxcolor=Black@0.5:boxborderw=5: x=w*0.95-text_w:y=h*0.05:enable='between(t,0,200)'" -c:a copy GH013191-00.00.00.000-00.00.10.009.MP4new.mp4</text:p>
          </table:table-cell>
        </table:table-row>
        <table:table-row table:style-name="ro1">
          <table:table-cell office:value-type="string" calcext:value-type="string">
            <text:p>GH013192-00.00.01.000-00.00.07.006-seg1.MP4</text:p>
          </table:table-cell>
          <table:table-cell office:value-type="string" calcext:value-type="string">
            <text:p>2016-01-07T03:04:36.000000Z</text:p>
          </table:table-cell>
          <table:table-cell table:formula="of:=RIGHT(LEFT([.B239];10);2)*1" office:value-type="float" office:value="7" calcext:value-type="float">
            <text:p>7</text:p>
          </table:table-cell>
          <table:table-cell table:formula="of:=IF([.C239]&lt;[.D238];IF([.C239]=[.C238];[.D238];[.D238]+1);[.C239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39];[.A239];[.F239];[.D239];[.G239];[.A239];[.H239])" office:value-type="string" office:string-value="ffmpeg -stats -loglevel error -i GH013192-00.00.01.000-00.00.07.006-seg1.MP4 -vf drawtext=&quot;text='Day 23': fontcolor=white: fontsize=20: box=1: boxcolor=Black@0.5:boxborderw=5: x=w*0.95-text_w:y=h*0.05:enable='between(t,0,200)'&quot; -c:a copy GH013192-00.00.01.000-00.00.07.006-seg1.MP4new.mp4" calcext:value-type="string">
            <text:p>ffmpeg -stats -loglevel error -i GH013192-00.00.01.000-00.00.07.006-seg1.MP4 -vf drawtext="text='Day 23': fontcolor=white: fontsize=20: box=1: boxcolor=Black@0.5:boxborderw=5: x=w*0.95-text_w:y=h*0.05:enable='between(t,0,200)'" -c:a copy GH013192-00.00.01.000-00.00.07.006-seg1.MP4new.mp4</text:p>
          </table:table-cell>
        </table:table-row>
        <table:table-row table:style-name="ro1">
          <table:table-cell office:value-type="string" calcext:value-type="string">
            <text:p>GH013192-00.00.22.021-00.00.31.030-seg2.MP4</text:p>
          </table:table-cell>
          <table:table-cell office:value-type="string" calcext:value-type="string">
            <text:p>2016-01-07T07:01:56.000000Z</text:p>
          </table:table-cell>
          <table:table-cell table:formula="of:=RIGHT(LEFT([.B240];10);2)*1" office:value-type="float" office:value="7" calcext:value-type="float">
            <text:p>7</text:p>
          </table:table-cell>
          <table:table-cell table:formula="of:=IF([.C240]&lt;[.D239];IF([.C240]=[.C239];[.D239];[.D239]+1);[.C240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0];[.A240];[.F240];[.D240];[.G240];[.A240];[.H240])" office:value-type="string" office:string-value="ffmpeg -stats -loglevel error -i GH013192-00.00.22.021-00.00.31.030-seg2.MP4 -vf drawtext=&quot;text='Day 23': fontcolor=white: fontsize=20: box=1: boxcolor=Black@0.5:boxborderw=5: x=w*0.95-text_w:y=h*0.05:enable='between(t,0,200)'&quot; -c:a copy GH013192-00.00.22.021-00.00.31.030-seg2.MP4new.mp4" calcext:value-type="string">
            <text:p>ffmpeg -stats -loglevel error -i GH013192-00.00.22.021-00.00.31.030-seg2.MP4 -vf drawtext="text='Day 23': fontcolor=white: fontsize=20: box=1: boxcolor=Black@0.5:boxborderw=5: x=w*0.95-text_w:y=h*0.05:enable='between(t,0,200)'" -c:a copy GH013192-00.00.22.021-00.00.31.030-seg2.MP4new.mp4</text:p>
          </table:table-cell>
        </table:table-row>
        <table:table-row table:style-name="ro1">
          <table:table-cell office:value-type="string" calcext:value-type="string">
            <text:p>GH013193-00.00.00.000-00.00.07.006.MP4</text:p>
          </table:table-cell>
          <table:table-cell office:value-type="string" calcext:value-type="string">
            <text:p>2016-01-07T07:35:59.000000Z</text:p>
          </table:table-cell>
          <table:table-cell table:formula="of:=RIGHT(LEFT([.B241];10);2)*1" office:value-type="float" office:value="7" calcext:value-type="float">
            <text:p>7</text:p>
          </table:table-cell>
          <table:table-cell table:formula="of:=IF([.C241]&lt;[.D240];IF([.C241]=[.C240];[.D240];[.D240]+1);[.C241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1];[.A241];[.F241];[.D241];[.G241];[.A241];[.H241])" office:value-type="string" office:string-value="ffmpeg -stats -loglevel error -i GH013193-00.00.00.000-00.00.07.006.MP4 -vf drawtext=&quot;text='Day 23': fontcolor=white: fontsize=20: box=1: boxcolor=Black@0.5:boxborderw=5: x=w*0.95-text_w:y=h*0.05:enable='between(t,0,200)'&quot; -c:a copy GH013193-00.00.00.000-00.00.07.006.MP4new.mp4" calcext:value-type="string">
            <text:p>ffmpeg -stats -loglevel error -i GH013193-00.00.00.000-00.00.07.006.MP4 -vf drawtext="text='Day 23': fontcolor=white: fontsize=20: box=1: boxcolor=Black@0.5:boxborderw=5: x=w*0.95-text_w:y=h*0.05:enable='between(t,0,200)'" -c:a copy GH013193-00.00.00.000-00.00.07.006.MP4new.mp4</text:p>
          </table:table-cell>
        </table:table-row>
        <table:table-row table:style-name="ro1">
          <table:table-cell office:value-type="string" calcext:value-type="string">
            <text:p>GH013194-00.00.00.000-00.00.17.365.MP4</text:p>
          </table:table-cell>
          <table:table-cell office:value-type="string" calcext:value-type="string">
            <text:p>2016-01-07T07:35:59.000000Z</text:p>
          </table:table-cell>
          <table:table-cell table:formula="of:=RIGHT(LEFT([.B242];10);2)*1" office:value-type="float" office:value="7" calcext:value-type="float">
            <text:p>7</text:p>
          </table:table-cell>
          <table:table-cell table:formula="of:=IF([.C242]&lt;[.D241];IF([.C242]=[.C241];[.D241];[.D241]+1);[.C242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2];[.A242];[.F242];[.D242];[.G242];[.A242];[.H242])" office:value-type="string" office:string-value="ffmpeg -stats -loglevel error -i GH013194-00.00.00.000-00.00.17.365.MP4 -vf drawtext=&quot;text='Day 23': fontcolor=white: fontsize=20: box=1: boxcolor=Black@0.5:boxborderw=5: x=w*0.95-text_w:y=h*0.05:enable='between(t,0,200)'&quot; -c:a copy GH013194-00.00.00.000-00.00.17.365.MP4new.mp4" calcext:value-type="string">
            <text:p>ffmpeg -stats -loglevel error -i GH013194-00.00.00.000-00.00.17.365.MP4 -vf drawtext="text='Day 23': fontcolor=white: fontsize=20: box=1: boxcolor=Black@0.5:boxborderw=5: x=w*0.95-text_w:y=h*0.05:enable='between(t,0,200)'" -c:a copy GH013194-00.00.00.000-00.00.17.365.MP4new.mp4</text:p>
          </table:table-cell>
        </table:table-row>
        <table:table-row table:style-name="ro1">
          <table:table-cell office:value-type="string" calcext:value-type="string">
            <text:p>GH013195-00.00.00.000-00.00.05.717.MP4</text:p>
          </table:table-cell>
          <table:table-cell office:value-type="string" calcext:value-type="string">
            <text:p>2016-01-07T08:27:10.000000Z</text:p>
          </table:table-cell>
          <table:table-cell table:formula="of:=RIGHT(LEFT([.B243];10);2)*1" office:value-type="float" office:value="7" calcext:value-type="float">
            <text:p>7</text:p>
          </table:table-cell>
          <table:table-cell table:formula="of:=IF([.C243]&lt;[.D242];IF([.C243]=[.C242];[.D242];[.D242]+1);[.C243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3];[.A243];[.F243];[.D243];[.G243];[.A243];[.H243])" office:value-type="string" office:string-value="ffmpeg -stats -loglevel error -i GH013195-00.00.00.000-00.00.05.717.MP4 -vf drawtext=&quot;text='Day 23': fontcolor=white: fontsize=20: box=1: boxcolor=Black@0.5:boxborderw=5: x=w*0.95-text_w:y=h*0.05:enable='between(t,0,200)'&quot; -c:a copy GH013195-00.00.00.000-00.00.05.717.MP4new.mp4" calcext:value-type="string">
            <text:p>ffmpeg -stats -loglevel error -i GH013195-00.00.00.000-00.00.05.717.MP4 -vf drawtext="text='Day 23': fontcolor=white: fontsize=20: box=1: boxcolor=Black@0.5:boxborderw=5: x=w*0.95-text_w:y=h*0.05:enable='between(t,0,200)'" -c:a copy GH013195-00.00.00.000-00.00.05.717.MP4new.mp4</text:p>
          </table:table-cell>
        </table:table-row>
        <table:table-row table:style-name="ro1">
          <table:table-cell office:value-type="string" calcext:value-type="string">
            <text:p>GH013196-00.00.03.002-00.00.10.009.MP4</text:p>
          </table:table-cell>
          <table:table-cell office:value-type="string" calcext:value-type="string">
            <text:p>2016-01-07T09:37:22.000000Z</text:p>
          </table:table-cell>
          <table:table-cell table:formula="of:=RIGHT(LEFT([.B244];10);2)*1" office:value-type="float" office:value="7" calcext:value-type="float">
            <text:p>7</text:p>
          </table:table-cell>
          <table:table-cell table:formula="of:=IF([.C244]&lt;[.D243];IF([.C244]=[.C243];[.D243];[.D243]+1);[.C244])" office:value-type="float" office:value="23" calcext:value-type="float">
            <text:p>23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4];[.A244];[.F244];[.D244];[.G244];[.A244];[.H244])" office:value-type="string" office:string-value="ffmpeg -stats -loglevel error -i GH013196-00.00.03.002-00.00.10.009.MP4 -vf drawtext=&quot;text='Day 23': fontcolor=white: fontsize=20: box=1: boxcolor=Black@0.5:boxborderw=5: x=w*0.95-text_w:y=h*0.05:enable='between(t,0,200)'&quot; -c:a copy GH013196-00.00.03.002-00.00.10.009.MP4new.mp4" calcext:value-type="string">
            <text:p>ffmpeg -stats -loglevel error -i GH013196-00.00.03.002-00.00.10.009.MP4 -vf drawtext="text='Day 23': fontcolor=white: fontsize=20: box=1: boxcolor=Black@0.5:boxborderw=5: x=w*0.95-text_w:y=h*0.05:enable='between(t,0,200)'" -c:a copy GH013196-00.00.03.002-00.00.10.009.MP4new.mp4</text:p>
          </table:table-cell>
        </table:table-row>
        <table:table-row table:style-name="ro1">
          <table:table-cell office:value-type="string" calcext:value-type="string">
            <text:p>GH013197-00.00.00.000-00.00.05.004-seg1.MP4</text:p>
          </table:table-cell>
          <table:table-cell office:value-type="string" calcext:value-type="string">
            <text:p>2016-01-01T05:27:24.000000Z</text:p>
          </table:table-cell>
          <table:table-cell table:formula="of:=RIGHT(LEFT([.B245];10);2)*1" office:value-type="float" office:value="1" calcext:value-type="float">
            <text:p>1</text:p>
          </table:table-cell>
          <table:table-cell table:formula="of:=IF([.C245]&lt;[.D244];IF([.C245]=[.C244];[.D244];[.D244]+1);[.C245])" office:value-type="float" office:value="24" calcext:value-type="float">
            <text:p>2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5];[.A245];[.F245];[.D245];[.G245];[.A245];[.H245])" office:value-type="string" office:string-value="ffmpeg -stats -loglevel error -i GH013197-00.00.00.000-00.00.05.004-seg1.MP4 -vf drawtext=&quot;text='Day 24': fontcolor=white: fontsize=20: box=1: boxcolor=Black@0.5:boxborderw=5: x=w*0.95-text_w:y=h*0.05:enable='between(t,0,200)'&quot; -c:a copy GH013197-00.00.00.000-00.00.05.004-seg1.MP4new.mp4" calcext:value-type="string">
            <text:p>ffmpeg -stats -loglevel error -i GH013197-00.00.00.000-00.00.05.004-seg1.MP4 -vf drawtext="text='Day 24': fontcolor=white: fontsize=20: box=1: boxcolor=Black@0.5:boxborderw=5: x=w*0.95-text_w:y=h*0.05:enable='between(t,0,200)'" -c:a copy GH013197-00.00.00.000-00.00.05.004-seg1.MP4new.mp4</text:p>
          </table:table-cell>
        </table:table-row>
        <table:table-row table:style-name="ro1">
          <table:table-cell office:value-type="string" calcext:value-type="string">
            <text:p>GH013197-00.00.13.012-00.00.18.367-seg2.MP4</text:p>
          </table:table-cell>
          <table:table-cell office:value-type="string" calcext:value-type="string">
            <text:p>2016-01-01T06:22:17.000000Z</text:p>
          </table:table-cell>
          <table:table-cell table:formula="of:=RIGHT(LEFT([.B246];10);2)*1" office:value-type="float" office:value="1" calcext:value-type="float">
            <text:p>1</text:p>
          </table:table-cell>
          <table:table-cell table:formula="of:=IF([.C246]&lt;[.D245];IF([.C246]=[.C245];[.D245];[.D245]+1);[.C246])" office:value-type="float" office:value="24" calcext:value-type="float">
            <text:p>24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6];[.A246];[.F246];[.D246];[.G246];[.A246];[.H246])" office:value-type="string" office:string-value="ffmpeg -stats -loglevel error -i GH013197-00.00.13.012-00.00.18.367-seg2.MP4 -vf drawtext=&quot;text='Day 24': fontcolor=white: fontsize=20: box=1: boxcolor=Black@0.5:boxborderw=5: x=w*0.95-text_w:y=h*0.05:enable='between(t,0,200)'&quot; -c:a copy GH013197-00.00.13.012-00.00.18.367-seg2.MP4new.mp4" calcext:value-type="string">
            <text:p>ffmpeg -stats -loglevel error -i GH013197-00.00.13.012-00.00.18.367-seg2.MP4 -vf drawtext="text='Day 24': fontcolor=white: fontsize=20: box=1: boxcolor=Black@0.5:boxborderw=5: x=w*0.95-text_w:y=h*0.05:enable='between(t,0,200)'" -c:a copy GH013197-00.00.13.012-00.00.18.367-seg2.MP4new.mp4</text:p>
          </table:table-cell>
        </table:table-row>
        <table:table-row table:style-name="ro1">
          <table:table-cell office:value-type="string" calcext:value-type="string">
            <text:p>GH013199-00.00.02.001-00.00.09.008.MP4</text:p>
          </table:table-cell>
          <table:table-cell office:value-type="string" calcext:value-type="string">
            <text:p>2016-01-03T00:29:07.000000Z</text:p>
          </table:table-cell>
          <table:table-cell table:formula="of:=RIGHT(LEFT([.B247];10);2)*1" office:value-type="float" office:value="3" calcext:value-type="float">
            <text:p>3</text:p>
          </table:table-cell>
          <table:table-cell table:formula="of:=IF([.C247]&lt;[.D246];IF([.C247]=[.C246];[.D246];[.D246]+1);[.C247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7];[.A247];[.F247];[.D247];[.G247];[.A247];[.H247])" office:value-type="string" office:string-value="ffmpeg -stats -loglevel error -i GH013199-00.00.02.001-00.00.09.008.MP4 -vf drawtext=&quot;text='Day 25': fontcolor=white: fontsize=20: box=1: boxcolor=Black@0.5:boxborderw=5: x=w*0.95-text_w:y=h*0.05:enable='between(t,0,200)'&quot; -c:a copy GH013199-00.00.02.001-00.00.09.008.MP4new.mp4" calcext:value-type="string">
            <text:p>ffmpeg -stats -loglevel error -i GH013199-00.00.02.001-00.00.09.008.MP4 -vf drawtext="text='Day 25': fontcolor=white: fontsize=20: box=1: boxcolor=Black@0.5:boxborderw=5: x=w*0.95-text_w:y=h*0.05:enable='between(t,0,200)'" -c:a copy GH013199-00.00.02.001-00.00.09.008.MP4new.mp4</text:p>
          </table:table-cell>
        </table:table-row>
        <table:table-row table:style-name="ro1">
          <table:table-cell office:value-type="string" calcext:value-type="string">
            <text:p>GH013203-00.00.00.000-00.00.07.006.MP4</text:p>
          </table:table-cell>
          <table:table-cell office:value-type="string" calcext:value-type="string">
            <text:p>2016-01-03T00:29:07.000000Z</text:p>
          </table:table-cell>
          <table:table-cell table:formula="of:=RIGHT(LEFT([.B248];10);2)*1" office:value-type="float" office:value="3" calcext:value-type="float">
            <text:p>3</text:p>
          </table:table-cell>
          <table:table-cell table:formula="of:=IF([.C248]&lt;[.D247];IF([.C248]=[.C247];[.D247];[.D247]+1);[.C248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8];[.A248];[.F248];[.D248];[.G248];[.A248];[.H248])" office:value-type="string" office:string-value="ffmpeg -stats -loglevel error -i GH013203-00.00.00.000-00.00.07.006.MP4 -vf drawtext=&quot;text='Day 25': fontcolor=white: fontsize=20: box=1: boxcolor=Black@0.5:boxborderw=5: x=w*0.95-text_w:y=h*0.05:enable='between(t,0,200)'&quot; -c:a copy GH013203-00.00.00.000-00.00.07.006.MP4new.mp4" calcext:value-type="string">
            <text:p>ffmpeg -stats -loglevel error -i GH013203-00.00.00.000-00.00.07.006.MP4 -vf drawtext="text='Day 25': fontcolor=white: fontsize=20: box=1: boxcolor=Black@0.5:boxborderw=5: x=w*0.95-text_w:y=h*0.05:enable='between(t,0,200)'" -c:a copy GH013203-00.00.00.000-00.00.07.006.MP4new.mp4</text:p>
          </table:table-cell>
        </table:table-row>
        <table:table-row table:style-name="ro1">
          <table:table-cell office:value-type="string" calcext:value-type="string">
            <text:p>GH013204-00.00.02.001-00.00.05.380.MP4</text:p>
          </table:table-cell>
          <table:table-cell office:value-type="string" calcext:value-type="string">
            <text:p>2016-01-03T03:04:00.000000Z</text:p>
          </table:table-cell>
          <table:table-cell table:formula="of:=RIGHT(LEFT([.B249];10);2)*1" office:value-type="float" office:value="3" calcext:value-type="float">
            <text:p>3</text:p>
          </table:table-cell>
          <table:table-cell table:formula="of:=IF([.C249]&lt;[.D248];IF([.C249]=[.C248];[.D248];[.D248]+1);[.C249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49];[.A249];[.F249];[.D249];[.G249];[.A249];[.H249])" office:value-type="string" office:string-value="ffmpeg -stats -loglevel error -i GH013204-00.00.02.001-00.00.05.380.MP4 -vf drawtext=&quot;text='Day 25': fontcolor=white: fontsize=20: box=1: boxcolor=Black@0.5:boxborderw=5: x=w*0.95-text_w:y=h*0.05:enable='between(t,0,200)'&quot; -c:a copy GH013204-00.00.02.001-00.00.05.380.MP4new.mp4" calcext:value-type="string">
            <text:p>ffmpeg -stats -loglevel error -i GH013204-00.00.02.001-00.00.05.380.MP4 -vf drawtext="text='Day 25': fontcolor=white: fontsize=20: box=1: boxcolor=Black@0.5:boxborderw=5: x=w*0.95-text_w:y=h*0.05:enable='between(t,0,200)'" -c:a copy GH013204-00.00.02.001-00.00.05.380.MP4new.mp4</text:p>
          </table:table-cell>
        </table:table-row>
        <table:table-row table:style-name="ro1">
          <table:table-cell office:value-type="string" calcext:value-type="string">
            <text:p>GH013205-00.00.00.000-00.00.13.513.MP4</text:p>
          </table:table-cell>
          <table:table-cell office:value-type="string" calcext:value-type="string">
            <text:p>2016-01-03T03:05:14.000000Z</text:p>
          </table:table-cell>
          <table:table-cell table:formula="of:=RIGHT(LEFT([.B250];10);2)*1" office:value-type="float" office:value="3" calcext:value-type="float">
            <text:p>3</text:p>
          </table:table-cell>
          <table:table-cell table:formula="of:=IF([.C250]&lt;[.D249];IF([.C250]=[.C249];[.D249];[.D249]+1);[.C250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0];[.A250];[.F250];[.D250];[.G250];[.A250];[.H250])" office:value-type="string" office:string-value="ffmpeg -stats -loglevel error -i GH013205-00.00.00.000-00.00.13.513.MP4 -vf drawtext=&quot;text='Day 25': fontcolor=white: fontsize=20: box=1: boxcolor=Black@0.5:boxborderw=5: x=w*0.95-text_w:y=h*0.05:enable='between(t,0,200)'&quot; -c:a copy GH013205-00.00.00.000-00.00.13.513.MP4new.mp4" calcext:value-type="string">
            <text:p>ffmpeg -stats -loglevel error -i GH013205-00.00.00.000-00.00.13.513.MP4 -vf drawtext="text='Day 25': fontcolor=white: fontsize=20: box=1: boxcolor=Black@0.5:boxborderw=5: x=w*0.95-text_w:y=h*0.05:enable='between(t,0,200)'" -c:a copy GH013205-00.00.00.000-00.00.13.513.MP4new.mp4</text:p>
          </table:table-cell>
        </table:table-row>
        <table:table-row table:style-name="ro1">
          <table:table-cell office:value-type="string" calcext:value-type="string">
            <text:p>GH013206-00.00.00.000-00.00.17.016-seg1.MP4</text:p>
          </table:table-cell>
          <table:table-cell office:value-type="string" calcext:value-type="string">
            <text:p>2016-01-03T03:06:44.000000Z</text:p>
          </table:table-cell>
          <table:table-cell table:formula="of:=RIGHT(LEFT([.B251];10);2)*1" office:value-type="float" office:value="3" calcext:value-type="float">
            <text:p>3</text:p>
          </table:table-cell>
          <table:table-cell table:formula="of:=IF([.C251]&lt;[.D250];IF([.C251]=[.C250];[.D250];[.D250]+1);[.C251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1];[.A251];[.F251];[.D251];[.G251];[.A251];[.H251])" office:value-type="string" office:string-value="ffmpeg -stats -loglevel error -i GH013206-00.00.00.000-00.00.17.016-seg1.MP4 -vf drawtext=&quot;text='Day 25': fontcolor=white: fontsize=20: box=1: boxcolor=Black@0.5:boxborderw=5: x=w*0.95-text_w:y=h*0.05:enable='between(t,0,200)'&quot; -c:a copy GH013206-00.00.00.000-00.00.17.016-seg1.MP4new.mp4" calcext:value-type="string">
            <text:p>ffmpeg -stats -loglevel error -i GH013206-00.00.00.000-00.00.17.016-seg1.MP4 -vf drawtext="text='Day 25': fontcolor=white: fontsize=20: box=1: boxcolor=Black@0.5:boxborderw=5: x=w*0.95-text_w:y=h*0.05:enable='between(t,0,200)'" -c:a copy GH013206-00.00.00.000-00.00.17.016-seg1.MP4new.mp4</text:p>
          </table:table-cell>
        </table:table-row>
        <table:table-row table:style-name="ro1">
          <table:table-cell office:value-type="string" calcext:value-type="string">
            <text:p>GH013206-00.00.29.028-00.00.36.870-seg2.MP4</text:p>
          </table:table-cell>
          <table:table-cell office:value-type="string" calcext:value-type="string">
            <text:p>2016-01-03T03:10:25.000000Z</text:p>
          </table:table-cell>
          <table:table-cell table:formula="of:=RIGHT(LEFT([.B252];10);2)*1" office:value-type="float" office:value="3" calcext:value-type="float">
            <text:p>3</text:p>
          </table:table-cell>
          <table:table-cell table:formula="of:=IF([.C252]&lt;[.D251];IF([.C252]=[.C251];[.D251];[.D251]+1);[.C252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2];[.A252];[.F252];[.D252];[.G252];[.A252];[.H252])" office:value-type="string" office:string-value="ffmpeg -stats -loglevel error -i GH013206-00.00.29.028-00.00.36.870-seg2.MP4 -vf drawtext=&quot;text='Day 25': fontcolor=white: fontsize=20: box=1: boxcolor=Black@0.5:boxborderw=5: x=w*0.95-text_w:y=h*0.05:enable='between(t,0,200)'&quot; -c:a copy GH013206-00.00.29.028-00.00.36.870-seg2.MP4new.mp4" calcext:value-type="string">
            <text:p>ffmpeg -stats -loglevel error -i GH013206-00.00.29.028-00.00.36.870-seg2.MP4 -vf drawtext="text='Day 25': fontcolor=white: fontsize=20: box=1: boxcolor=Black@0.5:boxborderw=5: x=w*0.95-text_w:y=h*0.05:enable='between(t,0,200)'" -c:a copy GH013206-00.00.29.028-00.00.36.870-seg2.MP4new.mp4</text:p>
          </table:table-cell>
        </table:table-row>
        <table:table-row table:style-name="ro1">
          <table:table-cell office:value-type="string" calcext:value-type="string">
            <text:p>GH013207-00.00.00.000-00.00.06.005.MP4</text:p>
          </table:table-cell>
          <table:table-cell office:value-type="string" calcext:value-type="string">
            <text:p>2016-01-03T03:55:57.000000Z</text:p>
          </table:table-cell>
          <table:table-cell table:formula="of:=RIGHT(LEFT([.B253];10);2)*1" office:value-type="float" office:value="3" calcext:value-type="float">
            <text:p>3</text:p>
          </table:table-cell>
          <table:table-cell table:formula="of:=IF([.C253]&lt;[.D252];IF([.C253]=[.C252];[.D252];[.D252]+1);[.C253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3];[.A253];[.F253];[.D253];[.G253];[.A253];[.H253])" office:value-type="string" office:string-value="ffmpeg -stats -loglevel error -i GH013207-00.00.00.000-00.00.06.005.MP4 -vf drawtext=&quot;text='Day 25': fontcolor=white: fontsize=20: box=1: boxcolor=Black@0.5:boxborderw=5: x=w*0.95-text_w:y=h*0.05:enable='between(t,0,200)'&quot; -c:a copy GH013207-00.00.00.000-00.00.06.005.MP4new.mp4" calcext:value-type="string">
            <text:p>ffmpeg -stats -loglevel error -i GH013207-00.00.00.000-00.00.06.005.MP4 -vf drawtext="text='Day 25': fontcolor=white: fontsize=20: box=1: boxcolor=Black@0.5:boxborderw=5: x=w*0.95-text_w:y=h*0.05:enable='between(t,0,200)'" -c:a copy GH013207-00.00.00.000-00.00.06.005.MP4new.mp4</text:p>
          </table:table-cell>
        </table:table-row>
        <table:table-row table:style-name="ro1">
          <table:table-cell office:value-type="string" calcext:value-type="string">
            <text:p>GH013208-00.00.03.002-00.00.13.012.MP4</text:p>
          </table:table-cell>
          <table:table-cell office:value-type="string" calcext:value-type="string">
            <text:p>2016-01-03T03:55:57.000000Z</text:p>
          </table:table-cell>
          <table:table-cell table:formula="of:=RIGHT(LEFT([.B254];10);2)*1" office:value-type="float" office:value="3" calcext:value-type="float">
            <text:p>3</text:p>
          </table:table-cell>
          <table:table-cell table:formula="of:=IF([.C254]&lt;[.D253];IF([.C254]=[.C253];[.D253];[.D253]+1);[.C254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4];[.A254];[.F254];[.D254];[.G254];[.A254];[.H254])" office:value-type="string" office:string-value="ffmpeg -stats -loglevel error -i GH013208-00.00.03.002-00.00.13.012.MP4 -vf drawtext=&quot;text='Day 25': fontcolor=white: fontsize=20: box=1: boxcolor=Black@0.5:boxborderw=5: x=w*0.95-text_w:y=h*0.05:enable='between(t,0,200)'&quot; -c:a copy GH013208-00.00.03.002-00.00.13.012.MP4new.mp4" calcext:value-type="string">
            <text:p>ffmpeg -stats -loglevel error -i GH013208-00.00.03.002-00.00.13.012.MP4 -vf drawtext="text='Day 25': fontcolor=white: fontsize=20: box=1: boxcolor=Black@0.5:boxborderw=5: x=w*0.95-text_w:y=h*0.05:enable='between(t,0,200)'" -c:a copy GH013208-00.00.03.002-00.00.13.012.MP4new.mp4</text:p>
          </table:table-cell>
        </table:table-row>
        <table:table-row table:style-name="ro1">
          <table:table-cell office:value-type="string" calcext:value-type="string">
            <text:p>GH013209-00.00.02.001-00.00.09.008.MP4</text:p>
          </table:table-cell>
          <table:table-cell office:value-type="string" calcext:value-type="string">
            <text:p>2016-01-03T04:10:50.000000Z</text:p>
          </table:table-cell>
          <table:table-cell table:formula="of:=RIGHT(LEFT([.B255];10);2)*1" office:value-type="float" office:value="3" calcext:value-type="float">
            <text:p>3</text:p>
          </table:table-cell>
          <table:table-cell table:formula="of:=IF([.C255]&lt;[.D254];IF([.C255]=[.C254];[.D254];[.D254]+1);[.C255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5];[.A255];[.F255];[.D255];[.G255];[.A255];[.H255])" office:value-type="string" office:string-value="ffmpeg -stats -loglevel error -i GH013209-00.00.02.001-00.00.09.008.MP4 -vf drawtext=&quot;text='Day 25': fontcolor=white: fontsize=20: box=1: boxcolor=Black@0.5:boxborderw=5: x=w*0.95-text_w:y=h*0.05:enable='between(t,0,200)'&quot; -c:a copy GH013209-00.00.02.001-00.00.09.008.MP4new.mp4" calcext:value-type="string">
            <text:p>ffmpeg -stats -loglevel error -i GH013209-00.00.02.001-00.00.09.008.MP4 -vf drawtext="text='Day 25': fontcolor=white: fontsize=20: box=1: boxcolor=Black@0.5:boxborderw=5: x=w*0.95-text_w:y=h*0.05:enable='between(t,0,200)'" -c:a copy GH013209-00.00.02.001-00.00.09.008.MP4new.mp4</text:p>
          </table:table-cell>
        </table:table-row>
        <table:table-row table:style-name="ro1">
          <table:table-cell office:value-type="string" calcext:value-type="string">
            <text:p>GH013210-00.00.02.001-00.00.07.006.MP4</text:p>
          </table:table-cell>
          <table:table-cell office:value-type="string" calcext:value-type="string">
            <text:p>2016-01-03T04:30:16.000000Z</text:p>
          </table:table-cell>
          <table:table-cell table:formula="of:=RIGHT(LEFT([.B256];10);2)*1" office:value-type="float" office:value="3" calcext:value-type="float">
            <text:p>3</text:p>
          </table:table-cell>
          <table:table-cell table:formula="of:=IF([.C256]&lt;[.D255];IF([.C256]=[.C255];[.D255];[.D255]+1);[.C256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6];[.A256];[.F256];[.D256];[.G256];[.A256];[.H256])" office:value-type="string" office:string-value="ffmpeg -stats -loglevel error -i GH013210-00.00.02.001-00.00.07.006.MP4 -vf drawtext=&quot;text='Day 25': fontcolor=white: fontsize=20: box=1: boxcolor=Black@0.5:boxborderw=5: x=w*0.95-text_w:y=h*0.05:enable='between(t,0,200)'&quot; -c:a copy GH013210-00.00.02.001-00.00.07.006.MP4new.mp4" calcext:value-type="string">
            <text:p>ffmpeg -stats -loglevel error -i GH013210-00.00.02.001-00.00.07.006.MP4 -vf drawtext="text='Day 25': fontcolor=white: fontsize=20: box=1: boxcolor=Black@0.5:boxborderw=5: x=w*0.95-text_w:y=h*0.05:enable='between(t,0,200)'" -c:a copy GH013210-00.00.02.001-00.00.07.006.MP4new.mp4</text:p>
          </table:table-cell>
        </table:table-row>
        <table:table-row table:style-name="ro1">
          <table:table-cell office:value-type="string" calcext:value-type="string">
            <text:p>GH013211-00.00.07.006-00.00.16.015-seg1.MP4</text:p>
          </table:table-cell>
          <table:table-cell office:value-type="string" calcext:value-type="string">
            <text:p>2016-01-03T04:30:16.000000Z</text:p>
          </table:table-cell>
          <table:table-cell table:formula="of:=RIGHT(LEFT([.B257];10);2)*1" office:value-type="float" office:value="3" calcext:value-type="float">
            <text:p>3</text:p>
          </table:table-cell>
          <table:table-cell table:formula="of:=IF([.C257]&lt;[.D256];IF([.C257]=[.C256];[.D256];[.D256]+1);[.C257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7];[.A257];[.F257];[.D257];[.G257];[.A257];[.H257])" office:value-type="string" office:string-value="ffmpeg -stats -loglevel error -i GH013211-00.00.07.006-00.00.16.015-seg1.MP4 -vf drawtext=&quot;text='Day 25': fontcolor=white: fontsize=20: box=1: boxcolor=Black@0.5:boxborderw=5: x=w*0.95-text_w:y=h*0.05:enable='between(t,0,200)'&quot; -c:a copy GH013211-00.00.07.006-00.00.16.015-seg1.MP4new.mp4" calcext:value-type="string">
            <text:p>ffmpeg -stats -loglevel error -i GH013211-00.00.07.006-00.00.16.015-seg1.MP4 -vf drawtext="text='Day 25': fontcolor=white: fontsize=20: box=1: boxcolor=Black@0.5:boxborderw=5: x=w*0.95-text_w:y=h*0.05:enable='between(t,0,200)'" -c:a copy GH013211-00.00.07.006-00.00.16.015-seg1.MP4new.mp4</text:p>
          </table:table-cell>
        </table:table-row>
        <table:table-row table:style-name="ro1">
          <table:table-cell office:value-type="string" calcext:value-type="string">
            <text:p>GH013211-00.00.20.019-00.00.42.041-seg2.MP4</text:p>
          </table:table-cell>
          <table:table-cell office:value-type="string" calcext:value-type="string">
            <text:p>2016-01-03T04:33:19.000000Z</text:p>
          </table:table-cell>
          <table:table-cell table:formula="of:=RIGHT(LEFT([.B258];10);2)*1" office:value-type="float" office:value="3" calcext:value-type="float">
            <text:p>3</text:p>
          </table:table-cell>
          <table:table-cell table:formula="of:=IF([.C258]&lt;[.D257];IF([.C258]=[.C257];[.D257];[.D257]+1);[.C258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8];[.A258];[.F258];[.D258];[.G258];[.A258];[.H258])" office:value-type="string" office:string-value="ffmpeg -stats -loglevel error -i GH013211-00.00.20.019-00.00.42.041-seg2.MP4 -vf drawtext=&quot;text='Day 25': fontcolor=white: fontsize=20: box=1: boxcolor=Black@0.5:boxborderw=5: x=w*0.95-text_w:y=h*0.05:enable='between(t,0,200)'&quot; -c:a copy GH013211-00.00.20.019-00.00.42.041-seg2.MP4new.mp4" calcext:value-type="string">
            <text:p>ffmpeg -stats -loglevel error -i GH013211-00.00.20.019-00.00.42.041-seg2.MP4 -vf drawtext="text='Day 25': fontcolor=white: fontsize=20: box=1: boxcolor=Black@0.5:boxborderw=5: x=w*0.95-text_w:y=h*0.05:enable='between(t,0,200)'" -c:a copy GH013211-00.00.20.019-00.00.42.041-seg2.MP4new.mp4</text:p>
          </table:table-cell>
        </table:table-row>
        <table:table-row table:style-name="ro1">
          <table:table-cell office:value-type="string" calcext:value-type="string">
            <text:p>GH013216-00.00.00.000-00.00.03.002.MP4</text:p>
          </table:table-cell>
          <table:table-cell office:value-type="string" calcext:value-type="string">
            <text:p>2016-01-03T04:55:26.000000Z</text:p>
          </table:table-cell>
          <table:table-cell table:formula="of:=RIGHT(LEFT([.B259];10);2)*1" office:value-type="float" office:value="3" calcext:value-type="float">
            <text:p>3</text:p>
          </table:table-cell>
          <table:table-cell table:formula="of:=IF([.C259]&lt;[.D258];IF([.C259]=[.C258];[.D258];[.D258]+1);[.C259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59];[.A259];[.F259];[.D259];[.G259];[.A259];[.H259])" office:value-type="string" office:string-value="ffmpeg -stats -loglevel error -i GH013216-00.00.00.000-00.00.03.002.MP4 -vf drawtext=&quot;text='Day 25': fontcolor=white: fontsize=20: box=1: boxcolor=Black@0.5:boxborderw=5: x=w*0.95-text_w:y=h*0.05:enable='between(t,0,200)'&quot; -c:a copy GH013216-00.00.00.000-00.00.03.002.MP4new.mp4" calcext:value-type="string">
            <text:p>ffmpeg -stats -loglevel error -i GH013216-00.00.00.000-00.00.03.002.MP4 -vf drawtext="text='Day 25': fontcolor=white: fontsize=20: box=1: boxcolor=Black@0.5:boxborderw=5: x=w*0.95-text_w:y=h*0.05:enable='between(t,0,200)'" -c:a copy GH013216-00.00.00.000-00.00.03.002.MP4new.mp4</text:p>
          </table:table-cell>
        </table:table-row>
        <table:table-row table:style-name="ro1">
          <table:table-cell office:value-type="string" calcext:value-type="string">
            <text:p>GH013217-00.00.04.003-00.00.12.011-seg1.MP4</text:p>
          </table:table-cell>
          <table:table-cell office:value-type="string" calcext:value-type="string">
            <text:p>2016-01-03T05:54:03.000000Z</text:p>
          </table:table-cell>
          <table:table-cell table:formula="of:=RIGHT(LEFT([.B260];10);2)*1" office:value-type="float" office:value="3" calcext:value-type="float">
            <text:p>3</text:p>
          </table:table-cell>
          <table:table-cell table:formula="of:=IF([.C260]&lt;[.D259];IF([.C260]=[.C259];[.D259];[.D259]+1);[.C260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0];[.A260];[.F260];[.D260];[.G260];[.A260];[.H260])" office:value-type="string" office:string-value="ffmpeg -stats -loglevel error -i GH013217-00.00.04.003-00.00.12.011-seg1.MP4 -vf drawtext=&quot;text='Day 25': fontcolor=white: fontsize=20: box=1: boxcolor=Black@0.5:boxborderw=5: x=w*0.95-text_w:y=h*0.05:enable='between(t,0,200)'&quot; -c:a copy GH013217-00.00.04.003-00.00.12.011-seg1.MP4new.mp4" calcext:value-type="string">
            <text:p>ffmpeg -stats -loglevel error -i GH013217-00.00.04.003-00.00.12.011-seg1.MP4 -vf drawtext="text='Day 25': fontcolor=white: fontsize=20: box=1: boxcolor=Black@0.5:boxborderw=5: x=w*0.95-text_w:y=h*0.05:enable='between(t,0,200)'" -c:a copy GH013217-00.00.04.003-00.00.12.011-seg1.MP4new.mp4</text:p>
          </table:table-cell>
        </table:table-row>
        <table:table-row table:style-name="ro1">
          <table:table-cell office:value-type="string" calcext:value-type="string">
            <text:p>GH013217-00.00.19.018-00.00.25.024-seg2.MP4</text:p>
          </table:table-cell>
          <table:table-cell office:value-type="string" calcext:value-type="string">
            <text:p>2016-01-03T06:10:19.000000Z</text:p>
          </table:table-cell>
          <table:table-cell table:formula="of:=RIGHT(LEFT([.B261];10);2)*1" office:value-type="float" office:value="3" calcext:value-type="float">
            <text:p>3</text:p>
          </table:table-cell>
          <table:table-cell table:formula="of:=IF([.C261]&lt;[.D260];IF([.C261]=[.C260];[.D260];[.D260]+1);[.C261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1];[.A261];[.F261];[.D261];[.G261];[.A261];[.H261])" office:value-type="string" office:string-value="ffmpeg -stats -loglevel error -i GH013217-00.00.19.018-00.00.25.024-seg2.MP4 -vf drawtext=&quot;text='Day 25': fontcolor=white: fontsize=20: box=1: boxcolor=Black@0.5:boxborderw=5: x=w*0.95-text_w:y=h*0.05:enable='between(t,0,200)'&quot; -c:a copy GH013217-00.00.19.018-00.00.25.024-seg2.MP4new.mp4" calcext:value-type="string">
            <text:p>ffmpeg -stats -loglevel error -i GH013217-00.00.19.018-00.00.25.024-seg2.MP4 -vf drawtext="text='Day 25': fontcolor=white: fontsize=20: box=1: boxcolor=Black@0.5:boxborderw=5: x=w*0.95-text_w:y=h*0.05:enable='between(t,0,200)'" -c:a copy GH013217-00.00.19.018-00.00.25.024-seg2.MP4new.mp4</text:p>
          </table:table-cell>
        </table:table-row>
        <table:table-row table:style-name="ro1">
          <table:table-cell office:value-type="string" calcext:value-type="string">
            <text:p>GH013218-00.00.00.000-00.00.06.005.MP4</text:p>
          </table:table-cell>
          <table:table-cell office:value-type="string" calcext:value-type="string">
            <text:p>2016-01-03T06:34:46.000000Z</text:p>
          </table:table-cell>
          <table:table-cell table:formula="of:=RIGHT(LEFT([.B262];10);2)*1" office:value-type="float" office:value="3" calcext:value-type="float">
            <text:p>3</text:p>
          </table:table-cell>
          <table:table-cell table:formula="of:=IF([.C262]&lt;[.D261];IF([.C262]=[.C261];[.D261];[.D261]+1);[.C262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2];[.A262];[.F262];[.D262];[.G262];[.A262];[.H262])" office:value-type="string" office:string-value="ffmpeg -stats -loglevel error -i GH013218-00.00.00.000-00.00.06.005.MP4 -vf drawtext=&quot;text='Day 25': fontcolor=white: fontsize=20: box=1: boxcolor=Black@0.5:boxborderw=5: x=w*0.95-text_w:y=h*0.05:enable='between(t,0,200)'&quot; -c:a copy GH013218-00.00.00.000-00.00.06.005.MP4new.mp4" calcext:value-type="string">
            <text:p>ffmpeg -stats -loglevel error -i GH013218-00.00.00.000-00.00.06.005.MP4 -vf drawtext="text='Day 25': fontcolor=white: fontsize=20: box=1: boxcolor=Black@0.5:boxborderw=5: x=w*0.95-text_w:y=h*0.05:enable='between(t,0,200)'" -c:a copy GH013218-00.00.00.000-00.00.06.005.MP4new.mp4</text:p>
          </table:table-cell>
        </table:table-row>
        <table:table-row table:style-name="ro1">
          <table:table-cell office:value-type="string" calcext:value-type="string">
            <text:p>GH013221-00.00.00.000-00.00.10.009.MP4</text:p>
          </table:table-cell>
          <table:table-cell office:value-type="string" calcext:value-type="string">
            <text:p>2016-01-03T07:21:52.000000Z</text:p>
          </table:table-cell>
          <table:table-cell table:formula="of:=RIGHT(LEFT([.B263];10);2)*1" office:value-type="float" office:value="3" calcext:value-type="float">
            <text:p>3</text:p>
          </table:table-cell>
          <table:table-cell table:formula="of:=IF([.C263]&lt;[.D262];IF([.C263]=[.C262];[.D262];[.D262]+1);[.C263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3];[.A263];[.F263];[.D263];[.G263];[.A263];[.H263])" office:value-type="string" office:string-value="ffmpeg -stats -loglevel error -i GH013221-00.00.00.000-00.00.10.009.MP4 -vf drawtext=&quot;text='Day 25': fontcolor=white: fontsize=20: box=1: boxcolor=Black@0.5:boxborderw=5: x=w*0.95-text_w:y=h*0.05:enable='between(t,0,200)'&quot; -c:a copy GH013221-00.00.00.000-00.00.10.009.MP4new.mp4" calcext:value-type="string">
            <text:p>ffmpeg -stats -loglevel error -i GH013221-00.00.00.000-00.00.10.009.MP4 -vf drawtext="text='Day 25': fontcolor=white: fontsize=20: box=1: boxcolor=Black@0.5:boxborderw=5: x=w*0.95-text_w:y=h*0.05:enable='between(t,0,200)'" -c:a copy GH013221-00.00.00.000-00.00.10.009.MP4new.mp4</text:p>
          </table:table-cell>
        </table:table-row>
        <table:table-row table:style-name="ro1">
          <table:table-cell office:value-type="string" calcext:value-type="string">
            <text:p>GH013222-00.00.01.000-00.00.03.002.MP4</text:p>
          </table:table-cell>
          <table:table-cell office:value-type="string" calcext:value-type="string">
            <text:p>2016-01-03T07:43:25.000000Z</text:p>
          </table:table-cell>
          <table:table-cell table:formula="of:=RIGHT(LEFT([.B264];10);2)*1" office:value-type="float" office:value="3" calcext:value-type="float">
            <text:p>3</text:p>
          </table:table-cell>
          <table:table-cell table:formula="of:=IF([.C264]&lt;[.D263];IF([.C264]=[.C263];[.D263];[.D263]+1);[.C264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4];[.A264];[.F264];[.D264];[.G264];[.A264];[.H264])" office:value-type="string" office:string-value="ffmpeg -stats -loglevel error -i GH013222-00.00.01.000-00.00.03.002.MP4 -vf drawtext=&quot;text='Day 25': fontcolor=white: fontsize=20: box=1: boxcolor=Black@0.5:boxborderw=5: x=w*0.95-text_w:y=h*0.05:enable='between(t,0,200)'&quot; -c:a copy GH013222-00.00.01.000-00.00.03.002.MP4new.mp4" calcext:value-type="string">
            <text:p>ffmpeg -stats -loglevel error -i GH013222-00.00.01.000-00.00.03.002.MP4 -vf drawtext="text='Day 25': fontcolor=white: fontsize=20: box=1: boxcolor=Black@0.5:boxborderw=5: x=w*0.95-text_w:y=h*0.05:enable='between(t,0,200)'" -c:a copy GH013222-00.00.01.000-00.00.03.002.MP4new.mp4</text:p>
          </table:table-cell>
        </table:table-row>
        <table:table-row table:style-name="ro1">
          <table:table-cell office:value-type="string" calcext:value-type="string">
            <text:p>GH013223-00.00.01.000-00.00.09.009.MP4</text:p>
          </table:table-cell>
          <table:table-cell office:value-type="string" calcext:value-type="string">
            <text:p>2016-01-03T20:47:44.000000Z</text:p>
          </table:table-cell>
          <table:table-cell table:formula="of:=RIGHT(LEFT([.B265];10);2)*1" office:value-type="float" office:value="3" calcext:value-type="float">
            <text:p>3</text:p>
          </table:table-cell>
          <table:table-cell table:formula="of:=IF([.C265]&lt;[.D264];IF([.C265]=[.C264];[.D264];[.D264]+1);[.C265])" office:value-type="float" office:value="25" calcext:value-type="float">
            <text:p>25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5];[.A265];[.F265];[.D265];[.G265];[.A265];[.H265])" office:value-type="string" office:string-value="ffmpeg -stats -loglevel error -i GH013223-00.00.01.000-00.00.09.009.MP4 -vf drawtext=&quot;text='Day 25': fontcolor=white: fontsize=20: box=1: boxcolor=Black@0.5:boxborderw=5: x=w*0.95-text_w:y=h*0.05:enable='between(t,0,200)'&quot; -c:a copy GH013223-00.00.01.000-00.00.09.009.MP4new.mp4" calcext:value-type="string">
            <text:p>ffmpeg -stats -loglevel error -i GH013223-00.00.01.000-00.00.09.009.MP4 -vf drawtext="text='Day 25': fontcolor=white: fontsize=20: box=1: boxcolor=Black@0.5:boxborderw=5: x=w*0.95-text_w:y=h*0.05:enable='between(t,0,200)'" -c:a copy GH013223-00.00.01.000-00.00.09.009.MP4new.mp4</text:p>
          </table:table-cell>
        </table:table-row>
        <table:table-row table:style-name="ro1">
          <table:table-cell office:value-type="string" calcext:value-type="string">
            <text:p>GH013224-00.00.01.000-00.00.04.003.MP4</text:p>
          </table:table-cell>
          <table:table-cell office:value-type="string" calcext:value-type="string">
            <text:p>2016-01-04T00:11:40.000000Z</text:p>
          </table:table-cell>
          <table:table-cell table:formula="of:=RIGHT(LEFT([.B266];10);2)*1" office:value-type="float" office:value="4" calcext:value-type="float">
            <text:p>4</text:p>
          </table:table-cell>
          <table:table-cell table:formula="of:=IF([.C266]&lt;[.D265];IF([.C266]=[.C265];[.D265];[.D265]+1);[.C266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6];[.A266];[.F266];[.D266];[.G266];[.A266];[.H266])" office:value-type="string" office:string-value="ffmpeg -stats -loglevel error -i GH013224-00.00.01.000-00.00.04.003.MP4 -vf drawtext=&quot;text='Day 26': fontcolor=white: fontsize=20: box=1: boxcolor=Black@0.5:boxborderw=5: x=w*0.95-text_w:y=h*0.05:enable='between(t,0,200)'&quot; -c:a copy GH013224-00.00.01.000-00.00.04.003.MP4new.mp4" calcext:value-type="string">
            <text:p>ffmpeg -stats -loglevel error -i GH013224-00.00.01.000-00.00.04.003.MP4 -vf drawtext="text='Day 26': fontcolor=white: fontsize=20: box=1: boxcolor=Black@0.5:boxborderw=5: x=w*0.95-text_w:y=h*0.05:enable='between(t,0,200)'" -c:a copy GH013224-00.00.01.000-00.00.04.003.MP4new.mp4</text:p>
          </table:table-cell>
        </table:table-row>
        <table:table-row table:style-name="ro1">
          <table:table-cell office:value-type="string" calcext:value-type="string">
            <text:p>GH013225-00.00.00.000-00.00.13.513.MP4</text:p>
          </table:table-cell>
          <table:table-cell office:value-type="string" calcext:value-type="string">
            <text:p>2016-01-04T00:43:26.000000Z</text:p>
          </table:table-cell>
          <table:table-cell table:formula="of:=RIGHT(LEFT([.B267];10);2)*1" office:value-type="float" office:value="4" calcext:value-type="float">
            <text:p>4</text:p>
          </table:table-cell>
          <table:table-cell table:formula="of:=IF([.C267]&lt;[.D266];IF([.C267]=[.C266];[.D266];[.D266]+1);[.C267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7];[.A267];[.F267];[.D267];[.G267];[.A267];[.H267])" office:value-type="string" office:string-value="ffmpeg -stats -loglevel error -i GH013225-00.00.00.000-00.00.13.513.MP4 -vf drawtext=&quot;text='Day 26': fontcolor=white: fontsize=20: box=1: boxcolor=Black@0.5:boxborderw=5: x=w*0.95-text_w:y=h*0.05:enable='between(t,0,200)'&quot; -c:a copy GH013225-00.00.00.000-00.00.13.513.MP4new.mp4" calcext:value-type="string">
            <text:p>ffmpeg -stats -loglevel error -i GH013225-00.00.00.000-00.00.13.513.MP4 -vf drawtext="text='Day 26': fontcolor=white: fontsize=20: box=1: boxcolor=Black@0.5:boxborderw=5: x=w*0.95-text_w:y=h*0.05:enable='between(t,0,200)'" -c:a copy GH013225-00.00.00.000-00.00.13.513.MP4new.mp4</text:p>
          </table:table-cell>
        </table:table-row>
        <table:table-row table:style-name="ro1">
          <table:table-cell office:value-type="string" calcext:value-type="string">
            <text:p>GH013226-00.00.00.000-00.00.09.008.MP4</text:p>
          </table:table-cell>
          <table:table-cell office:value-type="string" calcext:value-type="string">
            <text:p>2016-01-04T00:53:39.000000Z</text:p>
          </table:table-cell>
          <table:table-cell table:formula="of:=RIGHT(LEFT([.B268];10);2)*1" office:value-type="float" office:value="4" calcext:value-type="float">
            <text:p>4</text:p>
          </table:table-cell>
          <table:table-cell table:formula="of:=IF([.C268]&lt;[.D267];IF([.C268]=[.C267];[.D267];[.D267]+1);[.C268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8];[.A268];[.F268];[.D268];[.G268];[.A268];[.H268])" office:value-type="string" office:string-value="ffmpeg -stats -loglevel error -i GH013226-00.00.00.000-00.00.09.008.MP4 -vf drawtext=&quot;text='Day 26': fontcolor=white: fontsize=20: box=1: boxcolor=Black@0.5:boxborderw=5: x=w*0.95-text_w:y=h*0.05:enable='between(t,0,200)'&quot; -c:a copy GH013226-00.00.00.000-00.00.09.008.MP4new.mp4" calcext:value-type="string">
            <text:p>ffmpeg -stats -loglevel error -i GH013226-00.00.00.000-00.00.09.008.MP4 -vf drawtext="text='Day 26': fontcolor=white: fontsize=20: box=1: boxcolor=Black@0.5:boxborderw=5: x=w*0.95-text_w:y=h*0.05:enable='between(t,0,200)'" -c:a copy GH013226-00.00.00.000-00.00.09.008.MP4new.mp4</text:p>
          </table:table-cell>
        </table:table-row>
        <table:table-row table:style-name="ro1">
          <table:table-cell office:value-type="string" calcext:value-type="string">
            <text:p>GH013228-00.00.00.000-00.00.04.003.MP4</text:p>
          </table:table-cell>
          <table:table-cell office:value-type="string" calcext:value-type="string">
            <text:p>2016-01-04T01:05:01.000000Z</text:p>
          </table:table-cell>
          <table:table-cell table:formula="of:=RIGHT(LEFT([.B269];10);2)*1" office:value-type="float" office:value="4" calcext:value-type="float">
            <text:p>4</text:p>
          </table:table-cell>
          <table:table-cell table:formula="of:=IF([.C269]&lt;[.D268];IF([.C269]=[.C268];[.D268];[.D268]+1);[.C269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69];[.A269];[.F269];[.D269];[.G269];[.A269];[.H269])" office:value-type="string" office:string-value="ffmpeg -stats -loglevel error -i GH013228-00.00.00.000-00.00.04.003.MP4 -vf drawtext=&quot;text='Day 26': fontcolor=white: fontsize=20: box=1: boxcolor=Black@0.5:boxborderw=5: x=w*0.95-text_w:y=h*0.05:enable='between(t,0,200)'&quot; -c:a copy GH013228-00.00.00.000-00.00.04.003.MP4new.mp4" calcext:value-type="string">
            <text:p>ffmpeg -stats -loglevel error -i GH013228-00.00.00.000-00.00.04.003.MP4 -vf drawtext="text='Day 26': fontcolor=white: fontsize=20: box=1: boxcolor=Black@0.5:boxborderw=5: x=w*0.95-text_w:y=h*0.05:enable='between(t,0,200)'" -c:a copy GH013228-00.00.00.000-00.00.04.003.MP4new.mp4</text:p>
          </table:table-cell>
        </table:table-row>
        <table:table-row table:style-name="ro1">
          <table:table-cell office:value-type="string" calcext:value-type="string">
            <text:p>GH013229-00.00.00.000-00.00.21.229.MP4</text:p>
          </table:table-cell>
          <table:table-cell office:value-type="string" calcext:value-type="string">
            <text:p>2016-01-04T03:18:24.000000Z</text:p>
          </table:table-cell>
          <table:table-cell table:formula="of:=RIGHT(LEFT([.B270];10);2)*1" office:value-type="float" office:value="4" calcext:value-type="float">
            <text:p>4</text:p>
          </table:table-cell>
          <table:table-cell table:formula="of:=IF([.C270]&lt;[.D269];IF([.C270]=[.C269];[.D269];[.D269]+1);[.C270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0];[.A270];[.F270];[.D270];[.G270];[.A270];[.H270])" office:value-type="string" office:string-value="ffmpeg -stats -loglevel error -i GH013229-00.00.00.000-00.00.21.229.MP4 -vf drawtext=&quot;text='Day 26': fontcolor=white: fontsize=20: box=1: boxcolor=Black@0.5:boxborderw=5: x=w*0.95-text_w:y=h*0.05:enable='between(t,0,200)'&quot; -c:a copy GH013229-00.00.00.000-00.00.21.229.MP4new.mp4" calcext:value-type="string">
            <text:p>ffmpeg -stats -loglevel error -i GH013229-00.00.00.000-00.00.21.229.MP4 -vf drawtext="text='Day 26': fontcolor=white: fontsize=20: box=1: boxcolor=Black@0.5:boxborderw=5: x=w*0.95-text_w:y=h*0.05:enable='between(t,0,200)'" -c:a copy GH013229-00.00.00.000-00.00.21.229.MP4new.mp4</text:p>
          </table:table-cell>
        </table:table-row>
        <table:table-row table:style-name="ro1">
          <table:table-cell office:value-type="string" calcext:value-type="string">
            <text:p>GH013231-00.00.02.001-00.00.06.314.MP4</text:p>
          </table:table-cell>
          <table:table-cell office:value-type="string" calcext:value-type="string">
            <text:p>2016-01-04T05:30:18.000000Z</text:p>
          </table:table-cell>
          <table:table-cell table:formula="of:=RIGHT(LEFT([.B271];10);2)*1" office:value-type="float" office:value="4" calcext:value-type="float">
            <text:p>4</text:p>
          </table:table-cell>
          <table:table-cell table:formula="of:=IF([.C271]&lt;[.D270];IF([.C271]=[.C270];[.D270];[.D270]+1);[.C271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1];[.A271];[.F271];[.D271];[.G271];[.A271];[.H271])" office:value-type="string" office:string-value="ffmpeg -stats -loglevel error -i GH013231-00.00.02.001-00.00.06.314.MP4 -vf drawtext=&quot;text='Day 26': fontcolor=white: fontsize=20: box=1: boxcolor=Black@0.5:boxborderw=5: x=w*0.95-text_w:y=h*0.05:enable='between(t,0,200)'&quot; -c:a copy GH013231-00.00.02.001-00.00.06.314.MP4new.mp4" calcext:value-type="string">
            <text:p>ffmpeg -stats -loglevel error -i GH013231-00.00.02.001-00.00.06.314.MP4 -vf drawtext="text='Day 26': fontcolor=white: fontsize=20: box=1: boxcolor=Black@0.5:boxborderw=5: x=w*0.95-text_w:y=h*0.05:enable='between(t,0,200)'" -c:a copy GH013231-00.00.02.001-00.00.06.314.MP4new.mp4</text:p>
          </table:table-cell>
        </table:table-row>
        <table:table-row table:style-name="ro1">
          <table:table-cell office:value-type="string" calcext:value-type="string">
            <text:p>GH013232-00.00.02.001-00.00.12.011.MP4</text:p>
          </table:table-cell>
          <table:table-cell office:value-type="string" calcext:value-type="string">
            <text:p>2016-01-04T06:32:20.000000Z</text:p>
          </table:table-cell>
          <table:table-cell table:formula="of:=RIGHT(LEFT([.B272];10);2)*1" office:value-type="float" office:value="4" calcext:value-type="float">
            <text:p>4</text:p>
          </table:table-cell>
          <table:table-cell table:formula="of:=IF([.C272]&lt;[.D271];IF([.C272]=[.C271];[.D271];[.D271]+1);[.C272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2];[.A272];[.F272];[.D272];[.G272];[.A272];[.H272])" office:value-type="string" office:string-value="ffmpeg -stats -loglevel error -i GH013232-00.00.02.001-00.00.12.011.MP4 -vf drawtext=&quot;text='Day 26': fontcolor=white: fontsize=20: box=1: boxcolor=Black@0.5:boxborderw=5: x=w*0.95-text_w:y=h*0.05:enable='between(t,0,200)'&quot; -c:a copy GH013232-00.00.02.001-00.00.12.011.MP4new.mp4" calcext:value-type="string">
            <text:p>ffmpeg -stats -loglevel error -i GH013232-00.00.02.001-00.00.12.011.MP4 -vf drawtext="text='Day 26': fontcolor=white: fontsize=20: box=1: boxcolor=Black@0.5:boxborderw=5: x=w*0.95-text_w:y=h*0.05:enable='between(t,0,200)'" -c:a copy GH013232-00.00.02.001-00.00.12.011.MP4new.mp4</text:p>
          </table:table-cell>
        </table:table-row>
        <table:table-row table:style-name="ro1">
          <table:table-cell office:value-type="string" calcext:value-type="string">
            <text:p>GH013233-00.00.01.000-00.00.11.010.MP4</text:p>
          </table:table-cell>
          <table:table-cell office:value-type="string" calcext:value-type="string">
            <text:p>2016-01-04T07:39:42.000000Z</text:p>
          </table:table-cell>
          <table:table-cell table:formula="of:=RIGHT(LEFT([.B273];10);2)*1" office:value-type="float" office:value="4" calcext:value-type="float">
            <text:p>4</text:p>
          </table:table-cell>
          <table:table-cell table:formula="of:=IF([.C273]&lt;[.D272];IF([.C273]=[.C272];[.D272];[.D272]+1);[.C273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3];[.A273];[.F273];[.D273];[.G273];[.A273];[.H273])" office:value-type="string" office:string-value="ffmpeg -stats -loglevel error -i GH013233-00.00.01.000-00.00.11.010.MP4 -vf drawtext=&quot;text='Day 26': fontcolor=white: fontsize=20: box=1: boxcolor=Black@0.5:boxborderw=5: x=w*0.95-text_w:y=h*0.05:enable='between(t,0,200)'&quot; -c:a copy GH013233-00.00.01.000-00.00.11.010.MP4new.mp4" calcext:value-type="string">
            <text:p>ffmpeg -stats -loglevel error -i GH013233-00.00.01.000-00.00.11.010.MP4 -vf drawtext="text='Day 26': fontcolor=white: fontsize=20: box=1: boxcolor=Black@0.5:boxborderw=5: x=w*0.95-text_w:y=h*0.05:enable='between(t,0,200)'" -c:a copy GH013233-00.00.01.000-00.00.11.010.MP4new.mp4</text:p>
          </table:table-cell>
        </table:table-row>
        <table:table-row table:style-name="ro1">
          <table:table-cell office:value-type="string" calcext:value-type="string">
            <text:p>GH013234-00.00.02.001-00.00.05.004.MP4</text:p>
          </table:table-cell>
          <table:table-cell office:value-type="string" calcext:value-type="string">
            <text:p>2016-01-04T21:29:00.000000Z</text:p>
          </table:table-cell>
          <table:table-cell table:formula="of:=RIGHT(LEFT([.B274];10);2)*1" office:value-type="float" office:value="4" calcext:value-type="float">
            <text:p>4</text:p>
          </table:table-cell>
          <table:table-cell table:formula="of:=IF([.C274]&lt;[.D273];IF([.C274]=[.C273];[.D273];[.D273]+1);[.C274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4];[.A274];[.F274];[.D274];[.G274];[.A274];[.H274])" office:value-type="string" office:string-value="ffmpeg -stats -loglevel error -i GH013234-00.00.02.001-00.00.05.004.MP4 -vf drawtext=&quot;text='Day 26': fontcolor=white: fontsize=20: box=1: boxcolor=Black@0.5:boxborderw=5: x=w*0.95-text_w:y=h*0.05:enable='between(t,0,200)'&quot; -c:a copy GH013234-00.00.02.001-00.00.05.004.MP4new.mp4" calcext:value-type="string">
            <text:p>ffmpeg -stats -loglevel error -i GH013234-00.00.02.001-00.00.05.004.MP4 -vf drawtext="text='Day 26': fontcolor=white: fontsize=20: box=1: boxcolor=Black@0.5:boxborderw=5: x=w*0.95-text_w:y=h*0.05:enable='between(t,0,200)'" -c:a copy GH013234-00.00.02.001-00.00.05.004.MP4new.mp4</text:p>
          </table:table-cell>
        </table:table-row>
        <table:table-row table:style-name="ro1">
          <table:table-cell office:value-type="string" calcext:value-type="string">
            <text:p>GH013235-00.00.00.000-00.00.10.009.MP4</text:p>
          </table:table-cell>
          <table:table-cell office:value-type="string" calcext:value-type="string">
            <text:p>2016-01-04T22:17:06.000000Z</text:p>
          </table:table-cell>
          <table:table-cell table:formula="of:=RIGHT(LEFT([.B275];10);2)*1" office:value-type="float" office:value="4" calcext:value-type="float">
            <text:p>4</text:p>
          </table:table-cell>
          <table:table-cell table:formula="of:=IF([.C275]&lt;[.D274];IF([.C275]=[.C274];[.D274];[.D274]+1);[.C275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5];[.A275];[.F275];[.D275];[.G275];[.A275];[.H275])" office:value-type="string" office:string-value="ffmpeg -stats -loglevel error -i GH013235-00.00.00.000-00.00.10.009.MP4 -vf drawtext=&quot;text='Day 26': fontcolor=white: fontsize=20: box=1: boxcolor=Black@0.5:boxborderw=5: x=w*0.95-text_w:y=h*0.05:enable='between(t,0,200)'&quot; -c:a copy GH013235-00.00.00.000-00.00.10.009.MP4new.mp4" calcext:value-type="string">
            <text:p>ffmpeg -stats -loglevel error -i GH013235-00.00.00.000-00.00.10.009.MP4 -vf drawtext="text='Day 26': fontcolor=white: fontsize=20: box=1: boxcolor=Black@0.5:boxborderw=5: x=w*0.95-text_w:y=h*0.05:enable='between(t,0,200)'" -c:a copy GH013235-00.00.00.000-00.00.10.009.MP4new.mp4</text:p>
          </table:table-cell>
        </table:table-row>
        <table:table-row table:style-name="ro1">
          <table:table-cell office:value-type="string" calcext:value-type="string">
            <text:p>GH013237-00.00.00.000-00.00.09.008.MP4</text:p>
          </table:table-cell>
          <table:table-cell office:value-type="string" calcext:value-type="string">
            <text:p>2016-01-04T22:19:42.000000Z</text:p>
          </table:table-cell>
          <table:table-cell table:formula="of:=RIGHT(LEFT([.B276];10);2)*1" office:value-type="float" office:value="4" calcext:value-type="float">
            <text:p>4</text:p>
          </table:table-cell>
          <table:table-cell table:formula="of:=IF([.C276]&lt;[.D275];IF([.C276]=[.C275];[.D275];[.D275]+1);[.C276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6];[.A276];[.F276];[.D276];[.G276];[.A276];[.H276])" office:value-type="string" office:string-value="ffmpeg -stats -loglevel error -i GH013237-00.00.00.000-00.00.09.008.MP4 -vf drawtext=&quot;text='Day 26': fontcolor=white: fontsize=20: box=1: boxcolor=Black@0.5:boxborderw=5: x=w*0.95-text_w:y=h*0.05:enable='between(t,0,200)'&quot; -c:a copy GH013237-00.00.00.000-00.00.09.008.MP4new.mp4" calcext:value-type="string">
            <text:p>ffmpeg -stats -loglevel error -i GH013237-00.00.00.000-00.00.09.008.MP4 -vf drawtext="text='Day 26': fontcolor=white: fontsize=20: box=1: boxcolor=Black@0.5:boxborderw=5: x=w*0.95-text_w:y=h*0.05:enable='between(t,0,200)'" -c:a copy GH013237-00.00.00.000-00.00.09.008.MP4new.mp4</text:p>
          </table:table-cell>
        </table:table-row>
        <table:table-row table:style-name="ro1">
          <table:table-cell office:value-type="string" calcext:value-type="string">
            <text:p>GH013238-00.00.00.000-00.00.09.898.MP4</text:p>
          </table:table-cell>
          <table:table-cell office:value-type="string" calcext:value-type="string">
            <text:p>2016-01-04T22:47:27.000000Z</text:p>
          </table:table-cell>
          <table:table-cell table:formula="of:=RIGHT(LEFT([.B277];10);2)*1" office:value-type="float" office:value="4" calcext:value-type="float">
            <text:p>4</text:p>
          </table:table-cell>
          <table:table-cell table:formula="of:=IF([.C277]&lt;[.D276];IF([.C277]=[.C276];[.D276];[.D276]+1);[.C277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7];[.A277];[.F277];[.D277];[.G277];[.A277];[.H277])" office:value-type="string" office:string-value="ffmpeg -stats -loglevel error -i GH013238-00.00.00.000-00.00.09.898.MP4 -vf drawtext=&quot;text='Day 26': fontcolor=white: fontsize=20: box=1: boxcolor=Black@0.5:boxborderw=5: x=w*0.95-text_w:y=h*0.05:enable='between(t,0,200)'&quot; -c:a copy GH013238-00.00.00.000-00.00.09.898.MP4new.mp4" calcext:value-type="string">
            <text:p>ffmpeg -stats -loglevel error -i GH013238-00.00.00.000-00.00.09.898.MP4 -vf drawtext="text='Day 26': fontcolor=white: fontsize=20: box=1: boxcolor=Black@0.5:boxborderw=5: x=w*0.95-text_w:y=h*0.05:enable='between(t,0,200)'" -c:a copy GH013238-00.00.00.000-00.00.09.898.MP4new.mp4</text:p>
          </table:table-cell>
        </table:table-row>
        <table:table-row table:style-name="ro1">
          <table:table-cell office:value-type="string" calcext:value-type="string">
            <text:p>GH013240-00.00.02.001-00.00.09.008.MP4</text:p>
          </table:table-cell>
          <table:table-cell office:value-type="string" calcext:value-type="string">
            <text:p>2016-01-04T23:03:37.000000Z</text:p>
          </table:table-cell>
          <table:table-cell table:formula="of:=RIGHT(LEFT([.B278];10);2)*1" office:value-type="float" office:value="4" calcext:value-type="float">
            <text:p>4</text:p>
          </table:table-cell>
          <table:table-cell table:formula="of:=IF([.C278]&lt;[.D277];IF([.C278]=[.C277];[.D277];[.D277]+1);[.C278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8];[.A278];[.F278];[.D278];[.G278];[.A278];[.H278])" office:value-type="string" office:string-value="ffmpeg -stats -loglevel error -i GH013240-00.00.02.001-00.00.09.008.MP4 -vf drawtext=&quot;text='Day 26': fontcolor=white: fontsize=20: box=1: boxcolor=Black@0.5:boxborderw=5: x=w*0.95-text_w:y=h*0.05:enable='between(t,0,200)'&quot; -c:a copy GH013240-00.00.02.001-00.00.09.008.MP4new.mp4" calcext:value-type="string">
            <text:p>ffmpeg -stats -loglevel error -i GH013240-00.00.02.001-00.00.09.008.MP4 -vf drawtext="text='Day 26': fontcolor=white: fontsize=20: box=1: boxcolor=Black@0.5:boxborderw=5: x=w*0.95-text_w:y=h*0.05:enable='between(t,0,200)'" -c:a copy GH013240-00.00.02.001-00.00.09.008.MP4new.mp4</text:p>
          </table:table-cell>
        </table:table-row>
        <table:table-row table:style-name="ro1">
          <table:table-cell office:value-type="string" calcext:value-type="string">
            <text:p>GH013241-00.00.00.000-00.00.40.960.MP4</text:p>
          </table:table-cell>
          <table:table-cell office:value-type="string" calcext:value-type="string">
            <text:p>2016-01-04T23:07:22.000000Z</text:p>
          </table:table-cell>
          <table:table-cell table:formula="of:=RIGHT(LEFT([.B279];10);2)*1" office:value-type="float" office:value="4" calcext:value-type="float">
            <text:p>4</text:p>
          </table:table-cell>
          <table:table-cell table:formula="of:=IF([.C279]&lt;[.D278];IF([.C279]=[.C278];[.D278];[.D278]+1);[.C279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79];[.A279];[.F279];[.D279];[.G279];[.A279];[.H279])" office:value-type="string" office:string-value="ffmpeg -stats -loglevel error -i GH013241-00.00.00.000-00.00.40.960.MP4 -vf drawtext=&quot;text='Day 26': fontcolor=white: fontsize=20: box=1: boxcolor=Black@0.5:boxborderw=5: x=w*0.95-text_w:y=h*0.05:enable='between(t,0,200)'&quot; -c:a copy GH013241-00.00.00.000-00.00.40.960.MP4new.mp4" calcext:value-type="string">
            <text:p>ffmpeg -stats -loglevel error -i GH013241-00.00.00.000-00.00.40.960.MP4 -vf drawtext="text='Day 26': fontcolor=white: fontsize=20: box=1: boxcolor=Black@0.5:boxborderw=5: x=w*0.95-text_w:y=h*0.05:enable='between(t,0,200)'" -c:a copy GH013241-00.00.00.000-00.00.40.960.MP4new.mp4</text:p>
          </table:table-cell>
        </table:table-row>
        <table:table-row table:style-name="ro1">
          <table:table-cell office:value-type="string" calcext:value-type="string">
            <text:p>GH013242-00.00.00.000-00.00.09.134.MP4</text:p>
          </table:table-cell>
          <table:table-cell office:value-type="string" calcext:value-type="string">
            <text:p>2016-01-04T23:17:16.000000Z</text:p>
          </table:table-cell>
          <table:table-cell table:formula="of:=RIGHT(LEFT([.B280];10);2)*1" office:value-type="float" office:value="4" calcext:value-type="float">
            <text:p>4</text:p>
          </table:table-cell>
          <table:table-cell table:formula="of:=IF([.C280]&lt;[.D279];IF([.C280]=[.C279];[.D279];[.D279]+1);[.C280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0];[.A280];[.F280];[.D280];[.G280];[.A280];[.H280])" office:value-type="string" office:string-value="ffmpeg -stats -loglevel error -i GH013242-00.00.00.000-00.00.09.134.MP4 -vf drawtext=&quot;text='Day 26': fontcolor=white: fontsize=20: box=1: boxcolor=Black@0.5:boxborderw=5: x=w*0.95-text_w:y=h*0.05:enable='between(t,0,200)'&quot; -c:a copy GH013242-00.00.00.000-00.00.09.134.MP4new.mp4" calcext:value-type="string">
            <text:p>ffmpeg -stats -loglevel error -i GH013242-00.00.00.000-00.00.09.134.MP4 -vf drawtext="text='Day 26': fontcolor=white: fontsize=20: box=1: boxcolor=Black@0.5:boxborderw=5: x=w*0.95-text_w:y=h*0.05:enable='between(t,0,200)'" -c:a copy GH013242-00.00.00.000-00.00.09.134.MP4new.mp4</text:p>
          </table:table-cell>
        </table:table-row>
        <table:table-row table:style-name="ro1">
          <table:table-cell office:value-type="string" calcext:value-type="string">
            <text:p>GH013243-00.00.04.003-00.00.09.008.MP4</text:p>
          </table:table-cell>
          <table:table-cell office:value-type="string" calcext:value-type="string">
            <text:p>2016-01-04T23:29:31.000000Z</text:p>
          </table:table-cell>
          <table:table-cell table:formula="of:=RIGHT(LEFT([.B281];10);2)*1" office:value-type="float" office:value="4" calcext:value-type="float">
            <text:p>4</text:p>
          </table:table-cell>
          <table:table-cell table:formula="of:=IF([.C281]&lt;[.D280];IF([.C281]=[.C280];[.D280];[.D280]+1);[.C281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1];[.A281];[.F281];[.D281];[.G281];[.A281];[.H281])" office:value-type="string" office:string-value="ffmpeg -stats -loglevel error -i GH013243-00.00.04.003-00.00.09.008.MP4 -vf drawtext=&quot;text='Day 26': fontcolor=white: fontsize=20: box=1: boxcolor=Black@0.5:boxborderw=5: x=w*0.95-text_w:y=h*0.05:enable='between(t,0,200)'&quot; -c:a copy GH013243-00.00.04.003-00.00.09.008.MP4new.mp4" calcext:value-type="string">
            <text:p>ffmpeg -stats -loglevel error -i GH013243-00.00.04.003-00.00.09.008.MP4 -vf drawtext="text='Day 26': fontcolor=white: fontsize=20: box=1: boxcolor=Black@0.5:boxborderw=5: x=w*0.95-text_w:y=h*0.05:enable='between(t,0,200)'" -c:a copy GH013243-00.00.04.003-00.00.09.008.MP4new.mp4</text:p>
          </table:table-cell>
        </table:table-row>
        <table:table-row table:style-name="ro1">
          <table:table-cell office:value-type="string" calcext:value-type="string">
            <text:p>GH013244-00.00.03.002-00.00.14.597.MP4</text:p>
          </table:table-cell>
          <table:table-cell office:value-type="string" calcext:value-type="string">
            <text:p>2016-01-04T23:29:54.000000Z</text:p>
          </table:table-cell>
          <table:table-cell table:formula="of:=RIGHT(LEFT([.B282];10);2)*1" office:value-type="float" office:value="4" calcext:value-type="float">
            <text:p>4</text:p>
          </table:table-cell>
          <table:table-cell table:formula="of:=IF([.C282]&lt;[.D281];IF([.C282]=[.C281];[.D281];[.D281]+1);[.C282])" office:value-type="float" office:value="26" calcext:value-type="float">
            <text:p>26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2];[.A282];[.F282];[.D282];[.G282];[.A282];[.H282])" office:value-type="string" office:string-value="ffmpeg -stats -loglevel error -i GH013244-00.00.03.002-00.00.14.597.MP4 -vf drawtext=&quot;text='Day 26': fontcolor=white: fontsize=20: box=1: boxcolor=Black@0.5:boxborderw=5: x=w*0.95-text_w:y=h*0.05:enable='between(t,0,200)'&quot; -c:a copy GH013244-00.00.03.002-00.00.14.597.MP4new.mp4" calcext:value-type="string">
            <text:p>ffmpeg -stats -loglevel error -i GH013244-00.00.03.002-00.00.14.597.MP4 -vf drawtext="text='Day 26': fontcolor=white: fontsize=20: box=1: boxcolor=Black@0.5:boxborderw=5: x=w*0.95-text_w:y=h*0.05:enable='between(t,0,200)'" -c:a copy GH013244-00.00.03.002-00.00.14.597.MP4new.mp4</text:p>
          </table:table-cell>
        </table:table-row>
        <table:table-row table:style-name="ro1">
          <table:table-cell office:value-type="string" calcext:value-type="string">
            <text:p>GH013245-00.00.00.000-00.00.03.378.MP4</text:p>
          </table:table-cell>
          <table:table-cell office:value-type="string" calcext:value-type="string">
            <text:p>2016-01-05T01:44:17.000000Z</text:p>
          </table:table-cell>
          <table:table-cell table:formula="of:=RIGHT(LEFT([.B283];10);2)*1" office:value-type="float" office:value="5" calcext:value-type="float">
            <text:p>5</text:p>
          </table:table-cell>
          <table:table-cell table:formula="of:=IF([.C283]&lt;[.D282];IF([.C283]=[.C282];[.D282];[.D282]+1);[.C283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3];[.A283];[.F283];[.D283];[.G283];[.A283];[.H283])" office:value-type="string" office:string-value="ffmpeg -stats -loglevel error -i GH013245-00.00.00.000-00.00.03.378.MP4 -vf drawtext=&quot;text='Day 27': fontcolor=white: fontsize=20: box=1: boxcolor=Black@0.5:boxborderw=5: x=w*0.95-text_w:y=h*0.05:enable='between(t,0,200)'&quot; -c:a copy GH013245-00.00.00.000-00.00.03.378.MP4new.mp4" calcext:value-type="string">
            <text:p>ffmpeg -stats -loglevel error -i GH013245-00.00.00.000-00.00.03.378.MP4 -vf drawtext="text='Day 27': fontcolor=white: fontsize=20: box=1: boxcolor=Black@0.5:boxborderw=5: x=w*0.95-text_w:y=h*0.05:enable='between(t,0,200)'" -c:a copy GH013245-00.00.00.000-00.00.03.378.MP4new.mp4</text:p>
          </table:table-cell>
        </table:table-row>
        <table:table-row table:style-name="ro1">
          <table:table-cell office:value-type="string" calcext:value-type="string">
            <text:p>GH013246-00.00.00.000-00.00.03.733.MP4</text:p>
          </table:table-cell>
          <table:table-cell office:value-type="string" calcext:value-type="string">
            <text:p>2016-01-05T02:55:40.000000Z</text:p>
          </table:table-cell>
          <table:table-cell table:formula="of:=RIGHT(LEFT([.B284];10);2)*1" office:value-type="float" office:value="5" calcext:value-type="float">
            <text:p>5</text:p>
          </table:table-cell>
          <table:table-cell table:formula="of:=IF([.C284]&lt;[.D283];IF([.C284]=[.C283];[.D283];[.D283]+1);[.C284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4];[.A284];[.F284];[.D284];[.G284];[.A284];[.H284])" office:value-type="string" office:string-value="ffmpeg -stats -loglevel error -i GH013246-00.00.00.000-00.00.03.733.MP4 -vf drawtext=&quot;text='Day 27': fontcolor=white: fontsize=20: box=1: boxcolor=Black@0.5:boxborderw=5: x=w*0.95-text_w:y=h*0.05:enable='between(t,0,200)'&quot; -c:a copy GH013246-00.00.00.000-00.00.03.733.MP4new.mp4" calcext:value-type="string">
            <text:p>ffmpeg -stats -loglevel error -i GH013246-00.00.00.000-00.00.03.733.MP4 -vf drawtext="text='Day 27': fontcolor=white: fontsize=20: box=1: boxcolor=Black@0.5:boxborderw=5: x=w*0.95-text_w:y=h*0.05:enable='between(t,0,200)'" -c:a copy GH013246-00.00.00.000-00.00.03.733.MP4new.mp4</text:p>
          </table:table-cell>
        </table:table-row>
        <table:table-row table:style-name="ro1">
          <table:table-cell office:value-type="string" calcext:value-type="string">
            <text:p>GH013247-00.00.00.000-00.00.07.006.MP4</text:p>
          </table:table-cell>
          <table:table-cell office:value-type="string" calcext:value-type="string">
            <text:p>2016-01-05T02:58:31.000000Z</text:p>
          </table:table-cell>
          <table:table-cell table:formula="of:=RIGHT(LEFT([.B285];10);2)*1" office:value-type="float" office:value="5" calcext:value-type="float">
            <text:p>5</text:p>
          </table:table-cell>
          <table:table-cell table:formula="of:=IF([.C285]&lt;[.D284];IF([.C285]=[.C284];[.D284];[.D284]+1);[.C285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5];[.A285];[.F285];[.D285];[.G285];[.A285];[.H285])" office:value-type="string" office:string-value="ffmpeg -stats -loglevel error -i GH013247-00.00.00.000-00.00.07.006.MP4 -vf drawtext=&quot;text='Day 27': fontcolor=white: fontsize=20: box=1: boxcolor=Black@0.5:boxborderw=5: x=w*0.95-text_w:y=h*0.05:enable='between(t,0,200)'&quot; -c:a copy GH013247-00.00.00.000-00.00.07.006.MP4new.mp4" calcext:value-type="string">
            <text:p>ffmpeg -stats -loglevel error -i GH013247-00.00.00.000-00.00.07.006.MP4 -vf drawtext="text='Day 27': fontcolor=white: fontsize=20: box=1: boxcolor=Black@0.5:boxborderw=5: x=w*0.95-text_w:y=h*0.05:enable='between(t,0,200)'" -c:a copy GH013247-00.00.00.000-00.00.07.006.MP4new.mp4</text:p>
          </table:table-cell>
        </table:table-row>
        <table:table-row table:style-name="ro1">
          <table:table-cell office:value-type="string" calcext:value-type="string">
            <text:p>GH013248-00.00.03.002-00.00.09.008.MP4</text:p>
          </table:table-cell>
          <table:table-cell office:value-type="string" calcext:value-type="string">
            <text:p>2016-01-05T03:26:52.000000Z</text:p>
          </table:table-cell>
          <table:table-cell table:formula="of:=RIGHT(LEFT([.B286];10);2)*1" office:value-type="float" office:value="5" calcext:value-type="float">
            <text:p>5</text:p>
          </table:table-cell>
          <table:table-cell table:formula="of:=IF([.C286]&lt;[.D285];IF([.C286]=[.C285];[.D285];[.D285]+1);[.C286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6];[.A286];[.F286];[.D286];[.G286];[.A286];[.H286])" office:value-type="string" office:string-value="ffmpeg -stats -loglevel error -i GH013248-00.00.03.002-00.00.09.008.MP4 -vf drawtext=&quot;text='Day 27': fontcolor=white: fontsize=20: box=1: boxcolor=Black@0.5:boxborderw=5: x=w*0.95-text_w:y=h*0.05:enable='between(t,0,200)'&quot; -c:a copy GH013248-00.00.03.002-00.00.09.008.MP4new.mp4" calcext:value-type="string">
            <text:p>ffmpeg -stats -loglevel error -i GH013248-00.00.03.002-00.00.09.008.MP4 -vf drawtext="text='Day 27': fontcolor=white: fontsize=20: box=1: boxcolor=Black@0.5:boxborderw=5: x=w*0.95-text_w:y=h*0.05:enable='between(t,0,200)'" -c:a copy GH013248-00.00.03.002-00.00.09.008.MP4new.mp4</text:p>
          </table:table-cell>
        </table:table-row>
        <table:table-row table:style-name="ro1">
          <table:table-cell office:value-type="string" calcext:value-type="string">
            <text:p>GH013249-00.00.00.000-00.00.07.549.MP4</text:p>
          </table:table-cell>
          <table:table-cell office:value-type="string" calcext:value-type="string">
            <text:p>2016-01-05T03:37:24.000000Z</text:p>
          </table:table-cell>
          <table:table-cell table:formula="of:=RIGHT(LEFT([.B287];10);2)*1" office:value-type="float" office:value="5" calcext:value-type="float">
            <text:p>5</text:p>
          </table:table-cell>
          <table:table-cell table:formula="of:=IF([.C287]&lt;[.D286];IF([.C287]=[.C286];[.D286];[.D286]+1);[.C287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7];[.A287];[.F287];[.D287];[.G287];[.A287];[.H287])" office:value-type="string" office:string-value="ffmpeg -stats -loglevel error -i GH013249-00.00.00.000-00.00.07.549.MP4 -vf drawtext=&quot;text='Day 27': fontcolor=white: fontsize=20: box=1: boxcolor=Black@0.5:boxborderw=5: x=w*0.95-text_w:y=h*0.05:enable='between(t,0,200)'&quot; -c:a copy GH013249-00.00.00.000-00.00.07.549.MP4new.mp4" calcext:value-type="string">
            <text:p>ffmpeg -stats -loglevel error -i GH013249-00.00.00.000-00.00.07.549.MP4 -vf drawtext="text='Day 27': fontcolor=white: fontsize=20: box=1: boxcolor=Black@0.5:boxborderw=5: x=w*0.95-text_w:y=h*0.05:enable='between(t,0,200)'" -c:a copy GH013249-00.00.00.000-00.00.07.549.MP4new.mp4</text:p>
          </table:table-cell>
        </table:table-row>
        <table:table-row table:style-name="ro1">
          <table:table-cell office:value-type="string" calcext:value-type="string">
            <text:p>GH013250-00.00.00.000-00.00.11.302.MP4</text:p>
          </table:table-cell>
          <table:table-cell office:value-type="string" calcext:value-type="string">
            <text:p>2016-01-05T04:18:58.000000Z</text:p>
          </table:table-cell>
          <table:table-cell table:formula="of:=RIGHT(LEFT([.B288];10);2)*1" office:value-type="float" office:value="5" calcext:value-type="float">
            <text:p>5</text:p>
          </table:table-cell>
          <table:table-cell table:formula="of:=IF([.C288]&lt;[.D287];IF([.C288]=[.C287];[.D287];[.D287]+1);[.C288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8];[.A288];[.F288];[.D288];[.G288];[.A288];[.H288])" office:value-type="string" office:string-value="ffmpeg -stats -loglevel error -i GH013250-00.00.00.000-00.00.11.302.MP4 -vf drawtext=&quot;text='Day 27': fontcolor=white: fontsize=20: box=1: boxcolor=Black@0.5:boxborderw=5: x=w*0.95-text_w:y=h*0.05:enable='between(t,0,200)'&quot; -c:a copy GH013250-00.00.00.000-00.00.11.302.MP4new.mp4" calcext:value-type="string">
            <text:p>ffmpeg -stats -loglevel error -i GH013250-00.00.00.000-00.00.11.302.MP4 -vf drawtext="text='Day 27': fontcolor=white: fontsize=20: box=1: boxcolor=Black@0.5:boxborderw=5: x=w*0.95-text_w:y=h*0.05:enable='between(t,0,200)'" -c:a copy GH013250-00.00.00.000-00.00.11.302.MP4new.mp4</text:p>
          </table:table-cell>
        </table:table-row>
        <table:table-row table:style-name="ro1">
          <table:table-cell office:value-type="string" calcext:value-type="string">
            <text:p>GH013251-00.00.00.000-00.00.04.003.MP4</text:p>
          </table:table-cell>
          <table:table-cell office:value-type="string" calcext:value-type="string">
            <text:p>2016-01-05T05:56:49.000000Z</text:p>
          </table:table-cell>
          <table:table-cell table:formula="of:=RIGHT(LEFT([.B289];10);2)*1" office:value-type="float" office:value="5" calcext:value-type="float">
            <text:p>5</text:p>
          </table:table-cell>
          <table:table-cell table:formula="of:=IF([.C289]&lt;[.D288];IF([.C289]=[.C288];[.D288];[.D288]+1);[.C289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89];[.A289];[.F289];[.D289];[.G289];[.A289];[.H289])" office:value-type="string" office:string-value="ffmpeg -stats -loglevel error -i GH013251-00.00.00.000-00.00.04.003.MP4 -vf drawtext=&quot;text='Day 27': fontcolor=white: fontsize=20: box=1: boxcolor=Black@0.5:boxborderw=5: x=w*0.95-text_w:y=h*0.05:enable='between(t,0,200)'&quot; -c:a copy GH013251-00.00.00.000-00.00.04.003.MP4new.mp4" calcext:value-type="string">
            <text:p>ffmpeg -stats -loglevel error -i GH013251-00.00.00.000-00.00.04.003.MP4 -vf drawtext="text='Day 27': fontcolor=white: fontsize=20: box=1: boxcolor=Black@0.5:boxborderw=5: x=w*0.95-text_w:y=h*0.05:enable='between(t,0,200)'" -c:a copy GH013251-00.00.00.000-00.00.04.003.MP4new.mp4</text:p>
          </table:table-cell>
        </table:table-row>
        <table:table-row table:style-name="ro1">
          <table:table-cell office:value-type="string" calcext:value-type="string">
            <text:p>GH013252-00.00.00.000-00.00.05.797.MP4</text:p>
          </table:table-cell>
          <table:table-cell office:value-type="string" calcext:value-type="string">
            <text:p>2016-01-05T06:37:48.000000Z</text:p>
          </table:table-cell>
          <table:table-cell table:formula="of:=RIGHT(LEFT([.B290];10);2)*1" office:value-type="float" office:value="5" calcext:value-type="float">
            <text:p>5</text:p>
          </table:table-cell>
          <table:table-cell table:formula="of:=IF([.C290]&lt;[.D289];IF([.C290]=[.C289];[.D289];[.D289]+1);[.C290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0];[.A290];[.F290];[.D290];[.G290];[.A290];[.H290])" office:value-type="string" office:string-value="ffmpeg -stats -loglevel error -i GH013252-00.00.00.000-00.00.05.797.MP4 -vf drawtext=&quot;text='Day 27': fontcolor=white: fontsize=20: box=1: boxcolor=Black@0.5:boxborderw=5: x=w*0.95-text_w:y=h*0.05:enable='between(t,0,200)'&quot; -c:a copy GH013252-00.00.00.000-00.00.05.797.MP4new.mp4" calcext:value-type="string">
            <text:p>ffmpeg -stats -loglevel error -i GH013252-00.00.00.000-00.00.05.797.MP4 -vf drawtext="text='Day 27': fontcolor=white: fontsize=20: box=1: boxcolor=Black@0.5:boxborderw=5: x=w*0.95-text_w:y=h*0.05:enable='between(t,0,200)'" -c:a copy GH013252-00.00.00.000-00.00.05.797.MP4new.mp4</text:p>
          </table:table-cell>
        </table:table-row>
        <table:table-row table:style-name="ro1">
          <table:table-cell office:value-type="string" calcext:value-type="string">
            <text:p>GH013253-00.00.21.020-00.00.32.031.MP4</text:p>
          </table:table-cell>
          <table:table-cell office:value-type="string" calcext:value-type="string">
            <text:p>2016-01-05T07:27:19.000000Z</text:p>
          </table:table-cell>
          <table:table-cell table:formula="of:=RIGHT(LEFT([.B291];10);2)*1" office:value-type="float" office:value="5" calcext:value-type="float">
            <text:p>5</text:p>
          </table:table-cell>
          <table:table-cell table:formula="of:=IF([.C291]&lt;[.D290];IF([.C291]=[.C290];[.D290];[.D290]+1);[.C291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1];[.A291];[.F291];[.D291];[.G291];[.A291];[.H291])" office:value-type="string" office:string-value="ffmpeg -stats -loglevel error -i GH013253-00.00.21.020-00.00.32.031.MP4 -vf drawtext=&quot;text='Day 27': fontcolor=white: fontsize=20: box=1: boxcolor=Black@0.5:boxborderw=5: x=w*0.95-text_w:y=h*0.05:enable='between(t,0,200)'&quot; -c:a copy GH013253-00.00.21.020-00.00.32.031.MP4new.mp4" calcext:value-type="string">
            <text:p>ffmpeg -stats -loglevel error -i GH013253-00.00.21.020-00.00.32.031.MP4 -vf drawtext="text='Day 27': fontcolor=white: fontsize=20: box=1: boxcolor=Black@0.5:boxborderw=5: x=w*0.95-text_w:y=h*0.05:enable='between(t,0,200)'" -c:a copy GH013253-00.00.21.020-00.00.32.031.MP4new.mp4</text:p>
          </table:table-cell>
        </table:table-row>
        <table:table-row table:style-name="ro1">
          <table:table-cell office:value-type="string" calcext:value-type="string">
            <text:p>GH013254-00.00.00.000-00.00.03.002.MP4</text:p>
          </table:table-cell>
          <table:table-cell office:value-type="string" calcext:value-type="string">
            <text:p>2016-01-05T07:59:16.000000Z</text:p>
          </table:table-cell>
          <table:table-cell table:formula="of:=RIGHT(LEFT([.B292];10);2)*1" office:value-type="float" office:value="5" calcext:value-type="float">
            <text:p>5</text:p>
          </table:table-cell>
          <table:table-cell table:formula="of:=IF([.C292]&lt;[.D291];IF([.C292]=[.C291];[.D291];[.D291]+1);[.C292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2];[.A292];[.F292];[.D292];[.G292];[.A292];[.H292])" office:value-type="string" office:string-value="ffmpeg -stats -loglevel error -i GH013254-00.00.00.000-00.00.03.002.MP4 -vf drawtext=&quot;text='Day 27': fontcolor=white: fontsize=20: box=1: boxcolor=Black@0.5:boxborderw=5: x=w*0.95-text_w:y=h*0.05:enable='between(t,0,200)'&quot; -c:a copy GH013254-00.00.00.000-00.00.03.002.MP4new.mp4" calcext:value-type="string">
            <text:p>ffmpeg -stats -loglevel error -i GH013254-00.00.00.000-00.00.03.002.MP4 -vf drawtext="text='Day 27': fontcolor=white: fontsize=20: box=1: boxcolor=Black@0.5:boxborderw=5: x=w*0.95-text_w:y=h*0.05:enable='between(t,0,200)'" -c:a copy GH013254-00.00.00.000-00.00.03.002.MP4new.mp4</text:p>
          </table:table-cell>
        </table:table-row>
        <table:table-row table:style-name="ro1">
          <table:table-cell office:value-type="string" calcext:value-type="string">
            <text:p>GH013255-00.00.00.000-00.00.04.003.MP4</text:p>
          </table:table-cell>
          <table:table-cell office:value-type="string" calcext:value-type="string">
            <text:p>2016-01-05T21:26:25.000000Z</text:p>
          </table:table-cell>
          <table:table-cell table:formula="of:=RIGHT(LEFT([.B293];10);2)*1" office:value-type="float" office:value="5" calcext:value-type="float">
            <text:p>5</text:p>
          </table:table-cell>
          <table:table-cell table:formula="of:=IF([.C293]&lt;[.D292];IF([.C293]=[.C292];[.D292];[.D292]+1);[.C293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3];[.A293];[.F293];[.D293];[.G293];[.A293];[.H293])" office:value-type="string" office:string-value="ffmpeg -stats -loglevel error -i GH013255-00.00.00.000-00.00.04.003.MP4 -vf drawtext=&quot;text='Day 27': fontcolor=white: fontsize=20: box=1: boxcolor=Black@0.5:boxborderw=5: x=w*0.95-text_w:y=h*0.05:enable='between(t,0,200)'&quot; -c:a copy GH013255-00.00.00.000-00.00.04.003.MP4new.mp4" calcext:value-type="string">
            <text:p>ffmpeg -stats -loglevel error -i GH013255-00.00.00.000-00.00.04.003.MP4 -vf drawtext="text='Day 27': fontcolor=white: fontsize=20: box=1: boxcolor=Black@0.5:boxborderw=5: x=w*0.95-text_w:y=h*0.05:enable='between(t,0,200)'" -c:a copy GH013255-00.00.00.000-00.00.04.003.MP4new.mp4</text:p>
          </table:table-cell>
        </table:table-row>
        <table:table-row table:style-name="ro1">
          <table:table-cell office:value-type="string" calcext:value-type="string">
            <text:p>GH013256-00.00.00.000-00.00.05.505.MP4</text:p>
          </table:table-cell>
          <table:table-cell office:value-type="string" calcext:value-type="string">
            <text:p>2016-01-05T22:17:09.000000Z</text:p>
          </table:table-cell>
          <table:table-cell table:formula="of:=RIGHT(LEFT([.B294];10);2)*1" office:value-type="float" office:value="5" calcext:value-type="float">
            <text:p>5</text:p>
          </table:table-cell>
          <table:table-cell table:formula="of:=IF([.C294]&lt;[.D293];IF([.C294]=[.C293];[.D293];[.D293]+1);[.C294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4];[.A294];[.F294];[.D294];[.G294];[.A294];[.H294])" office:value-type="string" office:string-value="ffmpeg -stats -loglevel error -i GH013256-00.00.00.000-00.00.05.505.MP4 -vf drawtext=&quot;text='Day 27': fontcolor=white: fontsize=20: box=1: boxcolor=Black@0.5:boxborderw=5: x=w*0.95-text_w:y=h*0.05:enable='between(t,0,200)'&quot; -c:a copy GH013256-00.00.00.000-00.00.05.505.MP4new.mp4" calcext:value-type="string">
            <text:p>ffmpeg -stats -loglevel error -i GH013256-00.00.00.000-00.00.05.505.MP4 -vf drawtext="text='Day 27': fontcolor=white: fontsize=20: box=1: boxcolor=Black@0.5:boxborderw=5: x=w*0.95-text_w:y=h*0.05:enable='between(t,0,200)'" -c:a copy GH013256-00.00.00.000-00.00.05.505.MP4new.mp4</text:p>
          </table:table-cell>
        </table:table-row>
        <table:table-row table:style-name="ro1">
          <table:table-cell office:value-type="string" calcext:value-type="string">
            <text:p>GH013257-00.00.03.002-00.00.11.010.MP4</text:p>
          </table:table-cell>
          <table:table-cell office:value-type="string" calcext:value-type="string">
            <text:p>2016-01-05T23:25:10.000000Z</text:p>
          </table:table-cell>
          <table:table-cell table:formula="of:=RIGHT(LEFT([.B295];10);2)*1" office:value-type="float" office:value="5" calcext:value-type="float">
            <text:p>5</text:p>
          </table:table-cell>
          <table:table-cell table:formula="of:=IF([.C295]&lt;[.D294];IF([.C295]=[.C294];[.D294];[.D294]+1);[.C295])" office:value-type="float" office:value="27" calcext:value-type="float">
            <text:p>27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5];[.A295];[.F295];[.D295];[.G295];[.A295];[.H295])" office:value-type="string" office:string-value="ffmpeg -stats -loglevel error -i GH013257-00.00.03.002-00.00.11.010.MP4 -vf drawtext=&quot;text='Day 27': fontcolor=white: fontsize=20: box=1: boxcolor=Black@0.5:boxborderw=5: x=w*0.95-text_w:y=h*0.05:enable='between(t,0,200)'&quot; -c:a copy GH013257-00.00.03.002-00.00.11.010.MP4new.mp4" calcext:value-type="string">
            <text:p>ffmpeg -stats -loglevel error -i GH013257-00.00.03.002-00.00.11.010.MP4 -vf drawtext="text='Day 27': fontcolor=white: fontsize=20: box=1: boxcolor=Black@0.5:boxborderw=5: x=w*0.95-text_w:y=h*0.05:enable='between(t,0,200)'" -c:a copy GH013257-00.00.03.002-00.00.11.010.MP4new.mp4</text:p>
          </table:table-cell>
        </table:table-row>
        <table:table-row table:style-name="ro1">
          <table:table-cell office:value-type="string" calcext:value-type="string">
            <text:p>GH013258-00.00.00.000-00.00.10.069.MP4</text:p>
          </table:table-cell>
          <table:table-cell office:value-type="string" calcext:value-type="string">
            <text:p>2016-01-06T03:57:14.000000Z</text:p>
          </table:table-cell>
          <table:table-cell table:formula="of:=RIGHT(LEFT([.B296];10);2)*1" office:value-type="float" office:value="6" calcext:value-type="float">
            <text:p>6</text:p>
          </table:table-cell>
          <table:table-cell table:formula="of:=IF([.C296]&lt;[.D295];IF([.C296]=[.C295];[.D295];[.D295]+1);[.C296])" office:value-type="float" office:value="28" calcext:value-type="float">
            <text:p>2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6];[.A296];[.F296];[.D296];[.G296];[.A296];[.H296])" office:value-type="string" office:string-value="ffmpeg -stats -loglevel error -i GH013258-00.00.00.000-00.00.10.069.MP4 -vf drawtext=&quot;text='Day 28': fontcolor=white: fontsize=20: box=1: boxcolor=Black@0.5:boxborderw=5: x=w*0.95-text_w:y=h*0.05:enable='between(t,0,200)'&quot; -c:a copy GH013258-00.00.00.000-00.00.10.069.MP4new.mp4" calcext:value-type="string">
            <text:p>ffmpeg -stats -loglevel error -i GH013258-00.00.00.000-00.00.10.069.MP4 -vf drawtext="text='Day 28': fontcolor=white: fontsize=20: box=1: boxcolor=Black@0.5:boxborderw=5: x=w*0.95-text_w:y=h*0.05:enable='between(t,0,200)'" -c:a copy GH013258-00.00.00.000-00.00.10.069.MP4new.mp4</text:p>
          </table:table-cell>
        </table:table-row>
        <table:table-row table:style-name="ro1">
          <table:table-cell office:value-type="string" calcext:value-type="string">
            <text:p>GH013259-00.00.00.000-00.00.15.701.MP4</text:p>
          </table:table-cell>
          <table:table-cell office:value-type="string" calcext:value-type="string">
            <text:p>2016-01-06T21:58:55.000000Z</text:p>
          </table:table-cell>
          <table:table-cell table:formula="of:=RIGHT(LEFT([.B297];10);2)*1" office:value-type="float" office:value="6" calcext:value-type="float">
            <text:p>6</text:p>
          </table:table-cell>
          <table:table-cell table:formula="of:=IF([.C297]&lt;[.D296];IF([.C297]=[.C296];[.D296];[.D296]+1);[.C297])" office:value-type="float" office:value="28" calcext:value-type="float">
            <text:p>2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7];[.A297];[.F297];[.D297];[.G297];[.A297];[.H297])" office:value-type="string" office:string-value="ffmpeg -stats -loglevel error -i GH013259-00.00.00.000-00.00.15.701.MP4 -vf drawtext=&quot;text='Day 28': fontcolor=white: fontsize=20: box=1: boxcolor=Black@0.5:boxborderw=5: x=w*0.95-text_w:y=h*0.05:enable='between(t,0,200)'&quot; -c:a copy GH013259-00.00.00.000-00.00.15.701.MP4new.mp4" calcext:value-type="string">
            <text:p>ffmpeg -stats -loglevel error -i GH013259-00.00.00.000-00.00.15.701.MP4 -vf drawtext="text='Day 28': fontcolor=white: fontsize=20: box=1: boxcolor=Black@0.5:boxborderw=5: x=w*0.95-text_w:y=h*0.05:enable='between(t,0,200)'" -c:a copy GH013259-00.00.00.000-00.00.15.701.MP4new.mp4</text:p>
          </table:table-cell>
        </table:table-row>
        <table:table-row table:style-name="ro1">
          <table:table-cell office:value-type="string" calcext:value-type="string">
            <text:p>GH013260-00.00.00.000-00.00.08.007.MP4</text:p>
          </table:table-cell>
          <table:table-cell office:value-type="string" calcext:value-type="string">
            <text:p>2016-01-06T23:09:40.000000Z</text:p>
          </table:table-cell>
          <table:table-cell table:formula="of:=RIGHT(LEFT([.B298];10);2)*1" office:value-type="float" office:value="6" calcext:value-type="float">
            <text:p>6</text:p>
          </table:table-cell>
          <table:table-cell table:formula="of:=IF([.C298]&lt;[.D297];IF([.C298]=[.C297];[.D297];[.D297]+1);[.C298])" office:value-type="float" office:value="28" calcext:value-type="float">
            <text:p>2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8];[.A298];[.F298];[.D298];[.G298];[.A298];[.H298])" office:value-type="string" office:string-value="ffmpeg -stats -loglevel error -i GH013260-00.00.00.000-00.00.08.007.MP4 -vf drawtext=&quot;text='Day 28': fontcolor=white: fontsize=20: box=1: boxcolor=Black@0.5:boxborderw=5: x=w*0.95-text_w:y=h*0.05:enable='between(t,0,200)'&quot; -c:a copy GH013260-00.00.00.000-00.00.08.007.MP4new.mp4" calcext:value-type="string">
            <text:p>ffmpeg -stats -loglevel error -i GH013260-00.00.00.000-00.00.08.007.MP4 -vf drawtext="text='Day 28': fontcolor=white: fontsize=20: box=1: boxcolor=Black@0.5:boxborderw=5: x=w*0.95-text_w:y=h*0.05:enable='between(t,0,200)'" -c:a copy GH013260-00.00.00.000-00.00.08.007.MP4new.mp4</text:p>
          </table:table-cell>
        </table:table-row>
        <table:table-row table:style-name="ro1">
          <table:table-cell office:value-type="string" calcext:value-type="string">
            <text:p>GH013261-00.00.00.000-00.00.03.545.MP4</text:p>
          </table:table-cell>
          <table:table-cell office:value-type="string" calcext:value-type="string">
            <text:p>2016-01-06T23:17:52.000000Z</text:p>
          </table:table-cell>
          <table:table-cell table:formula="of:=RIGHT(LEFT([.B299];10);2)*1" office:value-type="float" office:value="6" calcext:value-type="float">
            <text:p>6</text:p>
          </table:table-cell>
          <table:table-cell table:formula="of:=IF([.C299]&lt;[.D298];IF([.C299]=[.C298];[.D298];[.D298]+1);[.C299])" office:value-type="float" office:value="28" calcext:value-type="float">
            <text:p>2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299];[.A299];[.F299];[.D299];[.G299];[.A299];[.H299])" office:value-type="string" office:string-value="ffmpeg -stats -loglevel error -i GH013261-00.00.00.000-00.00.03.545.MP4 -vf drawtext=&quot;text='Day 28': fontcolor=white: fontsize=20: box=1: boxcolor=Black@0.5:boxborderw=5: x=w*0.95-text_w:y=h*0.05:enable='between(t,0,200)'&quot; -c:a copy GH013261-00.00.00.000-00.00.03.545.MP4new.mp4" calcext:value-type="string">
            <text:p>ffmpeg -stats -loglevel error -i GH013261-00.00.00.000-00.00.03.545.MP4 -vf drawtext="text='Day 28': fontcolor=white: fontsize=20: box=1: boxcolor=Black@0.5:boxborderw=5: x=w*0.95-text_w:y=h*0.05:enable='between(t,0,200)'" -c:a copy GH013261-00.00.00.000-00.00.03.545.MP4new.mp4</text:p>
          </table:table-cell>
        </table:table-row>
        <table:table-row table:style-name="ro1">
          <table:table-cell office:value-type="string" calcext:value-type="string">
            <text:p>GH013262-00.00.00.000-00.00.03.503.MP4</text:p>
          </table:table-cell>
          <table:table-cell office:value-type="string" calcext:value-type="string">
            <text:p>2016-01-06T23:41:16.000000Z</text:p>
          </table:table-cell>
          <table:table-cell table:formula="of:=RIGHT(LEFT([.B300];10);2)*1" office:value-type="float" office:value="6" calcext:value-type="float">
            <text:p>6</text:p>
          </table:table-cell>
          <table:table-cell table:formula="of:=IF([.C300]&lt;[.D299];IF([.C300]=[.C299];[.D299];[.D299]+1);[.C300])" office:value-type="float" office:value="28" calcext:value-type="float">
            <text:p>28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0];[.A300];[.F300];[.D300];[.G300];[.A300];[.H300])" office:value-type="string" office:string-value="ffmpeg -stats -loglevel error -i GH013262-00.00.00.000-00.00.03.503.MP4 -vf drawtext=&quot;text='Day 28': fontcolor=white: fontsize=20: box=1: boxcolor=Black@0.5:boxborderw=5: x=w*0.95-text_w:y=h*0.05:enable='between(t,0,200)'&quot; -c:a copy GH013262-00.00.00.000-00.00.03.503.MP4new.mp4" calcext:value-type="string">
            <text:p>ffmpeg -stats -loglevel error -i GH013262-00.00.00.000-00.00.03.503.MP4 -vf drawtext="text='Day 28': fontcolor=white: fontsize=20: box=1: boxcolor=Black@0.5:boxborderw=5: x=w*0.95-text_w:y=h*0.05:enable='between(t,0,200)'" -c:a copy GH013262-00.00.00.000-00.00.03.503.MP4new.mp4</text:p>
          </table:table-cell>
        </table:table-row>
        <table:table-row table:style-name="ro1">
          <table:table-cell office:value-type="string" calcext:value-type="string">
            <text:p>GH013265-00.00.00.000-00.00.07.132.MP4</text:p>
          </table:table-cell>
          <table:table-cell office:value-type="string" calcext:value-type="string">
            <text:p>2016-01-07T00:03:52.000000Z</text:p>
          </table:table-cell>
          <table:table-cell table:formula="of:=RIGHT(LEFT([.B301];10);2)*1" office:value-type="float" office:value="7" calcext:value-type="float">
            <text:p>7</text:p>
          </table:table-cell>
          <table:table-cell table:formula="of:=IF([.C301]&lt;[.D300];IF([.C301]=[.C300];[.D300];[.D300]+1);[.C301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1];[.A301];[.F301];[.D301];[.G301];[.A301];[.H301])" office:value-type="string" office:string-value="ffmpeg -stats -loglevel error -i GH013265-00.00.00.000-00.00.07.132.MP4 -vf drawtext=&quot;text='Day 29': fontcolor=white: fontsize=20: box=1: boxcolor=Black@0.5:boxborderw=5: x=w*0.95-text_w:y=h*0.05:enable='between(t,0,200)'&quot; -c:a copy GH013265-00.00.00.000-00.00.07.132.MP4new.mp4" calcext:value-type="string">
            <text:p>ffmpeg -stats -loglevel error -i GH013265-00.00.00.000-00.00.07.132.MP4 -vf drawtext="text='Day 29': fontcolor=white: fontsize=20: box=1: boxcolor=Black@0.5:boxborderw=5: x=w*0.95-text_w:y=h*0.05:enable='between(t,0,200)'" -c:a copy GH013265-00.00.00.000-00.00.07.132.MP4new.mp4</text:p>
          </table:table-cell>
        </table:table-row>
        <table:table-row table:style-name="ro1">
          <table:table-cell office:value-type="string" calcext:value-type="string">
            <text:p>GH013266-00.00.00.000-00.00.11.010.MP4</text:p>
          </table:table-cell>
          <table:table-cell office:value-type="string" calcext:value-type="string">
            <text:p>2016-01-07T01:02:35.000000Z</text:p>
          </table:table-cell>
          <table:table-cell table:formula="of:=RIGHT(LEFT([.B302];10);2)*1" office:value-type="float" office:value="7" calcext:value-type="float">
            <text:p>7</text:p>
          </table:table-cell>
          <table:table-cell table:formula="of:=IF([.C302]&lt;[.D301];IF([.C302]=[.C301];[.D301];[.D301]+1);[.C302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2];[.A302];[.F302];[.D302];[.G302];[.A302];[.H302])" office:value-type="string" office:string-value="ffmpeg -stats -loglevel error -i GH013266-00.00.00.000-00.00.11.010.MP4 -vf drawtext=&quot;text='Day 29': fontcolor=white: fontsize=20: box=1: boxcolor=Black@0.5:boxborderw=5: x=w*0.95-text_w:y=h*0.05:enable='between(t,0,200)'&quot; -c:a copy GH013266-00.00.00.000-00.00.11.010.MP4new.mp4" calcext:value-type="string">
            <text:p>ffmpeg -stats -loglevel error -i GH013266-00.00.00.000-00.00.11.010.MP4 -vf drawtext="text='Day 29': fontcolor=white: fontsize=20: box=1: boxcolor=Black@0.5:boxborderw=5: x=w*0.95-text_w:y=h*0.05:enable='between(t,0,200)'" -c:a copy GH013266-00.00.00.000-00.00.11.010.MP4new.mp4</text:p>
          </table:table-cell>
        </table:table-row>
        <table:table-row table:style-name="ro1">
          <table:table-cell office:value-type="string" calcext:value-type="string">
            <text:p>GH013267-00.00.00.000-00.00.08.007.MP4</text:p>
          </table:table-cell>
          <table:table-cell office:value-type="string" calcext:value-type="string">
            <text:p>2016-01-07T01:53:21.000000Z</text:p>
          </table:table-cell>
          <table:table-cell table:formula="of:=RIGHT(LEFT([.B303];10);2)*1" office:value-type="float" office:value="7" calcext:value-type="float">
            <text:p>7</text:p>
          </table:table-cell>
          <table:table-cell table:formula="of:=IF([.C303]&lt;[.D302];IF([.C303]=[.C302];[.D302];[.D302]+1);[.C303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3];[.A303];[.F303];[.D303];[.G303];[.A303];[.H303])" office:value-type="string" office:string-value="ffmpeg -stats -loglevel error -i GH013267-00.00.00.000-00.00.08.007.MP4 -vf drawtext=&quot;text='Day 29': fontcolor=white: fontsize=20: box=1: boxcolor=Black@0.5:boxborderw=5: x=w*0.95-text_w:y=h*0.05:enable='between(t,0,200)'&quot; -c:a copy GH013267-00.00.00.000-00.00.08.007.MP4new.mp4" calcext:value-type="string">
            <text:p>ffmpeg -stats -loglevel error -i GH013267-00.00.00.000-00.00.08.007.MP4 -vf drawtext="text='Day 29': fontcolor=white: fontsize=20: box=1: boxcolor=Black@0.5:boxborderw=5: x=w*0.95-text_w:y=h*0.05:enable='between(t,0,200)'" -c:a copy GH013267-00.00.00.000-00.00.08.007.MP4new.mp4</text:p>
          </table:table-cell>
        </table:table-row>
        <table:table-row table:style-name="ro1">
          <table:table-cell office:value-type="string" calcext:value-type="string">
            <text:p>GH013268-00.00.00.000-00.00.07.257.MP4</text:p>
          </table:table-cell>
          <table:table-cell office:value-type="string" calcext:value-type="string">
            <text:p>2016-01-07T21:16:14.000000Z</text:p>
          </table:table-cell>
          <table:table-cell table:formula="of:=RIGHT(LEFT([.B304];10);2)*1" office:value-type="float" office:value="7" calcext:value-type="float">
            <text:p>7</text:p>
          </table:table-cell>
          <table:table-cell table:formula="of:=IF([.C304]&lt;[.D303];IF([.C304]=[.C303];[.D303];[.D303]+1);[.C304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4];[.A304];[.F304];[.D304];[.G304];[.A304];[.H304])" office:value-type="string" office:string-value="ffmpeg -stats -loglevel error -i GH013268-00.00.00.000-00.00.07.257.MP4 -vf drawtext=&quot;text='Day 29': fontcolor=white: fontsize=20: box=1: boxcolor=Black@0.5:boxborderw=5: x=w*0.95-text_w:y=h*0.05:enable='between(t,0,200)'&quot; -c:a copy GH013268-00.00.00.000-00.00.07.257.MP4new.mp4" calcext:value-type="string">
            <text:p>ffmpeg -stats -loglevel error -i GH013268-00.00.00.000-00.00.07.257.MP4 -vf drawtext="text='Day 29': fontcolor=white: fontsize=20: box=1: boxcolor=Black@0.5:boxborderw=5: x=w*0.95-text_w:y=h*0.05:enable='between(t,0,200)'" -c:a copy GH013268-00.00.00.000-00.00.07.257.MP4new.mp4</text:p>
          </table:table-cell>
        </table:table-row>
        <table:table-row table:style-name="ro1">
          <table:table-cell office:value-type="string" calcext:value-type="string">
            <text:p>GH013269-00.00.00.000-00.00.14.013.MP4</text:p>
          </table:table-cell>
          <table:table-cell office:value-type="string" calcext:value-type="string">
            <text:p>2016-01-07T21:26:40.000000Z</text:p>
          </table:table-cell>
          <table:table-cell table:formula="of:=RIGHT(LEFT([.B305];10);2)*1" office:value-type="float" office:value="7" calcext:value-type="float">
            <text:p>7</text:p>
          </table:table-cell>
          <table:table-cell table:formula="of:=IF([.C305]&lt;[.D304];IF([.C305]=[.C304];[.D304];[.D304]+1);[.C305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5];[.A305];[.F305];[.D305];[.G305];[.A305];[.H305])" office:value-type="string" office:string-value="ffmpeg -stats -loglevel error -i GH013269-00.00.00.000-00.00.14.013.MP4 -vf drawtext=&quot;text='Day 29': fontcolor=white: fontsize=20: box=1: boxcolor=Black@0.5:boxborderw=5: x=w*0.95-text_w:y=h*0.05:enable='between(t,0,200)'&quot; -c:a copy GH013269-00.00.00.000-00.00.14.013.MP4new.mp4" calcext:value-type="string">
            <text:p>ffmpeg -stats -loglevel error -i GH013269-00.00.00.000-00.00.14.013.MP4 -vf drawtext="text='Day 29': fontcolor=white: fontsize=20: box=1: boxcolor=Black@0.5:boxborderw=5: x=w*0.95-text_w:y=h*0.05:enable='between(t,0,200)'" -c:a copy GH013269-00.00.00.000-00.00.14.013.MP4new.mp4</text:p>
          </table:table-cell>
        </table:table-row>
        <table:table-row table:style-name="ro1">
          <table:table-cell office:value-type="string" calcext:value-type="string">
            <text:p>GH013270-00.00.00.000-00.00.06.357.MP4</text:p>
          </table:table-cell>
          <table:table-cell office:value-type="string" calcext:value-type="string">
            <text:p>2016-01-07T21:45:44.000000Z</text:p>
          </table:table-cell>
          <table:table-cell table:formula="of:=RIGHT(LEFT([.B306];10);2)*1" office:value-type="float" office:value="7" calcext:value-type="float">
            <text:p>7</text:p>
          </table:table-cell>
          <table:table-cell table:formula="of:=IF([.C306]&lt;[.D305];IF([.C306]=[.C305];[.D305];[.D305]+1);[.C306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6];[.A306];[.F306];[.D306];[.G306];[.A306];[.H306])" office:value-type="string" office:string-value="ffmpeg -stats -loglevel error -i GH013270-00.00.00.000-00.00.06.357.MP4 -vf drawtext=&quot;text='Day 29': fontcolor=white: fontsize=20: box=1: boxcolor=Black@0.5:boxborderw=5: x=w*0.95-text_w:y=h*0.05:enable='between(t,0,200)'&quot; -c:a copy GH013270-00.00.00.000-00.00.06.357.MP4new.mp4" calcext:value-type="string">
            <text:p>ffmpeg -stats -loglevel error -i GH013270-00.00.00.000-00.00.06.357.MP4 -vf drawtext="text='Day 29': fontcolor=white: fontsize=20: box=1: boxcolor=Black@0.5:boxborderw=5: x=w*0.95-text_w:y=h*0.05:enable='between(t,0,200)'" -c:a copy GH013270-00.00.00.000-00.00.06.357.MP4new.mp4</text:p>
          </table:table-cell>
        </table:table-row>
        <table:table-row table:style-name="ro1">
          <table:table-cell office:value-type="string" calcext:value-type="string">
            <text:p>GH013271-00.00.00.000-00.00.33.158.MP4</text:p>
          </table:table-cell>
          <table:table-cell office:value-type="string" calcext:value-type="string">
            <text:p>2016-01-07T22:01:12.000000Z</text:p>
          </table:table-cell>
          <table:table-cell table:formula="of:=RIGHT(LEFT([.B307];10);2)*1" office:value-type="float" office:value="7" calcext:value-type="float">
            <text:p>7</text:p>
          </table:table-cell>
          <table:table-cell table:formula="of:=IF([.C307]&lt;[.D306];IF([.C307]=[.C306];[.D306];[.D306]+1);[.C307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7];[.A307];[.F307];[.D307];[.G307];[.A307];[.H307])" office:value-type="string" office:string-value="ffmpeg -stats -loglevel error -i GH013271-00.00.00.000-00.00.33.158.MP4 -vf drawtext=&quot;text='Day 29': fontcolor=white: fontsize=20: box=1: boxcolor=Black@0.5:boxborderw=5: x=w*0.95-text_w:y=h*0.05:enable='between(t,0,200)'&quot; -c:a copy GH013271-00.00.00.000-00.00.33.158.MP4new.mp4" calcext:value-type="string">
            <text:p>ffmpeg -stats -loglevel error -i GH013271-00.00.00.000-00.00.33.158.MP4 -vf drawtext="text='Day 29': fontcolor=white: fontsize=20: box=1: boxcolor=Black@0.5:boxborderw=5: x=w*0.95-text_w:y=h*0.05:enable='between(t,0,200)'" -c:a copy GH013271-00.00.00.000-00.00.33.158.MP4new.mp4</text:p>
          </table:table-cell>
        </table:table-row>
        <table:table-row table:style-name="ro1">
          <table:table-cell office:value-type="string" calcext:value-type="string">
            <text:p>GH013273-00.00.00.000-00.00.09.008.MP4</text:p>
          </table:table-cell>
          <table:table-cell office:value-type="string" calcext:value-type="string">
            <text:p>2016-01-07T22:03:57.000000Z</text:p>
          </table:table-cell>
          <table:table-cell table:formula="of:=RIGHT(LEFT([.B308];10);2)*1" office:value-type="float" office:value="7" calcext:value-type="float">
            <text:p>7</text:p>
          </table:table-cell>
          <table:table-cell table:formula="of:=IF([.C308]&lt;[.D307];IF([.C308]=[.C307];[.D307];[.D307]+1);[.C308])" office:value-type="float" office:value="29" calcext:value-type="float">
            <text:p>29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8];[.A308];[.F308];[.D308];[.G308];[.A308];[.H308])" office:value-type="string" office:string-value="ffmpeg -stats -loglevel error -i GH013273-00.00.00.000-00.00.09.008.MP4 -vf drawtext=&quot;text='Day 29': fontcolor=white: fontsize=20: box=1: boxcolor=Black@0.5:boxborderw=5: x=w*0.95-text_w:y=h*0.05:enable='between(t,0,200)'&quot; -c:a copy GH013273-00.00.00.000-00.00.09.008.MP4new.mp4" calcext:value-type="string">
            <text:p>ffmpeg -stats -loglevel error -i GH013273-00.00.00.000-00.00.09.008.MP4 -vf drawtext="text='Day 29': fontcolor=white: fontsize=20: box=1: boxcolor=Black@0.5:boxborderw=5: x=w*0.95-text_w:y=h*0.05:enable='between(t,0,200)'" -c:a copy GH013273-00.00.00.000-00.00.09.008.MP4new.mp4</text:p>
          </table:table-cell>
        </table:table-row>
        <table:table-row table:style-name="ro1">
          <table:table-cell office:value-type="string" calcext:value-type="string">
            <text:p>GH013274-00.00.00.000-00.00.09.008.MP4</text:p>
          </table:table-cell>
          <table:table-cell office:value-type="string" calcext:value-type="string">
            <text:p>2016-01-08T00:43:42.000000Z</text:p>
          </table:table-cell>
          <table:table-cell table:formula="of:=RIGHT(LEFT([.B309];10);2)*1" office:value-type="float" office:value="8" calcext:value-type="float">
            <text:p>8</text:p>
          </table:table-cell>
          <table:table-cell table:formula="of:=IF([.C309]&lt;[.D308];IF([.C309]=[.C308];[.D308];[.D308]+1);[.C309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09];[.A309];[.F309];[.D309];[.G309];[.A309];[.H309])" office:value-type="string" office:string-value="ffmpeg -stats -loglevel error -i GH013274-00.00.00.000-00.00.09.008.MP4 -vf drawtext=&quot;text='Day 30': fontcolor=white: fontsize=20: box=1: boxcolor=Black@0.5:boxborderw=5: x=w*0.95-text_w:y=h*0.05:enable='between(t,0,200)'&quot; -c:a copy GH013274-00.00.00.000-00.00.09.008.MP4new.mp4" calcext:value-type="string">
            <text:p>ffmpeg -stats -loglevel error -i GH013274-00.00.00.000-00.00.09.008.MP4 -vf drawtext="text='Day 30': fontcolor=white: fontsize=20: box=1: boxcolor=Black@0.5:boxborderw=5: x=w*0.95-text_w:y=h*0.05:enable='between(t,0,200)'" -c:a copy GH013274-00.00.00.000-00.00.09.008.MP4new.mp4</text:p>
          </table:table-cell>
        </table:table-row>
        <table:table-row table:style-name="ro1">
          <table:table-cell office:value-type="string" calcext:value-type="string">
            <text:p>GH013275-00.00.08.007-00.00.13.012.MP4</text:p>
          </table:table-cell>
          <table:table-cell office:value-type="string" calcext:value-type="string">
            <text:p>2016-01-08T00:50:03.000000Z</text:p>
          </table:table-cell>
          <table:table-cell table:formula="of:=RIGHT(LEFT([.B310];10);2)*1" office:value-type="float" office:value="8" calcext:value-type="float">
            <text:p>8</text:p>
          </table:table-cell>
          <table:table-cell table:formula="of:=IF([.C310]&lt;[.D309];IF([.C310]=[.C309];[.D309];[.D309]+1);[.C310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0];[.A310];[.F310];[.D310];[.G310];[.A310];[.H310])" office:value-type="string" office:string-value="ffmpeg -stats -loglevel error -i GH013275-00.00.08.007-00.00.13.012.MP4 -vf drawtext=&quot;text='Day 30': fontcolor=white: fontsize=20: box=1: boxcolor=Black@0.5:boxborderw=5: x=w*0.95-text_w:y=h*0.05:enable='between(t,0,200)'&quot; -c:a copy GH013275-00.00.08.007-00.00.13.012.MP4new.mp4" calcext:value-type="string">
            <text:p>ffmpeg -stats -loglevel error -i GH013275-00.00.08.007-00.00.13.012.MP4 -vf drawtext="text='Day 30': fontcolor=white: fontsize=20: box=1: boxcolor=Black@0.5:boxborderw=5: x=w*0.95-text_w:y=h*0.05:enable='between(t,0,200)'" -c:a copy GH013275-00.00.08.007-00.00.13.012.MP4new.mp4</text:p>
          </table:table-cell>
        </table:table-row>
        <table:table-row table:style-name="ro1">
          <table:table-cell office:value-type="string" calcext:value-type="string">
            <text:p>GH013276-00.00.00.000-00.00.28.027.MP4</text:p>
          </table:table-cell>
          <table:table-cell office:value-type="string" calcext:value-type="string">
            <text:p>2016-01-08T03:24:30.000000Z</text:p>
          </table:table-cell>
          <table:table-cell table:formula="of:=RIGHT(LEFT([.B311];10);2)*1" office:value-type="float" office:value="8" calcext:value-type="float">
            <text:p>8</text:p>
          </table:table-cell>
          <table:table-cell table:formula="of:=IF([.C311]&lt;[.D310];IF([.C311]=[.C310];[.D310];[.D310]+1);[.C311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1];[.A311];[.F311];[.D311];[.G311];[.A311];[.H311])" office:value-type="string" office:string-value="ffmpeg -stats -loglevel error -i GH013276-00.00.00.000-00.00.28.027.MP4 -vf drawtext=&quot;text='Day 30': fontcolor=white: fontsize=20: box=1: boxcolor=Black@0.5:boxborderw=5: x=w*0.95-text_w:y=h*0.05:enable='between(t,0,200)'&quot; -c:a copy GH013276-00.00.00.000-00.00.28.027.MP4new.mp4" calcext:value-type="string">
            <text:p>ffmpeg -stats -loglevel error -i GH013276-00.00.00.000-00.00.28.027.MP4 -vf drawtext="text='Day 30': fontcolor=white: fontsize=20: box=1: boxcolor=Black@0.5:boxborderw=5: x=w*0.95-text_w:y=h*0.05:enable='between(t,0,200)'" -c:a copy GH013276-00.00.00.000-00.00.28.027.MP4new.mp4</text:p>
          </table:table-cell>
        </table:table-row>
        <table:table-row table:style-name="ro1">
          <table:table-cell office:value-type="string" calcext:value-type="string">
            <text:p>GH013277-00.00.02.001-00.00.08.466.MP4</text:p>
          </table:table-cell>
          <table:table-cell office:value-type="string" calcext:value-type="string">
            <text:p>2016-01-08T03:32:23.000000Z</text:p>
          </table:table-cell>
          <table:table-cell table:formula="of:=RIGHT(LEFT([.B312];10);2)*1" office:value-type="float" office:value="8" calcext:value-type="float">
            <text:p>8</text:p>
          </table:table-cell>
          <table:table-cell table:formula="of:=IF([.C312]&lt;[.D311];IF([.C312]=[.C311];[.D311];[.D311]+1);[.C312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2];[.A312];[.F312];[.D312];[.G312];[.A312];[.H312])" office:value-type="string" office:string-value="ffmpeg -stats -loglevel error -i GH013277-00.00.02.001-00.00.08.466.MP4 -vf drawtext=&quot;text='Day 30': fontcolor=white: fontsize=20: box=1: boxcolor=Black@0.5:boxborderw=5: x=w*0.95-text_w:y=h*0.05:enable='between(t,0,200)'&quot; -c:a copy GH013277-00.00.02.001-00.00.08.466.MP4new.mp4" calcext:value-type="string">
            <text:p>ffmpeg -stats -loglevel error -i GH013277-00.00.02.001-00.00.08.466.MP4 -vf drawtext="text='Day 30': fontcolor=white: fontsize=20: box=1: boxcolor=Black@0.5:boxborderw=5: x=w*0.95-text_w:y=h*0.05:enable='between(t,0,200)'" -c:a copy GH013277-00.00.02.001-00.00.08.466.MP4new.mp4</text:p>
          </table:table-cell>
        </table:table-row>
        <table:table-row table:style-name="ro1">
          <table:table-cell office:value-type="string" calcext:value-type="string">
            <text:p>GH013279-00.00.01.000-00.00.04.754.MP4</text:p>
          </table:table-cell>
          <table:table-cell office:value-type="string" calcext:value-type="string">
            <text:p>2016-01-08T03:40:42.000000Z</text:p>
          </table:table-cell>
          <table:table-cell table:formula="of:=RIGHT(LEFT([.B313];10);2)*1" office:value-type="float" office:value="8" calcext:value-type="float">
            <text:p>8</text:p>
          </table:table-cell>
          <table:table-cell table:formula="of:=IF([.C313]&lt;[.D312];IF([.C313]=[.C312];[.D312];[.D312]+1);[.C313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3];[.A313];[.F313];[.D313];[.G313];[.A313];[.H313])" office:value-type="string" office:string-value="ffmpeg -stats -loglevel error -i GH013279-00.00.01.000-00.00.04.754.MP4 -vf drawtext=&quot;text='Day 30': fontcolor=white: fontsize=20: box=1: boxcolor=Black@0.5:boxborderw=5: x=w*0.95-text_w:y=h*0.05:enable='between(t,0,200)'&quot; -c:a copy GH013279-00.00.01.000-00.00.04.754.MP4new.mp4" calcext:value-type="string">
            <text:p>ffmpeg -stats -loglevel error -i GH013279-00.00.01.000-00.00.04.754.MP4 -vf drawtext="text='Day 30': fontcolor=white: fontsize=20: box=1: boxcolor=Black@0.5:boxborderw=5: x=w*0.95-text_w:y=h*0.05:enable='between(t,0,200)'" -c:a copy GH013279-00.00.01.000-00.00.04.754.MP4new.mp4</text:p>
          </table:table-cell>
        </table:table-row>
        <table:table-row table:style-name="ro1">
          <table:table-cell office:value-type="string" calcext:value-type="string">
            <text:p>GH013280-00.00.00.000-00.00.04.650.MP4</text:p>
          </table:table-cell>
          <table:table-cell office:value-type="string" calcext:value-type="string">
            <text:p>2016-01-08T04:36:02.000000Z</text:p>
          </table:table-cell>
          <table:table-cell table:formula="of:=RIGHT(LEFT([.B314];10);2)*1" office:value-type="float" office:value="8" calcext:value-type="float">
            <text:p>8</text:p>
          </table:table-cell>
          <table:table-cell table:formula="of:=IF([.C314]&lt;[.D313];IF([.C314]=[.C313];[.D313];[.D313]+1);[.C314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4];[.A314];[.F314];[.D314];[.G314];[.A314];[.H314])" office:value-type="string" office:string-value="ffmpeg -stats -loglevel error -i GH013280-00.00.00.000-00.00.04.650.MP4 -vf drawtext=&quot;text='Day 30': fontcolor=white: fontsize=20: box=1: boxcolor=Black@0.5:boxborderw=5: x=w*0.95-text_w:y=h*0.05:enable='between(t,0,200)'&quot; -c:a copy GH013280-00.00.00.000-00.00.04.650.MP4new.mp4" calcext:value-type="string">
            <text:p>ffmpeg -stats -loglevel error -i GH013280-00.00.00.000-00.00.04.650.MP4 -vf drawtext="text='Day 30': fontcolor=white: fontsize=20: box=1: boxcolor=Black@0.5:boxborderw=5: x=w*0.95-text_w:y=h*0.05:enable='between(t,0,200)'" -c:a copy GH013280-00.00.00.000-00.00.04.650.MP4new.mp4</text:p>
          </table:table-cell>
        </table:table-row>
        <table:table-row table:style-name="ro1">
          <table:table-cell office:value-type="string" calcext:value-type="string">
            <text:p>GH013281-00.00.03.002-00.00.09.941.MP4</text:p>
          </table:table-cell>
          <table:table-cell office:value-type="string" calcext:value-type="string">
            <text:p>2016-01-08T04:46:51.000000Z</text:p>
          </table:table-cell>
          <table:table-cell table:formula="of:=RIGHT(LEFT([.B315];10);2)*1" office:value-type="float" office:value="8" calcext:value-type="float">
            <text:p>8</text:p>
          </table:table-cell>
          <table:table-cell table:formula="of:=IF([.C315]&lt;[.D314];IF([.C315]=[.C314];[.D314];[.D314]+1);[.C315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5];[.A315];[.F315];[.D315];[.G315];[.A315];[.H315])" office:value-type="string" office:string-value="ffmpeg -stats -loglevel error -i GH013281-00.00.03.002-00.00.09.941.MP4 -vf drawtext=&quot;text='Day 30': fontcolor=white: fontsize=20: box=1: boxcolor=Black@0.5:boxborderw=5: x=w*0.95-text_w:y=h*0.05:enable='between(t,0,200)'&quot; -c:a copy GH013281-00.00.03.002-00.00.09.941.MP4new.mp4" calcext:value-type="string">
            <text:p>ffmpeg -stats -loglevel error -i GH013281-00.00.03.002-00.00.09.941.MP4 -vf drawtext="text='Day 30': fontcolor=white: fontsize=20: box=1: boxcolor=Black@0.5:boxborderw=5: x=w*0.95-text_w:y=h*0.05:enable='between(t,0,200)'" -c:a copy GH013281-00.00.03.002-00.00.09.941.MP4new.mp4</text:p>
          </table:table-cell>
        </table:table-row>
        <table:table-row table:style-name="ro1">
          <table:table-cell office:value-type="string" calcext:value-type="string">
            <text:p>GH013282-00.00.00.000-00.00.06.089.MP4</text:p>
          </table:table-cell>
          <table:table-cell office:value-type="string" calcext:value-type="string">
            <text:p>2016-01-08T05:12:10.000000Z</text:p>
          </table:table-cell>
          <table:table-cell table:formula="of:=RIGHT(LEFT([.B316];10);2)*1" office:value-type="float" office:value="8" calcext:value-type="float">
            <text:p>8</text:p>
          </table:table-cell>
          <table:table-cell table:formula="of:=IF([.C316]&lt;[.D315];IF([.C316]=[.C315];[.D315];[.D315]+1);[.C316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6];[.A316];[.F316];[.D316];[.G316];[.A316];[.H316])" office:value-type="string" office:string-value="ffmpeg -stats -loglevel error -i GH013282-00.00.00.000-00.00.06.089.MP4 -vf drawtext=&quot;text='Day 30': fontcolor=white: fontsize=20: box=1: boxcolor=Black@0.5:boxborderw=5: x=w*0.95-text_w:y=h*0.05:enable='between(t,0,200)'&quot; -c:a copy GH013282-00.00.00.000-00.00.06.089.MP4new.mp4" calcext:value-type="string">
            <text:p>ffmpeg -stats -loglevel error -i GH013282-00.00.00.000-00.00.06.089.MP4 -vf drawtext="text='Day 30': fontcolor=white: fontsize=20: box=1: boxcolor=Black@0.5:boxborderw=5: x=w*0.95-text_w:y=h*0.05:enable='between(t,0,200)'" -c:a copy GH013282-00.00.00.000-00.00.06.089.MP4new.mp4</text:p>
          </table:table-cell>
        </table:table-row>
        <table:table-row table:style-name="ro1">
          <table:table-cell office:value-type="string" calcext:value-type="string">
            <text:p>GH013284-00.00.02.001-00.00.06.186.MP4</text:p>
          </table:table-cell>
          <table:table-cell office:value-type="string" calcext:value-type="string">
            <text:p>2016-01-08T05:14:53.000000Z</text:p>
          </table:table-cell>
          <table:table-cell table:formula="of:=RIGHT(LEFT([.B317];10);2)*1" office:value-type="float" office:value="8" calcext:value-type="float">
            <text:p>8</text:p>
          </table:table-cell>
          <table:table-cell table:formula="of:=IF([.C317]&lt;[.D316];IF([.C317]=[.C316];[.D316];[.D316]+1);[.C317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7];[.A317];[.F317];[.D317];[.G317];[.A317];[.H317])" office:value-type="string" office:string-value="ffmpeg -stats -loglevel error -i GH013284-00.00.02.001-00.00.06.186.MP4 -vf drawtext=&quot;text='Day 30': fontcolor=white: fontsize=20: box=1: boxcolor=Black@0.5:boxborderw=5: x=w*0.95-text_w:y=h*0.05:enable='between(t,0,200)'&quot; -c:a copy GH013284-00.00.02.001-00.00.06.186.MP4new.mp4" calcext:value-type="string">
            <text:p>ffmpeg -stats -loglevel error -i GH013284-00.00.02.001-00.00.06.186.MP4 -vf drawtext="text='Day 30': fontcolor=white: fontsize=20: box=1: boxcolor=Black@0.5:boxborderw=5: x=w*0.95-text_w:y=h*0.05:enable='between(t,0,200)'" -c:a copy GH013284-00.00.02.001-00.00.06.186.MP4new.mp4</text:p>
          </table:table-cell>
        </table:table-row>
        <table:table-row table:style-name="ro1">
          <table:table-cell office:value-type="string" calcext:value-type="string">
            <text:p>GH013285-00.00.00.000-00.00.10.261.MP4</text:p>
          </table:table-cell>
          <table:table-cell office:value-type="string" calcext:value-type="string">
            <text:p>2016-01-08T05:37:36.000000Z</text:p>
          </table:table-cell>
          <table:table-cell table:formula="of:=RIGHT(LEFT([.B318];10);2)*1" office:value-type="float" office:value="8" calcext:value-type="float">
            <text:p>8</text:p>
          </table:table-cell>
          <table:table-cell table:formula="of:=IF([.C318]&lt;[.D317];IF([.C318]=[.C317];[.D317];[.D317]+1);[.C318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8];[.A318];[.F318];[.D318];[.G318];[.A318];[.H318])" office:value-type="string" office:string-value="ffmpeg -stats -loglevel error -i GH013285-00.00.00.000-00.00.10.261.MP4 -vf drawtext=&quot;text='Day 30': fontcolor=white: fontsize=20: box=1: boxcolor=Black@0.5:boxborderw=5: x=w*0.95-text_w:y=h*0.05:enable='between(t,0,200)'&quot; -c:a copy GH013285-00.00.00.000-00.00.10.261.MP4new.mp4" calcext:value-type="string">
            <text:p>ffmpeg -stats -loglevel error -i GH013285-00.00.00.000-00.00.10.261.MP4 -vf drawtext="text='Day 30': fontcolor=white: fontsize=20: box=1: boxcolor=Black@0.5:boxborderw=5: x=w*0.95-text_w:y=h*0.05:enable='between(t,0,200)'" -c:a copy GH013285-00.00.00.000-00.00.10.261.MP4new.mp4</text:p>
          </table:table-cell>
        </table:table-row>
        <table:table-row table:style-name="ro1">
          <table:table-cell office:value-type="string" calcext:value-type="string">
            <text:p>GH013286-00.00.00.000-00.00.04.170.MP4</text:p>
          </table:table-cell>
          <table:table-cell office:value-type="string" calcext:value-type="string">
            <text:p>2016-01-08T06:11:06.000000Z</text:p>
          </table:table-cell>
          <table:table-cell table:formula="of:=RIGHT(LEFT([.B319];10);2)*1" office:value-type="float" office:value="8" calcext:value-type="float">
            <text:p>8</text:p>
          </table:table-cell>
          <table:table-cell table:formula="of:=IF([.C319]&lt;[.D318];IF([.C319]=[.C318];[.D318];[.D318]+1);[.C319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19];[.A319];[.F319];[.D319];[.G319];[.A319];[.H319])" office:value-type="string" office:string-value="ffmpeg -stats -loglevel error -i GH013286-00.00.00.000-00.00.04.170.MP4 -vf drawtext=&quot;text='Day 30': fontcolor=white: fontsize=20: box=1: boxcolor=Black@0.5:boxborderw=5: x=w*0.95-text_w:y=h*0.05:enable='between(t,0,200)'&quot; -c:a copy GH013286-00.00.00.000-00.00.04.170.MP4new.mp4" calcext:value-type="string">
            <text:p>ffmpeg -stats -loglevel error -i GH013286-00.00.00.000-00.00.04.170.MP4 -vf drawtext="text='Day 30': fontcolor=white: fontsize=20: box=1: boxcolor=Black@0.5:boxborderw=5: x=w*0.95-text_w:y=h*0.05:enable='between(t,0,200)'" -c:a copy GH013286-00.00.00.000-00.00.04.170.MP4new.mp4</text:p>
          </table:table-cell>
        </table:table-row>
        <table:table-row table:style-name="ro1">
          <table:table-cell office:value-type="string" calcext:value-type="string">
            <text:p>GH013287-00.00.00.000-00.00.05.004.MP4</text:p>
          </table:table-cell>
          <table:table-cell office:value-type="string" calcext:value-type="string">
            <text:p>2016-01-08T07:06:33.000000Z</text:p>
          </table:table-cell>
          <table:table-cell table:formula="of:=RIGHT(LEFT([.B320];10);2)*1" office:value-type="float" office:value="8" calcext:value-type="float">
            <text:p>8</text:p>
          </table:table-cell>
          <table:table-cell table:formula="of:=IF([.C320]&lt;[.D319];IF([.C320]=[.C319];[.D319];[.D319]+1);[.C320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0];[.A320];[.F320];[.D320];[.G320];[.A320];[.H320])" office:value-type="string" office:string-value="ffmpeg -stats -loglevel error -i GH013287-00.00.00.000-00.00.05.004.MP4 -vf drawtext=&quot;text='Day 30': fontcolor=white: fontsize=20: box=1: boxcolor=Black@0.5:boxborderw=5: x=w*0.95-text_w:y=h*0.05:enable='between(t,0,200)'&quot; -c:a copy GH013287-00.00.00.000-00.00.05.004.MP4new.mp4" calcext:value-type="string">
            <text:p>ffmpeg -stats -loglevel error -i GH013287-00.00.00.000-00.00.05.004.MP4 -vf drawtext="text='Day 30': fontcolor=white: fontsize=20: box=1: boxcolor=Black@0.5:boxborderw=5: x=w*0.95-text_w:y=h*0.05:enable='between(t,0,200)'" -c:a copy GH013287-00.00.00.000-00.00.05.004.MP4new.mp4</text:p>
          </table:table-cell>
        </table:table-row>
        <table:table-row table:style-name="ro1">
          <table:table-cell office:value-type="string" calcext:value-type="string">
            <text:p>GH013288-00.00.00.000-00.00.06.965.MP4</text:p>
          </table:table-cell>
          <table:table-cell office:value-type="string" calcext:value-type="string">
            <text:p>2016-01-08T22:27:26.000000Z</text:p>
          </table:table-cell>
          <table:table-cell table:formula="of:=RIGHT(LEFT([.B321];10);2)*1" office:value-type="float" office:value="8" calcext:value-type="float">
            <text:p>8</text:p>
          </table:table-cell>
          <table:table-cell table:formula="of:=IF([.C321]&lt;[.D320];IF([.C321]=[.C320];[.D320];[.D320]+1);[.C321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1];[.A321];[.F321];[.D321];[.G321];[.A321];[.H321])" office:value-type="string" office:string-value="ffmpeg -stats -loglevel error -i GH013288-00.00.00.000-00.00.06.965.MP4 -vf drawtext=&quot;text='Day 30': fontcolor=white: fontsize=20: box=1: boxcolor=Black@0.5:boxborderw=5: x=w*0.95-text_w:y=h*0.05:enable='between(t,0,200)'&quot; -c:a copy GH013288-00.00.00.000-00.00.06.965.MP4new.mp4" calcext:value-type="string">
            <text:p>ffmpeg -stats -loglevel error -i GH013288-00.00.00.000-00.00.06.965.MP4 -vf drawtext="text='Day 30': fontcolor=white: fontsize=20: box=1: boxcolor=Black@0.5:boxborderw=5: x=w*0.95-text_w:y=h*0.05:enable='between(t,0,200)'" -c:a copy GH013288-00.00.00.000-00.00.06.965.MP4new.mp4</text:p>
          </table:table-cell>
        </table:table-row>
        <table:table-row table:style-name="ro1">
          <table:table-cell office:value-type="string" calcext:value-type="string">
            <text:p>GH013289-00.00.00.000-00.00.08.883.MP4</text:p>
          </table:table-cell>
          <table:table-cell office:value-type="string" calcext:value-type="string">
            <text:p>2016-01-08T22:39:49.000000Z</text:p>
          </table:table-cell>
          <table:table-cell table:formula="of:=RIGHT(LEFT([.B322];10);2)*1" office:value-type="float" office:value="8" calcext:value-type="float">
            <text:p>8</text:p>
          </table:table-cell>
          <table:table-cell table:formula="of:=IF([.C322]&lt;[.D321];IF([.C322]=[.C321];[.D321];[.D321]+1);[.C322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2];[.A322];[.F322];[.D322];[.G322];[.A322];[.H322])" office:value-type="string" office:string-value="ffmpeg -stats -loglevel error -i GH013289-00.00.00.000-00.00.08.883.MP4 -vf drawtext=&quot;text='Day 30': fontcolor=white: fontsize=20: box=1: boxcolor=Black@0.5:boxborderw=5: x=w*0.95-text_w:y=h*0.05:enable='between(t,0,200)'&quot; -c:a copy GH013289-00.00.00.000-00.00.08.883.MP4new.mp4" calcext:value-type="string">
            <text:p>ffmpeg -stats -loglevel error -i GH013289-00.00.00.000-00.00.08.883.MP4 -vf drawtext="text='Day 30': fontcolor=white: fontsize=20: box=1: boxcolor=Black@0.5:boxborderw=5: x=w*0.95-text_w:y=h*0.05:enable='between(t,0,200)'" -c:a copy GH013289-00.00.00.000-00.00.08.883.MP4new.mp4</text:p>
          </table:table-cell>
        </table:table-row>
        <table:table-row table:style-name="ro1">
          <table:table-cell office:value-type="string" calcext:value-type="string">
            <text:p>GH013290-00.00.00.000-00.00.05.088.MP4</text:p>
          </table:table-cell>
          <table:table-cell office:value-type="string" calcext:value-type="string">
            <text:p>2016-01-08T22:45:02.000000Z</text:p>
          </table:table-cell>
          <table:table-cell table:formula="of:=RIGHT(LEFT([.B323];10);2)*1" office:value-type="float" office:value="8" calcext:value-type="float">
            <text:p>8</text:p>
          </table:table-cell>
          <table:table-cell table:formula="of:=IF([.C323]&lt;[.D322];IF([.C323]=[.C322];[.D322];[.D322]+1);[.C323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3];[.A323];[.F323];[.D323];[.G323];[.A323];[.H323])" office:value-type="string" office:string-value="ffmpeg -stats -loglevel error -i GH013290-00.00.00.000-00.00.05.088.MP4 -vf drawtext=&quot;text='Day 30': fontcolor=white: fontsize=20: box=1: boxcolor=Black@0.5:boxborderw=5: x=w*0.95-text_w:y=h*0.05:enable='between(t,0,200)'&quot; -c:a copy GH013290-00.00.00.000-00.00.05.088.MP4new.mp4" calcext:value-type="string">
            <text:p>ffmpeg -stats -loglevel error -i GH013290-00.00.00.000-00.00.05.088.MP4 -vf drawtext="text='Day 30': fontcolor=white: fontsize=20: box=1: boxcolor=Black@0.5:boxborderw=5: x=w*0.95-text_w:y=h*0.05:enable='between(t,0,200)'" -c:a copy GH013290-00.00.00.000-00.00.05.088.MP4new.mp4</text:p>
          </table:table-cell>
        </table:table-row>
        <table:table-row table:style-name="ro1">
          <table:table-cell office:value-type="string" calcext:value-type="string">
            <text:p>GH013291-00.00.00.000-00.00.07.006.MP4</text:p>
          </table:table-cell>
          <table:table-cell office:value-type="string" calcext:value-type="string">
            <text:p>2016-01-08T22:58:53.000000Z</text:p>
          </table:table-cell>
          <table:table-cell table:formula="of:=RIGHT(LEFT([.B324];10);2)*1" office:value-type="float" office:value="8" calcext:value-type="float">
            <text:p>8</text:p>
          </table:table-cell>
          <table:table-cell table:formula="of:=IF([.C324]&lt;[.D323];IF([.C324]=[.C323];[.D323];[.D323]+1);[.C324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4];[.A324];[.F324];[.D324];[.G324];[.A324];[.H324])" office:value-type="string" office:string-value="ffmpeg -stats -loglevel error -i GH013291-00.00.00.000-00.00.07.006.MP4 -vf drawtext=&quot;text='Day 30': fontcolor=white: fontsize=20: box=1: boxcolor=Black@0.5:boxborderw=5: x=w*0.95-text_w:y=h*0.05:enable='between(t,0,200)'&quot; -c:a copy GH013291-00.00.00.000-00.00.07.006.MP4new.mp4" calcext:value-type="string">
            <text:p>ffmpeg -stats -loglevel error -i GH013291-00.00.00.000-00.00.07.006.MP4 -vf drawtext="text='Day 30': fontcolor=white: fontsize=20: box=1: boxcolor=Black@0.5:boxborderw=5: x=w*0.95-text_w:y=h*0.05:enable='between(t,0,200)'" -c:a copy GH013291-00.00.00.000-00.00.07.006.MP4new.mp4</text:p>
          </table:table-cell>
        </table:table-row>
        <table:table-row table:style-name="ro1">
          <table:table-cell office:value-type="string" calcext:value-type="string">
            <text:p>GH013292-00.00.00.000-00.00.08.007.MP4</text:p>
          </table:table-cell>
          <table:table-cell office:value-type="string" calcext:value-type="string">
            <text:p>2016-01-08T23:28:15.000000Z</text:p>
          </table:table-cell>
          <table:table-cell table:formula="of:=RIGHT(LEFT([.B325];10);2)*1" office:value-type="float" office:value="8" calcext:value-type="float">
            <text:p>8</text:p>
          </table:table-cell>
          <table:table-cell table:formula="of:=IF([.C325]&lt;[.D324];IF([.C325]=[.C324];[.D324];[.D324]+1);[.C325])" office:value-type="float" office:value="30" calcext:value-type="float">
            <text:p>30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5];[.A325];[.F325];[.D325];[.G325];[.A325];[.H325])" office:value-type="string" office:string-value="ffmpeg -stats -loglevel error -i GH013292-00.00.00.000-00.00.08.007.MP4 -vf drawtext=&quot;text='Day 30': fontcolor=white: fontsize=20: box=1: boxcolor=Black@0.5:boxborderw=5: x=w*0.95-text_w:y=h*0.05:enable='between(t,0,200)'&quot; -c:a copy GH013292-00.00.00.000-00.00.08.007.MP4new.mp4" calcext:value-type="string">
            <text:p>ffmpeg -stats -loglevel error -i GH013292-00.00.00.000-00.00.08.007.MP4 -vf drawtext="text='Day 30': fontcolor=white: fontsize=20: box=1: boxcolor=Black@0.5:boxborderw=5: x=w*0.95-text_w:y=h*0.05:enable='between(t,0,200)'" -c:a copy GH013292-00.00.00.000-00.00.08.007.MP4new.mp4</text:p>
          </table:table-cell>
        </table:table-row>
        <table:table-row table:style-name="ro1">
          <table:table-cell office:value-type="string" calcext:value-type="string">
            <text:p>GH013293-00.00.00.000-00.00.14.723.MP4</text:p>
          </table:table-cell>
          <table:table-cell office:value-type="string" calcext:value-type="string">
            <text:p>2016-01-09T00:13:00.000000Z</text:p>
          </table:table-cell>
          <table:table-cell table:formula="of:=RIGHT(LEFT([.B326];10);2)*1" office:value-type="float" office:value="9" calcext:value-type="float">
            <text:p>9</text:p>
          </table:table-cell>
          <table:table-cell table:formula="of:=IF([.C326]&lt;[.D325];IF([.C326]=[.C325];[.D325];[.D325]+1);[.C326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6];[.A326];[.F326];[.D326];[.G326];[.A326];[.H326])" office:value-type="string" office:string-value="ffmpeg -stats -loglevel error -i GH013293-00.00.00.000-00.00.14.723.MP4 -vf drawtext=&quot;text='Day 31': fontcolor=white: fontsize=20: box=1: boxcolor=Black@0.5:boxborderw=5: x=w*0.95-text_w:y=h*0.05:enable='between(t,0,200)'&quot; -c:a copy GH013293-00.00.00.000-00.00.14.723.MP4new.mp4" calcext:value-type="string">
            <text:p>ffmpeg -stats -loglevel error -i GH013293-00.00.00.000-00.00.14.723.MP4 -vf drawtext="text='Day 31': fontcolor=white: fontsize=20: box=1: boxcolor=Black@0.5:boxborderw=5: x=w*0.95-text_w:y=h*0.05:enable='between(t,0,200)'" -c:a copy GH013293-00.00.00.000-00.00.14.723.MP4new.mp4</text:p>
          </table:table-cell>
        </table:table-row>
        <table:table-row table:style-name="ro1">
          <table:table-cell office:value-type="string" calcext:value-type="string">
            <text:p>GH013295-00.00.00.000-00.00.12.011.MP4</text:p>
          </table:table-cell>
          <table:table-cell office:value-type="string" calcext:value-type="string">
            <text:p>2016-01-09T00:16:29.000000Z</text:p>
          </table:table-cell>
          <table:table-cell table:formula="of:=RIGHT(LEFT([.B327];10);2)*1" office:value-type="float" office:value="9" calcext:value-type="float">
            <text:p>9</text:p>
          </table:table-cell>
          <table:table-cell table:formula="of:=IF([.C327]&lt;[.D326];IF([.C327]=[.C326];[.D326];[.D326]+1);[.C327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7];[.A327];[.F327];[.D327];[.G327];[.A327];[.H327])" office:value-type="string" office:string-value="ffmpeg -stats -loglevel error -i GH013295-00.00.00.000-00.00.12.011.MP4 -vf drawtext=&quot;text='Day 31': fontcolor=white: fontsize=20: box=1: boxcolor=Black@0.5:boxborderw=5: x=w*0.95-text_w:y=h*0.05:enable='between(t,0,200)'&quot; -c:a copy GH013295-00.00.00.000-00.00.12.011.MP4new.mp4" calcext:value-type="string">
            <text:p>ffmpeg -stats -loglevel error -i GH013295-00.00.00.000-00.00.12.011.MP4 -vf drawtext="text='Day 31': fontcolor=white: fontsize=20: box=1: boxcolor=Black@0.5:boxborderw=5: x=w*0.95-text_w:y=h*0.05:enable='between(t,0,200)'" -c:a copy GH013295-00.00.00.000-00.00.12.011.MP4new.mp4</text:p>
          </table:table-cell>
        </table:table-row>
        <table:table-row table:style-name="ro1">
          <table:table-cell office:value-type="string" calcext:value-type="string">
            <text:p>GH013296-00.00.00.000-00.00.05.226.MP4</text:p>
          </table:table-cell>
          <table:table-cell office:value-type="string" calcext:value-type="string">
            <text:p>2016-01-09T01:41:47.000000Z</text:p>
          </table:table-cell>
          <table:table-cell table:formula="of:=RIGHT(LEFT([.B328];10);2)*1" office:value-type="float" office:value="9" calcext:value-type="float">
            <text:p>9</text:p>
          </table:table-cell>
          <table:table-cell table:formula="of:=IF([.C328]&lt;[.D327];IF([.C328]=[.C327];[.D327];[.D327]+1);[.C328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8];[.A328];[.F328];[.D328];[.G328];[.A328];[.H328])" office:value-type="string" office:string-value="ffmpeg -stats -loglevel error -i GH013296-00.00.00.000-00.00.05.226.MP4 -vf drawtext=&quot;text='Day 31': fontcolor=white: fontsize=20: box=1: boxcolor=Black@0.5:boxborderw=5: x=w*0.95-text_w:y=h*0.05:enable='between(t,0,200)'&quot; -c:a copy GH013296-00.00.00.000-00.00.05.226.MP4new.mp4" calcext:value-type="string">
            <text:p>ffmpeg -stats -loglevel error -i GH013296-00.00.00.000-00.00.05.226.MP4 -vf drawtext="text='Day 31': fontcolor=white: fontsize=20: box=1: boxcolor=Black@0.5:boxborderw=5: x=w*0.95-text_w:y=h*0.05:enable='between(t,0,200)'" -c:a copy GH013296-00.00.00.000-00.00.05.226.MP4new.mp4</text:p>
          </table:table-cell>
        </table:table-row>
        <table:table-row table:style-name="ro1">
          <table:table-cell office:value-type="string" calcext:value-type="string">
            <text:p>GH013297-00.00.00.000-00.00.04.087.MP4</text:p>
          </table:table-cell>
          <table:table-cell office:value-type="string" calcext:value-type="string">
            <text:p>2016-01-09T03:19:44.000000Z</text:p>
          </table:table-cell>
          <table:table-cell table:formula="of:=RIGHT(LEFT([.B329];10);2)*1" office:value-type="float" office:value="9" calcext:value-type="float">
            <text:p>9</text:p>
          </table:table-cell>
          <table:table-cell table:formula="of:=IF([.C329]&lt;[.D328];IF([.C329]=[.C328];[.D328];[.D328]+1);[.C329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29];[.A329];[.F329];[.D329];[.G329];[.A329];[.H329])" office:value-type="string" office:string-value="ffmpeg -stats -loglevel error -i GH013297-00.00.00.000-00.00.04.087.MP4 -vf drawtext=&quot;text='Day 31': fontcolor=white: fontsize=20: box=1: boxcolor=Black@0.5:boxborderw=5: x=w*0.95-text_w:y=h*0.05:enable='between(t,0,200)'&quot; -c:a copy GH013297-00.00.00.000-00.00.04.087.MP4new.mp4" calcext:value-type="string">
            <text:p>ffmpeg -stats -loglevel error -i GH013297-00.00.00.000-00.00.04.087.MP4 -vf drawtext="text='Day 31': fontcolor=white: fontsize=20: box=1: boxcolor=Black@0.5:boxborderw=5: x=w*0.95-text_w:y=h*0.05:enable='between(t,0,200)'" -c:a copy GH013297-00.00.00.000-00.00.04.087.MP4new.mp4</text:p>
          </table:table-cell>
        </table:table-row>
        <table:table-row table:style-name="ro1">
          <table:table-cell office:value-type="string" calcext:value-type="string">
            <text:p>GH013298-00.00.00.000-00.00.06.005.MP4</text:p>
          </table:table-cell>
          <table:table-cell office:value-type="string" calcext:value-type="string">
            <text:p>2016-01-09T07:09:54.000000Z</text:p>
          </table:table-cell>
          <table:table-cell table:formula="of:=RIGHT(LEFT([.B330];10);2)*1" office:value-type="float" office:value="9" calcext:value-type="float">
            <text:p>9</text:p>
          </table:table-cell>
          <table:table-cell table:formula="of:=IF([.C330]&lt;[.D329];IF([.C330]=[.C329];[.D329];[.D329]+1);[.C330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0];[.A330];[.F330];[.D330];[.G330];[.A330];[.H330])" office:value-type="string" office:string-value="ffmpeg -stats -loglevel error -i GH013298-00.00.00.000-00.00.06.005.MP4 -vf drawtext=&quot;text='Day 31': fontcolor=white: fontsize=20: box=1: boxcolor=Black@0.5:boxborderw=5: x=w*0.95-text_w:y=h*0.05:enable='between(t,0,200)'&quot; -c:a copy GH013298-00.00.00.000-00.00.06.005.MP4new.mp4" calcext:value-type="string">
            <text:p>ffmpeg -stats -loglevel error -i GH013298-00.00.00.000-00.00.06.005.MP4 -vf drawtext="text='Day 31': fontcolor=white: fontsize=20: box=1: boxcolor=Black@0.5:boxborderw=5: x=w*0.95-text_w:y=h*0.05:enable='between(t,0,200)'" -c:a copy GH013298-00.00.00.000-00.00.06.005.MP4new.mp4</text:p>
          </table:table-cell>
        </table:table-row>
        <table:table-row table:style-name="ro1">
          <table:table-cell office:value-type="string" calcext:value-type="string">
            <text:p>GH013299-00.00.04.003-00.00.07.841.MP4</text:p>
          </table:table-cell>
          <table:table-cell office:value-type="string" calcext:value-type="string">
            <text:p>2016-01-09T07:26:52.000000Z</text:p>
          </table:table-cell>
          <table:table-cell table:formula="of:=RIGHT(LEFT([.B331];10);2)*1" office:value-type="float" office:value="9" calcext:value-type="float">
            <text:p>9</text:p>
          </table:table-cell>
          <table:table-cell table:formula="of:=IF([.C331]&lt;[.D330];IF([.C331]=[.C330];[.D330];[.D330]+1);[.C331])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1];[.A331];[.F331];[.D331];[.G331];[.A331];[.H331])" office:value-type="string" office:string-value="ffmpeg -stats -loglevel error -i GH013299-00.00.04.003-00.00.07.841.MP4 -vf drawtext=&quot;text='Day 31': fontcolor=white: fontsize=20: box=1: boxcolor=Black@0.5:boxborderw=5: x=w*0.95-text_w:y=h*0.05:enable='between(t,0,200)'&quot; -c:a copy GH013299-00.00.04.003-00.00.07.841.MP4new.mp4" calcext:value-type="string">
            <text:p>ffmpeg -stats -loglevel error -i GH013299-00.00.04.003-00.00.07.841.MP4 -vf drawtext="text='Day 31': fontcolor=white: fontsize=20: box=1: boxcolor=Black@0.5:boxborderw=5: x=w*0.95-text_w:y=h*0.05:enable='between(t,0,200)'" -c:a copy GH013299-00.00.04.003-00.00.07.841.MP4new.mp4</text:p>
          </table:table-cell>
        </table:table-row>
        <table:table-row table:style-name="ro1">
          <table:table-cell office:value-type="string" calcext:value-type="string">
            <text:p>GH013301-00.00.00.000-00.00.05.004.MP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2];[.A332];[.F332];[.D332];[.G332];[.A332];[.H332])" office:value-type="string" office:string-value="ffmpeg -stats -loglevel error -i GH013301-00.00.00.000-00.00.05.004.MP4 -vf drawtext=&quot;text='Day 31': fontcolor=white: fontsize=20: box=1: boxcolor=Black@0.5:boxborderw=5: x=w*0.95-text_w:y=h*0.05:enable='between(t,0,200)'&quot; -c:a copy GH013301-00.00.00.000-00.00.05.004.MP4new.mp4" calcext:value-type="string">
            <text:p>ffmpeg -stats -loglevel error -i GH013301-00.00.00.000-00.00.05.004.MP4 -vf drawtext="text='Day 31': fontcolor=white: fontsize=20: box=1: boxcolor=Black@0.5:boxborderw=5: x=w*0.95-text_w:y=h*0.05:enable='between(t,0,200)'" -c:a copy GH013301-00.00.00.000-00.00.05.004.MP4new.mp4</text:p>
          </table:table-cell>
        </table:table-row>
        <table:table-row table:style-name="ro1">
          <table:table-cell office:value-type="string" calcext:value-type="string">
            <text:p>GH013302-00.00.00.000-00.00.06.005.MP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3];[.A333];[.F333];[.D333];[.G333];[.A333];[.H333])" office:value-type="string" office:string-value="ffmpeg -stats -loglevel error -i GH013302-00.00.00.000-00.00.06.005.MP4 -vf drawtext=&quot;text='Day 31': fontcolor=white: fontsize=20: box=1: boxcolor=Black@0.5:boxborderw=5: x=w*0.95-text_w:y=h*0.05:enable='between(t,0,200)'&quot; -c:a copy GH013302-00.00.00.000-00.00.06.005.MP4new.mp4" calcext:value-type="string">
            <text:p>ffmpeg -stats -loglevel error -i GH013302-00.00.00.000-00.00.06.005.MP4 -vf drawtext="text='Day 31': fontcolor=white: fontsize=20: box=1: boxcolor=Black@0.5:boxborderw=5: x=w*0.95-text_w:y=h*0.05:enable='between(t,0,200)'" -c:a copy GH013302-00.00.00.000-00.00.06.005.MP4new.mp4</text:p>
          </table:table-cell>
        </table:table-row>
        <table:table-row table:style-name="ro1">
          <table:table-cell office:value-type="string" calcext:value-type="string">
            <text:p>GH013303-00.00.00.000-00.00.05.098.MP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4];[.A334];[.F334];[.D334];[.G334];[.A334];[.H334])" office:value-type="string" office:string-value="ffmpeg -stats -loglevel error -i GH013303-00.00.00.000-00.00.05.098.MP4 -vf drawtext=&quot;text='Day 31': fontcolor=white: fontsize=20: box=1: boxcolor=Black@0.5:boxborderw=5: x=w*0.95-text_w:y=h*0.05:enable='between(t,0,200)'&quot; -c:a copy GH013303-00.00.00.000-00.00.05.098.MP4new.mp4" calcext:value-type="string">
            <text:p>ffmpeg -stats -loglevel error -i GH013303-00.00.00.000-00.00.05.098.MP4 -vf drawtext="text='Day 31': fontcolor=white: fontsize=20: box=1: boxcolor=Black@0.5:boxborderw=5: x=w*0.95-text_w:y=h*0.05:enable='between(t,0,200)'" -c:a copy GH013303-00.00.00.000-00.00.05.098.MP4new.mp4</text:p>
          </table:table-cell>
        </table:table-row>
        <table:table-row table:style-name="ro1">
          <table:table-cell office:value-type="string" calcext:value-type="string">
            <text:p>GH013304-00.00.00.000-00.00.04.799.MP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ffmpeg -stats -loglevel error -i </text:p>
          </table:table-cell>
          <table:table-cell office:value-type="string" calcext:value-type="string">
            <text:p><text:s/>-vf drawtext="text='Day </text:p>
          </table:table-cell>
          <table:table-cell office:value-type="string" calcext:value-type="string">
            <text:p>': fontcolor=white: fontsize=20: box=1: boxcolor=Black@0.5:boxborderw=5: x=w*0.95-text_w:y=h*0.05:enable='between(t,0,200)'" -c:a copy </text:p>
          </table:table-cell>
          <table:table-cell office:value-type="string" calcext:value-type="string">
            <text:p>new.mp4</text:p>
          </table:table-cell>
          <table:table-cell table:formula="of:=COM.MICROSOFT.TEXTJOIN(;TRUE();[.E335];[.A335];[.F335];[.D335];[.G335];[.A335];[.H335])" office:value-type="string" office:string-value="ffmpeg -stats -loglevel error -i GH013304-00.00.00.000-00.00.04.799.MP4 -vf drawtext=&quot;text='Day 31': fontcolor=white: fontsize=20: box=1: boxcolor=Black@0.5:boxborderw=5: x=w*0.95-text_w:y=h*0.05:enable='between(t,0,200)'&quot; -c:a copy GH013304-00.00.00.000-00.00.04.799.MP4new.mp4" calcext:value-type="string">
            <text:p>ffmpeg -stats -loglevel error -i GH013304-00.00.00.000-00.00.04.799.MP4 -vf drawtext="text='Day 31': fontcolor=white: fontsize=20: box=1: boxcolor=Black@0.5:boxborderw=5: x=w*0.95-text_w:y=h*0.05:enable='between(t,0,200)'" -c:a copy GH013304-00.00.00.000-00.00.04.799.MP4new.mp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5:15:41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4:19:49.918000000</meta:creation-date>
    <dc:date>2021-10-27T15:26:34.190000000</dc:date>
    <meta:editing-duration>PT19M15S</meta:editing-duration>
    <meta:editing-cycles>5</meta:editing-cycles>
    <meta:generator>LibreOffice/7.1.3.2$Windows_x86 LibreOffice_project/47f78053abe362b9384784d31a6e56f8511eb1c1</meta:generator>
    <meta:document-statistic meta:table-count="1" meta:cell-count="3011" meta:object-count="0"/>
  </office:meta>
</office:document-meta>
</file>